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26cm"/>
    </style:style>
    <style:style style:name="co2" style:family="table-column">
      <style:table-column-properties fo:break-before="auto" style:column-width="6.38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06cm"/>
    </style:style>
    <style:style style:name="co5" style:family="table-column">
      <style:table-column-properties fo:break-before="auto" style:column-width="9.234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3.916cm"/>
    </style:style>
    <style:style style:name="co8" style:family="table-column">
      <style:table-column-properties fo:break-before="auto" style:column-width="2.536cm"/>
    </style:style>
    <style:style style:name="co9" style:family="table-column">
      <style:table-column-properties fo:break-before="auto" style:column-width="4.357cm"/>
    </style:style>
    <style:style style:name="co10" style:family="table-column">
      <style:table-column-properties fo:break-before="auto" style:column-width="9.553cm"/>
    </style:style>
    <style:style style:name="co11" style:family="table-column">
      <style:table-column-properties fo:break-before="auto" style:column-width="3.339cm"/>
    </style:style>
    <style:style style:name="co12" style:family="table-column">
      <style:table-column-properties fo:break-before="auto" style:column-width="2.505cm"/>
    </style:style>
    <style:style style:name="co13" style:family="table-column">
      <style:table-column-properties fo:break-before="auto" style:column-width="8.209cm"/>
    </style:style>
    <style:style style:name="co14" style:family="table-column">
      <style:table-column-properties fo:break-before="auto" style:column-width="3.882cm"/>
    </style:style>
    <style:style style:name="co15" style:family="table-column">
      <style:table-column-properties fo:break-before="auto" style:column-width="3.05cm"/>
    </style:style>
    <style:style style:name="co16" style:family="table-column">
      <style:table-column-properties fo:break-before="auto" style:column-width="9.811cm"/>
    </style:style>
    <style:style style:name="co17" style:family="table-column">
      <style:table-column-properties fo:break-before="auto" style:column-width="4.812cm"/>
    </style:style>
    <style:style style:name="co18" style:family="table-column">
      <style:table-column-properties fo:break-before="auto" style:column-width="7.183cm"/>
    </style:style>
    <style:style style:name="co19" style:family="table-column">
      <style:table-column-properties fo:break-before="auto" style:column-width="3.113cm"/>
    </style:style>
    <style:style style:name="co20" style:family="table-column">
      <style:table-column-properties fo:break-before="auto" style:column-width="13.3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107"/>
    <style:style style:name="ce4" style:family="table-cell" style:parent-style-name="Default">
      <style:table-cell-properties fo:background-color="#66ff66"/>
    </style:style>
    <style:style style:name="ce5" style:family="table-cell" style:parent-style-name="Default">
      <style:table-cell-properties fo:background-color="#99ff99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99ff99" fo:border="0.06pt solid #000000"/>
    </style:style>
    <style:style style:name="ce11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mbre Archivo</text:p>
          </table:table-cell>
          <table:table-cell office:value-type="string" calcext:value-type="string">
            <text:p>Checkpoint</text:p>
          </table:table-cell>
          <table:table-cell office:value-type="string" calcext:value-type="string">
            <text:p>Model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Layers</text:p>
          </table:table-cell>
          <table:table-cell office:value-type="string" calcext:value-type="string">
            <text:p>Checkpoint BLCR</text:p>
          </table:table-cell>
        </table:table-row>
        <table:table-row table:style-name="ro1">
          <table:table-cell office:value-type="string" calcext:value-type="string">
            <text:p>harrycam</text:p>
          </table:table-cell>
          <table:table-cell office:value-type="string" calcext:value-type="string">
            <text:p>id_001_lm_lstm_epoch50.00_1.7010.t7</text:p>
          </table:table-cell>
          <table:table-cell office:value-type="string" calcext:value-type="string">
            <text:p>RN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1_Checkpoint</text:p>
          </table:table-cell>
        </table:table-row>
        <table:table-row table:style-name="ro1">
          <table:table-cell office:value-type="string" calcext:value-type="string">
            <text:p>harrycam</text:p>
          </table:table-cell>
          <table:table-cell office:value-type="string" calcext:value-type="string">
            <text:p>id_002_lm_lstm_epoch50.00_1.5855.t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2_Checkpoint</text:p>
          </table:table-cell>
        </table:table-row>
        <table:table-row table:style-name="ro1">
          <table:table-cell office:value-type="string" calcext:value-type="string">
            <text:p>harrycam</text:p>
          </table:table-cell>
          <table:table-cell office:value-type="string" calcext:value-type="string">
            <text:p>id_003_lm_lstm_epoch50.00_1.5567.t7</text:p>
          </table:table-cell>
          <table:table-cell office:value-type="string" calcext:value-type="string">
            <text:p>RN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3_Checkpoint</text:p>
          </table:table-cell>
        </table:table-row>
        <table:table-row table:style-name="ro1">
          <table:table-cell office:value-type="string" calcext:value-type="string">
            <text:p>harrycam</text:p>
          </table:table-cell>
          <table:table-cell office:value-type="string" calcext:value-type="string">
            <text:p>id_004_lm_lstm_epoch50.00_2.7213.t7</text:p>
          </table:table-cell>
          <table:table-cell office:value-type="string" calcext:value-type="string">
            <text:p>RNN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4_Checkpoint</text:p>
          </table:table-cell>
        </table:table-row>
        <table:table-row table:style-name="ro1">
          <table:table-cell office:value-type="string" calcext:value-type="string">
            <text:p>PauloCoehlo</text:p>
          </table:table-cell>
          <table:table-cell office:value-type="string" calcext:value-type="string">
            <text:p>id_005_lm_lstm_epoch50.00_1.6610.t7</text:p>
          </table:table-cell>
          <table:table-cell office:value-type="string" calcext:value-type="string">
            <text:p>RN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5_Checkpoint</text:p>
          </table:table-cell>
        </table:table-row>
        <table:table-row table:style-name="ro1">
          <table:table-cell office:value-type="string" calcext:value-type="string">
            <text:p>PauloCoehlo</text:p>
          </table:table-cell>
          <table:table-cell office:value-type="string" calcext:value-type="string">
            <text:p>id_006_lm_lstm_epoch50.00_1.5585.t7</text:p>
          </table:table-cell>
          <table:table-cell office:value-type="string" calcext:value-type="string">
            <text:p>RNN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6_Checkpoint</text:p>
          </table:table-cell>
        </table:table-row>
        <table:table-row table:style-name="ro1">
          <table:table-cell office:value-type="string" calcext:value-type="string">
            <text:p>PauloCoehlo</text:p>
          </table:table-cell>
          <table:table-cell office:value-type="string" calcext:value-type="string">
            <text:p>id_007_lm_lstm_epoch50.00_1.4749.t7</text:p>
          </table:table-cell>
          <table:table-cell office:value-type="string" calcext:value-type="string">
            <text:p>RN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_007_Checkpoin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le.txt</text:p>
          </table:table-cell>
          <table:table-cell office:value-type="string" calcext:value-type="string">
            <text:p>id_009_lm_lstm_epoch50.00_1.0146.t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ible.txt</text:p>
          </table:table-cell>
          <table:table-cell office:value-type="string" calcext:value-type="string">
            <text:p>id_010_lm_lstm_epoch50.00_0.9904.t7</text:p>
          </table:table-cell>
          <table:table-cell office:value-type="string" calcext:value-type="string">
            <text:p>RN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ible.txt</text:p>
          </table:table-cell>
          <table:table-cell office:value-type="string" calcext:value-type="string">
            <text:p>id_011_lm_lstm_epoch50.00_1.0716.t7</text:p>
          </table:table-cell>
          <table:table-cell office:value-type="string" calcext:value-type="string">
            <text:p>RN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ible.txt</text:p>
          </table:table-cell>
          <table:table-cell office:value-type="string" calcext:value-type="string">
            <text:p>id_012_lm_lstm_epoch50.00_1.2191.t7</text:p>
          </table:table-cell>
          <table:table-cell office:value-type="string" calcext:value-type="string">
            <text:p>RN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arpeace_input.txt</text:p>
          </table:table-cell>
          <table:table-cell office:value-type="string" calcext:value-type="string">
            <text:p>id_013_lm_lstm_epoch50.00_1.3151.t7</text:p>
          </table:table-cell>
          <table:table-cell office:value-type="string" calcext:value-type="string">
            <text:p>RN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arpeace_input.txt</text:p>
          </table:table-cell>
          <table:table-cell office:value-type="string" calcext:value-type="string">
            <text:p>id_014_lm_lstm_epoch50.00_1.2580.t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arpeace_input.txt</text:p>
          </table:table-cell>
          <table:table-cell office:value-type="string" calcext:value-type="string">
            <text:p>id_015_lm_lstm_epoch50.00_1.2200.t7</text:p>
          </table:table-cell>
          <table:table-cell office:value-type="string" calcext:value-type="string">
            <text:p>RN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eFull.txt</text:p>
          </table:table-cell>
          <table:table-cell office:value-type="string" calcext:value-type="string">
            <text:p>id_016_lm_lstm_epoch50.00_1.4546.t7</text:p>
          </table:table-cell>
          <table:table-cell office:value-type="string" calcext:value-type="string">
            <text:p>RN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eFull.txt</text:p>
          </table:table-cell>
          <table:table-cell office:value-type="string" calcext:value-type="string">
            <text:p>id_017_lm_lstm_epoch50.00_1.4071.t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eFull.txt</text:p>
          </table:table-cell>
          <table:table-cell table:style-name="ce2" office:value-type="string" calcext:value-type="string">
            <text:p>id_018_lm_lstm_epoch50.00_1.3738.t7</text:p>
          </table:table-cell>
          <table:table-cell office:value-type="string" calcext:value-type="string">
            <text:p>RN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eFull.txt</text:p>
          </table:table-cell>
          <table:table-cell office:value-type="string" calcext:value-type="string">
            <text:p>id_019_lm_lstm_epoch50.00_1.3988.t7</text:p>
          </table:table-cell>
          <table:table-cell office:value-type="string" calcext:value-type="string">
            <text:p>RN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x.txt</text:p>
          </table:table-cell>
          <table:table-cell office:value-type="string" calcext:value-type="string">
            <text:p>id_020_lm_lstm_epoch50.00_1.4572.t7</text:p>
          </table:table-cell>
          <table:table-cell office:value-type="string" calcext:value-type="string">
            <text:p>RN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x.txt</text:p>
          </table:table-cell>
          <table:table-cell office:value-type="string" calcext:value-type="string">
            <text:p>id_021_lm_lstm_epoch50.00_1.3817.t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x.txt</text:p>
          </table:table-cell>
          <table:table-cell office:value-type="string" calcext:value-type="string">
            <text:p>id_022_lm_lstm_epoch50.00_1.3719.t7</text:p>
          </table:table-cell>
          <table:table-cell office:value-type="string" calcext:value-type="string">
            <text:p>RN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oT3books.txt</text:p>
          </table:table-cell>
          <table:table-cell office:value-type="string" calcext:value-type="string">
            <text:p>id_023_lm_lstm_epoch50.00_1.2464.t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oT3books.txt</text:p>
          </table:table-cell>
          <table:table-cell office:value-type="string" calcext:value-type="string">
            <text:p>id_024_lm_lstm_epoch50.00_1.2146.t7</text:p>
          </table:table-cell>
          <table:table-cell office:value-type="string" calcext:value-type="string">
            <text:p>RN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oT3books.txt</text:p>
          </table:table-cell>
          <table:table-cell office:value-type="string" calcext:value-type="string">
            <text:p>id_025_lm_lstm_epoch50.00_1.2446.t7</text:p>
          </table:table-cell>
          <table:table-cell office:value-type="string" calcext:value-type="string">
            <text:p>RN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Id_026</text:p>
          </table:table-cell>
          <table:table-cell office:value-type="string" calcext:value-type="string">
            <text:p>RNN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Id_027</text:p>
          </table:table-cell>
          <table:table-cell office:value-type="string" calcext:value-type="string">
            <text:p>RN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Math</text:p>
          </table:table-cell>
          <table:table-cell office:value-type="string" calcext:value-type="string">
            <text:p>Id_028</text:p>
          </table:table-cell>
          <table:table-cell office:value-type="string" calcext:value-type="string">
            <text:p>RN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table table:name="Metricas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Texto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Laplace</text:p>
          </table:table-cell>
          <table:table-cell office:value-type="string" calcext:value-type="string">
            <text:p>Variacion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Texto</text:p>
          </table:table-cell>
          <table:table-cell table:number-columns-repeated="2"/>
          <table:table-cell office:value-type="string" calcext:value-type="string">
            <text:p>Jaccard</text:p>
          </table:table-cell>
          <table:table-cell office:value-type="string" calcext:value-type="string">
            <text:p>1 cuando son iguales, 0 en caso distintos</text:p>
          </table:table-cell>
        </table:table-row>
        <table:table-row table:style-name="ro1">
          <table:table-cell office:value-type="string" calcext:value-type="string">
            <text:p>Biblia/PAQ/generadoBibliaPAQ.txt </text:p>
          </table:table-cell>
          <table:table-cell office:value-type="float" office:value="5180272.750106" calcext:value-type="float">
            <text:p>5180272,750106</text:p>
          </table:table-cell>
          <table:table-cell office:value-type="float" office:value="2349" calcext:value-type="float">
            <text:p>2349</text:p>
          </table:table-cell>
          <table:table-cell office:value-type="float" office:value="0.398052" calcext:value-type="float">
            <text:p>0,398052</text:p>
          </table:table-cell>
          <table:table-cell office:value-type="float" office:value="0.009354" calcext:value-type="float">
            <text:p>0,009354</text:p>
          </table:table-cell>
          <table:table-cell table:formula="of:=LEFT([.A2];10)" office:value-type="string" office:string-value="Biblia/PAQ" calcext:value-type="string">
            <text:p>Biblia/PAQ</text:p>
          </table:table-cell>
          <table:table-cell table:number-columns-repeated="2"/>
          <table:table-cell office:value-type="string" calcext:value-type="string">
            <text:p>Variacion</text:p>
          </table:table-cell>
          <table:table-cell office:value-type="string" calcext:value-type="string">
            <text:p>0 cuando son iguales, 1 en caso distintos</text:p>
          </table:table-cell>
        </table:table-row>
        <table:table-row table:style-name="ro1">
          <table:table-cell office:value-type="string" calcext:value-type="string">
            <text:p>Biblia/RedNeuronal/id_010_temp0.83_len100000.txt </text:p>
          </table:table-cell>
          <table:table-cell office:value-type="float" office:value="70258.436237" calcext:value-type="float">
            <text:p>70258,436237</text:p>
          </table:table-cell>
          <table:table-cell office:value-type="float" office:value="495" calcext:value-type="float">
            <text:p>495</text:p>
          </table:table-cell>
          <table:table-cell office:value-type="float" office:value="0.223549" calcext:value-type="float">
            <text:p>0,223549</text:p>
          </table:table-cell>
          <table:table-cell office:value-type="float" office:value="0.013563" calcext:value-type="float">
            <text:p>0,013563</text:p>
          </table:table-cell>
          <table:table-cell table:formula="of:=LEFT([.A3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81_len100000.txt </text:p>
          </table:table-cell>
          <table:table-cell office:value-type="float" office:value="73664.358846" calcext:value-type="float">
            <text:p>73664,358846</text:p>
          </table:table-cell>
          <table:table-cell office:value-type="float" office:value="445" calcext:value-type="float">
            <text:p>445</text:p>
          </table:table-cell>
          <table:table-cell office:value-type="float" office:value="0.232375" calcext:value-type="float">
            <text:p>0,232375</text:p>
          </table:table-cell>
          <table:table-cell office:value-type="float" office:value="0.013806" calcext:value-type="float">
            <text:p>0,013806</text:p>
          </table:table-cell>
          <table:table-cell table:formula="of:=LEFT([.A4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84_len100000.txt </text:p>
          </table:table-cell>
          <table:table-cell office:value-type="float" office:value="73839.023379" calcext:value-type="float">
            <text:p>73839,023379</text:p>
          </table:table-cell>
          <table:table-cell office:value-type="float" office:value="506" calcext:value-type="float">
            <text:p>506</text:p>
          </table:table-cell>
          <table:table-cell office:value-type="float" office:value="0.222486" calcext:value-type="float">
            <text:p>0,222486</text:p>
          </table:table-cell>
          <table:table-cell office:value-type="float" office:value="0.013438" calcext:value-type="float">
            <text:p>0,013438</text:p>
          </table:table-cell>
          <table:table-cell table:formula="of:=LEFT([.A5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80_len100000.txt </text:p>
          </table:table-cell>
          <table:table-cell office:value-type="float" office:value="74010.069885" calcext:value-type="float">
            <text:p>74010,069885</text:p>
          </table:table-cell>
          <table:table-cell office:value-type="float" office:value="424" calcext:value-type="float">
            <text:p>424</text:p>
          </table:table-cell>
          <table:table-cell office:value-type="float" office:value="0.245268" calcext:value-type="float">
            <text:p>0,245268</text:p>
          </table:table-cell>
          <table:table-cell office:value-type="float" office:value="0.013943" calcext:value-type="float">
            <text:p>0,013943</text:p>
          </table:table-cell>
          <table:table-cell table:formula="of:=LEFT([.A6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80_len100000.txt </text:p>
          </table:table-cell>
          <table:table-cell office:value-type="float" office:value="79821.647416" calcext:value-type="float">
            <text:p>79821,647416</text:p>
          </table:table-cell>
          <table:table-cell office:value-type="float" office:value="565" calcext:value-type="float">
            <text:p>565</text:p>
          </table:table-cell>
          <table:table-cell office:value-type="float" office:value="0.231572" calcext:value-type="float">
            <text:p>0,231572</text:p>
          </table:table-cell>
          <table:table-cell office:value-type="float" office:value="0.013629" calcext:value-type="float">
            <text:p>0,013629</text:p>
          </table:table-cell>
          <table:table-cell table:formula="of:=LEFT([.A7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84_len100000.txt </text:p>
          </table:table-cell>
          <table:table-cell office:value-type="float" office:value="80162.324358" calcext:value-type="float">
            <text:p>80162,324358</text:p>
          </table:table-cell>
          <table:table-cell office:value-type="float" office:value="646" calcext:value-type="float">
            <text:p>646</text:p>
          </table:table-cell>
          <table:table-cell office:value-type="float" office:value="0.213106" calcext:value-type="float">
            <text:p>0,213106</text:p>
          </table:table-cell>
          <table:table-cell office:value-type="float" office:value="0.013064" calcext:value-type="float">
            <text:p>0,013064</text:p>
          </table:table-cell>
          <table:table-cell table:formula="of:=LEFT([.A8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81_len100000.txt </text:p>
          </table:table-cell>
          <table:table-cell office:value-type="float" office:value="80939.135819" calcext:value-type="float">
            <text:p>80939,135819</text:p>
          </table:table-cell>
          <table:table-cell office:value-type="float" office:value="577" calcext:value-type="float">
            <text:p>577</text:p>
          </table:table-cell>
          <table:table-cell office:value-type="float" office:value="0.230736" calcext:value-type="float">
            <text:p>0,230736</text:p>
          </table:table-cell>
          <table:table-cell office:value-type="float" office:value="0.013464" calcext:value-type="float">
            <text:p>0,013464</text:p>
          </table:table-cell>
          <table:table-cell table:formula="of:=LEFT([.A9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87_len100000.txt </text:p>
          </table:table-cell>
          <table:table-cell office:value-type="float" office:value="81566.208863" calcext:value-type="float">
            <text:p>81566,208863</text:p>
          </table:table-cell>
          <table:table-cell office:value-type="float" office:value="626" calcext:value-type="float">
            <text:p>626</text:p>
          </table:table-cell>
          <table:table-cell office:value-type="float" office:value="0.217901" calcext:value-type="float">
            <text:p>0,217901</text:p>
          </table:table-cell>
          <table:table-cell office:value-type="float" office:value="0.013237" calcext:value-type="float">
            <text:p>0,013237</text:p>
          </table:table-cell>
          <table:table-cell table:formula="of:=LEFT([.A10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83_len100000.txt </text:p>
          </table:table-cell>
          <table:table-cell office:value-type="float" office:value="82075.469242" calcext:value-type="float">
            <text:p>82075,469242</text:p>
          </table:table-cell>
          <table:table-cell office:value-type="float" office:value="688" calcext:value-type="float">
            <text:p>688</text:p>
          </table:table-cell>
          <table:table-cell office:value-type="float" office:value="0.221465" calcext:value-type="float">
            <text:p>0,221465</text:p>
          </table:table-cell>
          <table:table-cell office:value-type="float" office:value="0.013256" calcext:value-type="float">
            <text:p>0,013256</text:p>
          </table:table-cell>
          <table:table-cell table:formula="of:=LEFT([.A11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82_len100000.txt </text:p>
          </table:table-cell>
          <table:table-cell office:value-type="float" office:value="82319.001175" calcext:value-type="float">
            <text:p>82319,001175</text:p>
          </table:table-cell>
          <table:table-cell office:value-type="float" office:value="558" calcext:value-type="float">
            <text:p>558</text:p>
          </table:table-cell>
          <table:table-cell office:value-type="float" office:value="0.234594" calcext:value-type="float">
            <text:p>0,234594</text:p>
          </table:table-cell>
          <table:table-cell office:value-type="float" office:value="0.013636" calcext:value-type="float">
            <text:p>0,013636</text:p>
          </table:table-cell>
          <table:table-cell table:formula="of:=LEFT([.A12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86_len100000.txt </text:p>
          </table:table-cell>
          <table:table-cell office:value-type="float" office:value="82813.305598" calcext:value-type="float">
            <text:p>82813,305598</text:p>
          </table:table-cell>
          <table:table-cell office:value-type="float" office:value="594" calcext:value-type="float">
            <text:p>594</text:p>
          </table:table-cell>
          <table:table-cell office:value-type="float" office:value="0.221994" calcext:value-type="float">
            <text:p>0,221994</text:p>
          </table:table-cell>
          <table:table-cell office:value-type="float" office:value="0.013325" calcext:value-type="float">
            <text:p>0,013325</text:p>
          </table:table-cell>
          <table:table-cell table:formula="of:=LEFT([.A13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85_len100000.txt </text:p>
          </table:table-cell>
          <table:table-cell office:value-type="float" office:value="84380.978486" calcext:value-type="float">
            <text:p>84380,978486</text:p>
          </table:table-cell>
          <table:table-cell office:value-type="float" office:value="633" calcext:value-type="float">
            <text:p>633</text:p>
          </table:table-cell>
          <table:table-cell office:value-type="float" office:value="0.222288" calcext:value-type="float">
            <text:p>0,222288</text:p>
          </table:table-cell>
          <table:table-cell office:value-type="float" office:value="0.01338" calcext:value-type="float">
            <text:p>0,01338</text:p>
          </table:table-cell>
          <table:table-cell table:formula="of:=LEFT([.A14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82_len100000.txt </text:p>
          </table:table-cell>
          <table:table-cell office:value-type="float" office:value="85067.129148" calcext:value-type="float">
            <text:p>85067,129148</text:p>
          </table:table-cell>
          <table:table-cell office:value-type="float" office:value="680" calcext:value-type="float">
            <text:p>680</text:p>
          </table:table-cell>
          <table:table-cell office:value-type="float" office:value="0.222124" calcext:value-type="float">
            <text:p>0,222124</text:p>
          </table:table-cell>
          <table:table-cell office:value-type="float" office:value="0.013234" calcext:value-type="float">
            <text:p>0,013234</text:p>
          </table:table-cell>
          <table:table-cell table:formula="of:=LEFT([.A15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88_len100000.txt </text:p>
          </table:table-cell>
          <table:table-cell office:value-type="float" office:value="86120.899272" calcext:value-type="float">
            <text:p>86120,899272</text:p>
          </table:table-cell>
          <table:table-cell office:value-type="float" office:value="732" calcext:value-type="float">
            <text:p>732</text:p>
          </table:table-cell>
          <table:table-cell office:value-type="float" office:value="0.203983" calcext:value-type="float">
            <text:p>0,203983</text:p>
          </table:table-cell>
          <table:table-cell office:value-type="float" office:value="0.012924" calcext:value-type="float">
            <text:p>0,012924</text:p>
          </table:table-cell>
          <table:table-cell table:formula="of:=LEFT([.A16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89_len100000.txt </text:p>
          </table:table-cell>
          <table:table-cell office:value-type="float" office:value="87509.348342" calcext:value-type="float">
            <text:p>87509,348342</text:p>
          </table:table-cell>
          <table:table-cell office:value-type="float" office:value="753" calcext:value-type="float">
            <text:p>753</text:p>
          </table:table-cell>
          <table:table-cell office:value-type="float" office:value="0.2019" calcext:value-type="float">
            <text:p>0,2019</text:p>
          </table:table-cell>
          <table:table-cell office:value-type="float" office:value="0.012822" calcext:value-type="float">
            <text:p>0,012822</text:p>
          </table:table-cell>
          <table:table-cell table:formula="of:=LEFT([.A17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86_len100000.txt </text:p>
          </table:table-cell>
          <table:table-cell office:value-type="float" office:value="87903.678245" calcext:value-type="float">
            <text:p>87903,678245</text:p>
          </table:table-cell>
          <table:table-cell office:value-type="float" office:value="780" calcext:value-type="float">
            <text:p>780</text:p>
          </table:table-cell>
          <table:table-cell office:value-type="float" office:value="0.209132" calcext:value-type="float">
            <text:p>0,209132</text:p>
          </table:table-cell>
          <table:table-cell office:value-type="float" office:value="0.012816" calcext:value-type="float">
            <text:p>0,012816</text:p>
          </table:table-cell>
          <table:table-cell table:formula="of:=LEFT([.A18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78_len100000.txt </text:p>
          </table:table-cell>
          <table:table-cell office:value-type="float" office:value="88209.549665" calcext:value-type="float">
            <text:p>88209,549665</text:p>
          </table:table-cell>
          <table:table-cell office:value-type="float" office:value="557" calcext:value-type="float">
            <text:p>557</text:p>
          </table:table-cell>
          <table:table-cell office:value-type="float" office:value="0.260997" calcext:value-type="float">
            <text:p>0,260997</text:p>
          </table:table-cell>
          <table:table-cell office:value-type="float" office:value="0.01317" calcext:value-type="float">
            <text:p>0,01317</text:p>
          </table:table-cell>
          <table:table-cell table:formula="of:=LEFT([.A19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90_len100000.txt </text:p>
          </table:table-cell>
          <table:table-cell office:value-type="float" office:value="88305.691571" calcext:value-type="float">
            <text:p>88305,691571</text:p>
          </table:table-cell>
          <table:table-cell office:value-type="float" office:value="771" calcext:value-type="float">
            <text:p>771</text:p>
          </table:table-cell>
          <table:table-cell office:value-type="float" office:value="0.20273" calcext:value-type="float">
            <text:p>0,20273</text:p>
          </table:table-cell>
          <table:table-cell office:value-type="float" office:value="0.012853" calcext:value-type="float">
            <text:p>0,012853</text:p>
          </table:table-cell>
          <table:table-cell table:formula="of:=LEFT([.A20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85_len100000.txt </text:p>
          </table:table-cell>
          <table:table-cell office:value-type="float" office:value="89058.443872" calcext:value-type="float">
            <text:p>89058,443872</text:p>
          </table:table-cell>
          <table:table-cell office:value-type="float" office:value="778" calcext:value-type="float">
            <text:p>778</text:p>
          </table:table-cell>
          <table:table-cell office:value-type="float" office:value="0.207882" calcext:value-type="float">
            <text:p>0,207882</text:p>
          </table:table-cell>
          <table:table-cell office:value-type="float" office:value="0.012955" calcext:value-type="float">
            <text:p>0,012955</text:p>
          </table:table-cell>
          <table:table-cell table:formula="of:=LEFT([.A21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87_len100000.txt </text:p>
          </table:table-cell>
          <table:table-cell office:value-type="float" office:value="89453.816688" calcext:value-type="float">
            <text:p>89453,816688</text:p>
          </table:table-cell>
          <table:table-cell office:value-type="float" office:value="786" calcext:value-type="float">
            <text:p>786</text:p>
          </table:table-cell>
          <table:table-cell office:value-type="float" office:value="0.200494" calcext:value-type="float">
            <text:p>0,200494</text:p>
          </table:table-cell>
          <table:table-cell office:value-type="float" office:value="0.012673" calcext:value-type="float">
            <text:p>0,012673</text:p>
          </table:table-cell>
          <table:table-cell table:formula="of:=LEFT([.A22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82_len100000.txt </text:p>
          </table:table-cell>
          <table:table-cell office:value-type="float" office:value="90693.674721" calcext:value-type="float">
            <text:p>90693,674721</text:p>
          </table:table-cell>
          <table:table-cell office:value-type="float" office:value="720" calcext:value-type="float">
            <text:p>720</text:p>
          </table:table-cell>
          <table:table-cell office:value-type="float" office:value="0.242348" calcext:value-type="float">
            <text:p>0,242348</text:p>
          </table:table-cell>
          <table:table-cell office:value-type="float" office:value="0.01264" calcext:value-type="float">
            <text:p>0,01264</text:p>
          </table:table-cell>
          <table:table-cell table:formula="of:=LEFT([.A23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88_len100000.txt </text:p>
          </table:table-cell>
          <table:table-cell office:value-type="float" office:value="90733.381181" calcext:value-type="float">
            <text:p>90733,381181</text:p>
          </table:table-cell>
          <table:table-cell office:value-type="float" office:value="814" calcext:value-type="float">
            <text:p>814</text:p>
          </table:table-cell>
          <table:table-cell office:value-type="float" office:value="0.194599" calcext:value-type="float">
            <text:p>0,194599</text:p>
          </table:table-cell>
          <table:table-cell office:value-type="float" office:value="0.012599" calcext:value-type="float">
            <text:p>0,012599</text:p>
          </table:table-cell>
          <table:table-cell table:formula="of:=LEFT([.A24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75_len100000.txt </text:p>
          </table:table-cell>
          <table:table-cell office:value-type="float" office:value="92685.880785" calcext:value-type="float">
            <text:p>92685,880785</text:p>
          </table:table-cell>
          <table:table-cell office:value-type="float" office:value="446" calcext:value-type="float">
            <text:p>446</text:p>
          </table:table-cell>
          <table:table-cell office:value-type="float" office:value="0.280304" calcext:value-type="float">
            <text:p>0,280304</text:p>
          </table:table-cell>
          <table:table-cell office:value-type="float" office:value="0.013589" calcext:value-type="float">
            <text:p>0,013589</text:p>
          </table:table-cell>
          <table:table-cell table:formula="of:=LEFT([.A25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72_len100000.txt </text:p>
          </table:table-cell>
          <table:table-cell office:value-type="float" office:value="96151.482817" calcext:value-type="float">
            <text:p>96151,482817</text:p>
          </table:table-cell>
          <table:table-cell office:value-type="float" office:value="367" calcext:value-type="float">
            <text:p>367</text:p>
          </table:table-cell>
          <table:table-cell office:value-type="float" office:value="0.303836" calcext:value-type="float">
            <text:p>0,303836</text:p>
          </table:table-cell>
          <table:table-cell office:value-type="float" office:value="0.013966" calcext:value-type="float">
            <text:p>0,013966</text:p>
          </table:table-cell>
          <table:table-cell table:formula="of:=LEFT([.A26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84_len100000.txt </text:p>
          </table:table-cell>
          <table:table-cell office:value-type="float" office:value="97212.667911" calcext:value-type="float">
            <text:p>97212,667911</text:p>
          </table:table-cell>
          <table:table-cell office:value-type="float" office:value="839" calcext:value-type="float">
            <text:p>839</text:p>
          </table:table-cell>
          <table:table-cell office:value-type="float" office:value="0.230512" calcext:value-type="float">
            <text:p>0,230512</text:p>
          </table:table-cell>
          <table:table-cell office:value-type="float" office:value="0.012447" calcext:value-type="float">
            <text:p>0,012447</text:p>
          </table:table-cell>
          <table:table-cell table:formula="of:=LEFT([.A27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91_len100000.txt </text:p>
          </table:table-cell>
          <table:table-cell office:value-type="float" office:value="97366.859172" calcext:value-type="float">
            <text:p>97366,859172</text:p>
          </table:table-cell>
          <table:table-cell office:value-type="float" office:value="901" calcext:value-type="float">
            <text:p>901</text:p>
          </table:table-cell>
          <table:table-cell office:value-type="float" office:value="0.201506" calcext:value-type="float">
            <text:p>0,201506</text:p>
          </table:table-cell>
          <table:table-cell office:value-type="float" office:value="0.01264" calcext:value-type="float">
            <text:p>0,01264</text:p>
          </table:table-cell>
          <table:table-cell table:formula="of:=LEFT([.A28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86_len100000.txt </text:p>
          </table:table-cell>
          <table:table-cell office:value-type="float" office:value="98655.285393" calcext:value-type="float">
            <text:p>98655,285393</text:p>
          </table:table-cell>
          <table:table-cell office:value-type="float" office:value="877" calcext:value-type="float">
            <text:p>877</text:p>
          </table:table-cell>
          <table:table-cell office:value-type="float" office:value="0.223909" calcext:value-type="float">
            <text:p>0,223909</text:p>
          </table:table-cell>
          <table:table-cell office:value-type="float" office:value="0.012175" calcext:value-type="float">
            <text:p>0,012175</text:p>
          </table:table-cell>
          <table:table-cell table:formula="of:=LEFT([.A29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94_len100000.txt </text:p>
          </table:table-cell>
          <table:table-cell office:value-type="float" office:value="100369.17363" calcext:value-type="float">
            <text:p>100369,17363</text:p>
          </table:table-cell>
          <table:table-cell office:value-type="float" office:value="935" calcext:value-type="float">
            <text:p>935</text:p>
          </table:table-cell>
          <table:table-cell office:value-type="float" office:value="0.189133" calcext:value-type="float">
            <text:p>0,189133</text:p>
          </table:table-cell>
          <table:table-cell office:value-type="float" office:value="0.012163" calcext:value-type="float">
            <text:p>0,012163</text:p>
          </table:table-cell>
          <table:table-cell table:formula="of:=LEFT([.A30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90_len100000.txt </text:p>
          </table:table-cell>
          <table:table-cell office:value-type="float" office:value="100936.757519" calcext:value-type="float">
            <text:p>100936,757519</text:p>
          </table:table-cell>
          <table:table-cell office:value-type="float" office:value="1010" calcext:value-type="float">
            <text:p>1010</text:p>
          </table:table-cell>
          <table:table-cell office:value-type="float" office:value="0.190049" calcext:value-type="float">
            <text:p>0,190049</text:p>
          </table:table-cell>
          <table:table-cell office:value-type="float" office:value="0.012311" calcext:value-type="float">
            <text:p>0,012311</text:p>
          </table:table-cell>
          <table:table-cell table:formula="of:=LEFT([.A31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69_len100000.txt </text:p>
          </table:table-cell>
          <table:table-cell office:value-type="float" office:value="101053.874845" calcext:value-type="float">
            <text:p>101053,874845</text:p>
          </table:table-cell>
          <table:table-cell office:value-type="float" office:value="313" calcext:value-type="float">
            <text:p>313</text:p>
          </table:table-cell>
          <table:table-cell office:value-type="float" office:value="0.322167" calcext:value-type="float">
            <text:p>0,322167</text:p>
          </table:table-cell>
          <table:table-cell office:value-type="float" office:value="0.014284" calcext:value-type="float">
            <text:p>0,014284</text:p>
          </table:table-cell>
          <table:table-cell table:formula="of:=LEFT([.A32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89_len100000.txt </text:p>
          </table:table-cell>
          <table:table-cell office:value-type="float" office:value="101054.382448" calcext:value-type="float">
            <text:p>101054,382448</text:p>
          </table:table-cell>
          <table:table-cell office:value-type="float" office:value="912" calcext:value-type="float">
            <text:p>912</text:p>
          </table:table-cell>
          <table:table-cell office:value-type="float" office:value="0.19827" calcext:value-type="float">
            <text:p>0,19827</text:p>
          </table:table-cell>
          <table:table-cell office:value-type="float" office:value="0.012242" calcext:value-type="float">
            <text:p>0,012242</text:p>
          </table:table-cell>
          <table:table-cell table:formula="of:=LEFT([.A33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91_len100000.txt </text:p>
          </table:table-cell>
          <table:table-cell office:value-type="float" office:value="102094.822579" calcext:value-type="float">
            <text:p>102094,822579</text:p>
          </table:table-cell>
          <table:table-cell office:value-type="float" office:value="963" calcext:value-type="float">
            <text:p>963</text:p>
          </table:table-cell>
          <table:table-cell office:value-type="float" office:value="0.192769" calcext:value-type="float">
            <text:p>0,192769</text:p>
          </table:table-cell>
          <table:table-cell office:value-type="float" office:value="0.012044" calcext:value-type="float">
            <text:p>0,012044</text:p>
          </table:table-cell>
          <table:table-cell table:formula="of:=LEFT([.A34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93_len100000.txt </text:p>
          </table:table-cell>
          <table:table-cell office:value-type="float" office:value="104222.905222" calcext:value-type="float">
            <text:p>104222,905222</text:p>
          </table:table-cell>
          <table:table-cell office:value-type="float" office:value="1066" calcext:value-type="float">
            <text:p>1066</text:p>
          </table:table-cell>
          <table:table-cell office:value-type="float" office:value="0.189514" calcext:value-type="float">
            <text:p>0,189514</text:p>
          </table:table-cell>
          <table:table-cell office:value-type="float" office:value="0.012172" calcext:value-type="float">
            <text:p>0,012172</text:p>
          </table:table-cell>
          <table:table-cell table:formula="of:=LEFT([.A35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96_len100000.txt </text:p>
          </table:table-cell>
          <table:table-cell office:value-type="float" office:value="105328.528948" calcext:value-type="float">
            <text:p>105328,528948</text:p>
          </table:table-cell>
          <table:table-cell office:value-type="float" office:value="1049" calcext:value-type="float">
            <text:p>1049</text:p>
          </table:table-cell>
          <table:table-cell office:value-type="float" office:value="0.185301" calcext:value-type="float">
            <text:p>0,185301</text:p>
          </table:table-cell>
          <table:table-cell office:value-type="float" office:value="0.011942" calcext:value-type="float">
            <text:p>0,011942</text:p>
          </table:table-cell>
          <table:table-cell table:formula="of:=LEFT([.A36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95_len100000.txt </text:p>
          </table:table-cell>
          <table:table-cell office:value-type="float" office:value="106995.795924" calcext:value-type="float">
            <text:p>106995,795924</text:p>
          </table:table-cell>
          <table:table-cell office:value-type="float" office:value="1031" calcext:value-type="float">
            <text:p>1031</text:p>
          </table:table-cell>
          <table:table-cell office:value-type="float" office:value="0.187952" calcext:value-type="float">
            <text:p>0,187952</text:p>
          </table:table-cell>
          <table:table-cell office:value-type="float" office:value="0.012127" calcext:value-type="float">
            <text:p>0,012127</text:p>
          </table:table-cell>
          <table:table-cell table:formula="of:=LEFT([.A37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92_len100000.txt </text:p>
          </table:table-cell>
          <table:table-cell office:value-type="float" office:value="107985.631559" calcext:value-type="float">
            <text:p>107985,631559</text:p>
          </table:table-cell>
          <table:table-cell office:value-type="float" office:value="885" calcext:value-type="float">
            <text:p>885</text:p>
          </table:table-cell>
          <table:table-cell office:value-type="float" office:value="0.206996" calcext:value-type="float">
            <text:p>0,206996</text:p>
          </table:table-cell>
          <table:table-cell office:value-type="float" office:value="0.012615" calcext:value-type="float">
            <text:p>0,012615</text:p>
          </table:table-cell>
          <table:table-cell table:formula="of:=LEFT([.A38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97_len100000.txt </text:p>
          </table:table-cell>
          <table:table-cell office:value-type="float" office:value="108478.537362" calcext:value-type="float">
            <text:p>108478,537362</text:p>
          </table:table-cell>
          <table:table-cell office:value-type="float" office:value="1023" calcext:value-type="float">
            <text:p>1023</text:p>
          </table:table-cell>
          <table:table-cell office:value-type="float" office:value="0.18345" calcext:value-type="float">
            <text:p>0,18345</text:p>
          </table:table-cell>
          <table:table-cell office:value-type="float" office:value="0.01187" calcext:value-type="float">
            <text:p>0,01187</text:p>
          </table:table-cell>
          <table:table-cell table:formula="of:=LEFT([.A39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98_len100000.txt </text:p>
          </table:table-cell>
          <table:table-cell office:value-type="float" office:value="110023.891692" calcext:value-type="float">
            <text:p>110023,891692</text:p>
          </table:table-cell>
          <table:table-cell office:value-type="float" office:value="1126" calcext:value-type="float">
            <text:p>1126</text:p>
          </table:table-cell>
          <table:table-cell office:value-type="float" office:value="0.174302" calcext:value-type="float">
            <text:p>0,174302</text:p>
          </table:table-cell>
          <table:table-cell office:value-type="float" office:value="0.011648" calcext:value-type="float">
            <text:p>0,011648</text:p>
          </table:table-cell>
          <table:table-cell table:formula="of:=LEFT([.A40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92_len100000.txt </text:p>
          </table:table-cell>
          <table:table-cell office:value-type="float" office:value="111440.830399" calcext:value-type="float">
            <text:p>111440,830399</text:p>
          </table:table-cell>
          <table:table-cell office:value-type="float" office:value="1126" calcext:value-type="float">
            <text:p>1126</text:p>
          </table:table-cell>
          <table:table-cell office:value-type="float" office:value="0.187907" calcext:value-type="float">
            <text:p>0,187907</text:p>
          </table:table-cell>
          <table:table-cell office:value-type="float" office:value="0.012013" calcext:value-type="float">
            <text:p>0,012013</text:p>
          </table:table-cell>
          <table:table-cell table:formula="of:=LEFT([.A41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94_len100000.txt </text:p>
          </table:table-cell>
          <table:table-cell office:value-type="float" office:value="111880.615262" calcext:value-type="float">
            <text:p>111880,615262</text:p>
          </table:table-cell>
          <table:table-cell office:value-type="float" office:value="1182" calcext:value-type="float">
            <text:p>1182</text:p>
          </table:table-cell>
          <table:table-cell office:value-type="float" office:value="0.180079" calcext:value-type="float">
            <text:p>0,180079</text:p>
          </table:table-cell>
          <table:table-cell office:value-type="float" office:value="0.011764" calcext:value-type="float">
            <text:p>0,011764</text:p>
          </table:table-cell>
          <table:table-cell table:formula="of:=LEFT([.A42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90_len100000.txt </text:p>
          </table:table-cell>
          <table:table-cell office:value-type="float" office:value="112078.97902" calcext:value-type="float">
            <text:p>112078,97902</text:p>
          </table:table-cell>
          <table:table-cell office:value-type="float" office:value="1066" calcext:value-type="float">
            <text:p>1066</text:p>
          </table:table-cell>
          <table:table-cell office:value-type="float" office:value="0.204954" calcext:value-type="float">
            <text:p>0,204954</text:p>
          </table:table-cell>
          <table:table-cell office:value-type="float" office:value="0.011676" calcext:value-type="float">
            <text:p>0,011676</text:p>
          </table:table-cell>
          <table:table-cell table:formula="of:=LEFT([.A43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88_len100000.txt </text:p>
          </table:table-cell>
          <table:table-cell office:value-type="float" office:value="113012.410491" calcext:value-type="float">
            <text:p>113012,410491</text:p>
          </table:table-cell>
          <table:table-cell office:value-type="float" office:value="1007" calcext:value-type="float">
            <text:p>1007</text:p>
          </table:table-cell>
          <table:table-cell office:value-type="float" office:value="0.216622" calcext:value-type="float">
            <text:p>0,216622</text:p>
          </table:table-cell>
          <table:table-cell office:value-type="float" office:value="0.011847" calcext:value-type="float">
            <text:p>0,011847</text:p>
          </table:table-cell>
          <table:table-cell table:formula="of:=LEFT([.A44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93_len100000.txt </text:p>
          </table:table-cell>
          <table:table-cell office:value-type="float" office:value="116323.771839" calcext:value-type="float">
            <text:p>116323,771839</text:p>
          </table:table-cell>
          <table:table-cell office:value-type="float" office:value="1159" calcext:value-type="float">
            <text:p>1159</text:p>
          </table:table-cell>
          <table:table-cell office:value-type="float" office:value="0.189797" calcext:value-type="float">
            <text:p>0,189797</text:p>
          </table:table-cell>
          <table:table-cell office:value-type="float" office:value="0.011874" calcext:value-type="float">
            <text:p>0,011874</text:p>
          </table:table-cell>
          <table:table-cell table:formula="of:=LEFT([.A45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92_len100000.txt </text:p>
          </table:table-cell>
          <table:table-cell office:value-type="float" office:value="120301.859855" calcext:value-type="float">
            <text:p>120301,859855</text:p>
          </table:table-cell>
          <table:table-cell office:value-type="float" office:value="1207" calcext:value-type="float">
            <text:p>1207</text:p>
          </table:table-cell>
          <table:table-cell office:value-type="float" office:value="0.196818" calcext:value-type="float">
            <text:p>0,196818</text:p>
          </table:table-cell>
          <table:table-cell office:value-type="float" office:value="0.01138" calcext:value-type="float">
            <text:p>0,01138</text:p>
          </table:table-cell>
          <table:table-cell table:formula="of:=LEFT([.A46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99_len100000.txt </text:p>
          </table:table-cell>
          <table:table-cell office:value-type="float" office:value="121479.89583" calcext:value-type="float">
            <text:p>121479,89583</text:p>
          </table:table-cell>
          <table:table-cell office:value-type="float" office:value="1234" calcext:value-type="float">
            <text:p>1234</text:p>
          </table:table-cell>
          <table:table-cell office:value-type="float" office:value="0.181176" calcext:value-type="float">
            <text:p>0,181176</text:p>
          </table:table-cell>
          <table:table-cell office:value-type="float" office:value="0.01155" calcext:value-type="float">
            <text:p>0,01155</text:p>
          </table:table-cell>
          <table:table-cell table:formula="of:=LEFT([.A47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95_len100000.txt </text:p>
          </table:table-cell>
          <table:table-cell office:value-type="float" office:value="121503.966577" calcext:value-type="float">
            <text:p>121503,966577</text:p>
          </table:table-cell>
          <table:table-cell office:value-type="float" office:value="1211" calcext:value-type="float">
            <text:p>1211</text:p>
          </table:table-cell>
          <table:table-cell office:value-type="float" office:value="0.180612" calcext:value-type="float">
            <text:p>0,180612</text:p>
          </table:table-cell>
          <table:table-cell office:value-type="float" office:value="0.011559" calcext:value-type="float">
            <text:p>0,011559</text:p>
          </table:table-cell>
          <table:table-cell table:formula="of:=LEFT([.A48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66_len100000.txt </text:p>
          </table:table-cell>
          <table:table-cell office:value-type="float" office:value="122165.19181" calcext:value-type="float">
            <text:p>122165,19181</text:p>
          </table:table-cell>
          <table:table-cell office:value-type="float" office:value="224" calcext:value-type="float">
            <text:p>224</text:p>
          </table:table-cell>
          <table:table-cell office:value-type="float" office:value="0.357402" calcext:value-type="float">
            <text:p>0,357402</text:p>
          </table:table-cell>
          <table:table-cell office:value-type="float" office:value="0.014647" calcext:value-type="float">
            <text:p>0,014647</text:p>
          </table:table-cell>
          <table:table-cell table:formula="of:=LEFT([.A49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60_len100000.txt </text:p>
          </table:table-cell>
          <table:table-cell office:value-type="float" office:value="123823.740401" calcext:value-type="float">
            <text:p>123823,740401</text:p>
          </table:table-cell>
          <table:table-cell office:value-type="float" office:value="177" calcext:value-type="float">
            <text:p>177</text:p>
          </table:table-cell>
          <table:table-cell office:value-type="float" office:value="0.359274" calcext:value-type="float">
            <text:p>0,359274</text:p>
          </table:table-cell>
          <table:table-cell office:value-type="float" office:value="0.015731" calcext:value-type="float">
            <text:p>0,015731</text:p>
          </table:table-cell>
          <table:table-cell table:formula="of:=LEFT([.A50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1.00_len100000.txt </text:p>
          </table:table-cell>
          <table:table-cell office:value-type="float" office:value="125230.027253" calcext:value-type="float">
            <text:p>125230,027253</text:p>
          </table:table-cell>
          <table:table-cell office:value-type="float" office:value="1254" calcext:value-type="float">
            <text:p>1254</text:p>
          </table:table-cell>
          <table:table-cell office:value-type="float" office:value="0.1854" calcext:value-type="float">
            <text:p>0,1854</text:p>
          </table:table-cell>
          <table:table-cell office:value-type="float" office:value="0.011678" calcext:value-type="float">
            <text:p>0,011678</text:p>
          </table:table-cell>
          <table:table-cell table:formula="of:=LEFT([.A51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96_len100000.txt </text:p>
          </table:table-cell>
          <table:table-cell office:value-type="float" office:value="127154.031418" calcext:value-type="float">
            <text:p>127154,031418</text:p>
          </table:table-cell>
          <table:table-cell office:value-type="float" office:value="1331" calcext:value-type="float">
            <text:p>1331</text:p>
          </table:table-cell>
          <table:table-cell office:value-type="float" office:value="0.174184" calcext:value-type="float">
            <text:p>0,174184</text:p>
          </table:table-cell>
          <table:table-cell office:value-type="float" office:value="0.011417" calcext:value-type="float">
            <text:p>0,011417</text:p>
          </table:table-cell>
          <table:table-cell table:formula="of:=LEFT([.A52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94_len100000.txt </text:p>
          </table:table-cell>
          <table:table-cell office:value-type="float" office:value="128205.248436" calcext:value-type="float">
            <text:p>128205,248436</text:p>
          </table:table-cell>
          <table:table-cell office:value-type="float" office:value="1316" calcext:value-type="float">
            <text:p>1316</text:p>
          </table:table-cell>
          <table:table-cell office:value-type="float" office:value="0.197213" calcext:value-type="float">
            <text:p>0,197213</text:p>
          </table:table-cell>
          <table:table-cell office:value-type="float" office:value="0.011172" calcext:value-type="float">
            <text:p>0,011172</text:p>
          </table:table-cell>
          <table:table-cell table:formula="of:=LEFT([.A53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97_len100000.txt </text:p>
          </table:table-cell>
          <table:table-cell office:value-type="float" office:value="132291.471123" calcext:value-type="float">
            <text:p>132291,471123</text:p>
          </table:table-cell>
          <table:table-cell office:value-type="float" office:value="1366" calcext:value-type="float">
            <text:p>1366</text:p>
          </table:table-cell>
          <table:table-cell office:value-type="float" office:value="0.173707" calcext:value-type="float">
            <text:p>0,173707</text:p>
          </table:table-cell>
          <table:table-cell office:value-type="float" office:value="0.011261" calcext:value-type="float">
            <text:p>0,011261</text:p>
          </table:table-cell>
          <table:table-cell table:formula="of:=LEFT([.A54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99_len100000.txt </text:p>
          </table:table-cell>
          <table:table-cell office:value-type="float" office:value="140786.996979" calcext:value-type="float">
            <text:p>140786,996979</text:p>
          </table:table-cell>
          <table:table-cell office:value-type="float" office:value="1510" calcext:value-type="float">
            <text:p>1510</text:p>
          </table:table-cell>
          <table:table-cell office:value-type="float" office:value="0.172174" calcext:value-type="float">
            <text:p>0,172174</text:p>
          </table:table-cell>
          <table:table-cell office:value-type="float" office:value="0.0111" calcext:value-type="float">
            <text:p>0,0111</text:p>
          </table:table-cell>
          <table:table-cell table:formula="of:=LEFT([.A55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60_len100000.txt </text:p>
          </table:table-cell>
          <table:table-cell office:value-type="float" office:value="142459.860853" calcext:value-type="float">
            <text:p>142459,860853</text:p>
          </table:table-cell>
          <table:table-cell office:value-type="float" office:value="139" calcext:value-type="float">
            <text:p>139</text:p>
          </table:table-cell>
          <table:table-cell office:value-type="float" office:value="0.379957" calcext:value-type="float">
            <text:p>0,379957</text:p>
          </table:table-cell>
          <table:table-cell office:value-type="float" office:value="0.015811" calcext:value-type="float">
            <text:p>0,015811</text:p>
          </table:table-cell>
          <table:table-cell table:formula="of:=LEFT([.A56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98_len100000.txt </text:p>
          </table:table-cell>
          <table:table-cell office:value-type="float" office:value="143662.772109" calcext:value-type="float">
            <text:p>143662,772109</text:p>
          </table:table-cell>
          <table:table-cell office:value-type="float" office:value="1519" calcext:value-type="float">
            <text:p>1519</text:p>
          </table:table-cell>
          <table:table-cell office:value-type="float" office:value="0.175986" calcext:value-type="float">
            <text:p>0,175986</text:p>
          </table:table-cell>
          <table:table-cell office:value-type="float" office:value="0.011131" calcext:value-type="float">
            <text:p>0,011131</text:p>
          </table:table-cell>
          <table:table-cell table:formula="of:=LEFT([.A57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63_len100000.txt </text:p>
          </table:table-cell>
          <table:table-cell office:value-type="float" office:value="146603.83111" calcext:value-type="float">
            <text:p>146603,83111</text:p>
          </table:table-cell>
          <table:table-cell office:value-type="float" office:value="198" calcext:value-type="float">
            <text:p>198</text:p>
          </table:table-cell>
          <table:table-cell office:value-type="float" office:value="0.376914" calcext:value-type="float">
            <text:p>0,376914</text:p>
          </table:table-cell>
          <table:table-cell office:value-type="float" office:value="0.015004" calcext:value-type="float">
            <text:p>0,015004</text:p>
          </table:table-cell>
          <table:table-cell table:formula="of:=LEFT([.A58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96_len100000.txt </text:p>
          </table:table-cell>
          <table:table-cell office:value-type="float" office:value="148287.415673" calcext:value-type="float">
            <text:p>148287,415673</text:p>
          </table:table-cell>
          <table:table-cell office:value-type="float" office:value="1598" calcext:value-type="float">
            <text:p>1598</text:p>
          </table:table-cell>
          <table:table-cell office:value-type="float" office:value="0.184419" calcext:value-type="float">
            <text:p>0,184419</text:p>
          </table:table-cell>
          <table:table-cell office:value-type="float" office:value="0.010817" calcext:value-type="float">
            <text:p>0,010817</text:p>
          </table:table-cell>
          <table:table-cell table:formula="of:=LEFT([.A59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1.00_len100000.txt </text:p>
          </table:table-cell>
          <table:table-cell office:value-type="float" office:value="152392.736148" calcext:value-type="float">
            <text:p>152392,736148</text:p>
          </table:table-cell>
          <table:table-cell office:value-type="float" office:value="1580" calcext:value-type="float">
            <text:p>1580</text:p>
          </table:table-cell>
          <table:table-cell office:value-type="float" office:value="0.173737" calcext:value-type="float">
            <text:p>0,173737</text:p>
          </table:table-cell>
          <table:table-cell office:value-type="float" office:value="0.010798" calcext:value-type="float">
            <text:p>0,010798</text:p>
          </table:table-cell>
          <table:table-cell table:formula="of:=LEFT([.A60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60_len100000.txt </text:p>
          </table:table-cell>
          <table:table-cell office:value-type="float" office:value="153186.686269" calcext:value-type="float">
            <text:p>153186,686269</text:p>
          </table:table-cell>
          <table:table-cell office:value-type="float" office:value="178" calcext:value-type="float">
            <text:p>178</text:p>
          </table:table-cell>
          <table:table-cell office:value-type="float" office:value="0.389228" calcext:value-type="float">
            <text:p>0,389228</text:p>
          </table:table-cell>
          <table:table-cell office:value-type="float" office:value="0.01494" calcext:value-type="float">
            <text:p>0,01494</text:p>
          </table:table-cell>
          <table:table-cell table:formula="of:=LEFT([.A61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98_len100000.txt </text:p>
          </table:table-cell>
          <table:table-cell office:value-type="float" office:value="153520.863941" calcext:value-type="float">
            <text:p>153520,863941</text:p>
          </table:table-cell>
          <table:table-cell office:value-type="float" office:value="1678" calcext:value-type="float">
            <text:p>1678</text:p>
          </table:table-cell>
          <table:table-cell office:value-type="float" office:value="0.186601" calcext:value-type="float">
            <text:p>0,186601</text:p>
          </table:table-cell>
          <table:table-cell office:value-type="float" office:value="0.010457" calcext:value-type="float">
            <text:p>0,010457</text:p>
          </table:table-cell>
          <table:table-cell table:formula="of:=LEFT([.A62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59_len100000.txt </text:p>
          </table:table-cell>
          <table:table-cell office:value-type="float" office:value="161643.06718" calcext:value-type="float">
            <text:p>161643,06718</text:p>
          </table:table-cell>
          <table:table-cell office:value-type="float" office:value="153" calcext:value-type="float">
            <text:p>153</text:p>
          </table:table-cell>
          <table:table-cell office:value-type="float" office:value="0.408052" calcext:value-type="float">
            <text:p>0,408052</text:p>
          </table:table-cell>
          <table:table-cell office:value-type="float" office:value="0.015177" calcext:value-type="float">
            <text:p>0,015177</text:p>
          </table:table-cell>
          <table:table-cell table:formula="of:=LEFT([.A63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72_len100000.txt </text:p>
          </table:table-cell>
          <table:table-cell office:value-type="float" office:value="162839.168541" calcext:value-type="float">
            <text:p>162839,168541</text:p>
          </table:table-cell>
          <table:table-cell office:value-type="float" office:value="1161" calcext:value-type="float">
            <text:p>1161</text:p>
          </table:table-cell>
          <table:table-cell office:value-type="float" office:value="0.307349" calcext:value-type="float">
            <text:p>0,307349</text:p>
          </table:table-cell>
          <table:table-cell office:value-type="float" office:value="0.011798" calcext:value-type="float">
            <text:p>0,011798</text:p>
          </table:table-cell>
          <table:table-cell table:formula="of:=LEFT([.A64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69_len100000.txt </text:p>
          </table:table-cell>
          <table:table-cell office:value-type="float" office:value="163650.76269" calcext:value-type="float">
            <text:p>163650,76269</text:p>
          </table:table-cell>
          <table:table-cell office:value-type="float" office:value="937" calcext:value-type="float">
            <text:p>937</text:p>
          </table:table-cell>
          <table:table-cell office:value-type="float" office:value="0.32976" calcext:value-type="float">
            <text:p>0,32976</text:p>
          </table:table-cell>
          <table:table-cell office:value-type="float" office:value="0.012127" calcext:value-type="float">
            <text:p>0,012127</text:p>
          </table:table-cell>
          <table:table-cell table:formula="of:=LEFT([.A65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1.00_len100000.txt </text:p>
          </table:table-cell>
          <table:table-cell office:value-type="float" office:value="163760.830596" calcext:value-type="float">
            <text:p>163760,830596</text:p>
          </table:table-cell>
          <table:table-cell office:value-type="float" office:value="1824" calcext:value-type="float">
            <text:p>1824</text:p>
          </table:table-cell>
          <table:table-cell office:value-type="float" office:value="0.18459" calcext:value-type="float">
            <text:p>0,18459</text:p>
          </table:table-cell>
          <table:table-cell office:value-type="float" office:value="0.010176" calcext:value-type="float">
            <text:p>0,010176</text:p>
          </table:table-cell>
          <table:table-cell table:formula="of:=LEFT([.A66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75_len100000.txt </text:p>
          </table:table-cell>
          <table:table-cell office:value-type="float" office:value="168583.273473" calcext:value-type="float">
            <text:p>168583,273473</text:p>
          </table:table-cell>
          <table:table-cell office:value-type="float" office:value="1306" calcext:value-type="float">
            <text:p>1306</text:p>
          </table:table-cell>
          <table:table-cell office:value-type="float" office:value="0.290723" calcext:value-type="float">
            <text:p>0,290723</text:p>
          </table:table-cell>
          <table:table-cell office:value-type="float" office:value="0.011324" calcext:value-type="float">
            <text:p>0,011324</text:p>
          </table:table-cell>
          <table:table-cell table:formula="of:=LEFT([.A67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66_len100000.txt </text:p>
          </table:table-cell>
          <table:table-cell office:value-type="float" office:value="169255.403573" calcext:value-type="float">
            <text:p>169255,403573</text:p>
          </table:table-cell>
          <table:table-cell office:value-type="float" office:value="846" calcext:value-type="float">
            <text:p>846</text:p>
          </table:table-cell>
          <table:table-cell office:value-type="float" office:value="0.354395" calcext:value-type="float">
            <text:p>0,354395</text:p>
          </table:table-cell>
          <table:table-cell office:value-type="float" office:value="0.012612" calcext:value-type="float">
            <text:p>0,012612</text:p>
          </table:table-cell>
          <table:table-cell table:formula="of:=LEFT([.A68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78_len100000.txt </text:p>
          </table:table-cell>
          <table:table-cell office:value-type="float" office:value="175851.939422" calcext:value-type="float">
            <text:p>175851,939422</text:p>
          </table:table-cell>
          <table:table-cell office:value-type="float" office:value="1586" calcext:value-type="float">
            <text:p>1586</text:p>
          </table:table-cell>
          <table:table-cell office:value-type="float" office:value="0.271601" calcext:value-type="float">
            <text:p>0,271601</text:p>
          </table:table-cell>
          <table:table-cell office:value-type="float" office:value="0.01086" calcext:value-type="float">
            <text:p>0,01086</text:p>
          </table:table-cell>
          <table:table-cell table:formula="of:=LEFT([.A69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63_len100000.txt </text:p>
          </table:table-cell>
          <table:table-cell office:value-type="float" office:value="180549.563172" calcext:value-type="float">
            <text:p>180549,563172</text:p>
          </table:table-cell>
          <table:table-cell office:value-type="float" office:value="672" calcext:value-type="float">
            <text:p>672</text:p>
          </table:table-cell>
          <table:table-cell office:value-type="float" office:value="0.382889" calcext:value-type="float">
            <text:p>0,382889</text:p>
          </table:table-cell>
          <table:table-cell office:value-type="float" office:value="0.013031" calcext:value-type="float">
            <text:p>0,013031</text:p>
          </table:table-cell>
          <table:table-cell table:formula="of:=LEFT([.A70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82_len100000.txt </text:p>
          </table:table-cell>
          <table:table-cell office:value-type="float" office:value="195134.51276" calcext:value-type="float">
            <text:p>195134,51276</text:p>
          </table:table-cell>
          <table:table-cell office:value-type="float" office:value="1914" calcext:value-type="float">
            <text:p>1914</text:p>
          </table:table-cell>
          <table:table-cell office:value-type="float" office:value="0.257006" calcext:value-type="float">
            <text:p>0,257006</text:p>
          </table:table-cell>
          <table:table-cell office:value-type="float" office:value="0.010225" calcext:value-type="float">
            <text:p>0,010225</text:p>
          </table:table-cell>
          <table:table-cell table:formula="of:=LEFT([.A71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60_len100000.txt </text:p>
          </table:table-cell>
          <table:table-cell office:value-type="float" office:value="204119.57023" calcext:value-type="float">
            <text:p>204119,57023</text:p>
          </table:table-cell>
          <table:table-cell office:value-type="float" office:value="579" calcext:value-type="float">
            <text:p>579</text:p>
          </table:table-cell>
          <table:table-cell office:value-type="float" office:value="0.414342" calcext:value-type="float">
            <text:p>0,414342</text:p>
          </table:table-cell>
          <table:table-cell office:value-type="float" office:value="0.013344" calcext:value-type="float">
            <text:p>0,013344</text:p>
          </table:table-cell>
          <table:table-cell table:formula="of:=LEFT([.A72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84_len100000.txt </text:p>
          </table:table-cell>
          <table:table-cell office:value-type="float" office:value="209708.779396" calcext:value-type="float">
            <text:p>209708,779396</text:p>
          </table:table-cell>
          <table:table-cell office:value-type="float" office:value="2121" calcext:value-type="float">
            <text:p>2121</text:p>
          </table:table-cell>
          <table:table-cell office:value-type="float" office:value="0.241198" calcext:value-type="float">
            <text:p>0,241198</text:p>
          </table:table-cell>
          <table:table-cell office:value-type="float" office:value="0.009915" calcext:value-type="float">
            <text:p>0,009915</text:p>
          </table:table-cell>
          <table:table-cell table:formula="of:=LEFT([.A73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59_len100000.txt </text:p>
          </table:table-cell>
          <table:table-cell office:value-type="float" office:value="215414.002442" calcext:value-type="float">
            <text:p>215414,002442</text:p>
          </table:table-cell>
          <table:table-cell office:value-type="float" office:value="508" calcext:value-type="float">
            <text:p>508</text:p>
          </table:table-cell>
          <table:table-cell office:value-type="float" office:value="0.41872" calcext:value-type="float">
            <text:p>0,41872</text:p>
          </table:table-cell>
          <table:table-cell office:value-type="float" office:value="0.013374" calcext:value-type="float">
            <text:p>0,013374</text:p>
          </table:table-cell>
          <table:table-cell table:formula="of:=LEFT([.A74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56_len100000.txt </text:p>
          </table:table-cell>
          <table:table-cell office:value-type="float" office:value="221117.278145" calcext:value-type="float">
            <text:p>221117,278145</text:p>
          </table:table-cell>
          <table:table-cell office:value-type="float" office:value="133" calcext:value-type="float">
            <text:p>133</text:p>
          </table:table-cell>
          <table:table-cell office:value-type="float" office:value="0.443671" calcext:value-type="float">
            <text:p>0,443671</text:p>
          </table:table-cell>
          <table:table-cell office:value-type="float" office:value="0.015454" calcext:value-type="float">
            <text:p>0,015454</text:p>
          </table:table-cell>
          <table:table-cell table:formula="of:=LEFT([.A75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86_len100000.txt </text:p>
          </table:table-cell>
          <table:table-cell office:value-type="float" office:value="224418.790643" calcext:value-type="float">
            <text:p>224418,790643</text:p>
          </table:table-cell>
          <table:table-cell office:value-type="float" office:value="2285" calcext:value-type="float">
            <text:p>2285</text:p>
          </table:table-cell>
          <table:table-cell office:value-type="float" office:value="0.236824" calcext:value-type="float">
            <text:p>0,236824</text:p>
          </table:table-cell>
          <table:table-cell office:value-type="float" office:value="0.009627" calcext:value-type="float">
            <text:p>0,009627</text:p>
          </table:table-cell>
          <table:table-cell table:formula="of:=LEFT([.A76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56_len100000.txt </text:p>
          </table:table-cell>
          <table:table-cell office:value-type="float" office:value="236056.479934" calcext:value-type="float">
            <text:p>236056,479934</text:p>
          </table:table-cell>
          <table:table-cell office:value-type="float" office:value="445" calcext:value-type="float">
            <text:p>445</text:p>
          </table:table-cell>
          <table:table-cell office:value-type="float" office:value="0.441127" calcext:value-type="float">
            <text:p>0,441127</text:p>
          </table:table-cell>
          <table:table-cell office:value-type="float" office:value="0.013734" calcext:value-type="float">
            <text:p>0,013734</text:p>
          </table:table-cell>
          <table:table-cell table:formula="of:=LEFT([.A77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88_len100000.txt </text:p>
          </table:table-cell>
          <table:table-cell office:value-type="float" office:value="238002.456811" calcext:value-type="float">
            <text:p>238002,456811</text:p>
          </table:table-cell>
          <table:table-cell office:value-type="float" office:value="2546" calcext:value-type="float">
            <text:p>2546</text:p>
          </table:table-cell>
          <table:table-cell office:value-type="float" office:value="0.220951" calcext:value-type="float">
            <text:p>0,220951</text:p>
          </table:table-cell>
          <table:table-cell office:value-type="float" office:value="0.009421" calcext:value-type="float">
            <text:p>0,009421</text:p>
          </table:table-cell>
          <table:table-cell table:formula="of:=LEFT([.A78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90_len100000.txt </text:p>
          </table:table-cell>
          <table:table-cell office:value-type="float" office:value="252780.222501" calcext:value-type="float">
            <text:p>252780,222501</text:p>
          </table:table-cell>
          <table:table-cell office:value-type="float" office:value="2642" calcext:value-type="float">
            <text:p>2642</text:p>
          </table:table-cell>
          <table:table-cell office:value-type="float" office:value="0.21602" calcext:value-type="float">
            <text:p>0,21602</text:p>
          </table:table-cell>
          <table:table-cell office:value-type="float" office:value="0.00903" calcext:value-type="float">
            <text:p>0,00903</text:p>
          </table:table-cell>
          <table:table-cell table:formula="of:=LEFT([.A79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92_len100000.txt </text:p>
          </table:table-cell>
          <table:table-cell office:value-type="float" office:value="273085.48022" calcext:value-type="float">
            <text:p>273085,48022</text:p>
          </table:table-cell>
          <table:table-cell office:value-type="float" office:value="2939" calcext:value-type="float">
            <text:p>2939</text:p>
          </table:table-cell>
          <table:table-cell office:value-type="float" office:value="0.210496" calcext:value-type="float">
            <text:p>0,210496</text:p>
          </table:table-cell>
          <table:table-cell office:value-type="float" office:value="0.008793" calcext:value-type="float">
            <text:p>0,008793</text:p>
          </table:table-cell>
          <table:table-cell table:formula="of:=LEFT([.A80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53_len100000.txt </text:p>
          </table:table-cell>
          <table:table-cell office:value-type="float" office:value="288145.794638" calcext:value-type="float">
            <text:p>288145,794638</text:p>
          </table:table-cell>
          <table:table-cell office:value-type="float" office:value="328" calcext:value-type="float">
            <text:p>328</text:p>
          </table:table-cell>
          <table:table-cell office:value-type="float" office:value="0.476606" calcext:value-type="float">
            <text:p>0,476606</text:p>
          </table:table-cell>
          <table:table-cell office:value-type="float" office:value="0.013981" calcext:value-type="float">
            <text:p>0,013981</text:p>
          </table:table-cell>
          <table:table-cell table:formula="of:=LEFT([.A81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94_len100000.txt </text:p>
          </table:table-cell>
          <table:table-cell office:value-type="float" office:value="301974.800711" calcext:value-type="float">
            <text:p>301974,800711</text:p>
          </table:table-cell>
          <table:table-cell office:value-type="float" office:value="3237" calcext:value-type="float">
            <text:p>3237</text:p>
          </table:table-cell>
          <table:table-cell office:value-type="float" office:value="0.206792" calcext:value-type="float">
            <text:p>0,206792</text:p>
          </table:table-cell>
          <table:table-cell office:value-type="float" office:value="0.008527" calcext:value-type="float">
            <text:p>0,008527</text:p>
          </table:table-cell>
          <table:table-cell table:formula="of:=LEFT([.A82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96_len100000.txt </text:p>
          </table:table-cell>
          <table:table-cell office:value-type="float" office:value="313373.271284" calcext:value-type="float">
            <text:p>313373,271284</text:p>
          </table:table-cell>
          <table:table-cell office:value-type="float" office:value="3420" calcext:value-type="float">
            <text:p>3420</text:p>
          </table:table-cell>
          <table:table-cell office:value-type="float" office:value="0.197918" calcext:value-type="float">
            <text:p>0,197918</text:p>
          </table:table-cell>
          <table:table-cell office:value-type="float" office:value="0.008339" calcext:value-type="float">
            <text:p>0,008339</text:p>
          </table:table-cell>
          <table:table-cell table:formula="of:=LEFT([.A83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50_len100000.txt </text:p>
          </table:table-cell>
          <table:table-cell office:value-type="float" office:value="333768.663161" calcext:value-type="float">
            <text:p>333768,663161</text:p>
          </table:table-cell>
          <table:table-cell office:value-type="float" office:value="254" calcext:value-type="float">
            <text:p>254</text:p>
          </table:table-cell>
          <table:table-cell office:value-type="float" office:value="0.502493" calcext:value-type="float">
            <text:p>0,502493</text:p>
          </table:table-cell>
          <table:table-cell office:value-type="float" office:value="0.014062" calcext:value-type="float">
            <text:p>0,014062</text:p>
          </table:table-cell>
          <table:table-cell table:formula="of:=LEFT([.A84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98_len100000.txt </text:p>
          </table:table-cell>
          <table:table-cell office:value-type="float" office:value="351977.422254" calcext:value-type="float">
            <text:p>351977,422254</text:p>
          </table:table-cell>
          <table:table-cell office:value-type="float" office:value="3830" calcext:value-type="float">
            <text:p>3830</text:p>
          </table:table-cell>
          <table:table-cell office:value-type="float" office:value="0.19908" calcext:value-type="float">
            <text:p>0,19908</text:p>
          </table:table-cell>
          <table:table-cell office:value-type="float" office:value="0.007885" calcext:value-type="float">
            <text:p>0,007885</text:p>
          </table:table-cell>
          <table:table-cell table:formula="of:=LEFT([.A85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1.00_len100000.txt </text:p>
          </table:table-cell>
          <table:table-cell office:value-type="float" office:value="369205.32326" calcext:value-type="float">
            <text:p>369205,32326</text:p>
          </table:table-cell>
          <table:table-cell office:value-type="float" office:value="3968" calcext:value-type="float">
            <text:p>3968</text:p>
          </table:table-cell>
          <table:table-cell office:value-type="float" office:value="0.198473" calcext:value-type="float">
            <text:p>0,198473</text:p>
          </table:table-cell>
          <table:table-cell office:value-type="float" office:value="0.007705" calcext:value-type="float">
            <text:p>0,007705</text:p>
          </table:table-cell>
          <table:table-cell table:formula="of:=LEFT([.A86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40_len100000.txt </text:p>
          </table:table-cell>
          <table:table-cell office:value-type="float" office:value="369886.957818" calcext:value-type="float">
            <text:p>369886,957818</text:p>
          </table:table-cell>
          <table:table-cell office:value-type="float" office:value="88" calcext:value-type="float">
            <text:p>88</text:p>
          </table:table-cell>
          <table:table-cell office:value-type="float" office:value="0.526575" calcext:value-type="float">
            <text:p>0,526575</text:p>
          </table:table-cell>
          <table:table-cell office:value-type="float" office:value="0.016391" calcext:value-type="float">
            <text:p>0,016391</text:p>
          </table:table-cell>
          <table:table-cell table:formula="of:=LEFT([.A87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47_len100000.txt </text:p>
          </table:table-cell>
          <table:table-cell office:value-type="float" office:value="397746.470325" calcext:value-type="float">
            <text:p>397746,470325</text:p>
          </table:table-cell>
          <table:table-cell office:value-type="float" office:value="167" calcext:value-type="float">
            <text:p>167</text:p>
          </table:table-cell>
          <table:table-cell office:value-type="float" office:value="0.541694" calcext:value-type="float">
            <text:p>0,541694</text:p>
          </table:table-cell>
          <table:table-cell office:value-type="float" office:value="0.014316" calcext:value-type="float">
            <text:p>0,014316</text:p>
          </table:table-cell>
          <table:table-cell table:formula="of:=LEFT([.A88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44_len100000.txt </text:p>
          </table:table-cell>
          <table:table-cell office:value-type="float" office:value="499196.801974" calcext:value-type="float">
            <text:p>499196,801974</text:p>
          </table:table-cell>
          <table:table-cell office:value-type="float" office:value="158" calcext:value-type="float">
            <text:p>158</text:p>
          </table:table-cell>
          <table:table-cell office:value-type="float" office:value="0.574202" calcext:value-type="float">
            <text:p>0,574202</text:p>
          </table:table-cell>
          <table:table-cell office:value-type="float" office:value="0.014225" calcext:value-type="float">
            <text:p>0,014225</text:p>
          </table:table-cell>
          <table:table-cell table:formula="of:=LEFT([.A89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50_len100000.txt </text:p>
          </table:table-cell>
          <table:table-cell office:value-type="float" office:value="516675.877638" calcext:value-type="float">
            <text:p>516675,877638</text:p>
          </table:table-cell>
          <table:table-cell office:value-type="float" office:value="84" calcext:value-type="float">
            <text:p>84</text:p>
          </table:table-cell>
          <table:table-cell office:value-type="float" office:value="0.53147" calcext:value-type="float">
            <text:p>0,53147</text:p>
          </table:table-cell>
          <table:table-cell office:value-type="float" office:value="0.016159" calcext:value-type="float">
            <text:p>0,016159</text:p>
          </table:table-cell>
          <table:table-cell table:formula="of:=LEFT([.A90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47_len100000.txt </text:p>
          </table:table-cell>
          <table:table-cell office:value-type="float" office:value="628525.519172" calcext:value-type="float">
            <text:p>628525,519172</text:p>
          </table:table-cell>
          <table:table-cell office:value-type="float" office:value="58" calcext:value-type="float">
            <text:p>58</text:p>
          </table:table-cell>
          <table:table-cell office:value-type="float" office:value="0.563441" calcext:value-type="float">
            <text:p>0,563441</text:p>
          </table:table-cell>
          <table:table-cell office:value-type="float" office:value="0.016294" calcext:value-type="float">
            <text:p>0,016294</text:p>
          </table:table-cell>
          <table:table-cell table:formula="of:=LEFT([.A91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53_len100000.txt </text:p>
          </table:table-cell>
          <table:table-cell office:value-type="float" office:value="641018.904811" calcext:value-type="float">
            <text:p>641018,904811</text:p>
          </table:table-cell>
          <table:table-cell office:value-type="float" office:value="98" calcext:value-type="float">
            <text:p>98</text:p>
          </table:table-cell>
          <table:table-cell office:value-type="float" office:value="0.533474" calcext:value-type="float">
            <text:p>0,533474</text:p>
          </table:table-cell>
          <table:table-cell office:value-type="float" office:value="0.016265" calcext:value-type="float">
            <text:p>0,016265</text:p>
          </table:table-cell>
          <table:table-cell table:formula="of:=LEFT([.A92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41_len100000.txt </text:p>
          </table:table-cell>
          <table:table-cell office:value-type="float" office:value="724439.209372" calcext:value-type="float">
            <text:p>724439,209372</text:p>
          </table:table-cell>
          <table:table-cell office:value-type="float" office:value="105" calcext:value-type="float">
            <text:p>105</text:p>
          </table:table-cell>
          <table:table-cell office:value-type="float" office:value="0.649484" calcext:value-type="float">
            <text:p>0,649484</text:p>
          </table:table-cell>
          <table:table-cell office:value-type="float" office:value="0.015095" calcext:value-type="float">
            <text:p>0,015095</text:p>
          </table:table-cell>
          <table:table-cell table:formula="of:=LEFT([.A93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38_len100000.txt </text:p>
          </table:table-cell>
          <table:table-cell office:value-type="float" office:value="803584.724058" calcext:value-type="float">
            <text:p>803584,724058</text:p>
          </table:table-cell>
          <table:table-cell office:value-type="float" office:value="76" calcext:value-type="float">
            <text:p>76</text:p>
          </table:table-cell>
          <table:table-cell office:value-type="float" office:value="0.651057" calcext:value-type="float">
            <text:p>0,651057</text:p>
          </table:table-cell>
          <table:table-cell office:value-type="float" office:value="0.013259" calcext:value-type="float">
            <text:p>0,013259</text:p>
          </table:table-cell>
          <table:table-cell table:formula="of:=LEFT([.A94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40_len100000.txt </text:p>
          </table:table-cell>
          <table:table-cell office:value-type="float" office:value="855181.895788" calcext:value-type="float">
            <text:p>855181,895788</text:p>
          </table:table-cell>
          <table:table-cell office:value-type="float" office:value="35" calcext:value-type="float">
            <text:p>35</text:p>
          </table:table-cell>
          <table:table-cell office:value-type="float" office:value="0.599923" calcext:value-type="float">
            <text:p>0,599923</text:p>
          </table:table-cell>
          <table:table-cell office:value-type="float" office:value="0.016549" calcext:value-type="float">
            <text:p>0,016549</text:p>
          </table:table-cell>
          <table:table-cell table:formula="of:=LEFT([.A95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35_len100000.txt </text:p>
          </table:table-cell>
          <table:table-cell office:value-type="float" office:value="1018028.627387" calcext:value-type="float">
            <text:p>1018028,627387</text:p>
          </table:table-cell>
          <table:table-cell office:value-type="float" office:value="65" calcext:value-type="float">
            <text:p>65</text:p>
          </table:table-cell>
          <table:table-cell office:value-type="float" office:value="0.68439" calcext:value-type="float">
            <text:p>0,68439</text:p>
          </table:table-cell>
          <table:table-cell office:value-type="float" office:value="0.012616" calcext:value-type="float">
            <text:p>0,012616</text:p>
          </table:table-cell>
          <table:table-cell table:formula="of:=LEFT([.A96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44_len100000.txt </text:p>
          </table:table-cell>
          <table:table-cell office:value-type="float" office:value="1075173.35865" calcext:value-type="float">
            <text:p>1075173,35865</text:p>
          </table:table-cell>
          <table:table-cell office:value-type="float" office:value="43" calcext:value-type="float">
            <text:p>43</text:p>
          </table:table-cell>
          <table:table-cell office:value-type="float" office:value="0.621713" calcext:value-type="float">
            <text:p>0,621713</text:p>
          </table:table-cell>
          <table:table-cell office:value-type="float" office:value="0.016668" calcext:value-type="float">
            <text:p>0,016668</text:p>
          </table:table-cell>
          <table:table-cell table:formula="of:=LEFT([.A97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09_temp0.20_len100000.txt </text:p>
          </table:table-cell>
          <table:table-cell office:value-type="float" office:value="1150155.196848" calcext:value-type="float">
            <text:p>1150155,196848</text:p>
          </table:table-cell>
          <table:table-cell office:value-type="float" office:value="26" calcext:value-type="float">
            <text:p>26</text:p>
          </table:table-cell>
          <table:table-cell office:value-type="float" office:value="0.686461" calcext:value-type="float">
            <text:p>0,686461</text:p>
          </table:table-cell>
          <table:table-cell office:value-type="float" office:value="0.013059" calcext:value-type="float">
            <text:p>0,013059</text:p>
          </table:table-cell>
          <table:table-cell table:formula="of:=LEFT([.A98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32_len100000.txt </text:p>
          </table:table-cell>
          <table:table-cell office:value-type="float" office:value="1271398.28396" calcext:value-type="float">
            <text:p>1271398,28396</text:p>
          </table:table-cell>
          <table:table-cell office:value-type="float" office:value="42" calcext:value-type="float">
            <text:p>42</text:p>
          </table:table-cell>
          <table:table-cell office:value-type="float" office:value="0.720078" calcext:value-type="float">
            <text:p>0,720078</text:p>
          </table:table-cell>
          <table:table-cell office:value-type="float" office:value="0.011907" calcext:value-type="float">
            <text:p>0,011907</text:p>
          </table:table-cell>
          <table:table-cell table:formula="of:=LEFT([.A99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29_len100000.txt </text:p>
          </table:table-cell>
          <table:table-cell office:value-type="float" office:value="1559375.166169" calcext:value-type="float">
            <text:p>1559375,166169</text:p>
          </table:table-cell>
          <table:table-cell office:value-type="float" office:value="33" calcext:value-type="float">
            <text:p>33</text:p>
          </table:table-cell>
          <table:table-cell office:value-type="float" office:value="0.749741" calcext:value-type="float">
            <text:p>0,749741</text:p>
          </table:table-cell>
          <table:table-cell office:value-type="float" office:value="0.010974" calcext:value-type="float">
            <text:p>0,010974</text:p>
          </table:table-cell>
          <table:table-cell table:formula="of:=LEFT([.A100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29_len100000.txt </text:p>
          </table:table-cell>
          <table:table-cell office:value-type="float" office:value="1803865.183293" calcext:value-type="float">
            <text:p>1803865,183293</text:p>
          </table:table-cell>
          <table:table-cell office:value-type="float" office:value="13" calcext:value-type="float">
            <text:p>13</text:p>
          </table:table-cell>
          <table:table-cell office:value-type="float" office:value="0.733848" calcext:value-type="float">
            <text:p>0,733848</text:p>
          </table:table-cell>
          <table:table-cell office:value-type="float" office:value="0.016231" calcext:value-type="float">
            <text:p>0,016231</text:p>
          </table:table-cell>
          <table:table-cell table:formula="of:=LEFT([.A101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26_len100000.txt </text:p>
          </table:table-cell>
          <table:table-cell office:value-type="float" office:value="1825735.820887" calcext:value-type="float">
            <text:p>1825735,820887</text:p>
          </table:table-cell>
          <table:table-cell office:value-type="float" office:value="20" calcext:value-type="float">
            <text:p>20</text:p>
          </table:table-cell>
          <table:table-cell office:value-type="float" office:value="0.775903" calcext:value-type="float">
            <text:p>0,775903</text:p>
          </table:table-cell>
          <table:table-cell office:value-type="float" office:value="0.010096" calcext:value-type="float">
            <text:p>0,010096</text:p>
          </table:table-cell>
          <table:table-cell table:formula="of:=LEFT([.A102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23_len100000.txt </text:p>
          </table:table-cell>
          <table:table-cell office:value-type="float" office:value="2193407.971906" calcext:value-type="float">
            <text:p>2193407,971906</text:p>
          </table:table-cell>
          <table:table-cell office:value-type="float" office:value="13" calcext:value-type="float">
            <text:p>13</text:p>
          </table:table-cell>
          <table:table-cell office:value-type="float" office:value="0.802088" calcext:value-type="float">
            <text:p>0,802088</text:p>
          </table:table-cell>
          <table:table-cell office:value-type="float" office:value="0.009034" calcext:value-type="float">
            <text:p>0,009034</text:p>
          </table:table-cell>
          <table:table-cell table:formula="of:=LEFT([.A103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2_temp0.20_len100000.txt </text:p>
          </table:table-cell>
          <table:table-cell office:value-type="float" office:value="2620887.78612" calcext:value-type="float">
            <text:p>2620887,78612</text:p>
          </table:table-cell>
          <table:table-cell office:value-type="float" office:value="12" calcext:value-type="float">
            <text:p>12</text:p>
          </table:table-cell>
          <table:table-cell office:value-type="float" office:value="0.829155" calcext:value-type="float">
            <text:p>0,829155</text:p>
          </table:table-cell>
          <table:table-cell office:value-type="float" office:value="0.007961" calcext:value-type="float">
            <text:p>0,007961</text:p>
          </table:table-cell>
          <table:table-cell table:formula="of:=LEFT([.A104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32_len100000.txt </text:p>
          </table:table-cell>
          <table:table-cell office:value-type="float" office:value="2774365.135855" calcext:value-type="float">
            <text:p>2774365,135855</text:p>
          </table:table-cell>
          <table:table-cell office:value-type="float" office:value="15" calcext:value-type="float">
            <text:p>15</text:p>
          </table:table-cell>
          <table:table-cell office:value-type="float" office:value="0.777132" calcext:value-type="float">
            <text:p>0,777132</text:p>
          </table:table-cell>
          <table:table-cell office:value-type="float" office:value="0.017253" calcext:value-type="float">
            <text:p>0,017253</text:p>
          </table:table-cell>
          <table:table-cell table:formula="of:=LEFT([.A105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41_len100000.txt </text:p>
          </table:table-cell>
          <table:table-cell office:value-type="float" office:value="3331598.997484" calcext:value-type="float">
            <text:p>3331598,997484</text:p>
          </table:table-cell>
          <table:table-cell office:value-type="float" office:value="22" calcext:value-type="float">
            <text:p>22</text:p>
          </table:table-cell>
          <table:table-cell office:value-type="float" office:value="0.779446" calcext:value-type="float">
            <text:p>0,779446</text:p>
          </table:table-cell>
          <table:table-cell office:value-type="float" office:value="0.017649" calcext:value-type="float">
            <text:p>0,017649</text:p>
          </table:table-cell>
          <table:table-cell table:formula="of:=LEFT([.A106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20_len100000.txt </text:p>
          </table:table-cell>
          <table:table-cell office:value-type="float" office:value="3378197.128833" calcext:value-type="float">
            <text:p>3378197,128833</text:p>
          </table:table-cell>
          <table:table-cell office:value-type="float" office:value="4" calcext:value-type="float">
            <text:p>4</text:p>
          </table:table-cell>
          <table:table-cell office:value-type="float" office:value="0.84436" calcext:value-type="float">
            <text:p>0,84436</text:p>
          </table:table-cell>
          <table:table-cell office:value-type="float" office:value="0.016807" calcext:value-type="float">
            <text:p>0,016807</text:p>
          </table:table-cell>
          <table:table-cell table:formula="of:=LEFT([.A107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35_len100000.txt </text:p>
          </table:table-cell>
          <table:table-cell office:value-type="float" office:value="3670351.152367" calcext:value-type="float">
            <text:p>3670351,152367</text:p>
          </table:table-cell>
          <table:table-cell office:value-type="float" office:value="15" calcext:value-type="float">
            <text:p>15</text:p>
          </table:table-cell>
          <table:table-cell office:value-type="float" office:value="0.818841" calcext:value-type="float">
            <text:p>0,818841</text:p>
          </table:table-cell>
          <table:table-cell office:value-type="float" office:value="0.017675" calcext:value-type="float">
            <text:p>0,017675</text:p>
          </table:table-cell>
          <table:table-cell table:formula="of:=LEFT([.A108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26_len100000.txt </text:p>
          </table:table-cell>
          <table:table-cell office:value-type="float" office:value="4012087.112723" calcext:value-type="float">
            <text:p>4012087,112723</text:p>
          </table:table-cell>
          <table:table-cell office:value-type="float" office:value="10" calcext:value-type="float">
            <text:p>10</text:p>
          </table:table-cell>
          <table:table-cell office:value-type="float" office:value="0.856567" calcext:value-type="float">
            <text:p>0,856567</text:p>
          </table:table-cell>
          <table:table-cell office:value-type="float" office:value="0.017651" calcext:value-type="float">
            <text:p>0,017651</text:p>
          </table:table-cell>
          <table:table-cell table:formula="of:=LEFT([.A109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38_len100000.txt </text:p>
          </table:table-cell>
          <table:table-cell table:style-name="ce3" office:value-type="float" office:value="5358704.351474" calcext:value-type="float">
            <text:p>5358704,351474</text:p>
          </table:table-cell>
          <table:table-cell office:value-type="float" office:value="7" calcext:value-type="float">
            <text:p>7</text:p>
          </table:table-cell>
          <table:table-cell office:value-type="float" office:value="0.933176" calcext:value-type="float">
            <text:p>0,933176</text:p>
          </table:table-cell>
          <table:table-cell office:value-type="float" office:value="0.015888" calcext:value-type="float">
            <text:p>0,015888</text:p>
          </table:table-cell>
          <table:table-cell table:formula="of:=LEFT([.A110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1_temp0.23_len100000.txt </text:p>
          </table:table-cell>
          <table:table-cell office:value-type="float" office:value="5474785.625021" calcext:value-type="float">
            <text:p>5474785,625021</text:p>
          </table:table-cell>
          <table:table-cell office:value-type="float" office:value="4" calcext:value-type="float">
            <text:p>4</text:p>
          </table:table-cell>
          <table:table-cell office:value-type="float" office:value="0.945003" calcext:value-type="float">
            <text:p>0,945003</text:p>
          </table:table-cell>
          <table:table-cell office:value-type="float" office:value="0.015705" calcext:value-type="float">
            <text:p>0,015705</text:p>
          </table:table-cell>
          <table:table-cell table:formula="of:=LEFT([.A111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blia/RedNeuronal/id_010_temp0.20_len100000.txt </text:p>
          </table:table-cell>
          <table:table-cell office:value-type="float" office:value="6484999.637139" calcext:value-type="float">
            <text:p>6484999,637139</text:p>
          </table:table-cell>
          <table:table-cell office:value-type="float" office:value="10" calcext:value-type="float">
            <text:p>10</text:p>
          </table:table-cell>
          <table:table-cell office:value-type="float" office:value="0.732277" calcext:value-type="float">
            <text:p>0,732277</text:p>
          </table:table-cell>
          <table:table-cell office:value-type="float" office:value="0.009122" calcext:value-type="float">
            <text:p>0,009122</text:p>
          </table:table-cell>
          <table:table-cell table:formula="of:=LEFT([.A112];10)" office:value-type="string" office:string-value="Biblia/Red" calcext:value-type="string">
            <text:p>Biblia/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aGoT_PAQ_0.87.txt </text:p>
          </table:table-cell>
          <table:table-cell office:value-type="float" office:value="72279.174757" calcext:value-type="float">
            <text:p>72279,174757</text:p>
          </table:table-cell>
          <table:table-cell office:value-type="float" office:value="25" calcext:value-type="float">
            <text:p>25</text:p>
          </table:table-cell>
          <table:table-cell office:value-type="float" office:value="0.275029" calcext:value-type="float">
            <text:p>0,275029</text:p>
          </table:table-cell>
          <table:table-cell office:value-type="float" office:value="0.01087" calcext:value-type="float">
            <text:p>0,01087</text:p>
          </table:table-cell>
          <table:table-cell table:formula="of:=LEFT([.A113];10)" office:value-type="string" office:string-value="GOT/PAQ/aG" calcext:value-type="string">
            <text:p>GOT/PAQ/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aGoT_PAQ_0.85.txt </text:p>
          </table:table-cell>
          <table:table-cell office:value-type="float" office:value="73755.313017" calcext:value-type="float">
            <text:p>73755,313017</text:p>
          </table:table-cell>
          <table:table-cell office:value-type="float" office:value="22" calcext:value-type="float">
            <text:p>22</text:p>
          </table:table-cell>
          <table:table-cell office:value-type="float" office:value="0.285933" calcext:value-type="float">
            <text:p>0,285933</text:p>
          </table:table-cell>
          <table:table-cell office:value-type="float" office:value="0.011159" calcext:value-type="float">
            <text:p>0,011159</text:p>
          </table:table-cell>
          <table:table-cell table:formula="of:=LEFT([.A114];10)" office:value-type="string" office:string-value="GOT/PAQ/aG" calcext:value-type="string">
            <text:p>GOT/PAQ/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aGoT_PAQ_0.86.txt </text:p>
          </table:table-cell>
          <table:table-cell office:value-type="float" office:value="75643.730855" calcext:value-type="float">
            <text:p>75643,730855</text:p>
          </table:table-cell>
          <table:table-cell office:value-type="float" office:value="29" calcext:value-type="float">
            <text:p>29</text:p>
          </table:table-cell>
          <table:table-cell office:value-type="float" office:value="0.277789" calcext:value-type="float">
            <text:p>0,277789</text:p>
          </table:table-cell>
          <table:table-cell office:value-type="float" office:value="0.010939" calcext:value-type="float">
            <text:p>0,010939</text:p>
          </table:table-cell>
          <table:table-cell table:formula="of:=LEFT([.A115];10)" office:value-type="string" office:string-value="GOT/PAQ/aG" calcext:value-type="string">
            <text:p>GOT/PAQ/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aGoT_PAQ_0.76.txt </text:p>
          </table:table-cell>
          <table:table-cell office:value-type="float" office:value="86452.840881" calcext:value-type="float">
            <text:p>86452,840881</text:p>
          </table:table-cell>
          <table:table-cell office:value-type="float" office:value="14" calcext:value-type="float">
            <text:p>14</text:p>
          </table:table-cell>
          <table:table-cell office:value-type="float" office:value="0.32764" calcext:value-type="float">
            <text:p>0,32764</text:p>
          </table:table-cell>
          <table:table-cell office:value-type="float" office:value="0.012516" calcext:value-type="float">
            <text:p>0,012516</text:p>
          </table:table-cell>
          <table:table-cell table:formula="of:=LEFT([.A116];10)" office:value-type="string" office:string-value="GOT/PAQ/aG" calcext:value-type="string">
            <text:p>GOT/PAQ/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aGoT_PAQ_0.74.txt </text:p>
          </table:table-cell>
          <table:table-cell office:value-type="float" office:value="88765.642714" calcext:value-type="float">
            <text:p>88765,642714</text:p>
          </table:table-cell>
          <table:table-cell office:value-type="float" office:value="18" calcext:value-type="float">
            <text:p>18</text:p>
          </table:table-cell>
          <table:table-cell office:value-type="float" office:value="0.33134" calcext:value-type="float">
            <text:p>0,33134</text:p>
          </table:table-cell>
          <table:table-cell office:value-type="float" office:value="0.012639" calcext:value-type="float">
            <text:p>0,012639</text:p>
          </table:table-cell>
          <table:table-cell table:formula="of:=LEFT([.A117];10)" office:value-type="string" office:string-value="GOT/PAQ/aG" calcext:value-type="string">
            <text:p>GOT/PAQ/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aGoT_PAQ_0.993.txt </text:p>
          </table:table-cell>
          <table:table-cell office:value-type="float" office:value="140441.225096" calcext:value-type="float">
            <text:p>140441,225096</text:p>
          </table:table-cell>
          <table:table-cell office:value-type="float" office:value="541" calcext:value-type="float">
            <text:p>541</text:p>
          </table:table-cell>
          <table:table-cell office:value-type="float" office:value="0.251301" calcext:value-type="float">
            <text:p>0,251301</text:p>
          </table:table-cell>
          <table:table-cell office:value-type="float" office:value="0.007388" calcext:value-type="float">
            <text:p>0,007388</text:p>
          </table:table-cell>
          <table:table-cell table:formula="of:=LEFT([.A118];10)" office:value-type="string" office:string-value="GOT/PAQ/aG" calcext:value-type="string">
            <text:p>GOT/PAQ/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aGoT_PAQ_0.995.txt </text:p>
          </table:table-cell>
          <table:table-cell office:value-type="float" office:value="153385.112509" calcext:value-type="float">
            <text:p>153385,112509</text:p>
          </table:table-cell>
          <table:table-cell office:value-type="float" office:value="654" calcext:value-type="float">
            <text:p>654</text:p>
          </table:table-cell>
          <table:table-cell office:value-type="float" office:value="0.252639" calcext:value-type="float">
            <text:p>0,252639</text:p>
          </table:table-cell>
          <table:table-cell office:value-type="float" office:value="0.00747" calcext:value-type="float">
            <text:p>0,00747</text:p>
          </table:table-cell>
          <table:table-cell table:formula="of:=LEFT([.A119];10)" office:value-type="string" office:string-value="GOT/PAQ/aG" calcext:value-type="string">
            <text:p>GOT/PAQ/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aGoT_PAQ_0.79.txt </text:p>
          </table:table-cell>
          <table:table-cell office:value-type="float" office:value="434485937.629276" calcext:value-type="float">
            <text:p>434485937,629276</text:p>
          </table:table-cell>
          <table:table-cell office:value-type="float" office:value="5" calcext:value-type="float">
            <text:p>5</text:p>
          </table:table-cell>
          <table:table-cell office:value-type="float" office:value="0.5576" calcext:value-type="float">
            <text:p>0,5576</text:p>
          </table:table-cell>
          <table:table-cell office:value-type="float" office:value="0.005853" calcext:value-type="float">
            <text:p>0,005853</text:p>
          </table:table-cell>
          <table:table-cell table:formula="of:=LEFT([.A120];10)" office:value-type="string" office:string-value="GOT/PAQ/aG" calcext:value-type="string">
            <text:p>GOT/PAQ/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GoT_PAQ_0.8.txt </text:p>
          </table:table-cell>
          <table:table-cell office:value-type="float" office:value="72824.345474" calcext:value-type="float">
            <text:p>72824,345474</text:p>
          </table:table-cell>
          <table:table-cell office:value-type="float" office:value="7" calcext:value-type="float">
            <text:p>7</text:p>
          </table:table-cell>
          <table:table-cell office:value-type="float" office:value="0.300809" calcext:value-type="float">
            <text:p>0,300809</text:p>
          </table:table-cell>
          <table:table-cell office:value-type="float" office:value="0.011886" calcext:value-type="float">
            <text:p>0,011886</text:p>
          </table:table-cell>
          <table:table-cell table:formula="of:=LEFT([.A121];10)" office:value-type="string" office:string-value="GOT/PAQ/Go" calcext:value-type="string">
            <text:p>GOT/PAQ/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GoT_PAQ_0.83.txt </text:p>
          </table:table-cell>
          <table:table-cell office:value-type="float" office:value="73227.311772" calcext:value-type="float">
            <text:p>73227,311772</text:p>
          </table:table-cell>
          <table:table-cell office:value-type="float" office:value="19" calcext:value-type="float">
            <text:p>19</text:p>
          </table:table-cell>
          <table:table-cell office:value-type="float" office:value="0.290808" calcext:value-type="float">
            <text:p>0,290808</text:p>
          </table:table-cell>
          <table:table-cell office:value-type="float" office:value="0.011484" calcext:value-type="float">
            <text:p>0,011484</text:p>
          </table:table-cell>
          <table:table-cell table:formula="of:=LEFT([.A122];10)" office:value-type="string" office:string-value="GOT/PAQ/Go" calcext:value-type="string">
            <text:p>GOT/PAQ/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GoT_PAQ_0.84.txt </text:p>
          </table:table-cell>
          <table:table-cell office:value-type="float" office:value="73390.103959" calcext:value-type="float">
            <text:p>73390,103959</text:p>
          </table:table-cell>
          <table:table-cell office:value-type="float" office:value="17" calcext:value-type="float">
            <text:p>17</text:p>
          </table:table-cell>
          <table:table-cell office:value-type="float" office:value="0.282716" calcext:value-type="float">
            <text:p>0,282716</text:p>
          </table:table-cell>
          <table:table-cell office:value-type="float" office:value="0.011288" calcext:value-type="float">
            <text:p>0,011288</text:p>
          </table:table-cell>
          <table:table-cell table:formula="of:=LEFT([.A123];10)" office:value-type="string" office:string-value="GOT/PAQ/Go" calcext:value-type="string">
            <text:p>GOT/PAQ/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GoT_PAQ_0.82.txt </text:p>
          </table:table-cell>
          <table:table-cell office:value-type="float" office:value="73396.471436" calcext:value-type="float">
            <text:p>73396,471436</text:p>
          </table:table-cell>
          <table:table-cell office:value-type="float" office:value="7" calcext:value-type="float">
            <text:p>7</text:p>
          </table:table-cell>
          <table:table-cell office:value-type="float" office:value="0.294038" calcext:value-type="float">
            <text:p>0,294038</text:p>
          </table:table-cell>
          <table:table-cell office:value-type="float" office:value="0.011576" calcext:value-type="float">
            <text:p>0,011576</text:p>
          </table:table-cell>
          <table:table-cell table:formula="of:=LEFT([.A124];10)" office:value-type="string" office:string-value="GOT/PAQ/Go" calcext:value-type="string">
            <text:p>GOT/PAQ/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GoT_PAQ_0.9.txt </text:p>
          </table:table-cell>
          <table:table-cell office:value-type="float" office:value="77490.266229" calcext:value-type="float">
            <text:p>77490,266229</text:p>
          </table:table-cell>
          <table:table-cell office:value-type="float" office:value="38" calcext:value-type="float">
            <text:p>38</text:p>
          </table:table-cell>
          <table:table-cell office:value-type="float" office:value="0.257869" calcext:value-type="float">
            <text:p>0,257869</text:p>
          </table:table-cell>
          <table:table-cell office:value-type="float" office:value="0.010154" calcext:value-type="float">
            <text:p>0,010154</text:p>
          </table:table-cell>
          <table:table-cell table:formula="of:=LEFT([.A125];10)" office:value-type="string" office:string-value="GOT/PAQ/Go" calcext:value-type="string">
            <text:p>GOT/PAQ/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GoT_PAQ_0.75.txt </text:p>
          </table:table-cell>
          <table:table-cell office:value-type="float" office:value="82513.445584" calcext:value-type="float">
            <text:p>82513,445584</text:p>
          </table:table-cell>
          <table:table-cell office:value-type="float" office:value="8" calcext:value-type="float">
            <text:p>8</text:p>
          </table:table-cell>
          <table:table-cell office:value-type="float" office:value="0.327231" calcext:value-type="float">
            <text:p>0,327231</text:p>
          </table:table-cell>
          <table:table-cell office:value-type="float" office:value="0.012595" calcext:value-type="float">
            <text:p>0,012595</text:p>
          </table:table-cell>
          <table:table-cell table:formula="of:=LEFT([.A126];10)" office:value-type="string" office:string-value="GOT/PAQ/Go" calcext:value-type="string">
            <text:p>GOT/PAQ/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GoT_PAQ_0.76.txt </text:p>
          </table:table-cell>
          <table:table-cell office:value-type="float" office:value="86452.840881" calcext:value-type="float">
            <text:p>86452,840881</text:p>
          </table:table-cell>
          <table:table-cell office:value-type="float" office:value="14" calcext:value-type="float">
            <text:p>14</text:p>
          </table:table-cell>
          <table:table-cell office:value-type="float" office:value="0.32764" calcext:value-type="float">
            <text:p>0,32764</text:p>
          </table:table-cell>
          <table:table-cell office:value-type="float" office:value="0.012516" calcext:value-type="float">
            <text:p>0,012516</text:p>
          </table:table-cell>
          <table:table-cell table:formula="of:=LEFT([.A127];10)" office:value-type="string" office:string-value="GOT/PAQ/Go" calcext:value-type="string">
            <text:p>GOT/PAQ/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GoT_PAQ_0.95.txt </text:p>
          </table:table-cell>
          <table:table-cell office:value-type="float" office:value="86703.361942" calcext:value-type="float">
            <text:p>86703,361942</text:p>
          </table:table-cell>
          <table:table-cell office:value-type="float" office:value="160" calcext:value-type="float">
            <text:p>160</text:p>
          </table:table-cell>
          <table:table-cell office:value-type="float" office:value="0.238313" calcext:value-type="float">
            <text:p>0,238313</text:p>
          </table:table-cell>
          <table:table-cell office:value-type="float" office:value="0.008987" calcext:value-type="float">
            <text:p>0,008987</text:p>
          </table:table-cell>
          <table:table-cell table:formula="of:=LEFT([.A128];10)" office:value-type="string" office:string-value="GOT/PAQ/Go" calcext:value-type="string">
            <text:p>GOT/PAQ/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GoT_PAQ_0.96.txt </text:p>
          </table:table-cell>
          <table:table-cell office:value-type="float" office:value="88693.687806" calcext:value-type="float">
            <text:p>88693,687806</text:p>
          </table:table-cell>
          <table:table-cell office:value-type="float" office:value="150" calcext:value-type="float">
            <text:p>150</text:p>
          </table:table-cell>
          <table:table-cell office:value-type="float" office:value="0.237117" calcext:value-type="float">
            <text:p>0,237117</text:p>
          </table:table-cell>
          <table:table-cell office:value-type="float" office:value="0.008642" calcext:value-type="float">
            <text:p>0,008642</text:p>
          </table:table-cell>
          <table:table-cell table:formula="of:=LEFT([.A129];10)" office:value-type="string" office:string-value="GOT/PAQ/Go" calcext:value-type="string">
            <text:p>GOT/PAQ/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GoT_PAQ_0.97.txt </text:p>
          </table:table-cell>
          <table:table-cell office:value-type="float" office:value="103077.27859" calcext:value-type="float">
            <text:p>103077,27859</text:p>
          </table:table-cell>
          <table:table-cell office:value-type="float" office:value="237" calcext:value-type="float">
            <text:p>237</text:p>
          </table:table-cell>
          <table:table-cell office:value-type="float" office:value="0.243399" calcext:value-type="float">
            <text:p>0,243399</text:p>
          </table:table-cell>
          <table:table-cell office:value-type="float" office:value="0.00833" calcext:value-type="float">
            <text:p>0,00833</text:p>
          </table:table-cell>
          <table:table-cell table:formula="of:=LEFT([.A130];10)" office:value-type="string" office:string-value="GOT/PAQ/Go" calcext:value-type="string">
            <text:p>GOT/PAQ/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GoT_PAQ_0.98.txt </text:p>
          </table:table-cell>
          <table:table-cell office:value-type="float" office:value="114120.621966" calcext:value-type="float">
            <text:p>114120,621966</text:p>
          </table:table-cell>
          <table:table-cell office:value-type="float" office:value="322" calcext:value-type="float">
            <text:p>322</text:p>
          </table:table-cell>
          <table:table-cell office:value-type="float" office:value="0.248363" calcext:value-type="float">
            <text:p>0,248363</text:p>
          </table:table-cell>
          <table:table-cell office:value-type="float" office:value="0.007955" calcext:value-type="float">
            <text:p>0,007955</text:p>
          </table:table-cell>
          <table:table-cell table:formula="of:=LEFT([.A131];10)" office:value-type="string" office:string-value="GOT/PAQ/Go" calcext:value-type="string">
            <text:p>GOT/PAQ/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GoT_PAQ_0.99.txt </text:p>
          </table:table-cell>
          <table:table-cell office:value-type="float" office:value="116851.001514" calcext:value-type="float">
            <text:p>116851,001514</text:p>
          </table:table-cell>
          <table:table-cell office:value-type="float" office:value="375" calcext:value-type="float">
            <text:p>375</text:p>
          </table:table-cell>
          <table:table-cell office:value-type="float" office:value="0.246521" calcext:value-type="float">
            <text:p>0,246521</text:p>
          </table:table-cell>
          <table:table-cell office:value-type="float" office:value="0.007789" calcext:value-type="float">
            <text:p>0,007789</text:p>
          </table:table-cell>
          <table:table-cell table:formula="of:=LEFT([.A132];10)" office:value-type="string" office:string-value="GOT/PAQ/Go" calcext:value-type="string">
            <text:p>GOT/PAQ/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GoT_PAQ_1.0.txt </text:p>
          </table:table-cell>
          <table:table-cell office:value-type="float" office:value="185943.823287" calcext:value-type="float">
            <text:p>185943,823287</text:p>
          </table:table-cell>
          <table:table-cell office:value-type="float" office:value="1217" calcext:value-type="float">
            <text:p>1217</text:p>
          </table:table-cell>
          <table:table-cell office:value-type="float" office:value="0.265157" calcext:value-type="float">
            <text:p>0,265157</text:p>
          </table:table-cell>
          <table:table-cell office:value-type="float" office:value="0.007043" calcext:value-type="float">
            <text:p>0,007043</text:p>
          </table:table-cell>
          <table:table-cell table:formula="of:=LEFT([.A133];10)" office:value-type="string" office:string-value="GOT/PAQ/Go" calcext:value-type="string">
            <text:p>GOT/PAQ/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GoT_PAQ_0.7.txt </text:p>
          </table:table-cell>
          <table:table-cell office:value-type="float" office:value="4996195501.5957" calcext:value-type="float">
            <text:p>4996195501,5957</text:p>
          </table:table-cell>
          <table:table-cell office:value-type="float" office:value="1" calcext:value-type="float">
            <text:p>1</text:p>
          </table:table-cell>
          <table:table-cell office:value-type="float" office:value="0.887057" calcext:value-type="float">
            <text:p>0,887057</text:p>
          </table:table-cell>
          <table:table-cell office:value-type="float" office:value="0.001525" calcext:value-type="float">
            <text:p>0,001525</text:p>
          </table:table-cell>
          <table:table-cell table:formula="of:=LEFT([.A134];10)" office:value-type="string" office:string-value="GOT/PAQ/Go" calcext:value-type="string">
            <text:p>GOT/PAQ/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id_003_GOT.txt </text:p>
          </table:table-cell>
          <table:table-cell office:value-type="float" office:value="185943.823287" calcext:value-type="float">
            <text:p>185943,823287</text:p>
          </table:table-cell>
          <table:table-cell office:value-type="float" office:value="1217" calcext:value-type="float">
            <text:p>1217</text:p>
          </table:table-cell>
          <table:table-cell office:value-type="float" office:value="0.265157" calcext:value-type="float">
            <text:p>0,265157</text:p>
          </table:table-cell>
          <table:table-cell office:value-type="float" office:value="0.007043" calcext:value-type="float">
            <text:p>0,007043</text:p>
          </table:table-cell>
          <table:table-cell table:formula="of:=LEFT([.A135];10)" office:value-type="string" office:string-value="GOT/PAQ/id" calcext:value-type="string">
            <text:p>GOT/PAQ/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PAQ/id_003_GOT.txt </text:p>
          </table:table-cell>
          <table:table-cell office:value-type="float" office:value="185943.823287" calcext:value-type="float">
            <text:p>185943,823287</text:p>
          </table:table-cell>
          <table:table-cell office:value-type="float" office:value="1217" calcext:value-type="float">
            <text:p>1217</text:p>
          </table:table-cell>
          <table:table-cell office:value-type="float" office:value="0.265157" calcext:value-type="float">
            <text:p>0,265157</text:p>
          </table:table-cell>
          <table:table-cell office:value-type="float" office:value="0.007043" calcext:value-type="float">
            <text:p>0,007043</text:p>
          </table:table-cell>
          <table:table-cell table:formula="of:=LEFT([.A136];10)" office:value-type="string" office:string-value="GOT/PAQ/id" calcext:value-type="string">
            <text:p>GOT/PAQ/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72_len100000.txt </text:p>
          </table:table-cell>
          <table:table-cell office:value-type="float" office:value="62514.93508" calcext:value-type="float">
            <text:p>62514,93508</text:p>
          </table:table-cell>
          <table:table-cell office:value-type="float" office:value="236" calcext:value-type="float">
            <text:p>236</text:p>
          </table:table-cell>
          <table:table-cell office:value-type="float" office:value="0.259639" calcext:value-type="float">
            <text:p>0,259639</text:p>
          </table:table-cell>
          <table:table-cell office:value-type="float" office:value="0.011263" calcext:value-type="float">
            <text:p>0,011263</text:p>
          </table:table-cell>
          <table:table-cell table:formula="of:=LEFT([.A137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69_len100000.txt </text:p>
          </table:table-cell>
          <table:table-cell office:value-type="float" office:value="64346.482957" calcext:value-type="float">
            <text:p>64346,482957</text:p>
          </table:table-cell>
          <table:table-cell office:value-type="float" office:value="197" calcext:value-type="float">
            <text:p>197</text:p>
          </table:table-cell>
          <table:table-cell office:value-type="float" office:value="0.271075" calcext:value-type="float">
            <text:p>0,271075</text:p>
          </table:table-cell>
          <table:table-cell office:value-type="float" office:value="0.011553" calcext:value-type="float">
            <text:p>0,011553</text:p>
          </table:table-cell>
          <table:table-cell table:formula="of:=LEFT([.A138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75_len100000.txt </text:p>
          </table:table-cell>
          <table:table-cell office:value-type="float" office:value="65230.391905" calcext:value-type="float">
            <text:p>65230,391905</text:p>
          </table:table-cell>
          <table:table-cell office:value-type="float" office:value="325" calcext:value-type="float">
            <text:p>325</text:p>
          </table:table-cell>
          <table:table-cell office:value-type="float" office:value="0.242066" calcext:value-type="float">
            <text:p>0,242066</text:p>
          </table:table-cell>
          <table:table-cell office:value-type="float" office:value="0.010746" calcext:value-type="float">
            <text:p>0,010746</text:p>
          </table:table-cell>
          <table:table-cell table:formula="of:=LEFT([.A139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66_len100000.txt </text:p>
          </table:table-cell>
          <table:table-cell office:value-type="float" office:value="66724.092107" calcext:value-type="float">
            <text:p>66724,092107</text:p>
          </table:table-cell>
          <table:table-cell office:value-type="float" office:value="138" calcext:value-type="float">
            <text:p>138</text:p>
          </table:table-cell>
          <table:table-cell office:value-type="float" office:value="0.293227" calcext:value-type="float">
            <text:p>0,293227</text:p>
          </table:table-cell>
          <table:table-cell office:value-type="float" office:value="0.011908" calcext:value-type="float">
            <text:p>0,011908</text:p>
          </table:table-cell>
          <table:table-cell table:formula="of:=LEFT([.A140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78_len100000.txt </text:p>
          </table:table-cell>
          <table:table-cell office:value-type="float" office:value="68068.452007" calcext:value-type="float">
            <text:p>68068,452007</text:p>
          </table:table-cell>
          <table:table-cell office:value-type="float" office:value="393" calcext:value-type="float">
            <text:p>393</text:p>
          </table:table-cell>
          <table:table-cell office:value-type="float" office:value="0.23481" calcext:value-type="float">
            <text:p>0,23481</text:p>
          </table:table-cell>
          <table:table-cell office:value-type="float" office:value="0.01056" calcext:value-type="float">
            <text:p>0,01056</text:p>
          </table:table-cell>
          <table:table-cell table:formula="of:=LEFT([.A141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63_len100000.txt </text:p>
          </table:table-cell>
          <table:table-cell office:value-type="float" office:value="69785.400734" calcext:value-type="float">
            <text:p>69785,400734</text:p>
          </table:table-cell>
          <table:table-cell office:value-type="float" office:value="117" calcext:value-type="float">
            <text:p>117</text:p>
          </table:table-cell>
          <table:table-cell office:value-type="float" office:value="0.304453" calcext:value-type="float">
            <text:p>0,304453</text:p>
          </table:table-cell>
          <table:table-cell office:value-type="float" office:value="0.012171" calcext:value-type="float">
            <text:p>0,012171</text:p>
          </table:table-cell>
          <table:table-cell table:formula="of:=LEFT([.A142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82_len100000.txt </text:p>
          </table:table-cell>
          <table:table-cell office:value-type="float" office:value="70746.950372" calcext:value-type="float">
            <text:p>70746,950372</text:p>
          </table:table-cell>
          <table:table-cell office:value-type="float" office:value="502" calcext:value-type="float">
            <text:p>502</text:p>
          </table:table-cell>
          <table:table-cell office:value-type="float" office:value="0.217765" calcext:value-type="float">
            <text:p>0,217765</text:p>
          </table:table-cell>
          <table:table-cell office:value-type="float" office:value="0.01001" calcext:value-type="float">
            <text:p>0,01001</text:p>
          </table:table-cell>
          <table:table-cell table:formula="of:=LEFT([.A143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69_len100000.txt </text:p>
          </table:table-cell>
          <table:table-cell office:value-type="float" office:value="73157.44421" calcext:value-type="float">
            <text:p>73157,44421</text:p>
          </table:table-cell>
          <table:table-cell office:value-type="float" office:value="357" calcext:value-type="float">
            <text:p>357</text:p>
          </table:table-cell>
          <table:table-cell office:value-type="float" office:value="0.270945" calcext:value-type="float">
            <text:p>0,270945</text:p>
          </table:table-cell>
          <table:table-cell office:value-type="float" office:value="0.011063" calcext:value-type="float">
            <text:p>0,011063</text:p>
          </table:table-cell>
          <table:table-cell table:formula="of:=LEFT([.A144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66_len100000.txt </text:p>
          </table:table-cell>
          <table:table-cell office:value-type="float" office:value="73327.128187" calcext:value-type="float">
            <text:p>73327,128187</text:p>
          </table:table-cell>
          <table:table-cell office:value-type="float" office:value="252" calcext:value-type="float">
            <text:p>252</text:p>
          </table:table-cell>
          <table:table-cell office:value-type="float" office:value="0.289143" calcext:value-type="float">
            <text:p>0,289143</text:p>
          </table:table-cell>
          <table:table-cell office:value-type="float" office:value="0.011526" calcext:value-type="float">
            <text:p>0,011526</text:p>
          </table:table-cell>
          <table:table-cell table:formula="of:=LEFT([.A145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72_len100000.txt </text:p>
          </table:table-cell>
          <table:table-cell office:value-type="float" office:value="73467.390104" calcext:value-type="float">
            <text:p>73467,390104</text:p>
          </table:table-cell>
          <table:table-cell office:value-type="float" office:value="382" calcext:value-type="float">
            <text:p>382</text:p>
          </table:table-cell>
          <table:table-cell office:value-type="float" office:value="0.25889" calcext:value-type="float">
            <text:p>0,25889</text:p>
          </table:table-cell>
          <table:table-cell office:value-type="float" office:value="0.010828" calcext:value-type="float">
            <text:p>0,010828</text:p>
          </table:table-cell>
          <table:table-cell table:formula="of:=LEFT([.A146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63_len100000.txt </text:p>
          </table:table-cell>
          <table:table-cell office:value-type="float" office:value="74695.302103" calcext:value-type="float">
            <text:p>74695,302103</text:p>
          </table:table-cell>
          <table:table-cell office:value-type="float" office:value="177" calcext:value-type="float">
            <text:p>177</text:p>
          </table:table-cell>
          <table:table-cell office:value-type="float" office:value="0.30424" calcext:value-type="float">
            <text:p>0,30424</text:p>
          </table:table-cell>
          <table:table-cell office:value-type="float" office:value="0.011819" calcext:value-type="float">
            <text:p>0,011819</text:p>
          </table:table-cell>
          <table:table-cell table:formula="of:=LEFT([.A147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60_len100000.txt </text:p>
          </table:table-cell>
          <table:table-cell office:value-type="float" office:value="75929.940504" calcext:value-type="float">
            <text:p>75929,940504</text:p>
          </table:table-cell>
          <table:table-cell office:value-type="float" office:value="94" calcext:value-type="float">
            <text:p>94</text:p>
          </table:table-cell>
          <table:table-cell office:value-type="float" office:value="0.323989" calcext:value-type="float">
            <text:p>0,323989</text:p>
          </table:table-cell>
          <table:table-cell office:value-type="float" office:value="0.012438" calcext:value-type="float">
            <text:p>0,012438</text:p>
          </table:table-cell>
          <table:table-cell table:formula="of:=LEFT([.A148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59_len100000.txt </text:p>
          </table:table-cell>
          <table:table-cell office:value-type="float" office:value="77469.281778" calcext:value-type="float">
            <text:p>77469,281778</text:p>
          </table:table-cell>
          <table:table-cell office:value-type="float" office:value="70" calcext:value-type="float">
            <text:p>70</text:p>
          </table:table-cell>
          <table:table-cell office:value-type="float" office:value="0.32798" calcext:value-type="float">
            <text:p>0,32798</text:p>
          </table:table-cell>
          <table:table-cell office:value-type="float" office:value="0.012576" calcext:value-type="float">
            <text:p>0,012576</text:p>
          </table:table-cell>
          <table:table-cell table:formula="of:=LEFT([.A149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75_len100000.txt </text:p>
          </table:table-cell>
          <table:table-cell office:value-type="float" office:value="77725.878054" calcext:value-type="float">
            <text:p>77725,878054</text:p>
          </table:table-cell>
          <table:table-cell office:value-type="float" office:value="514" calcext:value-type="float">
            <text:p>514</text:p>
          </table:table-cell>
          <table:table-cell office:value-type="float" office:value="0.244935" calcext:value-type="float">
            <text:p>0,244935</text:p>
          </table:table-cell>
          <table:table-cell office:value-type="float" office:value="0.010374" calcext:value-type="float">
            <text:p>0,010374</text:p>
          </table:table-cell>
          <table:table-cell table:formula="of:=LEFT([.A150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84_len100000.txt </text:p>
          </table:table-cell>
          <table:table-cell office:value-type="float" office:value="79400.291756" calcext:value-type="float">
            <text:p>79400,291756</text:p>
          </table:table-cell>
          <table:table-cell office:value-type="float" office:value="608" calcext:value-type="float">
            <text:p>608</text:p>
          </table:table-cell>
          <table:table-cell office:value-type="float" office:value="0.212391" calcext:value-type="float">
            <text:p>0,212391</text:p>
          </table:table-cell>
          <table:table-cell office:value-type="float" office:value="0.00974" calcext:value-type="float">
            <text:p>0,00974</text:p>
          </table:table-cell>
          <table:table-cell table:formula="of:=LEFT([.A151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86_len100000.txt </text:p>
          </table:table-cell>
          <table:table-cell office:value-type="float" office:value="80001.970518" calcext:value-type="float">
            <text:p>80001,970518</text:p>
          </table:table-cell>
          <table:table-cell office:value-type="float" office:value="638" calcext:value-type="float">
            <text:p>638</text:p>
          </table:table-cell>
          <table:table-cell office:value-type="float" office:value="0.206093" calcext:value-type="float">
            <text:p>0,206093</text:p>
          </table:table-cell>
          <table:table-cell office:value-type="float" office:value="0.00959" calcext:value-type="float">
            <text:p>0,00959</text:p>
          </table:table-cell>
          <table:table-cell table:formula="of:=LEFT([.A152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78_len100000.txt </text:p>
          </table:table-cell>
          <table:table-cell office:value-type="float" office:value="80688.677215" calcext:value-type="float">
            <text:p>80688,677215</text:p>
          </table:table-cell>
          <table:table-cell office:value-type="float" office:value="590" calcext:value-type="float">
            <text:p>590</text:p>
          </table:table-cell>
          <table:table-cell office:value-type="float" office:value="0.232687" calcext:value-type="float">
            <text:p>0,232687</text:p>
          </table:table-cell>
          <table:table-cell office:value-type="float" office:value="0.010093" calcext:value-type="float">
            <text:p>0,010093</text:p>
          </table:table-cell>
          <table:table-cell table:formula="of:=LEFT([.A153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60_len100000.txt </text:p>
          </table:table-cell>
          <table:table-cell office:value-type="float" office:value="82234.499475" calcext:value-type="float">
            <text:p>82234,499475</text:p>
          </table:table-cell>
          <table:table-cell office:value-type="float" office:value="152" calcext:value-type="float">
            <text:p>152</text:p>
          </table:table-cell>
          <table:table-cell office:value-type="float" office:value="0.327415" calcext:value-type="float">
            <text:p>0,327415</text:p>
          </table:table-cell>
          <table:table-cell office:value-type="float" office:value="0.012279" calcext:value-type="float">
            <text:p>0,012279</text:p>
          </table:table-cell>
          <table:table-cell table:formula="of:=LEFT([.A154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88_len100000.txt </text:p>
          </table:table-cell>
          <table:table-cell office:value-type="float" office:value="85967.786161" calcext:value-type="float">
            <text:p>85967,786161</text:p>
          </table:table-cell>
          <table:table-cell office:value-type="float" office:value="696" calcext:value-type="float">
            <text:p>696</text:p>
          </table:table-cell>
          <table:table-cell office:value-type="float" office:value="0.202668" calcext:value-type="float">
            <text:p>0,202668</text:p>
          </table:table-cell>
          <table:table-cell office:value-type="float" office:value="0.009194" calcext:value-type="float">
            <text:p>0,009194</text:p>
          </table:table-cell>
          <table:table-cell table:formula="of:=LEFT([.A155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56_len100000.txt </text:p>
          </table:table-cell>
          <table:table-cell office:value-type="float" office:value="88395.905902" calcext:value-type="float">
            <text:p>88395,905902</text:p>
          </table:table-cell>
          <table:table-cell office:value-type="float" office:value="69" calcext:value-type="float">
            <text:p>69</text:p>
          </table:table-cell>
          <table:table-cell office:value-type="float" office:value="0.348854" calcext:value-type="float">
            <text:p>0,348854</text:p>
          </table:table-cell>
          <table:table-cell office:value-type="float" office:value="0.012851" calcext:value-type="float">
            <text:p>0,012851</text:p>
          </table:table-cell>
          <table:table-cell table:formula="of:=LEFT([.A156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59_len100000.txt </text:p>
          </table:table-cell>
          <table:table-cell office:value-type="float" office:value="88603.98215" calcext:value-type="float">
            <text:p>88603,98215</text:p>
          </table:table-cell>
          <table:table-cell office:value-type="float" office:value="158" calcext:value-type="float">
            <text:p>158</text:p>
          </table:table-cell>
          <table:table-cell office:value-type="float" office:value="0.337226" calcext:value-type="float">
            <text:p>0,337226</text:p>
          </table:table-cell>
          <table:table-cell office:value-type="float" office:value="0.012338" calcext:value-type="float">
            <text:p>0,012338</text:p>
          </table:table-cell>
          <table:table-cell table:formula="of:=LEFT([.A157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56_len100000.txt </text:p>
          </table:table-cell>
          <table:table-cell office:value-type="float" office:value="90388.525247" calcext:value-type="float">
            <text:p>90388,525247</text:p>
          </table:table-cell>
          <table:table-cell office:value-type="float" office:value="91" calcext:value-type="float">
            <text:p>91</text:p>
          </table:table-cell>
          <table:table-cell office:value-type="float" office:value="0.353732" calcext:value-type="float">
            <text:p>0,353732</text:p>
          </table:table-cell>
          <table:table-cell office:value-type="float" office:value="0.012642" calcext:value-type="float">
            <text:p>0,012642</text:p>
          </table:table-cell>
          <table:table-cell table:formula="of:=LEFT([.A158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82_len100000.txt </text:p>
          </table:table-cell>
          <table:table-cell office:value-type="float" office:value="93253.419253" calcext:value-type="float">
            <text:p>93253,419253</text:p>
          </table:table-cell>
          <table:table-cell office:value-type="float" office:value="756" calcext:value-type="float">
            <text:p>756</text:p>
          </table:table-cell>
          <table:table-cell office:value-type="float" office:value="0.219653" calcext:value-type="float">
            <text:p>0,219653</text:p>
          </table:table-cell>
          <table:table-cell office:value-type="float" office:value="0.009565" calcext:value-type="float">
            <text:p>0,009565</text:p>
          </table:table-cell>
          <table:table-cell table:formula="of:=LEFT([.A159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84_len100000.txt </text:p>
          </table:table-cell>
          <table:table-cell office:value-type="float" office:value="94749.87522" calcext:value-type="float">
            <text:p>94749,87522</text:p>
          </table:table-cell>
          <table:table-cell office:value-type="float" office:value="801" calcext:value-type="float">
            <text:p>801</text:p>
          </table:table-cell>
          <table:table-cell office:value-type="float" office:value="0.213556" calcext:value-type="float">
            <text:p>0,213556</text:p>
          </table:table-cell>
          <table:table-cell office:value-type="float" office:value="0.00936" calcext:value-type="float">
            <text:p>0,00936</text:p>
          </table:table-cell>
          <table:table-cell table:formula="of:=LEFT([.A160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53_len100000.txt </text:p>
          </table:table-cell>
          <table:table-cell office:value-type="float" office:value="96753.398038" calcext:value-type="float">
            <text:p>96753,398038</text:p>
          </table:table-cell>
          <table:table-cell office:value-type="float" office:value="38" calcext:value-type="float">
            <text:p>38</text:p>
          </table:table-cell>
          <table:table-cell office:value-type="float" office:value="0.369252" calcext:value-type="float">
            <text:p>0,369252</text:p>
          </table:table-cell>
          <table:table-cell office:value-type="float" office:value="0.013195" calcext:value-type="float">
            <text:p>0,013195</text:p>
          </table:table-cell>
          <table:table-cell table:formula="of:=LEFT([.A161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86_len100000.txt </text:p>
          </table:table-cell>
          <table:table-cell office:value-type="float" office:value="97585.733481" calcext:value-type="float">
            <text:p>97585,733481</text:p>
          </table:table-cell>
          <table:table-cell office:value-type="float" office:value="843" calcext:value-type="float">
            <text:p>843</text:p>
          </table:table-cell>
          <table:table-cell office:value-type="float" office:value="0.208639" calcext:value-type="float">
            <text:p>0,208639</text:p>
          </table:table-cell>
          <table:table-cell office:value-type="float" office:value="0.009163" calcext:value-type="float">
            <text:p>0,009163</text:p>
          </table:table-cell>
          <table:table-cell table:formula="of:=LEFT([.A162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90_len100000.txt </text:p>
          </table:table-cell>
          <table:table-cell office:value-type="float" office:value="99124.342449" calcext:value-type="float">
            <text:p>99124,342449</text:p>
          </table:table-cell>
          <table:table-cell office:value-type="float" office:value="924" calcext:value-type="float">
            <text:p>924</text:p>
          </table:table-cell>
          <table:table-cell office:value-type="float" office:value="0.202197" calcext:value-type="float">
            <text:p>0,202197</text:p>
          </table:table-cell>
          <table:table-cell office:value-type="float" office:value="0.009088" calcext:value-type="float">
            <text:p>0,009088</text:p>
          </table:table-cell>
          <table:table-cell table:formula="of:=LEFT([.A163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92_len100000.txt </text:p>
          </table:table-cell>
          <table:table-cell office:value-type="float" office:value="102397.343474" calcext:value-type="float">
            <text:p>102397,343474</text:p>
          </table:table-cell>
          <table:table-cell office:value-type="float" office:value="958" calcext:value-type="float">
            <text:p>958</text:p>
          </table:table-cell>
          <table:table-cell office:value-type="float" office:value="0.198884" calcext:value-type="float">
            <text:p>0,198884</text:p>
          </table:table-cell>
          <table:table-cell office:value-type="float" office:value="0.008724" calcext:value-type="float">
            <text:p>0,008724</text:p>
          </table:table-cell>
          <table:table-cell table:formula="of:=LEFT([.A164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88_len100000.txt </text:p>
          </table:table-cell>
          <table:table-cell office:value-type="float" office:value="104980.174911" calcext:value-type="float">
            <text:p>104980,174911</text:p>
          </table:table-cell>
          <table:table-cell office:value-type="float" office:value="996" calcext:value-type="float">
            <text:p>996</text:p>
          </table:table-cell>
          <table:table-cell office:value-type="float" office:value="0.204214" calcext:value-type="float">
            <text:p>0,204214</text:p>
          </table:table-cell>
          <table:table-cell office:value-type="float" office:value="0.008828" calcext:value-type="float">
            <text:p>0,008828</text:p>
          </table:table-cell>
          <table:table-cell table:formula="of:=LEFT([.A165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53_len100000.txt </text:p>
          </table:table-cell>
          <table:table-cell office:value-type="float" office:value="105145.610946" calcext:value-type="float">
            <text:p>105145,610946</text:p>
          </table:table-cell>
          <table:table-cell office:value-type="float" office:value="73" calcext:value-type="float">
            <text:p>73</text:p>
          </table:table-cell>
          <table:table-cell office:value-type="float" office:value="0.374629" calcext:value-type="float">
            <text:p>0,374629</text:p>
          </table:table-cell>
          <table:table-cell office:value-type="float" office:value="0.012886" calcext:value-type="float">
            <text:p>0,012886</text:p>
          </table:table-cell>
          <table:table-cell table:formula="of:=LEFT([.A166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94_len100000.txt </text:p>
          </table:table-cell>
          <table:table-cell office:value-type="float" office:value="108017.44028" calcext:value-type="float">
            <text:p>108017,44028</text:p>
          </table:table-cell>
          <table:table-cell office:value-type="float" office:value="1016" calcext:value-type="float">
            <text:p>1016</text:p>
          </table:table-cell>
          <table:table-cell office:value-type="float" office:value="0.192714" calcext:value-type="float">
            <text:p>0,192714</text:p>
          </table:table-cell>
          <table:table-cell office:value-type="float" office:value="0.008498" calcext:value-type="float">
            <text:p>0,008498</text:p>
          </table:table-cell>
          <table:table-cell table:formula="of:=LEFT([.A167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50_len100000.txt </text:p>
          </table:table-cell>
          <table:table-cell office:value-type="float" office:value="108239.221456" calcext:value-type="float">
            <text:p>108239,221456</text:p>
          </table:table-cell>
          <table:table-cell office:value-type="float" office:value="35" calcext:value-type="float">
            <text:p>35</text:p>
          </table:table-cell>
          <table:table-cell office:value-type="float" office:value="0.386489" calcext:value-type="float">
            <text:p>0,386489</text:p>
          </table:table-cell>
          <table:table-cell office:value-type="float" office:value="0.013304" calcext:value-type="float">
            <text:p>0,013304</text:p>
          </table:table-cell>
          <table:table-cell table:formula="of:=LEFT([.A168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50_len100000.txt </text:p>
          </table:table-cell>
          <table:table-cell office:value-type="float" office:value="119291.814267" calcext:value-type="float">
            <text:p>119291,814267</text:p>
          </table:table-cell>
          <table:table-cell office:value-type="float" office:value="67" calcext:value-type="float">
            <text:p>67</text:p>
          </table:table-cell>
          <table:table-cell office:value-type="float" office:value="0.39615" calcext:value-type="float">
            <text:p>0,39615</text:p>
          </table:table-cell>
          <table:table-cell office:value-type="float" office:value="0.013161" calcext:value-type="float">
            <text:p>0,013161</text:p>
          </table:table-cell>
          <table:table-cell table:formula="of:=LEFT([.A169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90_len100000.txt </text:p>
          </table:table-cell>
          <table:table-cell office:value-type="float" office:value="121375.377415" calcext:value-type="float">
            <text:p>121375,377415</text:p>
          </table:table-cell>
          <table:table-cell office:value-type="float" office:value="1180" calcext:value-type="float">
            <text:p>1180</text:p>
          </table:table-cell>
          <table:table-cell office:value-type="float" office:value="0.196894" calcext:value-type="float">
            <text:p>0,196894</text:p>
          </table:table-cell>
          <table:table-cell office:value-type="float" office:value="0.008492" calcext:value-type="float">
            <text:p>0,008492</text:p>
          </table:table-cell>
          <table:table-cell table:formula="of:=LEFT([.A170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96_len100000.txt </text:p>
          </table:table-cell>
          <table:table-cell office:value-type="float" office:value="123216.371736" calcext:value-type="float">
            <text:p>123216,371736</text:p>
          </table:table-cell>
          <table:table-cell office:value-type="float" office:value="1224" calcext:value-type="float">
            <text:p>1224</text:p>
          </table:table-cell>
          <table:table-cell office:value-type="float" office:value="0.194231" calcext:value-type="float">
            <text:p>0,194231</text:p>
          </table:table-cell>
          <table:table-cell office:value-type="float" office:value="0.008283" calcext:value-type="float">
            <text:p>0,008283</text:p>
          </table:table-cell>
          <table:table-cell table:formula="of:=LEFT([.A171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92_len100000.txt </text:p>
          </table:table-cell>
          <table:table-cell office:value-type="float" office:value="124286.812296" calcext:value-type="float">
            <text:p>124286,812296</text:p>
          </table:table-cell>
          <table:table-cell office:value-type="float" office:value="1234" calcext:value-type="float">
            <text:p>1234</text:p>
          </table:table-cell>
          <table:table-cell office:value-type="float" office:value="0.197225" calcext:value-type="float">
            <text:p>0,197225</text:p>
          </table:table-cell>
          <table:table-cell office:value-type="float" office:value="0.008353" calcext:value-type="float">
            <text:p>0,008353</text:p>
          </table:table-cell>
          <table:table-cell table:formula="of:=LEFT([.A172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47_len100000.txt </text:p>
          </table:table-cell>
          <table:table-cell office:value-type="float" office:value="125051.480005" calcext:value-type="float">
            <text:p>125051,480005</text:p>
          </table:table-cell>
          <table:table-cell office:value-type="float" office:value="34" calcext:value-type="float">
            <text:p>34</text:p>
          </table:table-cell>
          <table:table-cell office:value-type="float" office:value="0.410918" calcext:value-type="float">
            <text:p>0,410918</text:p>
          </table:table-cell>
          <table:table-cell office:value-type="float" office:value="0.013482" calcext:value-type="float">
            <text:p>0,013482</text:p>
          </table:table-cell>
          <table:table-cell table:formula="of:=LEFT([.A173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98_len100000.txt </text:p>
          </table:table-cell>
          <table:table-cell office:value-type="float" office:value="129020.229546" calcext:value-type="float">
            <text:p>129020,229546</text:p>
          </table:table-cell>
          <table:table-cell office:value-type="float" office:value="1329" calcext:value-type="float">
            <text:p>1329</text:p>
          </table:table-cell>
          <table:table-cell office:value-type="float" office:value="0.191651" calcext:value-type="float">
            <text:p>0,191651</text:p>
          </table:table-cell>
          <table:table-cell office:value-type="float" office:value="0.008057" calcext:value-type="float">
            <text:p>0,008057</text:p>
          </table:table-cell>
          <table:table-cell table:formula="of:=LEFT([.A174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47_len100000.txt </text:p>
          </table:table-cell>
          <table:table-cell office:value-type="float" office:value="134819.584805" calcext:value-type="float">
            <text:p>134819,584805</text:p>
          </table:table-cell>
          <table:table-cell office:value-type="float" office:value="27" calcext:value-type="float">
            <text:p>27</text:p>
          </table:table-cell>
          <table:table-cell office:value-type="float" office:value="0.415375" calcext:value-type="float">
            <text:p>0,415375</text:p>
          </table:table-cell>
          <table:table-cell office:value-type="float" office:value="0.013293" calcext:value-type="float">
            <text:p>0,013293</text:p>
          </table:table-cell>
          <table:table-cell table:formula="of:=LEFT([.A175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94_len100000.txt </text:p>
          </table:table-cell>
          <table:table-cell office:value-type="float" office:value="139779.811893" calcext:value-type="float">
            <text:p>139779,811893</text:p>
          </table:table-cell>
          <table:table-cell office:value-type="float" office:value="1407" calcext:value-type="float">
            <text:p>1407</text:p>
          </table:table-cell>
          <table:table-cell office:value-type="float" office:value="0.196118" calcext:value-type="float">
            <text:p>0,196118</text:p>
          </table:table-cell>
          <table:table-cell office:value-type="float" office:value="0.007965" calcext:value-type="float">
            <text:p>0,007965</text:p>
          </table:table-cell>
          <table:table-cell table:formula="of:=LEFT([.A176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1.00_len100000.txt </text:p>
          </table:table-cell>
          <table:table-cell office:value-type="float" office:value="146119.624199" calcext:value-type="float">
            <text:p>146119,624199</text:p>
          </table:table-cell>
          <table:table-cell office:value-type="float" office:value="1563" calcext:value-type="float">
            <text:p>1563</text:p>
          </table:table-cell>
          <table:table-cell office:value-type="float" office:value="0.193069" calcext:value-type="float">
            <text:p>0,193069</text:p>
          </table:table-cell>
          <table:table-cell office:value-type="float" office:value="0.00786" calcext:value-type="float">
            <text:p>0,00786</text:p>
          </table:table-cell>
          <table:table-cell table:formula="of:=LEFT([.A177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96_len100000.txt </text:p>
          </table:table-cell>
          <table:table-cell table:style-name="ce3" office:value-type="float" office:value="151802.84083" calcext:value-type="float">
            <text:p>151802,840830</text:p>
          </table:table-cell>
          <table:table-cell office:value-type="float" office:value="1510" calcext:value-type="float">
            <text:p>1510</text:p>
          </table:table-cell>
          <table:table-cell office:value-type="float" office:value="0.193597" calcext:value-type="float">
            <text:p>0,193597</text:p>
          </table:table-cell>
          <table:table-cell office:value-type="float" office:value="0.007829" calcext:value-type="float">
            <text:p>0,007829</text:p>
          </table:table-cell>
          <table:table-cell table:formula="of:=LEFT([.A178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44_len100000.txt </text:p>
          </table:table-cell>
          <table:table-cell office:value-type="float" office:value="156207.571869" calcext:value-type="float">
            <text:p>156207,571869</text:p>
          </table:table-cell>
          <table:table-cell office:value-type="float" office:value="29" calcext:value-type="float">
            <text:p>29</text:p>
          </table:table-cell>
          <table:table-cell office:value-type="float" office:value="0.441241" calcext:value-type="float">
            <text:p>0,441241</text:p>
          </table:table-cell>
          <table:table-cell office:value-type="float" office:value="0.013435" calcext:value-type="float">
            <text:p>0,013435</text:p>
          </table:table-cell>
          <table:table-cell table:formula="of:=LEFT([.A179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44_len100000.txt </text:p>
          </table:table-cell>
          <table:table-cell office:value-type="float" office:value="156979.272247" calcext:value-type="float">
            <text:p>156979,272247</text:p>
          </table:table-cell>
          <table:table-cell office:value-type="float" office:value="17" calcext:value-type="float">
            <text:p>17</text:p>
          </table:table-cell>
          <table:table-cell office:value-type="float" office:value="0.436005" calcext:value-type="float">
            <text:p>0,436005</text:p>
          </table:table-cell>
          <table:table-cell office:value-type="float" office:value="0.013598" calcext:value-type="float">
            <text:p>0,013598</text:p>
          </table:table-cell>
          <table:table-cell table:formula="of:=LEFT([.A180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98_len100000.txt </text:p>
          </table:table-cell>
          <table:table-cell office:value-type="float" office:value="157606.709234" calcext:value-type="float">
            <text:p>157606,709234</text:p>
          </table:table-cell>
          <table:table-cell office:value-type="float" office:value="1648" calcext:value-type="float">
            <text:p>1648</text:p>
          </table:table-cell>
          <table:table-cell office:value-type="float" office:value="0.194061" calcext:value-type="float">
            <text:p>0,194061</text:p>
          </table:table-cell>
          <table:table-cell office:value-type="float" office:value="0.007565" calcext:value-type="float">
            <text:p>0,007565</text:p>
          </table:table-cell>
          <table:table-cell table:formula="of:=LEFT([.A181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41_len100000.txt </text:p>
          </table:table-cell>
          <table:table-cell office:value-type="float" office:value="177839.94758" calcext:value-type="float">
            <text:p>177839,94758</text:p>
          </table:table-cell>
          <table:table-cell office:value-type="float" office:value="15" calcext:value-type="float">
            <text:p>15</text:p>
          </table:table-cell>
          <table:table-cell office:value-type="float" office:value="0.45505" calcext:value-type="float">
            <text:p>0,45505</text:p>
          </table:table-cell>
          <table:table-cell office:value-type="float" office:value="0.013664" calcext:value-type="float">
            <text:p>0,013664</text:p>
          </table:table-cell>
          <table:table-cell table:formula="of:=LEFT([.A182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1.00_len100000.txt </text:p>
          </table:table-cell>
          <table:table-cell office:value-type="float" office:value="177860.521487" calcext:value-type="float">
            <text:p>177860,521487</text:p>
          </table:table-cell>
          <table:table-cell office:value-type="float" office:value="1901" calcext:value-type="float">
            <text:p>1901</text:p>
          </table:table-cell>
          <table:table-cell office:value-type="float" office:value="0.194946" calcext:value-type="float">
            <text:p>0,194946</text:p>
          </table:table-cell>
          <table:table-cell office:value-type="float" office:value="0.007306" calcext:value-type="float">
            <text:p>0,007306</text:p>
          </table:table-cell>
          <table:table-cell table:formula="of:=LEFT([.A183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41_len100000.txt </text:p>
          </table:table-cell>
          <table:table-cell office:value-type="float" office:value="186012.582417" calcext:value-type="float">
            <text:p>186012,582417</text:p>
          </table:table-cell>
          <table:table-cell office:value-type="float" office:value="18" calcext:value-type="float">
            <text:p>18</text:p>
          </table:table-cell>
          <table:table-cell office:value-type="float" office:value="0.465597" calcext:value-type="float">
            <text:p>0,465597</text:p>
          </table:table-cell>
          <table:table-cell office:value-type="float" office:value="0.013409" calcext:value-type="float">
            <text:p>0,013409</text:p>
          </table:table-cell>
          <table:table-cell table:formula="of:=LEFT([.A184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38_len100000.txt </text:p>
          </table:table-cell>
          <table:table-cell office:value-type="float" office:value="207121.806451" calcext:value-type="float">
            <text:p>207121,806451</text:p>
          </table:table-cell>
          <table:table-cell office:value-type="float" office:value="10" calcext:value-type="float">
            <text:p>10</text:p>
          </table:table-cell>
          <table:table-cell office:value-type="float" office:value="0.478084" calcext:value-type="float">
            <text:p>0,478084</text:p>
          </table:table-cell>
          <table:table-cell office:value-type="float" office:value="0.013676" calcext:value-type="float">
            <text:p>0,013676</text:p>
          </table:table-cell>
          <table:table-cell table:formula="of:=LEFT([.A185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38_len100000.txt </text:p>
          </table:table-cell>
          <table:table-cell office:value-type="float" office:value="226137.444867" calcext:value-type="float">
            <text:p>226137,444867</text:p>
          </table:table-cell>
          <table:table-cell office:value-type="float" office:value="19" calcext:value-type="float">
            <text:p>19</text:p>
          </table:table-cell>
          <table:table-cell office:value-type="float" office:value="0.489237" calcext:value-type="float">
            <text:p>0,489237</text:p>
          </table:table-cell>
          <table:table-cell office:value-type="float" office:value="0.013324" calcext:value-type="float">
            <text:p>0,013324</text:p>
          </table:table-cell>
          <table:table-cell table:formula="of:=LEFT([.A186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35_len100000.txt </text:p>
          </table:table-cell>
          <table:table-cell office:value-type="float" office:value="261635.543207" calcext:value-type="float">
            <text:p>261635,543207</text:p>
          </table:table-cell>
          <table:table-cell office:value-type="float" office:value="6" calcext:value-type="float">
            <text:p>6</text:p>
          </table:table-cell>
          <table:table-cell office:value-type="float" office:value="0.505009" calcext:value-type="float">
            <text:p>0,505009</text:p>
          </table:table-cell>
          <table:table-cell office:value-type="float" office:value="0.013367" calcext:value-type="float">
            <text:p>0,013367</text:p>
          </table:table-cell>
          <table:table-cell table:formula="of:=LEFT([.A187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35_len100000.txt </text:p>
          </table:table-cell>
          <table:table-cell office:value-type="float" office:value="281630.341273" calcext:value-type="float">
            <text:p>281630,341273</text:p>
          </table:table-cell>
          <table:table-cell office:value-type="float" office:value="16" calcext:value-type="float">
            <text:p>16</text:p>
          </table:table-cell>
          <table:table-cell office:value-type="float" office:value="0.522118" calcext:value-type="float">
            <text:p>0,522118</text:p>
          </table:table-cell>
          <table:table-cell office:value-type="float" office:value="0.012949" calcext:value-type="float">
            <text:p>0,012949</text:p>
          </table:table-cell>
          <table:table-cell table:formula="of:=LEFT([.A188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32_len100000.txt </text:p>
          </table:table-cell>
          <table:table-cell office:value-type="float" office:value="318736.609763" calcext:value-type="float">
            <text:p>318736,609763</text:p>
          </table:table-cell>
          <table:table-cell office:value-type="float" office:value="11" calcext:value-type="float">
            <text:p>11</text:p>
          </table:table-cell>
          <table:table-cell office:value-type="float" office:value="0.528983" calcext:value-type="float">
            <text:p>0,528983</text:p>
          </table:table-cell>
          <table:table-cell office:value-type="float" office:value="0.013034" calcext:value-type="float">
            <text:p>0,013034</text:p>
          </table:table-cell>
          <table:table-cell table:formula="of:=LEFT([.A189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32_len100000.txt </text:p>
          </table:table-cell>
          <table:table-cell office:value-type="float" office:value="338202.036217" calcext:value-type="float">
            <text:p>338202,036217</text:p>
          </table:table-cell>
          <table:table-cell office:value-type="float" office:value="11" calcext:value-type="float">
            <text:p>11</text:p>
          </table:table-cell>
          <table:table-cell office:value-type="float" office:value="0.547879" calcext:value-type="float">
            <text:p>0,547879</text:p>
          </table:table-cell>
          <table:table-cell office:value-type="float" office:value="0.012562" calcext:value-type="float">
            <text:p>0,012562</text:p>
          </table:table-cell>
          <table:table-cell table:formula="of:=LEFT([.A190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29_len100000.txt </text:p>
          </table:table-cell>
          <table:table-cell office:value-type="float" office:value="401364.854563" calcext:value-type="float">
            <text:p>401364,854563</text:p>
          </table:table-cell>
          <table:table-cell office:value-type="float" office:value="4" calcext:value-type="float">
            <text:p>4</text:p>
          </table:table-cell>
          <table:table-cell office:value-type="float" office:value="0.555629" calcext:value-type="float">
            <text:p>0,555629</text:p>
          </table:table-cell>
          <table:table-cell office:value-type="float" office:value="0.012475" calcext:value-type="float">
            <text:p>0,012475</text:p>
          </table:table-cell>
          <table:table-cell table:formula="of:=LEFT([.A191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29_len100000.txt </text:p>
          </table:table-cell>
          <table:table-cell office:value-type="float" office:value="423895.06966" calcext:value-type="float">
            <text:p>423895,06966</text:p>
          </table:table-cell>
          <table:table-cell office:value-type="float" office:value="7" calcext:value-type="float">
            <text:p>7</text:p>
          </table:table-cell>
          <table:table-cell office:value-type="float" office:value="0.575689" calcext:value-type="float">
            <text:p>0,575689</text:p>
          </table:table-cell>
          <table:table-cell office:value-type="float" office:value="0.011783" calcext:value-type="float">
            <text:p>0,011783</text:p>
          </table:table-cell>
          <table:table-cell table:formula="of:=LEFT([.A192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26_len100000.txt </text:p>
          </table:table-cell>
          <table:table-cell office:value-type="float" office:value="565670.613248" calcext:value-type="float">
            <text:p>565670,613248</text:p>
          </table:table-cell>
          <table:table-cell office:value-type="float" office:value="7" calcext:value-type="float">
            <text:p>7</text:p>
          </table:table-cell>
          <table:table-cell office:value-type="float" office:value="0.609013" calcext:value-type="float">
            <text:p>0,609013</text:p>
          </table:table-cell>
          <table:table-cell office:value-type="float" office:value="0.010903" calcext:value-type="float">
            <text:p>0,010903</text:p>
          </table:table-cell>
          <table:table-cell table:formula="of:=LEFT([.A193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26_len100000.txt </text:p>
          </table:table-cell>
          <table:table-cell office:value-type="float" office:value="597137.065533" calcext:value-type="float">
            <text:p>597137,065533</text:p>
          </table:table-cell>
          <table:table-cell office:value-type="float" office:value="3" calcext:value-type="float">
            <text:p>3</text:p>
          </table:table-cell>
          <table:table-cell office:value-type="float" office:value="0.593772" calcext:value-type="float">
            <text:p>0,593772</text:p>
          </table:table-cell>
          <table:table-cell office:value-type="float" office:value="0.011462" calcext:value-type="float">
            <text:p>0,011462</text:p>
          </table:table-cell>
          <table:table-cell table:formula="of:=LEFT([.A194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23_len100000.txt </text:p>
          </table:table-cell>
          <table:table-cell office:value-type="float" office:value="760072.765291" calcext:value-type="float">
            <text:p>760072,765291</text:p>
          </table:table-cell>
          <table:table-cell office:value-type="float" office:value="8" calcext:value-type="float">
            <text:p>8</text:p>
          </table:table-cell>
          <table:table-cell office:value-type="float" office:value="0.645024" calcext:value-type="float">
            <text:p>0,645024</text:p>
          </table:table-cell>
          <table:table-cell office:value-type="float" office:value="0.009673" calcext:value-type="float">
            <text:p>0,009673</text:p>
          </table:table-cell>
          <table:table-cell table:formula="of:=LEFT([.A195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23_len100000.txt </text:p>
          </table:table-cell>
          <table:table-cell office:value-type="float" office:value="810370.466249" calcext:value-type="float">
            <text:p>810370,466249</text:p>
          </table:table-cell>
          <table:table-cell office:value-type="float" office:value="2" calcext:value-type="float">
            <text:p>2</text:p>
          </table:table-cell>
          <table:table-cell office:value-type="float" office:value="0.623371" calcext:value-type="float">
            <text:p>0,623371</text:p>
          </table:table-cell>
          <table:table-cell office:value-type="float" office:value="0.010464" calcext:value-type="float">
            <text:p>0,010464</text:p>
          </table:table-cell>
          <table:table-cell table:formula="of:=LEFT([.A196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3_temp0.20_len100000.txt </text:p>
          </table:table-cell>
          <table:table-cell office:value-type="float" office:value="1026324.007591" calcext:value-type="float">
            <text:p>1026324,007591</text:p>
          </table:table-cell>
          <table:table-cell office:value-type="float" office:value="4" calcext:value-type="float">
            <text:p>4</text:p>
          </table:table-cell>
          <table:table-cell office:value-type="float" office:value="0.684107" calcext:value-type="float">
            <text:p>0,684107</text:p>
          </table:table-cell>
          <table:table-cell office:value-type="float" office:value="0.008271" calcext:value-type="float">
            <text:p>0,008271</text:p>
          </table:table-cell>
          <table:table-cell table:formula="of:=LEFT([.A197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/RedNeuronal/id_024_temp0.20_len100000.txt </text:p>
          </table:table-cell>
          <table:table-cell office:value-type="float" office:value="1145964.965638" calcext:value-type="float">
            <text:p>1145964,965638</text:p>
          </table:table-cell>
          <table:table-cell office:value-type="float" office:value="3" calcext:value-type="float">
            <text:p>3</text:p>
          </table:table-cell>
          <table:table-cell office:value-type="float" office:value="0.659668" calcext:value-type="float">
            <text:p>0,659668</text:p>
          </table:table-cell>
          <table:table-cell office:value-type="float" office:value="0.009086" calcext:value-type="float">
            <text:p>0,009086</text:p>
          </table:table-cell>
          <table:table-cell table:formula="of:=LEFT([.A198];10)" office:value-type="string" office:string-value="GOT/RedNeu" calcext:value-type="string">
            <text:p>GOT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PAQ/HarryCam_PAQ_0.93.txt </text:p>
          </table:table-cell>
          <table:table-cell office:value-type="float" office:value="66008.67876" calcext:value-type="float">
            <text:p>66008,67876</text:p>
          </table:table-cell>
          <table:table-cell office:value-type="float" office:value="95" calcext:value-type="float">
            <text:p>95</text:p>
          </table:table-cell>
          <table:table-cell office:value-type="float" office:value="0.262208" calcext:value-type="float">
            <text:p>0,262208</text:p>
          </table:table-cell>
          <table:table-cell office:value-type="float" office:value="0.022449" calcext:value-type="float">
            <text:p>0,022449</text:p>
          </table:table-cell>
          <table:table-cell table:formula="of:=LEFT([.A199];10)" office:value-type="string" office:string-value="HarryCam/P" calcext:value-type="string">
            <text:p>HarryCam/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PAQ/HarryCam_PAQ_0.94.txt </text:p>
          </table:table-cell>
          <table:table-cell office:value-type="float" office:value="66050.97326" calcext:value-type="float">
            <text:p>66050,97326</text:p>
          </table:table-cell>
          <table:table-cell office:value-type="float" office:value="88" calcext:value-type="float">
            <text:p>88</text:p>
          </table:table-cell>
          <table:table-cell office:value-type="float" office:value="0.257384" calcext:value-type="float">
            <text:p>0,257384</text:p>
          </table:table-cell>
          <table:table-cell office:value-type="float" office:value="0.022149" calcext:value-type="float">
            <text:p>0,022149</text:p>
          </table:table-cell>
          <table:table-cell table:formula="of:=LEFT([.A200];10)" office:value-type="string" office:string-value="HarryCam/P" calcext:value-type="string">
            <text:p>HarryCam/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PAQ/HarryCam_PAQ_0.88.txt </text:p>
          </table:table-cell>
          <table:table-cell office:value-type="float" office:value="69470.334609" calcext:value-type="float">
            <text:p>69470,334609</text:p>
          </table:table-cell>
          <table:table-cell office:value-type="float" office:value="41" calcext:value-type="float">
            <text:p>41</text:p>
          </table:table-cell>
          <table:table-cell office:value-type="float" office:value="0.281553" calcext:value-type="float">
            <text:p>0,281553</text:p>
          </table:table-cell>
          <table:table-cell office:value-type="float" office:value="0.024242" calcext:value-type="float">
            <text:p>0,024242</text:p>
          </table:table-cell>
          <table:table-cell table:formula="of:=LEFT([.A201];10)" office:value-type="string" office:string-value="HarryCam/P" calcext:value-type="string">
            <text:p>HarryCam/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PAQ/HarryCam_PAQ_0.91.txt </text:p>
          </table:table-cell>
          <table:table-cell office:value-type="float" office:value="69659.46798" calcext:value-type="float">
            <text:p>69659,46798</text:p>
          </table:table-cell>
          <table:table-cell office:value-type="float" office:value="68" calcext:value-type="float">
            <text:p>68</text:p>
          </table:table-cell>
          <table:table-cell office:value-type="float" office:value="0.276519" calcext:value-type="float">
            <text:p>0,276519</text:p>
          </table:table-cell>
          <table:table-cell office:value-type="float" office:value="0.023325" calcext:value-type="float">
            <text:p>0,023325</text:p>
          </table:table-cell>
          <table:table-cell table:formula="of:=LEFT([.A202];10)" office:value-type="string" office:string-value="HarryCam/P" calcext:value-type="string">
            <text:p>HarryCam/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PAQ/HarryCam_PAQ_0.95.txt </text:p>
          </table:table-cell>
          <table:table-cell office:value-type="float" office:value="70513.870097" calcext:value-type="float">
            <text:p>70513,870097</text:p>
          </table:table-cell>
          <table:table-cell office:value-type="float" office:value="122" calcext:value-type="float">
            <text:p>122</text:p>
          </table:table-cell>
          <table:table-cell office:value-type="float" office:value="0.257675" calcext:value-type="float">
            <text:p>0,257675</text:p>
          </table:table-cell>
          <table:table-cell office:value-type="float" office:value="0.021283" calcext:value-type="float">
            <text:p>0,021283</text:p>
          </table:table-cell>
          <table:table-cell table:formula="of:=LEFT([.A203];10)" office:value-type="string" office:string-value="HarryCam/P" calcext:value-type="string">
            <text:p>HarryCam/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PAQ/HarryCam_PAQ_0.85.txt </text:p>
          </table:table-cell>
          <table:table-cell office:value-type="float" office:value="70899.155113" calcext:value-type="float">
            <text:p>70899,155113</text:p>
          </table:table-cell>
          <table:table-cell office:value-type="float" office:value="24" calcext:value-type="float">
            <text:p>24</text:p>
          </table:table-cell>
          <table:table-cell office:value-type="float" office:value="0.296676" calcext:value-type="float">
            <text:p>0,296676</text:p>
          </table:table-cell>
          <table:table-cell office:value-type="float" office:value="0.025081" calcext:value-type="float">
            <text:p>0,025081</text:p>
          </table:table-cell>
          <table:table-cell table:formula="of:=LEFT([.A204];10)" office:value-type="string" office:string-value="HarryCam/P" calcext:value-type="string">
            <text:p>HarryCam/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PAQ/HarryCam_PAQ_0.96.txt </text:p>
          </table:table-cell>
          <table:table-cell office:value-type="float" office:value="71028.739657" calcext:value-type="float">
            <text:p>71028,739657</text:p>
          </table:table-cell>
          <table:table-cell office:value-type="float" office:value="150" calcext:value-type="float">
            <text:p>150</text:p>
          </table:table-cell>
          <table:table-cell office:value-type="float" office:value="0.253109" calcext:value-type="float">
            <text:p>0,253109</text:p>
          </table:table-cell>
          <table:table-cell office:value-type="float" office:value="0.020808" calcext:value-type="float">
            <text:p>0,020808</text:p>
          </table:table-cell>
          <table:table-cell table:formula="of:=LEFT([.A205];10)" office:value-type="string" office:string-value="HarryCam/P" calcext:value-type="string">
            <text:p>HarryCam/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PAQ/HarryCam_PAQ_0.82.txt </text:p>
          </table:table-cell>
          <table:table-cell office:value-type="float" office:value="74074.702645" calcext:value-type="float">
            <text:p>74074,702645</text:p>
          </table:table-cell>
          <table:table-cell office:value-type="float" office:value="22" calcext:value-type="float">
            <text:p>22</text:p>
          </table:table-cell>
          <table:table-cell office:value-type="float" office:value="0.306407" calcext:value-type="float">
            <text:p>0,306407</text:p>
          </table:table-cell>
          <table:table-cell office:value-type="float" office:value="0.025981" calcext:value-type="float">
            <text:p>0,025981</text:p>
          </table:table-cell>
          <table:table-cell table:formula="of:=LEFT([.A206];10)" office:value-type="string" office:string-value="HarryCam/P" calcext:value-type="string">
            <text:p>HarryCam/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PAQ/HarryCam_PAQ_0.97.txt </text:p>
          </table:table-cell>
          <table:table-cell office:value-type="float" office:value="76708.877541" calcext:value-type="float">
            <text:p>76708,877541</text:p>
          </table:table-cell>
          <table:table-cell office:value-type="float" office:value="265" calcext:value-type="float">
            <text:p>265</text:p>
          </table:table-cell>
          <table:table-cell office:value-type="float" office:value="0.254657" calcext:value-type="float">
            <text:p>0,254657</text:p>
          </table:table-cell>
          <table:table-cell office:value-type="float" office:value="0.020244" calcext:value-type="float">
            <text:p>0,020244</text:p>
          </table:table-cell>
          <table:table-cell table:formula="of:=LEFT([.A207];10)" office:value-type="string" office:string-value="HarryCam/P" calcext:value-type="string">
            <text:p>HarryCam/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PAQ/HarryCam_PAQ_0.79.txt </text:p>
          </table:table-cell>
          <table:table-cell office:value-type="float" office:value="79422.460106" calcext:value-type="float">
            <text:p>79422,460106</text:p>
          </table:table-cell>
          <table:table-cell office:value-type="float" office:value="14" calcext:value-type="float">
            <text:p>14</text:p>
          </table:table-cell>
          <table:table-cell office:value-type="float" office:value="0.320033" calcext:value-type="float">
            <text:p>0,320033</text:p>
          </table:table-cell>
          <table:table-cell office:value-type="float" office:value="0.026751" calcext:value-type="float">
            <text:p>0,026751</text:p>
          </table:table-cell>
          <table:table-cell table:formula="of:=LEFT([.A208];10)" office:value-type="string" office:string-value="HarryCam/P" calcext:value-type="string">
            <text:p>HarryCam/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PAQ/HarryCam_PAQ_0.77.txt </text:p>
          </table:table-cell>
          <table:table-cell office:value-type="float" office:value="83902.307317" calcext:value-type="float">
            <text:p>83902,307317</text:p>
          </table:table-cell>
          <table:table-cell office:value-type="float" office:value="17" calcext:value-type="float">
            <text:p>17</text:p>
          </table:table-cell>
          <table:table-cell office:value-type="float" office:value="0.329345" calcext:value-type="float">
            <text:p>0,329345</text:p>
          </table:table-cell>
          <table:table-cell office:value-type="float" office:value="0.02753" calcext:value-type="float">
            <text:p>0,02753</text:p>
          </table:table-cell>
          <table:table-cell table:formula="of:=LEFT([.A209];10)" office:value-type="string" office:string-value="HarryCam/P" calcext:value-type="string">
            <text:p>HarryCam/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PAQ/HarryCam_PAQ_0.75.txt </text:p>
          </table:table-cell>
          <table:table-cell office:value-type="float" office:value="84342.434592" calcext:value-type="float">
            <text:p>84342,434592</text:p>
          </table:table-cell>
          <table:table-cell office:value-type="float" office:value="9" calcext:value-type="float">
            <text:p>9</text:p>
          </table:table-cell>
          <table:table-cell office:value-type="float" office:value="0.334618" calcext:value-type="float">
            <text:p>0,334618</text:p>
          </table:table-cell>
          <table:table-cell office:value-type="float" office:value="0.027759" calcext:value-type="float">
            <text:p>0,027759</text:p>
          </table:table-cell>
          <table:table-cell table:formula="of:=LEFT([.A210];10)" office:value-type="string" office:string-value="HarryCam/P" calcext:value-type="string">
            <text:p>HarryCam/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PAQ/HarryCam_PAQ_0.99.txt </text:p>
          </table:table-cell>
          <table:table-cell office:value-type="float" office:value="86216.390637" calcext:value-type="float">
            <text:p>86216,390637</text:p>
          </table:table-cell>
          <table:table-cell office:value-type="float" office:value="439" calcext:value-type="float">
            <text:p>439</text:p>
          </table:table-cell>
          <table:table-cell office:value-type="float" office:value="0.2562" calcext:value-type="float">
            <text:p>0,2562</text:p>
          </table:table-cell>
          <table:table-cell office:value-type="float" office:value="0.019119" calcext:value-type="float">
            <text:p>0,019119</text:p>
          </table:table-cell>
          <table:table-cell table:formula="of:=LEFT([.A211];10)" office:value-type="string" office:string-value="HarryCam/P" calcext:value-type="string">
            <text:p>HarryCam/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PAQ/id_001_PAQ.txt </text:p>
          </table:table-cell>
          <table:table-cell office:value-type="float" office:value="92643.332366" calcext:value-type="float">
            <text:p>92643,332366</text:p>
          </table:table-cell>
          <table:table-cell office:value-type="float" office:value="626" calcext:value-type="float">
            <text:p>626</text:p>
          </table:table-cell>
          <table:table-cell office:value-type="float" office:value="0.261064" calcext:value-type="float">
            <text:p>0,261064</text:p>
          </table:table-cell>
          <table:table-cell office:value-type="float" office:value="0.017467" calcext:value-type="float">
            <text:p>0,017467</text:p>
          </table:table-cell>
          <table:table-cell table:formula="of:=LEFT([.A212];10)" office:value-type="string" office:string-value="HarryCam/P" calcext:value-type="string">
            <text:p>HarryCam/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PAQ/id_001_PAQ.txt </text:p>
          </table:table-cell>
          <table:table-cell office:value-type="float" office:value="92643.332366" calcext:value-type="float">
            <text:p>92643,332366</text:p>
          </table:table-cell>
          <table:table-cell office:value-type="float" office:value="626" calcext:value-type="float">
            <text:p>626</text:p>
          </table:table-cell>
          <table:table-cell office:value-type="float" office:value="0.261064" calcext:value-type="float">
            <text:p>0,261064</text:p>
          </table:table-cell>
          <table:table-cell office:value-type="float" office:value="0.017467" calcext:value-type="float">
            <text:p>0,017467</text:p>
          </table:table-cell>
          <table:table-cell table:formula="of:=LEFT([.A213];10)" office:value-type="string" office:string-value="HarryCam/P" calcext:value-type="string">
            <text:p>HarryCam/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PAQ/HarryCam_PAQ_0.73.txt </text:p>
          </table:table-cell>
          <table:table-cell office:value-type="float" office:value="95259.371261" calcext:value-type="float">
            <text:p>95259,371261</text:p>
          </table:table-cell>
          <table:table-cell office:value-type="float" office:value="5" calcext:value-type="float">
            <text:p>5</text:p>
          </table:table-cell>
          <table:table-cell office:value-type="float" office:value="0.348657" calcext:value-type="float">
            <text:p>0,348657</text:p>
          </table:table-cell>
          <table:table-cell office:value-type="float" office:value="0.027908" calcext:value-type="float">
            <text:p>0,027908</text:p>
          </table:table-cell>
          <table:table-cell table:formula="of:=LEFT([.A214];10)" office:value-type="string" office:string-value="HarryCam/P" calcext:value-type="string">
            <text:p>HarryCam/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PAQ/HarryCam_PAQ_0.70.txt </text:p>
          </table:table-cell>
          <table:table-cell office:value-type="float" office:value="100948.698799" calcext:value-type="float">
            <text:p>100948,698799</text:p>
          </table:table-cell>
          <table:table-cell office:value-type="float" office:value="5" calcext:value-type="float">
            <text:p>5</text:p>
          </table:table-cell>
          <table:table-cell office:value-type="float" office:value="0.357336" calcext:value-type="float">
            <text:p>0,357336</text:p>
          </table:table-cell>
          <table:table-cell office:value-type="float" office:value="0.028273" calcext:value-type="float">
            <text:p>0,028273</text:p>
          </table:table-cell>
          <table:table-cell table:formula="of:=LEFT([.A215];10)" office:value-type="string" office:string-value="HarryCam/P" calcext:value-type="string">
            <text:p>HarryCam/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60_len100000.txt </text:p>
          </table:table-cell>
          <table:table-cell office:value-type="float" office:value="363711.008453" calcext:value-type="float">
            <text:p>363711,008453</text:p>
          </table:table-cell>
          <table:table-cell office:value-type="float" office:value="2047" calcext:value-type="float">
            <text:p>2047</text:p>
          </table:table-cell>
          <table:table-cell office:value-type="float" office:value="0.447869" calcext:value-type="float">
            <text:p>0,447869</text:p>
          </table:table-cell>
          <table:table-cell office:value-type="float" office:value="0.013309" calcext:value-type="float">
            <text:p>0,013309</text:p>
          </table:table-cell>
          <table:table-cell table:formula="of:=LEFT([.A216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80_len100000.txt </text:p>
          </table:table-cell>
          <table:table-cell office:value-type="float" office:value="463336.37919" calcext:value-type="float">
            <text:p>463336,37919</text:p>
          </table:table-cell>
          <table:table-cell office:value-type="float" office:value="5602" calcext:value-type="float">
            <text:p>5602</text:p>
          </table:table-cell>
          <table:table-cell office:value-type="float" office:value="0.361735" calcext:value-type="float">
            <text:p>0,361735</text:p>
          </table:table-cell>
          <table:table-cell office:value-type="float" office:value="0.008628" calcext:value-type="float">
            <text:p>0,008628</text:p>
          </table:table-cell>
          <table:table-cell table:formula="of:=LEFT([.A217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60_len100000.txt </text:p>
          </table:table-cell>
          <table:table-cell office:value-type="float" office:value="471563.653769" calcext:value-type="float">
            <text:p>471563,653769</text:p>
          </table:table-cell>
          <table:table-cell office:value-type="float" office:value="2312" calcext:value-type="float">
            <text:p>2312</text:p>
          </table:table-cell>
          <table:table-cell office:value-type="float" office:value="0.470322" calcext:value-type="float">
            <text:p>0,470322</text:p>
          </table:table-cell>
          <table:table-cell office:value-type="float" office:value="0.012021" calcext:value-type="float">
            <text:p>0,012021</text:p>
          </table:table-cell>
          <table:table-cell table:formula="of:=LEFT([.A218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82_len100000.txt </text:p>
          </table:table-cell>
          <table:table-cell office:value-type="float" office:value="504347.274888" calcext:value-type="float">
            <text:p>504347,274888</text:p>
          </table:table-cell>
          <table:table-cell office:value-type="float" office:value="6226" calcext:value-type="float">
            <text:p>6226</text:p>
          </table:table-cell>
          <table:table-cell office:value-type="float" office:value="0.355057" calcext:value-type="float">
            <text:p>0,355057</text:p>
          </table:table-cell>
          <table:table-cell office:value-type="float" office:value="0.008089" calcext:value-type="float">
            <text:p>0,008089</text:p>
          </table:table-cell>
          <table:table-cell table:formula="of:=LEFT([.A219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83_len100000.txt </text:p>
          </table:table-cell>
          <table:table-cell office:value-type="float" office:value="511771.255582" calcext:value-type="float">
            <text:p>511771,255582</text:p>
          </table:table-cell>
          <table:table-cell office:value-type="float" office:value="6533" calcext:value-type="float">
            <text:p>6533</text:p>
          </table:table-cell>
          <table:table-cell office:value-type="float" office:value="0.351972" calcext:value-type="float">
            <text:p>0,351972</text:p>
          </table:table-cell>
          <table:table-cell office:value-type="float" office:value="0.007932" calcext:value-type="float">
            <text:p>0,007932</text:p>
          </table:table-cell>
          <table:table-cell table:formula="of:=LEFT([.A220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81_len100000.txt </text:p>
          </table:table-cell>
          <table:table-cell office:value-type="float" office:value="512972.853401" calcext:value-type="float">
            <text:p>512972,853401</text:p>
          </table:table-cell>
          <table:table-cell office:value-type="float" office:value="6150" calcext:value-type="float">
            <text:p>6150</text:p>
          </table:table-cell>
          <table:table-cell office:value-type="float" office:value="0.360899" calcext:value-type="float">
            <text:p>0,360899</text:p>
          </table:table-cell>
          <table:table-cell office:value-type="float" office:value="0.008193" calcext:value-type="float">
            <text:p>0,008193</text:p>
          </table:table-cell>
          <table:table-cell table:formula="of:=LEFT([.A221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84_len100000.txt </text:p>
          </table:table-cell>
          <table:table-cell office:value-type="float" office:value="515918.163614" calcext:value-type="float">
            <text:p>515918,163614</text:p>
          </table:table-cell>
          <table:table-cell office:value-type="float" office:value="6618" calcext:value-type="float">
            <text:p>6618</text:p>
          </table:table-cell>
          <table:table-cell office:value-type="float" office:value="0.347385" calcext:value-type="float">
            <text:p>0,347385</text:p>
          </table:table-cell>
          <table:table-cell office:value-type="float" office:value="0.007584" calcext:value-type="float">
            <text:p>0,007584</text:p>
          </table:table-cell>
          <table:table-cell table:formula="of:=LEFT([.A222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87_len100000.txt </text:p>
          </table:table-cell>
          <table:table-cell office:value-type="float" office:value="552509.203947" calcext:value-type="float">
            <text:p>552509,203947</text:p>
          </table:table-cell>
          <table:table-cell office:value-type="float" office:value="7495" calcext:value-type="float">
            <text:p>7495</text:p>
          </table:table-cell>
          <table:table-cell office:value-type="float" office:value="0.343476" calcext:value-type="float">
            <text:p>0,343476</text:p>
          </table:table-cell>
          <table:table-cell office:value-type="float" office:value="0.007112" calcext:value-type="float">
            <text:p>0,007112</text:p>
          </table:table-cell>
          <table:table-cell table:formula="of:=LEFT([.A223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86_len100000.txt </text:p>
          </table:table-cell>
          <table:table-cell office:value-type="float" office:value="553725.597122" calcext:value-type="float">
            <text:p>553725,597122</text:p>
          </table:table-cell>
          <table:table-cell office:value-type="float" office:value="7302" calcext:value-type="float">
            <text:p>7302</text:p>
          </table:table-cell>
          <table:table-cell office:value-type="float" office:value="0.347655" calcext:value-type="float">
            <text:p>0,347655</text:p>
          </table:table-cell>
          <table:table-cell office:value-type="float" office:value="0.007186" calcext:value-type="float">
            <text:p>0,007186</text:p>
          </table:table-cell>
          <table:table-cell table:formula="of:=LEFT([.A224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80_len100000.txt </text:p>
          </table:table-cell>
          <table:table-cell office:value-type="float" office:value="553808.983799" calcext:value-type="float">
            <text:p>553808,983799</text:p>
          </table:table-cell>
          <table:table-cell office:value-type="float" office:value="6028" calcext:value-type="float">
            <text:p>6028</text:p>
          </table:table-cell>
          <table:table-cell office:value-type="float" office:value="0.375104" calcext:value-type="float">
            <text:p>0,375104</text:p>
          </table:table-cell>
          <table:table-cell office:value-type="float" office:value="0.007719" calcext:value-type="float">
            <text:p>0,007719</text:p>
          </table:table-cell>
          <table:table-cell table:formula="of:=LEFT([.A225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85_len100000.txt </text:p>
          </table:table-cell>
          <table:table-cell office:value-type="float" office:value="571218.318738" calcext:value-type="float">
            <text:p>571218,318738</text:p>
          </table:table-cell>
          <table:table-cell office:value-type="float" office:value="6900" calcext:value-type="float">
            <text:p>6900</text:p>
          </table:table-cell>
          <table:table-cell office:value-type="float" office:value="0.347675" calcext:value-type="float">
            <text:p>0,347675</text:p>
          </table:table-cell>
          <table:table-cell office:value-type="float" office:value="0.007453" calcext:value-type="float">
            <text:p>0,007453</text:p>
          </table:table-cell>
          <table:table-cell table:formula="of:=LEFT([.A226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81_len100000.txt </text:p>
          </table:table-cell>
          <table:table-cell office:value-type="float" office:value="573822.016249" calcext:value-type="float">
            <text:p>573822,016249</text:p>
          </table:table-cell>
          <table:table-cell office:value-type="float" office:value="6474" calcext:value-type="float">
            <text:p>6474</text:p>
          </table:table-cell>
          <table:table-cell office:value-type="float" office:value="0.370963" calcext:value-type="float">
            <text:p>0,370963</text:p>
          </table:table-cell>
          <table:table-cell office:value-type="float" office:value="0.007557" calcext:value-type="float">
            <text:p>0,007557</text:p>
          </table:table-cell>
          <table:table-cell table:formula="of:=LEFT([.A227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89_len100000.txt </text:p>
          </table:table-cell>
          <table:table-cell office:value-type="float" office:value="573893.074385" calcext:value-type="float">
            <text:p>573893,074385</text:p>
          </table:table-cell>
          <table:table-cell office:value-type="float" office:value="8318" calcext:value-type="float">
            <text:p>8318</text:p>
          </table:table-cell>
          <table:table-cell office:value-type="float" office:value="0.336701" calcext:value-type="float">
            <text:p>0,336701</text:p>
          </table:table-cell>
          <table:table-cell office:value-type="float" office:value="0.006716" calcext:value-type="float">
            <text:p>0,006716</text:p>
          </table:table-cell>
          <table:table-cell table:formula="of:=LEFT([.A228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82_len100000.txt </text:p>
          </table:table-cell>
          <table:table-cell office:value-type="float" office:value="574590.712043" calcext:value-type="float">
            <text:p>574590,712043</text:p>
          </table:table-cell>
          <table:table-cell office:value-type="float" office:value="6616" calcext:value-type="float">
            <text:p>6616</text:p>
          </table:table-cell>
          <table:table-cell office:value-type="float" office:value="0.365112" calcext:value-type="float">
            <text:p>0,365112</text:p>
          </table:table-cell>
          <table:table-cell office:value-type="float" office:value="0.007371" calcext:value-type="float">
            <text:p>0,007371</text:p>
          </table:table-cell>
          <table:table-cell table:formula="of:=LEFT([.A229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88_len100000.txt </text:p>
          </table:table-cell>
          <table:table-cell office:value-type="float" office:value="584763.645886" calcext:value-type="float">
            <text:p>584763,645886</text:p>
          </table:table-cell>
          <table:table-cell office:value-type="float" office:value="8032" calcext:value-type="float">
            <text:p>8032</text:p>
          </table:table-cell>
          <table:table-cell office:value-type="float" office:value="0.3452" calcext:value-type="float">
            <text:p>0,3452</text:p>
          </table:table-cell>
          <table:table-cell office:value-type="float" office:value="0.006735" calcext:value-type="float">
            <text:p>0,006735</text:p>
          </table:table-cell>
          <table:table-cell table:formula="of:=LEFT([.A230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83_len100000.txt </text:p>
          </table:table-cell>
          <table:table-cell office:value-type="float" office:value="586489.533814" calcext:value-type="float">
            <text:p>586489,533814</text:p>
          </table:table-cell>
          <table:table-cell office:value-type="float" office:value="7041" calcext:value-type="float">
            <text:p>7041</text:p>
          </table:table-cell>
          <table:table-cell office:value-type="float" office:value="0.364911" calcext:value-type="float">
            <text:p>0,364911</text:p>
          </table:table-cell>
          <table:table-cell office:value-type="float" office:value="0.007103" calcext:value-type="float">
            <text:p>0,007103</text:p>
          </table:table-cell>
          <table:table-cell table:formula="of:=LEFT([.A231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84_len100000.txt </text:p>
          </table:table-cell>
          <table:table-cell office:value-type="float" office:value="611078.544152" calcext:value-type="float">
            <text:p>611078,544152</text:p>
          </table:table-cell>
          <table:table-cell office:value-type="float" office:value="7242" calcext:value-type="float">
            <text:p>7242</text:p>
          </table:table-cell>
          <table:table-cell office:value-type="float" office:value="0.362478" calcext:value-type="float">
            <text:p>0,362478</text:p>
          </table:table-cell>
          <table:table-cell office:value-type="float" office:value="0.006819" calcext:value-type="float">
            <text:p>0,006819</text:p>
          </table:table-cell>
          <table:table-cell table:formula="of:=LEFT([.A232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90_len100000.txt </text:p>
          </table:table-cell>
          <table:table-cell table:style-name="ce3" office:value-type="float" office:value="623064.663957" calcext:value-type="float">
            <text:p>623064,663957</text:p>
          </table:table-cell>
          <table:table-cell office:value-type="float" office:value="8681" calcext:value-type="float">
            <text:p>8681</text:p>
          </table:table-cell>
          <table:table-cell office:value-type="float" office:value="0.340465" calcext:value-type="float">
            <text:p>0,340465</text:p>
          </table:table-cell>
          <table:table-cell office:value-type="float" office:value="0.00657" calcext:value-type="float">
            <text:p>0,00657</text:p>
          </table:table-cell>
          <table:table-cell table:formula="of:=LEFT([.A233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86_len100000.txt </text:p>
          </table:table-cell>
          <table:table-cell office:value-type="float" office:value="631049.35676" calcext:value-type="float">
            <text:p>631049,35676</text:p>
          </table:table-cell>
          <table:table-cell office:value-type="float" office:value="7898" calcext:value-type="float">
            <text:p>7898</text:p>
          </table:table-cell>
          <table:table-cell office:value-type="float" office:value="0.360824" calcext:value-type="float">
            <text:p>0,360824</text:p>
          </table:table-cell>
          <table:table-cell office:value-type="float" office:value="0.006486" calcext:value-type="float">
            <text:p>0,006486</text:p>
          </table:table-cell>
          <table:table-cell table:formula="of:=LEFT([.A234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85_len100000.txt </text:p>
          </table:table-cell>
          <table:table-cell office:value-type="float" office:value="635013.926071" calcext:value-type="float">
            <text:p>635013,926071</text:p>
          </table:table-cell>
          <table:table-cell office:value-type="float" office:value="7465" calcext:value-type="float">
            <text:p>7465</text:p>
          </table:table-cell>
          <table:table-cell office:value-type="float" office:value="0.361957" calcext:value-type="float">
            <text:p>0,361957</text:p>
          </table:table-cell>
          <table:table-cell office:value-type="float" office:value="0.006864" calcext:value-type="float">
            <text:p>0,006864</text:p>
          </table:table-cell>
          <table:table-cell table:formula="of:=LEFT([.A235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91_len100000.txt </text:p>
          </table:table-cell>
          <table:table-cell office:value-type="float" office:value="646954.613067" calcext:value-type="float">
            <text:p>646954,613067</text:p>
          </table:table-cell>
          <table:table-cell office:value-type="float" office:value="9368" calcext:value-type="float">
            <text:p>9368</text:p>
          </table:table-cell>
          <table:table-cell office:value-type="float" office:value="0.339716" calcext:value-type="float">
            <text:p>0,339716</text:p>
          </table:table-cell>
          <table:table-cell office:value-type="float" office:value="0.006179" calcext:value-type="float">
            <text:p>0,006179</text:p>
          </table:table-cell>
          <table:table-cell table:formula="of:=LEFT([.A236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92_len100000.txt </text:p>
          </table:table-cell>
          <table:table-cell office:value-type="float" office:value="649258.084263" calcext:value-type="float">
            <text:p>649258,084263</text:p>
          </table:table-cell>
          <table:table-cell office:value-type="float" office:value="9202" calcext:value-type="float">
            <text:p>9202</text:p>
          </table:table-cell>
          <table:table-cell office:value-type="float" office:value="0.342727" calcext:value-type="float">
            <text:p>0,342727</text:p>
          </table:table-cell>
          <table:table-cell office:value-type="float" office:value="0.005944" calcext:value-type="float">
            <text:p>0,005944</text:p>
          </table:table-cell>
          <table:table-cell table:formula="of:=LEFT([.A237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60_len100000.txt </text:p>
          </table:table-cell>
          <table:table-cell office:value-type="float" office:value="654922.251298" calcext:value-type="float">
            <text:p>654922,251298</text:p>
          </table:table-cell>
          <table:table-cell office:value-type="float" office:value="2753" calcext:value-type="float">
            <text:p>2753</text:p>
          </table:table-cell>
          <table:table-cell office:value-type="float" office:value="0.499052" calcext:value-type="float">
            <text:p>0,499052</text:p>
          </table:table-cell>
          <table:table-cell office:value-type="float" office:value="0.009106" calcext:value-type="float">
            <text:p>0,009106</text:p>
          </table:table-cell>
          <table:table-cell table:formula="of:=LEFT([.A238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87_len100000.txt </text:p>
          </table:table-cell>
          <table:table-cell table:style-name="ce3" office:value-type="float" office:value="656715.34483" calcext:value-type="float">
            <text:p>656715,344830</text:p>
          </table:table-cell>
          <table:table-cell office:value-type="float" office:value="8270" calcext:value-type="float">
            <text:p>8270</text:p>
          </table:table-cell>
          <table:table-cell office:value-type="float" office:value="0.359703" calcext:value-type="float">
            <text:p>0,359703</text:p>
          </table:table-cell>
          <table:table-cell office:value-type="float" office:value="0.00634" calcext:value-type="float">
            <text:p>0,00634</text:p>
          </table:table-cell>
          <table:table-cell table:formula="of:=LEFT([.A239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93_len100000.txt </text:p>
          </table:table-cell>
          <table:table-cell office:value-type="float" office:value="659975.407796" calcext:value-type="float">
            <text:p>659975,407796</text:p>
          </table:table-cell>
          <table:table-cell office:value-type="float" office:value="9661" calcext:value-type="float">
            <text:p>9661</text:p>
          </table:table-cell>
          <table:table-cell office:value-type="float" office:value="0.339964" calcext:value-type="float">
            <text:p>0,339964</text:p>
          </table:table-cell>
          <table:table-cell office:value-type="float" office:value="0.005734" calcext:value-type="float">
            <text:p>0,005734</text:p>
          </table:table-cell>
          <table:table-cell table:formula="of:=LEFT([.A240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40_len100000.txt </text:p>
          </table:table-cell>
          <table:table-cell office:value-type="float" office:value="662325.802804" calcext:value-type="float">
            <text:p>662325,802804</text:p>
          </table:table-cell>
          <table:table-cell office:value-type="float" office:value="469" calcext:value-type="float">
            <text:p>469</text:p>
          </table:table-cell>
          <table:table-cell office:value-type="float" office:value="0.599668" calcext:value-type="float">
            <text:p>0,599668</text:p>
          </table:table-cell>
          <table:table-cell office:value-type="float" office:value="0.014455" calcext:value-type="float">
            <text:p>0,014455</text:p>
          </table:table-cell>
          <table:table-cell table:formula="of:=LEFT([.A241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88_len100000.txt </text:p>
          </table:table-cell>
          <table:table-cell office:value-type="float" office:value="668902.280026" calcext:value-type="float">
            <text:p>668902,280026</text:p>
          </table:table-cell>
          <table:table-cell office:value-type="float" office:value="8474" calcext:value-type="float">
            <text:p>8474</text:p>
          </table:table-cell>
          <table:table-cell office:value-type="float" office:value="0.357879" calcext:value-type="float">
            <text:p>0,357879</text:p>
          </table:table-cell>
          <table:table-cell office:value-type="float" office:value="0.006026" calcext:value-type="float">
            <text:p>0,006026</text:p>
          </table:table-cell>
          <table:table-cell table:formula="of:=LEFT([.A242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89_len100000.txt </text:p>
          </table:table-cell>
          <table:table-cell office:value-type="float" office:value="670048.080818" calcext:value-type="float">
            <text:p>670048,080818</text:p>
          </table:table-cell>
          <table:table-cell office:value-type="float" office:value="8793" calcext:value-type="float">
            <text:p>8793</text:p>
          </table:table-cell>
          <table:table-cell office:value-type="float" office:value="0.35327" calcext:value-type="float">
            <text:p>0,35327</text:p>
          </table:table-cell>
          <table:table-cell office:value-type="float" office:value="0.005909" calcext:value-type="float">
            <text:p>0,005909</text:p>
          </table:table-cell>
          <table:table-cell table:formula="of:=LEFT([.A243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94_len100000.txt </text:p>
          </table:table-cell>
          <table:table-cell office:value-type="float" office:value="692748.6925" calcext:value-type="float">
            <text:p>692748,6925</text:p>
          </table:table-cell>
          <table:table-cell office:value-type="float" office:value="9752" calcext:value-type="float">
            <text:p>9752</text:p>
          </table:table-cell>
          <table:table-cell office:value-type="float" office:value="0.343722" calcext:value-type="float">
            <text:p>0,343722</text:p>
          </table:table-cell>
          <table:table-cell office:value-type="float" office:value="0.005624" calcext:value-type="float">
            <text:p>0,005624</text:p>
          </table:table-cell>
          <table:table-cell table:formula="of:=LEFT([.A244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95_len100000.txt </text:p>
          </table:table-cell>
          <table:table-cell office:value-type="float" office:value="723578.150195" calcext:value-type="float">
            <text:p>723578,150195</text:p>
          </table:table-cell>
          <table:table-cell office:value-type="float" office:value="10219" calcext:value-type="float">
            <text:p>10219</text:p>
          </table:table-cell>
          <table:table-cell office:value-type="float" office:value="0.34168" calcext:value-type="float">
            <text:p>0,34168</text:p>
          </table:table-cell>
          <table:table-cell office:value-type="float" office:value="0.005448" calcext:value-type="float">
            <text:p>0,005448</text:p>
          </table:table-cell>
          <table:table-cell table:formula="of:=LEFT([.A245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96_len100000.txt </text:p>
          </table:table-cell>
          <table:table-cell office:value-type="float" office:value="726864.636422" calcext:value-type="float">
            <text:p>726864,636422</text:p>
          </table:table-cell>
          <table:table-cell office:value-type="float" office:value="10609" calcext:value-type="float">
            <text:p>10609</text:p>
          </table:table-cell>
          <table:table-cell office:value-type="float" office:value="0.344312" calcext:value-type="float">
            <text:p>0,344312</text:p>
          </table:table-cell>
          <table:table-cell office:value-type="float" office:value="0.005286" calcext:value-type="float">
            <text:p>0,005286</text:p>
          </table:table-cell>
          <table:table-cell table:formula="of:=LEFT([.A246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90_len100000.txt </text:p>
          </table:table-cell>
          <table:table-cell office:value-type="float" office:value="728004.117932" calcext:value-type="float">
            <text:p>728004,117932</text:p>
          </table:table-cell>
          <table:table-cell office:value-type="float" office:value="9158" calcext:value-type="float">
            <text:p>9158</text:p>
          </table:table-cell>
          <table:table-cell office:value-type="float" office:value="0.35641" calcext:value-type="float">
            <text:p>0,35641</text:p>
          </table:table-cell>
          <table:table-cell office:value-type="float" office:value="0.005668" calcext:value-type="float">
            <text:p>0,005668</text:p>
          </table:table-cell>
          <table:table-cell table:formula="of:=LEFT([.A247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97_len100000.txt </text:p>
          </table:table-cell>
          <table:table-cell office:value-type="float" office:value="736911.075553" calcext:value-type="float">
            <text:p>736911,075553</text:p>
          </table:table-cell>
          <table:table-cell office:value-type="float" office:value="10993" calcext:value-type="float">
            <text:p>10993</text:p>
          </table:table-cell>
          <table:table-cell office:value-type="float" office:value="0.342985" calcext:value-type="float">
            <text:p>0,342985</text:p>
          </table:table-cell>
          <table:table-cell office:value-type="float" office:value="0.005034" calcext:value-type="float">
            <text:p>0,005034</text:p>
          </table:table-cell>
          <table:table-cell table:formula="of:=LEFT([.A248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92_len100000.txt </text:p>
          </table:table-cell>
          <table:table-cell office:value-type="float" office:value="744628.789512" calcext:value-type="float">
            <text:p>744628,789512</text:p>
          </table:table-cell>
          <table:table-cell office:value-type="float" office:value="9710" calcext:value-type="float">
            <text:p>9710</text:p>
          </table:table-cell>
          <table:table-cell office:value-type="float" office:value="0.354227" calcext:value-type="float">
            <text:p>0,354227</text:p>
          </table:table-cell>
          <table:table-cell office:value-type="float" office:value="0.005238" calcext:value-type="float">
            <text:p>0,005238</text:p>
          </table:table-cell>
          <table:table-cell table:formula="of:=LEFT([.A249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98_len100000.txt </text:p>
          </table:table-cell>
          <table:table-cell office:value-type="float" office:value="750123.017669" calcext:value-type="float">
            <text:p>750123,017669</text:p>
          </table:table-cell>
          <table:table-cell office:value-type="float" office:value="11578" calcext:value-type="float">
            <text:p>11578</text:p>
          </table:table-cell>
          <table:table-cell office:value-type="float" office:value="0.347612" calcext:value-type="float">
            <text:p>0,347612</text:p>
          </table:table-cell>
          <table:table-cell office:value-type="float" office:value="0.00488" calcext:value-type="float">
            <text:p>0,00488</text:p>
          </table:table-cell>
          <table:table-cell table:formula="of:=LEFT([.A250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91_len100000.txt </text:p>
          </table:table-cell>
          <table:table-cell office:value-type="float" office:value="750595.724859" calcext:value-type="float">
            <text:p>750595,724859</text:p>
          </table:table-cell>
          <table:table-cell office:value-type="float" office:value="9552" calcext:value-type="float">
            <text:p>9552</text:p>
          </table:table-cell>
          <table:table-cell office:value-type="float" office:value="0.356122" calcext:value-type="float">
            <text:p>0,356122</text:p>
          </table:table-cell>
          <table:table-cell office:value-type="float" office:value="0.005592" calcext:value-type="float">
            <text:p>0,005592</text:p>
          </table:table-cell>
          <table:table-cell table:formula="of:=LEFT([.A251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93_len100000.txt </text:p>
          </table:table-cell>
          <table:table-cell office:value-type="float" office:value="754905.524337" calcext:value-type="float">
            <text:p>754905,524337</text:p>
          </table:table-cell>
          <table:table-cell office:value-type="float" office:value="10369" calcext:value-type="float">
            <text:p>10369</text:p>
          </table:table-cell>
          <table:table-cell office:value-type="float" office:value="0.354805" calcext:value-type="float">
            <text:p>0,354805</text:p>
          </table:table-cell>
          <table:table-cell office:value-type="float" office:value="0.005151" calcext:value-type="float">
            <text:p>0,005151</text:p>
          </table:table-cell>
          <table:table-cell table:formula="of:=LEFT([.A252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99_len100000.txt </text:p>
          </table:table-cell>
          <table:table-cell office:value-type="float" office:value="779487.526593" calcext:value-type="float">
            <text:p>779487,526593</text:p>
          </table:table-cell>
          <table:table-cell office:value-type="float" office:value="11759" calcext:value-type="float">
            <text:p>11759</text:p>
          </table:table-cell>
          <table:table-cell office:value-type="float" office:value="0.348803" calcext:value-type="float">
            <text:p>0,348803</text:p>
          </table:table-cell>
          <table:table-cell office:value-type="float" office:value="0.004744" calcext:value-type="float">
            <text:p>0,004744</text:p>
          </table:table-cell>
          <table:table-cell table:formula="of:=LEFT([.A253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1.00_len100000.txt </text:p>
          </table:table-cell>
          <table:table-cell office:value-type="float" office:value="782477.932643" calcext:value-type="float">
            <text:p>782477,932643</text:p>
          </table:table-cell>
          <table:table-cell office:value-type="float" office:value="12119" calcext:value-type="float">
            <text:p>12119</text:p>
          </table:table-cell>
          <table:table-cell office:value-type="float" office:value="0.351927" calcext:value-type="float">
            <text:p>0,351927</text:p>
          </table:table-cell>
          <table:table-cell office:value-type="float" office:value="0.004663" calcext:value-type="float">
            <text:p>0,004663</text:p>
          </table:table-cell>
          <table:table-cell table:formula="of:=LEFT([.A254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95_len100000.txt </text:p>
          </table:table-cell>
          <table:table-cell office:value-type="float" office:value="785355.590359" calcext:value-type="float">
            <text:p>785355,590359</text:p>
          </table:table-cell>
          <table:table-cell office:value-type="float" office:value="10847" calcext:value-type="float">
            <text:p>10847</text:p>
          </table:table-cell>
          <table:table-cell office:value-type="float" office:value="0.357109" calcext:value-type="float">
            <text:p>0,357109</text:p>
          </table:table-cell>
          <table:table-cell office:value-type="float" office:value="0.004762" calcext:value-type="float">
            <text:p>0,004762</text:p>
          </table:table-cell>
          <table:table-cell table:formula="of:=LEFT([.A255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94_len100000.txt </text:p>
          </table:table-cell>
          <table:table-cell office:value-type="float" office:value="813733.506691" calcext:value-type="float">
            <text:p>813733,506691</text:p>
          </table:table-cell>
          <table:table-cell office:value-type="float" office:value="10560" calcext:value-type="float">
            <text:p>10560</text:p>
          </table:table-cell>
          <table:table-cell office:value-type="float" office:value="0.357575" calcext:value-type="float">
            <text:p>0,357575</text:p>
          </table:table-cell>
          <table:table-cell office:value-type="float" office:value="0.004938" calcext:value-type="float">
            <text:p>0,004938</text:p>
          </table:table-cell>
          <table:table-cell table:formula="of:=LEFT([.A256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96_len100000.txt </text:p>
          </table:table-cell>
          <table:table-cell office:value-type="float" office:value="818954.340285" calcext:value-type="float">
            <text:p>818954,340285</text:p>
          </table:table-cell>
          <table:table-cell office:value-type="float" office:value="11323" calcext:value-type="float">
            <text:p>11323</text:p>
          </table:table-cell>
          <table:table-cell office:value-type="float" office:value="0.357198" calcext:value-type="float">
            <text:p>0,357198</text:p>
          </table:table-cell>
          <table:table-cell office:value-type="float" office:value="0.004644" calcext:value-type="float">
            <text:p>0,004644</text:p>
          </table:table-cell>
          <table:table-cell table:formula="of:=LEFT([.A257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80_len100000.txt </text:p>
          </table:table-cell>
          <table:table-cell table:style-name="ce3" office:value-type="float" office:value="823885.059321" calcext:value-type="float">
            <text:p>823885,059321</text:p>
          </table:table-cell>
          <table:table-cell office:value-type="float" office:value="7434" calcext:value-type="float">
            <text:p>7434</text:p>
          </table:table-cell>
          <table:table-cell office:value-type="float" office:value="0.410873" calcext:value-type="float">
            <text:p>0,410873</text:p>
          </table:table-cell>
          <table:table-cell office:value-type="float" office:value="0.005596" calcext:value-type="float">
            <text:p>0,005596</text:p>
          </table:table-cell>
          <table:table-cell table:formula="of:=LEFT([.A258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97_len100000.txt </text:p>
          </table:table-cell>
          <table:table-cell table:style-name="ce3" office:value-type="float" office:value="825763.338353" calcext:value-type="float">
            <text:p>825763,338353</text:p>
          </table:table-cell>
          <table:table-cell office:value-type="float" office:value="11447" calcext:value-type="float">
            <text:p>11447</text:p>
          </table:table-cell>
          <table:table-cell office:value-type="float" office:value="0.35936" calcext:value-type="float">
            <text:p>0,35936</text:p>
          </table:table-cell>
          <table:table-cell office:value-type="float" office:value="0.004432" calcext:value-type="float">
            <text:p>0,004432</text:p>
          </table:table-cell>
          <table:table-cell table:formula="of:=LEFT([.A259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82_len100000.txt </text:p>
          </table:table-cell>
          <table:table-cell office:value-type="float" office:value="846482.472097" calcext:value-type="float">
            <text:p>846482,472097</text:p>
          </table:table-cell>
          <table:table-cell office:value-type="float" office:value="7840" calcext:value-type="float">
            <text:p>7840</text:p>
          </table:table-cell>
          <table:table-cell office:value-type="float" office:value="0.409192" calcext:value-type="float">
            <text:p>0,409192</text:p>
          </table:table-cell>
          <table:table-cell office:value-type="float" office:value="0.005098" calcext:value-type="float">
            <text:p>0,005098</text:p>
          </table:table-cell>
          <table:table-cell table:formula="of:=LEFT([.A260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98_len100000.txt </text:p>
          </table:table-cell>
          <table:table-cell office:value-type="float" office:value="848766.448643" calcext:value-type="float">
            <text:p>848766,448643</text:p>
          </table:table-cell>
          <table:table-cell office:value-type="float" office:value="12084" calcext:value-type="float">
            <text:p>12084</text:p>
          </table:table-cell>
          <table:table-cell office:value-type="float" office:value="0.359774" calcext:value-type="float">
            <text:p>0,359774</text:p>
          </table:table-cell>
          <table:table-cell office:value-type="float" office:value="0.004248" calcext:value-type="float">
            <text:p>0,004248</text:p>
          </table:table-cell>
          <table:table-cell table:formula="of:=LEFT([.A261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81_len100000.txt </text:p>
          </table:table-cell>
          <table:table-cell office:value-type="float" office:value="863770.218401" calcext:value-type="float">
            <text:p>863770,218401</text:p>
          </table:table-cell>
          <table:table-cell office:value-type="float" office:value="7673" calcext:value-type="float">
            <text:p>7673</text:p>
          </table:table-cell>
          <table:table-cell office:value-type="float" office:value="0.410178" calcext:value-type="float">
            <text:p>0,410178</text:p>
          </table:table-cell>
          <table:table-cell office:value-type="float" office:value="0.005223" calcext:value-type="float">
            <text:p>0,005223</text:p>
          </table:table-cell>
          <table:table-cell table:formula="of:=LEFT([.A262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99_len100000.txt </text:p>
          </table:table-cell>
          <table:table-cell office:value-type="float" office:value="866067.631827" calcext:value-type="float">
            <text:p>866067,631827</text:p>
          </table:table-cell>
          <table:table-cell office:value-type="float" office:value="12290" calcext:value-type="float">
            <text:p>12290</text:p>
          </table:table-cell>
          <table:table-cell office:value-type="float" office:value="0.362037" calcext:value-type="float">
            <text:p>0,362037</text:p>
          </table:table-cell>
          <table:table-cell office:value-type="float" office:value="0.004234" calcext:value-type="float">
            <text:p>0,004234</text:p>
          </table:table-cell>
          <table:table-cell table:formula="of:=LEFT([.A263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83_len100000.txt </text:p>
          </table:table-cell>
          <table:table-cell office:value-type="float" office:value="871160.979415" calcext:value-type="float">
            <text:p>871160,979415</text:p>
          </table:table-cell>
          <table:table-cell office:value-type="float" office:value="8315" calcext:value-type="float">
            <text:p>8315</text:p>
          </table:table-cell>
          <table:table-cell office:value-type="float" office:value="0.404198" calcext:value-type="float">
            <text:p>0,404198</text:p>
          </table:table-cell>
          <table:table-cell office:value-type="float" office:value="0.005068" calcext:value-type="float">
            <text:p>0,005068</text:p>
          </table:table-cell>
          <table:table-cell table:formula="of:=LEFT([.A264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84_len100000.txt </text:p>
          </table:table-cell>
          <table:table-cell office:value-type="float" office:value="889012.102491" calcext:value-type="float">
            <text:p>889012,102491</text:p>
          </table:table-cell>
          <table:table-cell office:value-type="float" office:value="8564" calcext:value-type="float">
            <text:p>8564</text:p>
          </table:table-cell>
          <table:table-cell office:value-type="float" office:value="0.403815" calcext:value-type="float">
            <text:p>0,403815</text:p>
          </table:table-cell>
          <table:table-cell office:value-type="float" office:value="0.004841" calcext:value-type="float">
            <text:p>0,004841</text:p>
          </table:table-cell>
          <table:table-cell table:formula="of:=LEFT([.A265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86_len100000.txt </text:p>
          </table:table-cell>
          <table:table-cell office:value-type="float" office:value="890728.886163" calcext:value-type="float">
            <text:p>890728,886163</text:p>
          </table:table-cell>
          <table:table-cell office:value-type="float" office:value="9212" calcext:value-type="float">
            <text:p>9212</text:p>
          </table:table-cell>
          <table:table-cell office:value-type="float" office:value="0.39716" calcext:value-type="float">
            <text:p>0,39716</text:p>
          </table:table-cell>
          <table:table-cell office:value-type="float" office:value="0.004501" calcext:value-type="float">
            <text:p>0,004501</text:p>
          </table:table-cell>
          <table:table-cell table:formula="of:=LEFT([.A266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1.00_len100000.txt </text:p>
          </table:table-cell>
          <table:table-cell office:value-type="float" office:value="902914.898649" calcext:value-type="float">
            <text:p>902914,898649</text:p>
          </table:table-cell>
          <table:table-cell office:value-type="float" office:value="13049" calcext:value-type="float">
            <text:p>13049</text:p>
          </table:table-cell>
          <table:table-cell office:value-type="float" office:value="0.367738" calcext:value-type="float">
            <text:p>0,367738</text:p>
          </table:table-cell>
          <table:table-cell office:value-type="float" office:value="0.003888" calcext:value-type="float">
            <text:p>0,003888</text:p>
          </table:table-cell>
          <table:table-cell table:formula="of:=LEFT([.A267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85_len100000.txt </text:p>
          </table:table-cell>
          <table:table-cell office:value-type="float" office:value="917337.586677" calcext:value-type="float">
            <text:p>917337,586677</text:p>
          </table:table-cell>
          <table:table-cell office:value-type="float" office:value="8774" calcext:value-type="float">
            <text:p>8774</text:p>
          </table:table-cell>
          <table:table-cell office:value-type="float" office:value="0.401941" calcext:value-type="float">
            <text:p>0,401941</text:p>
          </table:table-cell>
          <table:table-cell office:value-type="float" office:value="0.004569" calcext:value-type="float">
            <text:p>0,004569</text:p>
          </table:table-cell>
          <table:table-cell table:formula="of:=LEFT([.A268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87_len100000.txt </text:p>
          </table:table-cell>
          <table:table-cell office:value-type="float" office:value="937892.107806" calcext:value-type="float">
            <text:p>937892,107806</text:p>
          </table:table-cell>
          <table:table-cell office:value-type="float" office:value="9697" calcext:value-type="float">
            <text:p>9697</text:p>
          </table:table-cell>
          <table:table-cell office:value-type="float" office:value="0.398662" calcext:value-type="float">
            <text:p>0,398662</text:p>
          </table:table-cell>
          <table:table-cell office:value-type="float" office:value="0.004198" calcext:value-type="float">
            <text:p>0,004198</text:p>
          </table:table-cell>
          <table:table-cell table:formula="of:=LEFT([.A269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88_len100000.txt </text:p>
          </table:table-cell>
          <table:table-cell office:value-type="float" office:value="963062.81974" calcext:value-type="float">
            <text:p>963062,81974</text:p>
          </table:table-cell>
          <table:table-cell office:value-type="float" office:value="10207" calcext:value-type="float">
            <text:p>10207</text:p>
          </table:table-cell>
          <table:table-cell office:value-type="float" office:value="0.399224" calcext:value-type="float">
            <text:p>0,399224</text:p>
          </table:table-cell>
          <table:table-cell office:value-type="float" office:value="0.004065" calcext:value-type="float">
            <text:p>0,004065</text:p>
          </table:table-cell>
          <table:table-cell table:formula="of:=LEFT([.A270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40_len100000.txt </text:p>
          </table:table-cell>
          <table:table-cell office:value-type="float" office:value="983813.011713" calcext:value-type="float">
            <text:p>983813,011713</text:p>
          </table:table-cell>
          <table:table-cell office:value-type="float" office:value="558" calcext:value-type="float">
            <text:p>558</text:p>
          </table:table-cell>
          <table:table-cell office:value-type="float" office:value="0.617648" calcext:value-type="float">
            <text:p>0,617648</text:p>
          </table:table-cell>
          <table:table-cell office:value-type="float" office:value="0.012239" calcext:value-type="float">
            <text:p>0,012239</text:p>
          </table:table-cell>
          <table:table-cell table:formula="of:=LEFT([.A271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89_len100000.txt </text:p>
          </table:table-cell>
          <table:table-cell office:value-type="float" office:value="997337.336461" calcext:value-type="float">
            <text:p>997337,336461</text:p>
          </table:table-cell>
          <table:table-cell office:value-type="float" office:value="10208" calcext:value-type="float">
            <text:p>10208</text:p>
          </table:table-cell>
          <table:table-cell office:value-type="float" office:value="0.398385" calcext:value-type="float">
            <text:p>0,398385</text:p>
          </table:table-cell>
          <table:table-cell office:value-type="float" office:value="0.004099" calcext:value-type="float">
            <text:p>0,004099</text:p>
          </table:table-cell>
          <table:table-cell table:formula="of:=LEFT([.A272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90_len100000.txt </text:p>
          </table:table-cell>
          <table:table-cell office:value-type="float" office:value="1012639.783383" calcext:value-type="float">
            <text:p>1012639,783383</text:p>
          </table:table-cell>
          <table:table-cell office:value-type="float" office:value="10946" calcext:value-type="float">
            <text:p>10946</text:p>
          </table:table-cell>
          <table:table-cell office:value-type="float" office:value="0.393941" calcext:value-type="float">
            <text:p>0,393941</text:p>
          </table:table-cell>
          <table:table-cell office:value-type="float" office:value="0.003857" calcext:value-type="float">
            <text:p>0,003857</text:p>
          </table:table-cell>
          <table:table-cell table:formula="of:=LEFT([.A273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91_len100000.txt </text:p>
          </table:table-cell>
          <table:table-cell office:value-type="float" office:value="1022613.303279" calcext:value-type="float">
            <text:p>1022613,303279</text:p>
          </table:table-cell>
          <table:table-cell office:value-type="float" office:value="11048" calcext:value-type="float">
            <text:p>11048</text:p>
          </table:table-cell>
          <table:table-cell office:value-type="float" office:value="0.397596" calcext:value-type="float">
            <text:p>0,397596</text:p>
          </table:table-cell>
          <table:table-cell office:value-type="float" office:value="0.003829" calcext:value-type="float">
            <text:p>0,003829</text:p>
          </table:table-cell>
          <table:table-cell table:formula="of:=LEFT([.A274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92_len100000.txt </text:p>
          </table:table-cell>
          <table:table-cell office:value-type="float" office:value="1026433.933564" calcext:value-type="float">
            <text:p>1026433,933564</text:p>
          </table:table-cell>
          <table:table-cell office:value-type="float" office:value="11327" calcext:value-type="float">
            <text:p>11327</text:p>
          </table:table-cell>
          <table:table-cell office:value-type="float" office:value="0.396064" calcext:value-type="float">
            <text:p>0,396064</text:p>
          </table:table-cell>
          <table:table-cell office:value-type="float" office:value="0.003667" calcext:value-type="float">
            <text:p>0,003667</text:p>
          </table:table-cell>
          <table:table-cell table:formula="of:=LEFT([.A275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94_len100000.txt </text:p>
          </table:table-cell>
          <table:table-cell office:value-type="float" office:value="1047008.779411" calcext:value-type="float">
            <text:p>1047008,779411</text:p>
          </table:table-cell>
          <table:table-cell office:value-type="float" office:value="12223" calcext:value-type="float">
            <text:p>12223</text:p>
          </table:table-cell>
          <table:table-cell office:value-type="float" office:value="0.397949" calcext:value-type="float">
            <text:p>0,397949</text:p>
          </table:table-cell>
          <table:table-cell office:value-type="float" office:value="0.003263" calcext:value-type="float">
            <text:p>0,003263</text:p>
          </table:table-cell>
          <table:table-cell table:formula="of:=LEFT([.A276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93_len100000.txt </text:p>
          </table:table-cell>
          <table:table-cell office:value-type="float" office:value="1061040.192895" calcext:value-type="float">
            <text:p>1061040,192895</text:p>
          </table:table-cell>
          <table:table-cell office:value-type="float" office:value="11945" calcext:value-type="float">
            <text:p>11945</text:p>
          </table:table-cell>
          <table:table-cell office:value-type="float" office:value="0.39611" calcext:value-type="float">
            <text:p>0,39611</text:p>
          </table:table-cell>
          <table:table-cell office:value-type="float" office:value="0.003514" calcext:value-type="float">
            <text:p>0,003514</text:p>
          </table:table-cell>
          <table:table-cell table:formula="of:=LEFT([.A277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96_len100000.txt </text:p>
          </table:table-cell>
          <table:table-cell office:value-type="float" office:value="1077876.20355" calcext:value-type="float">
            <text:p>1077876,20355</text:p>
          </table:table-cell>
          <table:table-cell office:value-type="float" office:value="13341" calcext:value-type="float">
            <text:p>13341</text:p>
          </table:table-cell>
          <table:table-cell office:value-type="float" office:value="0.40304" calcext:value-type="float">
            <text:p>0,40304</text:p>
          </table:table-cell>
          <table:table-cell office:value-type="float" office:value="0.003066" calcext:value-type="float">
            <text:p>0,003066</text:p>
          </table:table-cell>
          <table:table-cell table:formula="of:=LEFT([.A278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95_len100000.txt </text:p>
          </table:table-cell>
          <table:table-cell office:value-type="float" office:value="1088056.208274" calcext:value-type="float">
            <text:p>1088056,208274</text:p>
          </table:table-cell>
          <table:table-cell office:value-type="float" office:value="12716" calcext:value-type="float">
            <text:p>12716</text:p>
          </table:table-cell>
          <table:table-cell office:value-type="float" office:value="0.398344" calcext:value-type="float">
            <text:p>0,398344</text:p>
          </table:table-cell>
          <table:table-cell office:value-type="float" office:value="0.003108" calcext:value-type="float">
            <text:p>0,003108</text:p>
          </table:table-cell>
          <table:table-cell table:formula="of:=LEFT([.A279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97_len100000.txt </text:p>
          </table:table-cell>
          <table:table-cell office:value-type="float" office:value="1101358.541949" calcext:value-type="float">
            <text:p>1101358,541949</text:p>
          </table:table-cell>
          <table:table-cell office:value-type="float" office:value="13573" calcext:value-type="float">
            <text:p>13573</text:p>
          </table:table-cell>
          <table:table-cell office:value-type="float" office:value="0.402377" calcext:value-type="float">
            <text:p>0,402377</text:p>
          </table:table-cell>
          <table:table-cell office:value-type="float" office:value="0.002919" calcext:value-type="float">
            <text:p>0,002919</text:p>
          </table:table-cell>
          <table:table-cell table:formula="of:=LEFT([.A280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98_len100000.txt </text:p>
          </table:table-cell>
          <table:table-cell office:value-type="float" office:value="1123946.062319" calcext:value-type="float">
            <text:p>1123946,062319</text:p>
          </table:table-cell>
          <table:table-cell office:value-type="float" office:value="13973" calcext:value-type="float">
            <text:p>13973</text:p>
          </table:table-cell>
          <table:table-cell office:value-type="float" office:value="0.403495" calcext:value-type="float">
            <text:p>0,403495</text:p>
          </table:table-cell>
          <table:table-cell office:value-type="float" office:value="0.002832" calcext:value-type="float">
            <text:p>0,002832</text:p>
          </table:table-cell>
          <table:table-cell table:formula="of:=LEFT([.A281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40_len100000.txt </text:p>
          </table:table-cell>
          <table:table-cell office:value-type="float" office:value="1140543.946197" calcext:value-type="float">
            <text:p>1140543,946197</text:p>
          </table:table-cell>
          <table:table-cell office:value-type="float" office:value="678" calcext:value-type="float">
            <text:p>678</text:p>
          </table:table-cell>
          <table:table-cell office:value-type="float" office:value="0.643838" calcext:value-type="float">
            <text:p>0,643838</text:p>
          </table:table-cell>
          <table:table-cell office:value-type="float" office:value="0.009461" calcext:value-type="float">
            <text:p>0,009461</text:p>
          </table:table-cell>
          <table:table-cell table:formula="of:=LEFT([.A282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99_len100000.txt </text:p>
          </table:table-cell>
          <table:table-cell office:value-type="float" office:value="1148758.460725" calcext:value-type="float">
            <text:p>1148758,460725</text:p>
          </table:table-cell>
          <table:table-cell office:value-type="float" office:value="14558" calcext:value-type="float">
            <text:p>14558</text:p>
          </table:table-cell>
          <table:table-cell office:value-type="float" office:value="0.406851" calcext:value-type="float">
            <text:p>0,406851</text:p>
          </table:table-cell>
          <table:table-cell office:value-type="float" office:value="0.002797" calcext:value-type="float">
            <text:p>0,002797</text:p>
          </table:table-cell>
          <table:table-cell table:formula="of:=LEFT([.A283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1.00_len100000.txt </text:p>
          </table:table-cell>
          <table:table-cell office:value-type="float" office:value="1199958.840439" calcext:value-type="float">
            <text:p>1199958,840439</text:p>
          </table:table-cell>
          <table:table-cell office:value-type="float" office:value="14798" calcext:value-type="float">
            <text:p>14798</text:p>
          </table:table-cell>
          <table:table-cell office:value-type="float" office:value="0.407556" calcext:value-type="float">
            <text:p>0,407556</text:p>
          </table:table-cell>
          <table:table-cell office:value-type="float" office:value="0.002634" calcext:value-type="float">
            <text:p>0,002634</text:p>
          </table:table-cell>
          <table:table-cell table:formula="of:=LEFT([.A284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3_temp0.20_len100000.txt </text:p>
          </table:table-cell>
          <table:table-cell office:value-type="float" office:value="3841522.138063" calcext:value-type="float">
            <text:p>3841522,138063</text:p>
          </table:table-cell>
          <table:table-cell office:value-type="float" office:value="30" calcext:value-type="float">
            <text:p>30</text:p>
          </table:table-cell>
          <table:table-cell office:value-type="float" office:value="0.787626" calcext:value-type="float">
            <text:p>0,787626</text:p>
          </table:table-cell>
          <table:table-cell office:value-type="float" office:value="0.006557" calcext:value-type="float">
            <text:p>0,006557</text:p>
          </table:table-cell>
          <table:table-cell table:formula="of:=LEFT([.A285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1.00_len100000.txt </text:p>
          </table:table-cell>
          <table:table-cell office:value-type="float" office:value="4282397.250594" calcext:value-type="float">
            <text:p>4282397,250594</text:p>
          </table:table-cell>
          <table:table-cell office:value-type="float" office:value="44344" calcext:value-type="float">
            <text:p>44344</text:p>
          </table:table-cell>
          <table:table-cell office:value-type="float" office:value="0.792474" calcext:value-type="float">
            <text:p>0,792474</text:p>
          </table:table-cell>
          <table:table-cell office:value-type="float" office:value="0.000003" calcext:value-type="float">
            <text:p>0,000003</text:p>
          </table:table-cell>
          <table:table-cell table:formula="of:=LEFT([.A286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99_len100000.txt </text:p>
          </table:table-cell>
          <table:table-cell office:value-type="float" office:value="4383936.330917" calcext:value-type="float">
            <text:p>4383936,330917</text:p>
          </table:table-cell>
          <table:table-cell office:value-type="float" office:value="43688" calcext:value-type="float">
            <text:p>43688</text:p>
          </table:table-cell>
          <table:table-cell office:value-type="float" office:value="0.793511" calcext:value-type="float">
            <text:p>0,793511</text:p>
          </table:table-cell>
          <table:table-cell office:value-type="float" office:value="0.000005" calcext:value-type="float">
            <text:p>0,000005</text:p>
          </table:table-cell>
          <table:table-cell table:formula="of:=LEFT([.A287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98_len100000.txt </text:p>
          </table:table-cell>
          <table:table-cell office:value-type="float" office:value="4487133.061033" calcext:value-type="float">
            <text:p>4487133,061033</text:p>
          </table:table-cell>
          <table:table-cell office:value-type="float" office:value="43072" calcext:value-type="float">
            <text:p>43072</text:p>
          </table:table-cell>
          <table:table-cell office:value-type="float" office:value="0.793218" calcext:value-type="float">
            <text:p>0,793218</text:p>
          </table:table-cell>
          <table:table-cell office:value-type="float" office:value="0" calcext:value-type="float">
            <text:p>0</text:p>
          </table:table-cell>
          <table:table-cell table:formula="of:=LEFT([.A288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97_len100000.txt </text:p>
          </table:table-cell>
          <table:table-cell office:value-type="float" office:value="4579798.565009" calcext:value-type="float">
            <text:p>4579798,565009</text:p>
          </table:table-cell>
          <table:table-cell office:value-type="float" office:value="42294" calcext:value-type="float">
            <text:p>42294</text:p>
          </table:table-cell>
          <table:table-cell office:value-type="float" office:value="0.789025" calcext:value-type="float">
            <text:p>0,789025</text:p>
          </table:table-cell>
          <table:table-cell office:value-type="float" office:value="0.000001" calcext:value-type="float">
            <text:p>0,000001</text:p>
          </table:table-cell>
          <table:table-cell table:formula="of:=LEFT([.A289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1_temp0.20_len100000.txt </text:p>
          </table:table-cell>
          <table:table-cell office:value-type="float" office:value="4585812.056758" calcext:value-type="float">
            <text:p>4585812,056758</text:p>
          </table:table-cell>
          <table:table-cell office:value-type="float" office:value="53" calcext:value-type="float">
            <text:p>53</text:p>
          </table:table-cell>
          <table:table-cell office:value-type="float" office:value="0.827359" calcext:value-type="float">
            <text:p>0,827359</text:p>
          </table:table-cell>
          <table:table-cell office:value-type="float" office:value="0.003859" calcext:value-type="float">
            <text:p>0,003859</text:p>
          </table:table-cell>
          <table:table-cell table:formula="of:=LEFT([.A290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96_len100000.txt </text:p>
          </table:table-cell>
          <table:table-cell office:value-type="float" office:value="4748276.926198" calcext:value-type="float">
            <text:p>4748276,926198</text:p>
          </table:table-cell>
          <table:table-cell office:value-type="float" office:value="41339" calcext:value-type="float">
            <text:p>41339</text:p>
          </table:table-cell>
          <table:table-cell office:value-type="float" office:value="0.787154" calcext:value-type="float">
            <text:p>0,787154</text:p>
          </table:table-cell>
          <table:table-cell office:value-type="float" office:value="0.000002" calcext:value-type="float">
            <text:p>0,000002</text:p>
          </table:table-cell>
          <table:table-cell table:formula="of:=LEFT([.A291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95_len100000.txt </text:p>
          </table:table-cell>
          <table:table-cell office:value-type="float" office:value="4753575.170308" calcext:value-type="float">
            <text:p>4753575,170308</text:p>
          </table:table-cell>
          <table:table-cell office:value-type="float" office:value="40491" calcext:value-type="float">
            <text:p>40491</text:p>
          </table:table-cell>
          <table:table-cell office:value-type="float" office:value="0.78339" calcext:value-type="float">
            <text:p>0,78339</text:p>
          </table:table-cell>
          <table:table-cell office:value-type="float" office:value="0.000004" calcext:value-type="float">
            <text:p>0,000004</text:p>
          </table:table-cell>
          <table:table-cell table:formula="of:=LEFT([.A292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94_len100000.txt </text:p>
          </table:table-cell>
          <table:table-cell office:value-type="float" office:value="4874746.453216" calcext:value-type="float">
            <text:p>4874746,453216</text:p>
          </table:table-cell>
          <table:table-cell office:value-type="float" office:value="39976" calcext:value-type="float">
            <text:p>39976</text:p>
          </table:table-cell>
          <table:table-cell office:value-type="float" office:value="0.7807" calcext:value-type="float">
            <text:p>0,7807</text:p>
          </table:table-cell>
          <table:table-cell office:value-type="float" office:value="0.000001" calcext:value-type="float">
            <text:p>0,000001</text:p>
          </table:table-cell>
          <table:table-cell table:formula="of:=LEFT([.A293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93_len100000.txt </text:p>
          </table:table-cell>
          <table:table-cell office:value-type="float" office:value="4934922.712284" calcext:value-type="float">
            <text:p>4934922,712284</text:p>
          </table:table-cell>
          <table:table-cell office:value-type="float" office:value="39479" calcext:value-type="float">
            <text:p>39479</text:p>
          </table:table-cell>
          <table:table-cell office:value-type="float" office:value="0.780521" calcext:value-type="float">
            <text:p>0,780521</text:p>
          </table:table-cell>
          <table:table-cell office:value-type="float" office:value="0.000001" calcext:value-type="float">
            <text:p>0,000001</text:p>
          </table:table-cell>
          <table:table-cell table:formula="of:=LEFT([.A294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92_len100000.txt </text:p>
          </table:table-cell>
          <table:table-cell office:value-type="float" office:value="5071060.350685" calcext:value-type="float">
            <text:p>5071060,350685</text:p>
          </table:table-cell>
          <table:table-cell office:value-type="float" office:value="38901" calcext:value-type="float">
            <text:p>38901</text:p>
          </table:table-cell>
          <table:table-cell office:value-type="float" office:value="0.776983" calcext:value-type="float">
            <text:p>0,776983</text:p>
          </table:table-cell>
          <table:table-cell office:value-type="float" office:value="0.000001" calcext:value-type="float">
            <text:p>0,000001</text:p>
          </table:table-cell>
          <table:table-cell table:formula="of:=LEFT([.A295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2_temp0.20_len100000.txt </text:p>
          </table:table-cell>
          <table:table-cell office:value-type="float" office:value="5084363.461543" calcext:value-type="float">
            <text:p>5084363,461543</text:p>
          </table:table-cell>
          <table:table-cell office:value-type="float" office:value="36" calcext:value-type="float">
            <text:p>36</text:p>
          </table:table-cell>
          <table:table-cell office:value-type="float" office:value="0.822545" calcext:value-type="float">
            <text:p>0,822545</text:p>
          </table:table-cell>
          <table:table-cell office:value-type="float" office:value="0.004424" calcext:value-type="float">
            <text:p>0,004424</text:p>
          </table:table-cell>
          <table:table-cell table:formula="of:=LEFT([.A296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91_len100000.txt </text:p>
          </table:table-cell>
          <table:table-cell office:value-type="float" office:value="5221182.990724" calcext:value-type="float">
            <text:p>5221182,990724</text:p>
          </table:table-cell>
          <table:table-cell office:value-type="float" office:value="37889" calcext:value-type="float">
            <text:p>37889</text:p>
          </table:table-cell>
          <table:table-cell office:value-type="float" office:value="0.776682" calcext:value-type="float">
            <text:p>0,776682</text:p>
          </table:table-cell>
          <table:table-cell office:value-type="float" office:value="0.000001" calcext:value-type="float">
            <text:p>0,000001</text:p>
          </table:table-cell>
          <table:table-cell table:formula="of:=LEFT([.A297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90_len100000.txt </text:p>
          </table:table-cell>
          <table:table-cell office:value-type="float" office:value="5432101.761562" calcext:value-type="float">
            <text:p>5432101,761562</text:p>
          </table:table-cell>
          <table:table-cell office:value-type="float" office:value="37209" calcext:value-type="float">
            <text:p>37209</text:p>
          </table:table-cell>
          <table:table-cell office:value-type="float" office:value="0.77614" calcext:value-type="float">
            <text:p>0,77614</text:p>
          </table:table-cell>
          <table:table-cell office:value-type="float" office:value="0.000005" calcext:value-type="float">
            <text:p>0,000005</text:p>
          </table:table-cell>
          <table:table-cell table:formula="of:=LEFT([.A298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89_len100000.txt </text:p>
          </table:table-cell>
          <table:table-cell office:value-type="float" office:value="5474715.232718" calcext:value-type="float">
            <text:p>5474715,232718</text:p>
          </table:table-cell>
          <table:table-cell office:value-type="float" office:value="36477" calcext:value-type="float">
            <text:p>36477</text:p>
          </table:table-cell>
          <table:table-cell office:value-type="float" office:value="0.771161" calcext:value-type="float">
            <text:p>0,771161</text:p>
          </table:table-cell>
          <table:table-cell office:value-type="float" office:value="0.000003" calcext:value-type="float">
            <text:p>0,000003</text:p>
          </table:table-cell>
          <table:table-cell table:formula="of:=LEFT([.A299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88_len100000.txt </text:p>
          </table:table-cell>
          <table:table-cell office:value-type="float" office:value="5563240.536156" calcext:value-type="float">
            <text:p>5563240,536156</text:p>
          </table:table-cell>
          <table:table-cell office:value-type="float" office:value="35986" calcext:value-type="float">
            <text:p>35986</text:p>
          </table:table-cell>
          <table:table-cell office:value-type="float" office:value="0.769341" calcext:value-type="float">
            <text:p>0,769341</text:p>
          </table:table-cell>
          <table:table-cell office:value-type="float" office:value="0.000004" calcext:value-type="float">
            <text:p>0,000004</text:p>
          </table:table-cell>
          <table:table-cell table:formula="of:=LEFT([.A300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86_len100000.txt </text:p>
          </table:table-cell>
          <table:table-cell office:value-type="float" office:value="5877529.221827" calcext:value-type="float">
            <text:p>5877529,221827</text:p>
          </table:table-cell>
          <table:table-cell office:value-type="float" office:value="34155" calcext:value-type="float">
            <text:p>34155</text:p>
          </table:table-cell>
          <table:table-cell office:value-type="float" office:value="0.764692" calcext:value-type="float">
            <text:p>0,764692</text:p>
          </table:table-cell>
          <table:table-cell office:value-type="float" office:value="0.000009" calcext:value-type="float">
            <text:p>0,000009</text:p>
          </table:table-cell>
          <table:table-cell table:formula="of:=LEFT([.A301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87_len100000.txt </text:p>
          </table:table-cell>
          <table:table-cell table:style-name="ce3" office:value-type="float" office:value="5895601.616114" calcext:value-type="float">
            <text:p>5895601,616114</text:p>
          </table:table-cell>
          <table:table-cell office:value-type="float" office:value="34954" calcext:value-type="float">
            <text:p>34954</text:p>
          </table:table-cell>
          <table:table-cell office:value-type="float" office:value="0.768786" calcext:value-type="float">
            <text:p>0,768786</text:p>
          </table:table-cell>
          <table:table-cell office:value-type="float" office:value="0.000003" calcext:value-type="float">
            <text:p>0,000003</text:p>
          </table:table-cell>
          <table:table-cell table:formula="of:=LEFT([.A302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84_len100000.txt </text:p>
          </table:table-cell>
          <table:table-cell office:value-type="float" office:value="6308521.563846" calcext:value-type="float">
            <text:p>6308521,563846</text:p>
          </table:table-cell>
          <table:table-cell office:value-type="float" office:value="32574" calcext:value-type="float">
            <text:p>32574</text:p>
          </table:table-cell>
          <table:table-cell office:value-type="float" office:value="0.762561" calcext:value-type="float">
            <text:p>0,762561</text:p>
          </table:table-cell>
          <table:table-cell office:value-type="float" office:value="0.000005" calcext:value-type="float">
            <text:p>0,000005</text:p>
          </table:table-cell>
          <table:table-cell table:formula="of:=LEFT([.A303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85_len100000.txt </text:p>
          </table:table-cell>
          <table:table-cell office:value-type="float" office:value="6465505.7314" calcext:value-type="float">
            <text:p>6465505,7314</text:p>
          </table:table-cell>
          <table:table-cell office:value-type="float" office:value="33102" calcext:value-type="float">
            <text:p>33102</text:p>
          </table:table-cell>
          <table:table-cell office:value-type="float" office:value="0.764545" calcext:value-type="float">
            <text:p>0,764545</text:p>
          </table:table-cell>
          <table:table-cell office:value-type="float" office:value="0.000007" calcext:value-type="float">
            <text:p>0,000007</text:p>
          </table:table-cell>
          <table:table-cell table:formula="of:=LEFT([.A304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83_len100000.txt </text:p>
          </table:table-cell>
          <table:table-cell office:value-type="float" office:value="6486532.485502" calcext:value-type="float">
            <text:p>6486532,485502</text:p>
          </table:table-cell>
          <table:table-cell office:value-type="float" office:value="32182" calcext:value-type="float">
            <text:p>32182</text:p>
          </table:table-cell>
          <table:table-cell office:value-type="float" office:value="0.761242" calcext:value-type="float">
            <text:p>0,761242</text:p>
          </table:table-cell>
          <table:table-cell office:value-type="float" office:value="0.000005" calcext:value-type="float">
            <text:p>0,000005</text:p>
          </table:table-cell>
          <table:table-cell table:formula="of:=LEFT([.A305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82_len100000.txt </text:p>
          </table:table-cell>
          <table:table-cell office:value-type="float" office:value="6858224.628426" calcext:value-type="float">
            <text:p>6858224,628426</text:p>
          </table:table-cell>
          <table:table-cell office:value-type="float" office:value="31065" calcext:value-type="float">
            <text:p>31065</text:p>
          </table:table-cell>
          <table:table-cell office:value-type="float" office:value="0.756456" calcext:value-type="float">
            <text:p>0,756456</text:p>
          </table:table-cell>
          <table:table-cell office:value-type="float" office:value="0.000011" calcext:value-type="float">
            <text:p>0,000011</text:p>
          </table:table-cell>
          <table:table-cell table:formula="of:=LEFT([.A306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81_len100000.txt </text:p>
          </table:table-cell>
          <table:table-cell office:value-type="float" office:value="7147157.109916" calcext:value-type="float">
            <text:p>7147157,109916</text:p>
          </table:table-cell>
          <table:table-cell office:value-type="float" office:value="30580" calcext:value-type="float">
            <text:p>30580</text:p>
          </table:table-cell>
          <table:table-cell office:value-type="float" office:value="0.757254" calcext:value-type="float">
            <text:p>0,757254</text:p>
          </table:table-cell>
          <table:table-cell office:value-type="float" office:value="0.000009" calcext:value-type="float">
            <text:p>0,000009</text:p>
          </table:table-cell>
          <table:table-cell table:formula="of:=LEFT([.A307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80_len100000.txt </text:p>
          </table:table-cell>
          <table:table-cell office:value-type="float" office:value="7469227.294299" calcext:value-type="float">
            <text:p>7469227,294299</text:p>
          </table:table-cell>
          <table:table-cell office:value-type="float" office:value="29757" calcext:value-type="float">
            <text:p>29757</text:p>
          </table:table-cell>
          <table:table-cell office:value-type="float" office:value="0.755577" calcext:value-type="float">
            <text:p>0,755577</text:p>
          </table:table-cell>
          <table:table-cell office:value-type="float" office:value="0.000007" calcext:value-type="float">
            <text:p>0,000007</text:p>
          </table:table-cell>
          <table:table-cell table:formula="of:=LEFT([.A308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60_len100000.txt </text:p>
          </table:table-cell>
          <table:table-cell office:value-type="float" office:value="18190115.730716" calcext:value-type="float">
            <text:p>18190115,730716</text:p>
          </table:table-cell>
          <table:table-cell office:value-type="float" office:value="15488" calcext:value-type="float">
            <text:p>15488</text:p>
          </table:table-cell>
          <table:table-cell office:value-type="float" office:value="0.744169" calcext:value-type="float">
            <text:p>0,744169</text:p>
          </table:table-cell>
          <table:table-cell office:value-type="float" office:value="0.000032" calcext:value-type="float">
            <text:p>0,000032</text:p>
          </table:table-cell>
          <table:table-cell table:formula="of:=LEFT([.A309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40_len100000.txt </text:p>
          </table:table-cell>
          <table:table-cell office:value-type="float" office:value="71550783.380159" calcext:value-type="float">
            <text:p>71550783,380159</text:p>
          </table:table-cell>
          <table:table-cell office:value-type="float" office:value="5063" calcext:value-type="float">
            <text:p>5063</text:p>
          </table:table-cell>
          <table:table-cell office:value-type="float" office:value="0.794641" calcext:value-type="float">
            <text:p>0,794641</text:p>
          </table:table-cell>
          <table:table-cell office:value-type="float" office:value="0.000123" calcext:value-type="float">
            <text:p>0,000123</text:p>
          </table:table-cell>
          <table:table-cell table:formula="of:=LEFT([.A310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ryCam/RedNeuronal/id_004_temp0.20_len100000.txt </text:p>
          </table:table-cell>
          <table:table-cell office:value-type="float" office:value="255766051.158961" calcext:value-type="float">
            <text:p>255766051,158961</text:p>
          </table:table-cell>
          <table:table-cell office:value-type="float" office:value="656" calcext:value-type="float">
            <text:p>656</text:p>
          </table:table-cell>
          <table:table-cell office:value-type="float" office:value="0.908669" calcext:value-type="float">
            <text:p>0,908669</text:p>
          </table:table-cell>
          <table:table-cell office:value-type="float" office:value="0.000086" calcext:value-type="float">
            <text:p>0,000086</text:p>
          </table:table-cell>
          <table:table-cell table:formula="of:=LEFT([.A311];10)" office:value-type="string" office:string-value="HarryCam/R" calcext:value-type="string">
            <text:p>HarryCam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PAQ/id_004_PauloCoehlo.txt </text:p>
          </table:table-cell>
          <table:table-cell office:value-type="float" office:value="93405.581453" calcext:value-type="float">
            <text:p>93405,581453</text:p>
          </table:table-cell>
          <table:table-cell office:value-type="float" office:value="2310" calcext:value-type="float">
            <text:p>2310</text:p>
          </table:table-cell>
          <table:table-cell office:value-type="float" office:value="0.267499" calcext:value-type="float">
            <text:p>0,267499</text:p>
          </table:table-cell>
          <table:table-cell office:value-type="float" office:value="0.024991" calcext:value-type="float">
            <text:p>0,024991</text:p>
          </table:table-cell>
          <table:table-cell table:formula="of:=LEFT([.A312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80_len100000.txt </text:p>
          </table:table-cell>
          <table:table-cell office:value-type="float" office:value="255951.279201" calcext:value-type="float">
            <text:p>255951,279201</text:p>
          </table:table-cell>
          <table:table-cell office:value-type="float" office:value="4866" calcext:value-type="float">
            <text:p>4866</text:p>
          </table:table-cell>
          <table:table-cell office:value-type="float" office:value="0.32524" calcext:value-type="float">
            <text:p>0,32524</text:p>
          </table:table-cell>
          <table:table-cell office:value-type="float" office:value="0.017955" calcext:value-type="float">
            <text:p>0,017955</text:p>
          </table:table-cell>
          <table:table-cell table:formula="of:=LEFT([.A313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81_len100000.txt </text:p>
          </table:table-cell>
          <table:table-cell office:value-type="float" office:value="256103.32228" calcext:value-type="float">
            <text:p>256103,32228</text:p>
          </table:table-cell>
          <table:table-cell office:value-type="float" office:value="4932" calcext:value-type="float">
            <text:p>4932</text:p>
          </table:table-cell>
          <table:table-cell office:value-type="float" office:value="0.321516" calcext:value-type="float">
            <text:p>0,321516</text:p>
          </table:table-cell>
          <table:table-cell office:value-type="float" office:value="0.017398" calcext:value-type="float">
            <text:p>0,017398</text:p>
          </table:table-cell>
          <table:table-cell table:formula="of:=LEFT([.A314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83_len100000.txt </text:p>
          </table:table-cell>
          <table:table-cell office:value-type="float" office:value="261879.745097" calcext:value-type="float">
            <text:p>261879,745097</text:p>
          </table:table-cell>
          <table:table-cell office:value-type="float" office:value="5432" calcext:value-type="float">
            <text:p>5432</text:p>
          </table:table-cell>
          <table:table-cell office:value-type="float" office:value="0.316875" calcext:value-type="float">
            <text:p>0,316875</text:p>
          </table:table-cell>
          <table:table-cell office:value-type="float" office:value="0.016229" calcext:value-type="float">
            <text:p>0,016229</text:p>
          </table:table-cell>
          <table:table-cell table:formula="of:=LEFT([.A315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85_len100000.txt </text:p>
          </table:table-cell>
          <table:table-cell office:value-type="float" office:value="273504.32211" calcext:value-type="float">
            <text:p>273504,32211</text:p>
          </table:table-cell>
          <table:table-cell office:value-type="float" office:value="5831" calcext:value-type="float">
            <text:p>5831</text:p>
          </table:table-cell>
          <table:table-cell office:value-type="float" office:value="0.311904" calcext:value-type="float">
            <text:p>0,311904</text:p>
          </table:table-cell>
          <table:table-cell office:value-type="float" office:value="0.015529" calcext:value-type="float">
            <text:p>0,015529</text:p>
          </table:table-cell>
          <table:table-cell table:formula="of:=LEFT([.A316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84_len100000.txt </text:p>
          </table:table-cell>
          <table:table-cell office:value-type="float" office:value="274605.796799" calcext:value-type="float">
            <text:p>274605,796799</text:p>
          </table:table-cell>
          <table:table-cell office:value-type="float" office:value="5738" calcext:value-type="float">
            <text:p>5738</text:p>
          </table:table-cell>
          <table:table-cell office:value-type="float" office:value="0.314785" calcext:value-type="float">
            <text:p>0,314785</text:p>
          </table:table-cell>
          <table:table-cell office:value-type="float" office:value="0.015564" calcext:value-type="float">
            <text:p>0,015564</text:p>
          </table:table-cell>
          <table:table-cell table:formula="of:=LEFT([.A317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60_len100000.txt </text:p>
          </table:table-cell>
          <table:table-cell office:value-type="float" office:value="275464.878278" calcext:value-type="float">
            <text:p>275464,878278</text:p>
          </table:table-cell>
          <table:table-cell office:value-type="float" office:value="2098" calcext:value-type="float">
            <text:p>2098</text:p>
          </table:table-cell>
          <table:table-cell office:value-type="float" office:value="0.423289" calcext:value-type="float">
            <text:p>0,423289</text:p>
          </table:table-cell>
          <table:table-cell office:value-type="float" office:value="0.022763" calcext:value-type="float">
            <text:p>0,022763</text:p>
          </table:table-cell>
          <table:table-cell table:formula="of:=LEFT([.A318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82_len100000.txt </text:p>
          </table:table-cell>
          <table:table-cell office:value-type="float" office:value="276057.332749" calcext:value-type="float">
            <text:p>276057,332749</text:p>
          </table:table-cell>
          <table:table-cell office:value-type="float" office:value="5163" calcext:value-type="float">
            <text:p>5163</text:p>
          </table:table-cell>
          <table:table-cell office:value-type="float" office:value="0.318196" calcext:value-type="float">
            <text:p>0,318196</text:p>
          </table:table-cell>
          <table:table-cell office:value-type="float" office:value="0.016552" calcext:value-type="float">
            <text:p>0,016552</text:p>
          </table:table-cell>
          <table:table-cell table:formula="of:=LEFT([.A319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86_len100000.txt </text:p>
          </table:table-cell>
          <table:table-cell office:value-type="float" office:value="280188.288513" calcext:value-type="float">
            <text:p>280188,288513</text:p>
          </table:table-cell>
          <table:table-cell office:value-type="float" office:value="6017" calcext:value-type="float">
            <text:p>6017</text:p>
          </table:table-cell>
          <table:table-cell office:value-type="float" office:value="0.315462" calcext:value-type="float">
            <text:p>0,315462</text:p>
          </table:table-cell>
          <table:table-cell office:value-type="float" office:value="0.015288" calcext:value-type="float">
            <text:p>0,015288</text:p>
          </table:table-cell>
          <table:table-cell table:formula="of:=LEFT([.A320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87_len100000.txt </text:p>
          </table:table-cell>
          <table:table-cell office:value-type="float" office:value="280487.419973" calcext:value-type="float">
            <text:p>280487,419973</text:p>
          </table:table-cell>
          <table:table-cell office:value-type="float" office:value="6269" calcext:value-type="float">
            <text:p>6269</text:p>
          </table:table-cell>
          <table:table-cell office:value-type="float" office:value="0.307509" calcext:value-type="float">
            <text:p>0,307509</text:p>
          </table:table-cell>
          <table:table-cell office:value-type="float" office:value="0.014191" calcext:value-type="float">
            <text:p>0,014191</text:p>
          </table:table-cell>
          <table:table-cell table:formula="of:=LEFT([.A321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88_len100000.txt </text:p>
          </table:table-cell>
          <table:table-cell office:value-type="float" office:value="289249.99373" calcext:value-type="float">
            <text:p>289249,99373</text:p>
          </table:table-cell>
          <table:table-cell office:value-type="float" office:value="6643" calcext:value-type="float">
            <text:p>6643</text:p>
          </table:table-cell>
          <table:table-cell office:value-type="float" office:value="0.313085" calcext:value-type="float">
            <text:p>0,313085</text:p>
          </table:table-cell>
          <table:table-cell office:value-type="float" office:value="0.014113" calcext:value-type="float">
            <text:p>0,014113</text:p>
          </table:table-cell>
          <table:table-cell table:formula="of:=LEFT([.A322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91_len100000.txt </text:p>
          </table:table-cell>
          <table:table-cell office:value-type="float" office:value="301498.780146" calcext:value-type="float">
            <text:p>301498,780146</text:p>
          </table:table-cell>
          <table:table-cell office:value-type="float" office:value="7257" calcext:value-type="float">
            <text:p>7257</text:p>
          </table:table-cell>
          <table:table-cell office:value-type="float" office:value="0.308083" calcext:value-type="float">
            <text:p>0,308083</text:p>
          </table:table-cell>
          <table:table-cell office:value-type="float" office:value="0.012854" calcext:value-type="float">
            <text:p>0,012854</text:p>
          </table:table-cell>
          <table:table-cell table:formula="of:=LEFT([.A323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90_len100000.txt </text:p>
          </table:table-cell>
          <table:table-cell office:value-type="float" office:value="305810.879671" calcext:value-type="float">
            <text:p>305810,879671</text:p>
          </table:table-cell>
          <table:table-cell office:value-type="float" office:value="7203" calcext:value-type="float">
            <text:p>7203</text:p>
          </table:table-cell>
          <table:table-cell office:value-type="float" office:value="0.307574" calcext:value-type="float">
            <text:p>0,307574</text:p>
          </table:table-cell>
          <table:table-cell office:value-type="float" office:value="0.012871" calcext:value-type="float">
            <text:p>0,012871</text:p>
          </table:table-cell>
          <table:table-cell table:formula="of:=LEFT([.A324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89_len100000.txt </text:p>
          </table:table-cell>
          <table:table-cell office:value-type="float" office:value="310059.451571" calcext:value-type="float">
            <text:p>310059,451571</text:p>
          </table:table-cell>
          <table:table-cell office:value-type="float" office:value="6733" calcext:value-type="float">
            <text:p>6733</text:p>
          </table:table-cell>
          <table:table-cell office:value-type="float" office:value="0.306282" calcext:value-type="float">
            <text:p>0,306282</text:p>
          </table:table-cell>
          <table:table-cell office:value-type="float" office:value="0.013259" calcext:value-type="float">
            <text:p>0,013259</text:p>
          </table:table-cell>
          <table:table-cell table:formula="of:=LEFT([.A325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80_len100000.txt </text:p>
          </table:table-cell>
          <table:table-cell office:value-type="float" office:value="324190.605746" calcext:value-type="float">
            <text:p>324190,605746</text:p>
          </table:table-cell>
          <table:table-cell office:value-type="float" office:value="5547" calcext:value-type="float">
            <text:p>5547</text:p>
          </table:table-cell>
          <table:table-cell office:value-type="float" office:value="0.349938" calcext:value-type="float">
            <text:p>0,349938</text:p>
          </table:table-cell>
          <table:table-cell office:value-type="float" office:value="0.013806" calcext:value-type="float">
            <text:p>0,013806</text:p>
          </table:table-cell>
          <table:table-cell table:formula="of:=LEFT([.A326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92_len100000.txt </text:p>
          </table:table-cell>
          <table:table-cell office:value-type="float" office:value="324500.626225" calcext:value-type="float">
            <text:p>324500,626225</text:p>
          </table:table-cell>
          <table:table-cell office:value-type="float" office:value="7736" calcext:value-type="float">
            <text:p>7736</text:p>
          </table:table-cell>
          <table:table-cell office:value-type="float" office:value="0.310548" calcext:value-type="float">
            <text:p>0,310548</text:p>
          </table:table-cell>
          <table:table-cell office:value-type="float" office:value="0.011902" calcext:value-type="float">
            <text:p>0,011902</text:p>
          </table:table-cell>
          <table:table-cell table:formula="of:=LEFT([.A327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94_len100000.txt </text:p>
          </table:table-cell>
          <table:table-cell office:value-type="float" office:value="331221.167794" calcext:value-type="float">
            <text:p>331221,167794</text:p>
          </table:table-cell>
          <table:table-cell office:value-type="float" office:value="8136" calcext:value-type="float">
            <text:p>8136</text:p>
          </table:table-cell>
          <table:table-cell office:value-type="float" office:value="0.309196" calcext:value-type="float">
            <text:p>0,309196</text:p>
          </table:table-cell>
          <table:table-cell office:value-type="float" office:value="0.01148" calcext:value-type="float">
            <text:p>0,01148</text:p>
          </table:table-cell>
          <table:table-cell table:formula="of:=LEFT([.A328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93_len100000.txt </text:p>
          </table:table-cell>
          <table:table-cell office:value-type="float" office:value="333231.672992" calcext:value-type="float">
            <text:p>333231,672992</text:p>
          </table:table-cell>
          <table:table-cell office:value-type="float" office:value="7910" calcext:value-type="float">
            <text:p>7910</text:p>
          </table:table-cell>
          <table:table-cell office:value-type="float" office:value="0.309333" calcext:value-type="float">
            <text:p>0,309333</text:p>
          </table:table-cell>
          <table:table-cell office:value-type="float" office:value="0.011709" calcext:value-type="float">
            <text:p>0,011709</text:p>
          </table:table-cell>
          <table:table-cell table:formula="of:=LEFT([.A329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96_len100000.txt </text:p>
          </table:table-cell>
          <table:table-cell office:value-type="float" office:value="339608.068693" calcext:value-type="float">
            <text:p>339608,068693</text:p>
          </table:table-cell>
          <table:table-cell office:value-type="float" office:value="8629" calcext:value-type="float">
            <text:p>8629</text:p>
          </table:table-cell>
          <table:table-cell office:value-type="float" office:value="0.309586" calcext:value-type="float">
            <text:p>0,309586</text:p>
          </table:table-cell>
          <table:table-cell office:value-type="float" office:value="0.010749" calcext:value-type="float">
            <text:p>0,010749</text:p>
          </table:table-cell>
          <table:table-cell table:formula="of:=LEFT([.A330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81_len100000.txt </text:p>
          </table:table-cell>
          <table:table-cell office:value-type="float" office:value="344032.666144" calcext:value-type="float">
            <text:p>344032,666144</text:p>
          </table:table-cell>
          <table:table-cell office:value-type="float" office:value="5681" calcext:value-type="float">
            <text:p>5681</text:p>
          </table:table-cell>
          <table:table-cell office:value-type="float" office:value="0.347602" calcext:value-type="float">
            <text:p>0,347602</text:p>
          </table:table-cell>
          <table:table-cell office:value-type="float" office:value="0.013483" calcext:value-type="float">
            <text:p>0,013483</text:p>
          </table:table-cell>
          <table:table-cell table:formula="of:=LEFT([.A331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97_len100000.txt </text:p>
          </table:table-cell>
          <table:table-cell office:value-type="float" office:value="344447.464379" calcext:value-type="float">
            <text:p>344447,464379</text:p>
          </table:table-cell>
          <table:table-cell office:value-type="float" office:value="8983" calcext:value-type="float">
            <text:p>8983</text:p>
          </table:table-cell>
          <table:table-cell office:value-type="float" office:value="0.309819" calcext:value-type="float">
            <text:p>0,309819</text:p>
          </table:table-cell>
          <table:table-cell office:value-type="float" office:value="0.010076" calcext:value-type="float">
            <text:p>0,010076</text:p>
          </table:table-cell>
          <table:table-cell table:formula="of:=LEFT([.A332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83_len100000.txt </text:p>
          </table:table-cell>
          <table:table-cell office:value-type="float" office:value="347137.094485" calcext:value-type="float">
            <text:p>347137,094485</text:p>
          </table:table-cell>
          <table:table-cell office:value-type="float" office:value="6117" calcext:value-type="float">
            <text:p>6117</text:p>
          </table:table-cell>
          <table:table-cell office:value-type="float" office:value="0.341635" calcext:value-type="float">
            <text:p>0,341635</text:p>
          </table:table-cell>
          <table:table-cell office:value-type="float" office:value="0.012613" calcext:value-type="float">
            <text:p>0,012613</text:p>
          </table:table-cell>
          <table:table-cell table:formula="of:=LEFT([.A333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98_len100000.txt </text:p>
          </table:table-cell>
          <table:table-cell office:value-type="float" office:value="348823.061694" calcext:value-type="float">
            <text:p>348823,061694</text:p>
          </table:table-cell>
          <table:table-cell office:value-type="float" office:value="9205" calcext:value-type="float">
            <text:p>9205</text:p>
          </table:table-cell>
          <table:table-cell office:value-type="float" office:value="0.311637" calcext:value-type="float">
            <text:p>0,311637</text:p>
          </table:table-cell>
          <table:table-cell office:value-type="float" office:value="0.009956" calcext:value-type="float">
            <text:p>0,009956</text:p>
          </table:table-cell>
          <table:table-cell table:formula="of:=LEFT([.A334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95_len100000.txt </text:p>
          </table:table-cell>
          <table:table-cell office:value-type="float" office:value="352132.649838" calcext:value-type="float">
            <text:p>352132,649838</text:p>
          </table:table-cell>
          <table:table-cell office:value-type="float" office:value="8434" calcext:value-type="float">
            <text:p>8434</text:p>
          </table:table-cell>
          <table:table-cell office:value-type="float" office:value="0.312608" calcext:value-type="float">
            <text:p>0,312608</text:p>
          </table:table-cell>
          <table:table-cell office:value-type="float" office:value="0.010606" calcext:value-type="float">
            <text:p>0,010606</text:p>
          </table:table-cell>
          <table:table-cell table:formula="of:=LEFT([.A335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82_len100000.txt </text:p>
          </table:table-cell>
          <table:table-cell office:value-type="float" office:value="355651.048517" calcext:value-type="float">
            <text:p>355651,048517</text:p>
          </table:table-cell>
          <table:table-cell office:value-type="float" office:value="5823" calcext:value-type="float">
            <text:p>5823</text:p>
          </table:table-cell>
          <table:table-cell office:value-type="float" office:value="0.342914" calcext:value-type="float">
            <text:p>0,342914</text:p>
          </table:table-cell>
          <table:table-cell office:value-type="float" office:value="0.012704" calcext:value-type="float">
            <text:p>0,012704</text:p>
          </table:table-cell>
          <table:table-cell table:formula="of:=LEFT([.A336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85_len100000.txt </text:p>
          </table:table-cell>
          <table:table-cell office:value-type="float" office:value="361031.593564" calcext:value-type="float">
            <text:p>361031,593564</text:p>
          </table:table-cell>
          <table:table-cell office:value-type="float" office:value="6609" calcext:value-type="float">
            <text:p>6609</text:p>
          </table:table-cell>
          <table:table-cell office:value-type="float" office:value="0.338079" calcext:value-type="float">
            <text:p>0,338079</text:p>
          </table:table-cell>
          <table:table-cell office:value-type="float" office:value="0.011426" calcext:value-type="float">
            <text:p>0,011426</text:p>
          </table:table-cell>
          <table:table-cell table:formula="of:=LEFT([.A337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84_len100000.txt </text:p>
          </table:table-cell>
          <table:table-cell office:value-type="float" office:value="365503.423833" calcext:value-type="float">
            <text:p>365503,423833</text:p>
          </table:table-cell>
          <table:table-cell office:value-type="float" office:value="6329" calcext:value-type="float">
            <text:p>6329</text:p>
          </table:table-cell>
          <table:table-cell office:value-type="float" office:value="0.337969" calcext:value-type="float">
            <text:p>0,337969</text:p>
          </table:table-cell>
          <table:table-cell office:value-type="float" office:value="0.011941" calcext:value-type="float">
            <text:p>0,011941</text:p>
          </table:table-cell>
          <table:table-cell table:formula="of:=LEFT([.A338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99_len100000.txt </text:p>
          </table:table-cell>
          <table:table-cell office:value-type="float" office:value="367766.793987" calcext:value-type="float">
            <text:p>367766,793987</text:p>
          </table:table-cell>
          <table:table-cell office:value-type="float" office:value="9698" calcext:value-type="float">
            <text:p>9698</text:p>
          </table:table-cell>
          <table:table-cell office:value-type="float" office:value="0.313353" calcext:value-type="float">
            <text:p>0,313353</text:p>
          </table:table-cell>
          <table:table-cell office:value-type="float" office:value="0.009432" calcext:value-type="float">
            <text:p>0,009432</text:p>
          </table:table-cell>
          <table:table-cell table:formula="of:=LEFT([.A339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86_len100000.txt </text:p>
          </table:table-cell>
          <table:table-cell office:value-type="float" office:value="368541.815861" calcext:value-type="float">
            <text:p>368541,815861</text:p>
          </table:table-cell>
          <table:table-cell office:value-type="float" office:value="6775" calcext:value-type="float">
            <text:p>6775</text:p>
          </table:table-cell>
          <table:table-cell office:value-type="float" office:value="0.335719" calcext:value-type="float">
            <text:p>0,335719</text:p>
          </table:table-cell>
          <table:table-cell office:value-type="float" office:value="0.011035" calcext:value-type="float">
            <text:p>0,011035</text:p>
          </table:table-cell>
          <table:table-cell table:formula="of:=LEFT([.A340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89_len100000.txt </text:p>
          </table:table-cell>
          <table:table-cell office:value-type="float" office:value="369192.868537" calcext:value-type="float">
            <text:p>369192,868537</text:p>
          </table:table-cell>
          <table:table-cell office:value-type="float" office:value="7590" calcext:value-type="float">
            <text:p>7590</text:p>
          </table:table-cell>
          <table:table-cell office:value-type="float" office:value="0.331784" calcext:value-type="float">
            <text:p>0,331784</text:p>
          </table:table-cell>
          <table:table-cell office:value-type="float" office:value="0.009884" calcext:value-type="float">
            <text:p>0,009884</text:p>
          </table:table-cell>
          <table:table-cell table:formula="of:=LEFT([.A341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1.00_len100000.txt </text:p>
          </table:table-cell>
          <table:table-cell office:value-type="float" office:value="375426.806714" calcext:value-type="float">
            <text:p>375426,806714</text:p>
          </table:table-cell>
          <table:table-cell office:value-type="float" office:value="9803" calcext:value-type="float">
            <text:p>9803</text:p>
          </table:table-cell>
          <table:table-cell office:value-type="float" office:value="0.315431" calcext:value-type="float">
            <text:p>0,315431</text:p>
          </table:table-cell>
          <table:table-cell office:value-type="float" office:value="0.009189" calcext:value-type="float">
            <text:p>0,009189</text:p>
          </table:table-cell>
          <table:table-cell table:formula="of:=LEFT([.A342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87_len100000.txt </text:p>
          </table:table-cell>
          <table:table-cell office:value-type="float" office:value="376578.866495" calcext:value-type="float">
            <text:p>376578,866495</text:p>
          </table:table-cell>
          <table:table-cell office:value-type="float" office:value="6978" calcext:value-type="float">
            <text:p>6978</text:p>
          </table:table-cell>
          <table:table-cell office:value-type="float" office:value="0.336442" calcext:value-type="float">
            <text:p>0,336442</text:p>
          </table:table-cell>
          <table:table-cell office:value-type="float" office:value="0.010797" calcext:value-type="float">
            <text:p>0,010797</text:p>
          </table:table-cell>
          <table:table-cell table:formula="of:=LEFT([.A343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88_len100000.txt </text:p>
          </table:table-cell>
          <table:table-cell office:value-type="float" office:value="384064.605688" calcext:value-type="float">
            <text:p>384064,605688</text:p>
          </table:table-cell>
          <table:table-cell office:value-type="float" office:value="7295" calcext:value-type="float">
            <text:p>7295</text:p>
          </table:table-cell>
          <table:table-cell office:value-type="float" office:value="0.334566" calcext:value-type="float">
            <text:p>0,334566</text:p>
          </table:table-cell>
          <table:table-cell office:value-type="float" office:value="0.010415" calcext:value-type="float">
            <text:p>0,010415</text:p>
          </table:table-cell>
          <table:table-cell table:formula="of:=LEFT([.A344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91_len100000.txt </text:p>
          </table:table-cell>
          <table:table-cell office:value-type="float" office:value="393217.75182" calcext:value-type="float">
            <text:p>393217,75182</text:p>
          </table:table-cell>
          <table:table-cell office:value-type="float" office:value="8072" calcext:value-type="float">
            <text:p>8072</text:p>
          </table:table-cell>
          <table:table-cell office:value-type="float" office:value="0.33166" calcext:value-type="float">
            <text:p>0,33166</text:p>
          </table:table-cell>
          <table:table-cell office:value-type="float" office:value="0.009199" calcext:value-type="float">
            <text:p>0,009199</text:p>
          </table:table-cell>
          <table:table-cell table:formula="of:=LEFT([.A345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90_len100000.txt </text:p>
          </table:table-cell>
          <table:table-cell office:value-type="float" office:value="398327.523485" calcext:value-type="float">
            <text:p>398327,523485</text:p>
          </table:table-cell>
          <table:table-cell office:value-type="float" office:value="7887" calcext:value-type="float">
            <text:p>7887</text:p>
          </table:table-cell>
          <table:table-cell office:value-type="float" office:value="0.332202" calcext:value-type="float">
            <text:p>0,332202</text:p>
          </table:table-cell>
          <table:table-cell office:value-type="float" office:value="0.009628" calcext:value-type="float">
            <text:p>0,009628</text:p>
          </table:table-cell>
          <table:table-cell table:formula="of:=LEFT([.A346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92_len100000.txt </text:p>
          </table:table-cell>
          <table:table-cell office:value-type="float" office:value="409578.773243" calcext:value-type="float">
            <text:p>409578,773243</text:p>
          </table:table-cell>
          <table:table-cell office:value-type="float" office:value="8358" calcext:value-type="float">
            <text:p>8358</text:p>
          </table:table-cell>
          <table:table-cell office:value-type="float" office:value="0.330247" calcext:value-type="float">
            <text:p>0,330247</text:p>
          </table:table-cell>
          <table:table-cell office:value-type="float" office:value="0.009089" calcext:value-type="float">
            <text:p>0,009089</text:p>
          </table:table-cell>
          <table:table-cell table:formula="of:=LEFT([.A347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93_len100000.txt </text:p>
          </table:table-cell>
          <table:table-cell office:value-type="float" office:value="417098.16952" calcext:value-type="float">
            <text:p>417098,16952</text:p>
          </table:table-cell>
          <table:table-cell office:value-type="float" office:value="8680" calcext:value-type="float">
            <text:p>8680</text:p>
          </table:table-cell>
          <table:table-cell office:value-type="float" office:value="0.337751" calcext:value-type="float">
            <text:p>0,337751</text:p>
          </table:table-cell>
          <table:table-cell office:value-type="float" office:value="0.008599" calcext:value-type="float">
            <text:p>0,008599</text:p>
          </table:table-cell>
          <table:table-cell table:formula="of:=LEFT([.A348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94_len100000.txt </text:p>
          </table:table-cell>
          <table:table-cell office:value-type="float" office:value="418147.537077" calcext:value-type="float">
            <text:p>418147,537077</text:p>
          </table:table-cell>
          <table:table-cell office:value-type="float" office:value="9030" calcext:value-type="float">
            <text:p>9030</text:p>
          </table:table-cell>
          <table:table-cell office:value-type="float" office:value="0.335205" calcext:value-type="float">
            <text:p>0,335205</text:p>
          </table:table-cell>
          <table:table-cell office:value-type="float" office:value="0.008175" calcext:value-type="float">
            <text:p>0,008175</text:p>
          </table:table-cell>
          <table:table-cell table:formula="of:=LEFT([.A349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96_len100000.txt </text:p>
          </table:table-cell>
          <table:table-cell office:value-type="float" office:value="422686.436387" calcext:value-type="float">
            <text:p>422686,436387</text:p>
          </table:table-cell>
          <table:table-cell office:value-type="float" office:value="9653" calcext:value-type="float">
            <text:p>9653</text:p>
          </table:table-cell>
          <table:table-cell office:value-type="float" office:value="0.336527" calcext:value-type="float">
            <text:p>0,336527</text:p>
          </table:table-cell>
          <table:table-cell office:value-type="float" office:value="0.007503" calcext:value-type="float">
            <text:p>0,007503</text:p>
          </table:table-cell>
          <table:table-cell table:formula="of:=LEFT([.A350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95_len100000.txt </text:p>
          </table:table-cell>
          <table:table-cell office:value-type="float" office:value="426402.7261" calcext:value-type="float">
            <text:p>426402,7261</text:p>
          </table:table-cell>
          <table:table-cell office:value-type="float" office:value="9288" calcext:value-type="float">
            <text:p>9288</text:p>
          </table:table-cell>
          <table:table-cell office:value-type="float" office:value="0.334646" calcext:value-type="float">
            <text:p>0,334646</text:p>
          </table:table-cell>
          <table:table-cell office:value-type="float" office:value="0.007937" calcext:value-type="float">
            <text:p>0,007937</text:p>
          </table:table-cell>
          <table:table-cell table:formula="of:=LEFT([.A351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97_len100000.txt </text:p>
          </table:table-cell>
          <table:table-cell office:value-type="float" office:value="427062.221623" calcext:value-type="float">
            <text:p>427062,221623</text:p>
          </table:table-cell>
          <table:table-cell office:value-type="float" office:value="9934" calcext:value-type="float">
            <text:p>9934</text:p>
          </table:table-cell>
          <table:table-cell office:value-type="float" office:value="0.337941" calcext:value-type="float">
            <text:p>0,337941</text:p>
          </table:table-cell>
          <table:table-cell office:value-type="float" office:value="0.007407" calcext:value-type="float">
            <text:p>0,007407</text:p>
          </table:table-cell>
          <table:table-cell table:formula="of:=LEFT([.A352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60_len100000.txt </text:p>
          </table:table-cell>
          <table:table-cell office:value-type="float" office:value="437617.674091" calcext:value-type="float">
            <text:p>437617,674091</text:p>
          </table:table-cell>
          <table:table-cell office:value-type="float" office:value="2530" calcext:value-type="float">
            <text:p>2530</text:p>
          </table:table-cell>
          <table:table-cell office:value-type="float" office:value="0.444524" calcext:value-type="float">
            <text:p>0,444524</text:p>
          </table:table-cell>
          <table:table-cell office:value-type="float" office:value="0.016483" calcext:value-type="float">
            <text:p>0,016483</text:p>
          </table:table-cell>
          <table:table-cell table:formula="of:=LEFT([.A353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98_len100000.txt </text:p>
          </table:table-cell>
          <table:table-cell office:value-type="float" office:value="446368.034241" calcext:value-type="float">
            <text:p>446368,034241</text:p>
          </table:table-cell>
          <table:table-cell office:value-type="float" office:value="10282" calcext:value-type="float">
            <text:p>10282</text:p>
          </table:table-cell>
          <table:table-cell office:value-type="float" office:value="0.341249" calcext:value-type="float">
            <text:p>0,341249</text:p>
          </table:table-cell>
          <table:table-cell office:value-type="float" office:value="0.007052" calcext:value-type="float">
            <text:p>0,007052</text:p>
          </table:table-cell>
          <table:table-cell table:formula="of:=LEFT([.A354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81_len100000.txt </text:p>
          </table:table-cell>
          <table:table-cell office:value-type="float" office:value="448801.301957" calcext:value-type="float">
            <text:p>448801,301957</text:p>
          </table:table-cell>
          <table:table-cell office:value-type="float" office:value="6350" calcext:value-type="float">
            <text:p>6350</text:p>
          </table:table-cell>
          <table:table-cell office:value-type="float" office:value="0.374324" calcext:value-type="float">
            <text:p>0,374324</text:p>
          </table:table-cell>
          <table:table-cell office:value-type="float" office:value="0.008994" calcext:value-type="float">
            <text:p>0,008994</text:p>
          </table:table-cell>
          <table:table-cell table:formula="of:=LEFT([.A355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99_len100000.txt </text:p>
          </table:table-cell>
          <table:table-cell office:value-type="float" office:value="448858.593313" calcext:value-type="float">
            <text:p>448858,593313</text:p>
          </table:table-cell>
          <table:table-cell office:value-type="float" office:value="10646" calcext:value-type="float">
            <text:p>10646</text:p>
          </table:table-cell>
          <table:table-cell office:value-type="float" office:value="0.341616" calcext:value-type="float">
            <text:p>0,341616</text:p>
          </table:table-cell>
          <table:table-cell office:value-type="float" office:value="0.006441" calcext:value-type="float">
            <text:p>0,006441</text:p>
          </table:table-cell>
          <table:table-cell table:formula="of:=LEFT([.A356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82_len100000.txt </text:p>
          </table:table-cell>
          <table:table-cell office:value-type="float" office:value="460271.15015" calcext:value-type="float">
            <text:p>460271,15015</text:p>
          </table:table-cell>
          <table:table-cell office:value-type="float" office:value="6706" calcext:value-type="float">
            <text:p>6706</text:p>
          </table:table-cell>
          <table:table-cell office:value-type="float" office:value="0.371517" calcext:value-type="float">
            <text:p>0,371517</text:p>
          </table:table-cell>
          <table:table-cell office:value-type="float" office:value="0.008259" calcext:value-type="float">
            <text:p>0,008259</text:p>
          </table:table-cell>
          <table:table-cell table:formula="of:=LEFT([.A357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85_len100000.txt </text:p>
          </table:table-cell>
          <table:table-cell office:value-type="float" office:value="478371.924917" calcext:value-type="float">
            <text:p>478371,924917</text:p>
          </table:table-cell>
          <table:table-cell office:value-type="float" office:value="7396" calcext:value-type="float">
            <text:p>7396</text:p>
          </table:table-cell>
          <table:table-cell office:value-type="float" office:value="0.36928" calcext:value-type="float">
            <text:p>0,36928</text:p>
          </table:table-cell>
          <table:table-cell office:value-type="float" office:value="0.007604" calcext:value-type="float">
            <text:p>0,007604</text:p>
          </table:table-cell>
          <table:table-cell table:formula="of:=LEFT([.A358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1.00_len100000.txt </text:p>
          </table:table-cell>
          <table:table-cell office:value-type="float" office:value="479520.235857" calcext:value-type="float">
            <text:p>479520,235857</text:p>
          </table:table-cell>
          <table:table-cell office:value-type="float" office:value="10839" calcext:value-type="float">
            <text:p>10839</text:p>
          </table:table-cell>
          <table:table-cell office:value-type="float" office:value="0.346737" calcext:value-type="float">
            <text:p>0,346737</text:p>
          </table:table-cell>
          <table:table-cell office:value-type="float" office:value="0.006529" calcext:value-type="float">
            <text:p>0,006529</text:p>
          </table:table-cell>
          <table:table-cell table:formula="of:=LEFT([.A359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80_len100000.txt </text:p>
          </table:table-cell>
          <table:table-cell office:value-type="float" office:value="493899.197254" calcext:value-type="float">
            <text:p>493899,197254</text:p>
          </table:table-cell>
          <table:table-cell office:value-type="float" office:value="6219" calcext:value-type="float">
            <text:p>6219</text:p>
          </table:table-cell>
          <table:table-cell office:value-type="float" office:value="0.377375" calcext:value-type="float">
            <text:p>0,377375</text:p>
          </table:table-cell>
          <table:table-cell office:value-type="float" office:value="0.009247" calcext:value-type="float">
            <text:p>0,009247</text:p>
          </table:table-cell>
          <table:table-cell table:formula="of:=LEFT([.A360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84_len100000.txt </text:p>
          </table:table-cell>
          <table:table-cell office:value-type="float" office:value="498286.560727" calcext:value-type="float">
            <text:p>498286,560727</text:p>
          </table:table-cell>
          <table:table-cell office:value-type="float" office:value="7303" calcext:value-type="float">
            <text:p>7303</text:p>
          </table:table-cell>
          <table:table-cell office:value-type="float" office:value="0.37178" calcext:value-type="float">
            <text:p>0,37178</text:p>
          </table:table-cell>
          <table:table-cell office:value-type="float" office:value="0.007727" calcext:value-type="float">
            <text:p>0,007727</text:p>
          </table:table-cell>
          <table:table-cell table:formula="of:=LEFT([.A361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86_len100000.txt </text:p>
          </table:table-cell>
          <table:table-cell office:value-type="float" office:value="500042.940074" calcext:value-type="float">
            <text:p>500042,940074</text:p>
          </table:table-cell>
          <table:table-cell office:value-type="float" office:value="7709" calcext:value-type="float">
            <text:p>7709</text:p>
          </table:table-cell>
          <table:table-cell office:value-type="float" office:value="0.367394" calcext:value-type="float">
            <text:p>0,367394</text:p>
          </table:table-cell>
          <table:table-cell office:value-type="float" office:value="0.007227" calcext:value-type="float">
            <text:p>0,007227</text:p>
          </table:table-cell>
          <table:table-cell table:formula="of:=LEFT([.A362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83_len100000.txt </text:p>
          </table:table-cell>
          <table:table-cell office:value-type="float" office:value="500413.240348" calcext:value-type="float">
            <text:p>500413,240348</text:p>
          </table:table-cell>
          <table:table-cell office:value-type="float" office:value="6857" calcext:value-type="float">
            <text:p>6857</text:p>
          </table:table-cell>
          <table:table-cell office:value-type="float" office:value="0.372682" calcext:value-type="float">
            <text:p>0,372682</text:p>
          </table:table-cell>
          <table:table-cell office:value-type="float" office:value="0.008114" calcext:value-type="float">
            <text:p>0,008114</text:p>
          </table:table-cell>
          <table:table-cell table:formula="of:=LEFT([.A363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89_len100000.txt </text:p>
          </table:table-cell>
          <table:table-cell office:value-type="float" office:value="514393.858154" calcext:value-type="float">
            <text:p>514393,858154</text:p>
          </table:table-cell>
          <table:table-cell office:value-type="float" office:value="8525" calcext:value-type="float">
            <text:p>8525</text:p>
          </table:table-cell>
          <table:table-cell office:value-type="float" office:value="0.365989" calcext:value-type="float">
            <text:p>0,365989</text:p>
          </table:table-cell>
          <table:table-cell office:value-type="float" office:value="0.006603" calcext:value-type="float">
            <text:p>0,006603</text:p>
          </table:table-cell>
          <table:table-cell table:formula="of:=LEFT([.A364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87_len100000.txt </text:p>
          </table:table-cell>
          <table:table-cell office:value-type="float" office:value="517825.040296" calcext:value-type="float">
            <text:p>517825,040296</text:p>
          </table:table-cell>
          <table:table-cell office:value-type="float" office:value="8037" calcext:value-type="float">
            <text:p>8037</text:p>
          </table:table-cell>
          <table:table-cell office:value-type="float" office:value="0.36559" calcext:value-type="float">
            <text:p>0,36559</text:p>
          </table:table-cell>
          <table:table-cell office:value-type="float" office:value="0.007236" calcext:value-type="float">
            <text:p>0,007236</text:p>
          </table:table-cell>
          <table:table-cell table:formula="of:=LEFT([.A365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90_len100000.txt </text:p>
          </table:table-cell>
          <table:table-cell office:value-type="float" office:value="522622.965066" calcext:value-type="float">
            <text:p>522622,965066</text:p>
          </table:table-cell>
          <table:table-cell office:value-type="float" office:value="8863" calcext:value-type="float">
            <text:p>8863</text:p>
          </table:table-cell>
          <table:table-cell office:value-type="float" office:value="0.368306" calcext:value-type="float">
            <text:p>0,368306</text:p>
          </table:table-cell>
          <table:table-cell office:value-type="float" office:value="0.006299" calcext:value-type="float">
            <text:p>0,006299</text:p>
          </table:table-cell>
          <table:table-cell table:formula="of:=LEFT([.A366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88_len100000.txt </text:p>
          </table:table-cell>
          <table:table-cell office:value-type="float" office:value="527542.566507" calcext:value-type="float">
            <text:p>527542,566507</text:p>
          </table:table-cell>
          <table:table-cell office:value-type="float" office:value="8378" calcext:value-type="float">
            <text:p>8378</text:p>
          </table:table-cell>
          <table:table-cell office:value-type="float" office:value="0.36916" calcext:value-type="float">
            <text:p>0,36916</text:p>
          </table:table-cell>
          <table:table-cell office:value-type="float" office:value="0.006837" calcext:value-type="float">
            <text:p>0,006837</text:p>
          </table:table-cell>
          <table:table-cell table:formula="of:=LEFT([.A367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92_len100000.txt </text:p>
          </table:table-cell>
          <table:table-cell office:value-type="float" office:value="539749.265843" calcext:value-type="float">
            <text:p>539749,265843</text:p>
          </table:table-cell>
          <table:table-cell office:value-type="float" office:value="9548" calcext:value-type="float">
            <text:p>9548</text:p>
          </table:table-cell>
          <table:table-cell office:value-type="float" office:value="0.369178" calcext:value-type="float">
            <text:p>0,369178</text:p>
          </table:table-cell>
          <table:table-cell office:value-type="float" office:value="0.005865" calcext:value-type="float">
            <text:p>0,005865</text:p>
          </table:table-cell>
          <table:table-cell table:formula="of:=LEFT([.A368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91_len100000.txt </text:p>
          </table:table-cell>
          <table:table-cell office:value-type="float" office:value="544754.945152" calcext:value-type="float">
            <text:p>544754,945152</text:p>
          </table:table-cell>
          <table:table-cell office:value-type="float" office:value="9186" calcext:value-type="float">
            <text:p>9186</text:p>
          </table:table-cell>
          <table:table-cell office:value-type="float" office:value="0.367657" calcext:value-type="float">
            <text:p>0,367657</text:p>
          </table:table-cell>
          <table:table-cell office:value-type="float" office:value="0.006142" calcext:value-type="float">
            <text:p>0,006142</text:p>
          </table:table-cell>
          <table:table-cell table:formula="of:=LEFT([.A369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93_len100000.txt </text:p>
          </table:table-cell>
          <table:table-cell office:value-type="float" office:value="550413.575119" calcext:value-type="float">
            <text:p>550413,575119</text:p>
          </table:table-cell>
          <table:table-cell office:value-type="float" office:value="9764" calcext:value-type="float">
            <text:p>9764</text:p>
          </table:table-cell>
          <table:table-cell office:value-type="float" office:value="0.369453" calcext:value-type="float">
            <text:p>0,369453</text:p>
          </table:table-cell>
          <table:table-cell office:value-type="float" office:value="0.005518" calcext:value-type="float">
            <text:p>0,005518</text:p>
          </table:table-cell>
          <table:table-cell table:formula="of:=LEFT([.A370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94_len100000.txt </text:p>
          </table:table-cell>
          <table:table-cell office:value-type="float" office:value="550907.361591" calcext:value-type="float">
            <text:p>550907,361591</text:p>
          </table:table-cell>
          <table:table-cell office:value-type="float" office:value="10067" calcext:value-type="float">
            <text:p>10067</text:p>
          </table:table-cell>
          <table:table-cell office:value-type="float" office:value="0.369181" calcext:value-type="float">
            <text:p>0,369181</text:p>
          </table:table-cell>
          <table:table-cell office:value-type="float" office:value="0.005395" calcext:value-type="float">
            <text:p>0,005395</text:p>
          </table:table-cell>
          <table:table-cell table:formula="of:=LEFT([.A371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96_len100000.txt </text:p>
          </table:table-cell>
          <table:table-cell office:value-type="float" office:value="551574.85026" calcext:value-type="float">
            <text:p>551574,85026</text:p>
          </table:table-cell>
          <table:table-cell office:value-type="float" office:value="10632" calcext:value-type="float">
            <text:p>10632</text:p>
          </table:table-cell>
          <table:table-cell office:value-type="float" office:value="0.371145" calcext:value-type="float">
            <text:p>0,371145</text:p>
          </table:table-cell>
          <table:table-cell office:value-type="float" office:value="0.004796" calcext:value-type="float">
            <text:p>0,004796</text:p>
          </table:table-cell>
          <table:table-cell table:formula="of:=LEFT([.A372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95_len100000.txt </text:p>
          </table:table-cell>
          <table:table-cell office:value-type="float" office:value="563306.951558" calcext:value-type="float">
            <text:p>563306,951558</text:p>
          </table:table-cell>
          <table:table-cell office:value-type="float" office:value="10438" calcext:value-type="float">
            <text:p>10438</text:p>
          </table:table-cell>
          <table:table-cell office:value-type="float" office:value="0.373111" calcext:value-type="float">
            <text:p>0,373111</text:p>
          </table:table-cell>
          <table:table-cell office:value-type="float" office:value="0.004912" calcext:value-type="float">
            <text:p>0,004912</text:p>
          </table:table-cell>
          <table:table-cell table:formula="of:=LEFT([.A373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40_len100000.txt </text:p>
          </table:table-cell>
          <table:table-cell office:value-type="float" office:value="574779.192995" calcext:value-type="float">
            <text:p>574779,192995</text:p>
          </table:table-cell>
          <table:table-cell office:value-type="float" office:value="528" calcext:value-type="float">
            <text:p>528</text:p>
          </table:table-cell>
          <table:table-cell office:value-type="float" office:value="0.592445" calcext:value-type="float">
            <text:p>0,592445</text:p>
          </table:table-cell>
          <table:table-cell office:value-type="float" office:value="0.023007" calcext:value-type="float">
            <text:p>0,023007</text:p>
          </table:table-cell>
          <table:table-cell table:formula="of:=LEFT([.A374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1.00_len100000.txt </text:p>
          </table:table-cell>
          <table:table-cell office:value-type="float" office:value="579894.760368" calcext:value-type="float">
            <text:p>579894,760368</text:p>
          </table:table-cell>
          <table:table-cell office:value-type="float" office:value="12103" calcext:value-type="float">
            <text:p>12103</text:p>
          </table:table-cell>
          <table:table-cell office:value-type="float" office:value="0.381277" calcext:value-type="float">
            <text:p>0,381277</text:p>
          </table:table-cell>
          <table:table-cell office:value-type="float" office:value="0.004025" calcext:value-type="float">
            <text:p>0,004025</text:p>
          </table:table-cell>
          <table:table-cell table:formula="of:=LEFT([.A375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97_len100000.txt </text:p>
          </table:table-cell>
          <table:table-cell office:value-type="float" office:value="588002.56331" calcext:value-type="float">
            <text:p>588002,56331</text:p>
          </table:table-cell>
          <table:table-cell office:value-type="float" office:value="11190" calcext:value-type="float">
            <text:p>11190</text:p>
          </table:table-cell>
          <table:table-cell office:value-type="float" office:value="0.375099" calcext:value-type="float">
            <text:p>0,375099</text:p>
          </table:table-cell>
          <table:table-cell office:value-type="float" office:value="0.004657" calcext:value-type="float">
            <text:p>0,004657</text:p>
          </table:table-cell>
          <table:table-cell table:formula="of:=LEFT([.A376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98_len100000.txt </text:p>
          </table:table-cell>
          <table:table-cell office:value-type="float" office:value="590041.839628" calcext:value-type="float">
            <text:p>590041,839628</text:p>
          </table:table-cell>
          <table:table-cell office:value-type="float" office:value="11315" calcext:value-type="float">
            <text:p>11315</text:p>
          </table:table-cell>
          <table:table-cell office:value-type="float" office:value="0.377746" calcext:value-type="float">
            <text:p>0,377746</text:p>
          </table:table-cell>
          <table:table-cell office:value-type="float" office:value="0.004493" calcext:value-type="float">
            <text:p>0,004493</text:p>
          </table:table-cell>
          <table:table-cell table:formula="of:=LEFT([.A377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99_len100000.txt </text:p>
          </table:table-cell>
          <table:table-cell office:value-type="float" office:value="596820.436148" calcext:value-type="float">
            <text:p>596820,436148</text:p>
          </table:table-cell>
          <table:table-cell office:value-type="float" office:value="11663" calcext:value-type="float">
            <text:p>11663</text:p>
          </table:table-cell>
          <table:table-cell office:value-type="float" office:value="0.380692" calcext:value-type="float">
            <text:p>0,380692</text:p>
          </table:table-cell>
          <table:table-cell office:value-type="float" office:value="0.004466" calcext:value-type="float">
            <text:p>0,004466</text:p>
          </table:table-cell>
          <table:table-cell table:formula="of:=LEFT([.A378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40_len100000.txt </text:p>
          </table:table-cell>
          <table:table-cell office:value-type="float" office:value="765193.057637" calcext:value-type="float">
            <text:p>765193,057637</text:p>
          </table:table-cell>
          <table:table-cell office:value-type="float" office:value="480" calcext:value-type="float">
            <text:p>480</text:p>
          </table:table-cell>
          <table:table-cell office:value-type="float" office:value="0.584909" calcext:value-type="float">
            <text:p>0,584909</text:p>
          </table:table-cell>
          <table:table-cell office:value-type="float" office:value="0.02525" calcext:value-type="float">
            <text:p>0,02525</text:p>
          </table:table-cell>
          <table:table-cell table:formula="of:=LEFT([.A379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40_len100000.txt </text:p>
          </table:table-cell>
          <table:table-cell office:value-type="float" office:value="959931.555221" calcext:value-type="float">
            <text:p>959931,555221</text:p>
          </table:table-cell>
          <table:table-cell office:value-type="float" office:value="711" calcext:value-type="float">
            <text:p>711</text:p>
          </table:table-cell>
          <table:table-cell office:value-type="float" office:value="0.5939" calcext:value-type="float">
            <text:p>0,5939</text:p>
          </table:table-cell>
          <table:table-cell office:value-type="float" office:value="0.01806" calcext:value-type="float">
            <text:p>0,01806</text:p>
          </table:table-cell>
          <table:table-cell table:formula="of:=LEFT([.A380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6_temp0.20_len100000.txt </text:p>
          </table:table-cell>
          <table:table-cell office:value-type="float" office:value="2136005.341614" calcext:value-type="float">
            <text:p>2136005,341614</text:p>
          </table:table-cell>
          <table:table-cell office:value-type="float" office:value="45" calcext:value-type="float">
            <text:p>45</text:p>
          </table:table-cell>
          <table:table-cell office:value-type="float" office:value="0.811687" calcext:value-type="float">
            <text:p>0,811687</text:p>
          </table:table-cell>
          <table:table-cell office:value-type="float" office:value="0.008999" calcext:value-type="float">
            <text:p>0,008999</text:p>
          </table:table-cell>
          <table:table-cell table:formula="of:=LEFT([.A381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5_temp0.20_len100000.txt </text:p>
          </table:table-cell>
          <table:table-cell office:value-type="float" office:value="2177148.046756" calcext:value-type="float">
            <text:p>2177148,046756</text:p>
          </table:table-cell>
          <table:table-cell office:value-type="float" office:value="75" calcext:value-type="float">
            <text:p>75</text:p>
          </table:table-cell>
          <table:table-cell office:value-type="float" office:value="0.797397" calcext:value-type="float">
            <text:p>0,797397</text:p>
          </table:table-cell>
          <table:table-cell office:value-type="float" office:value="0.007833" calcext:value-type="float">
            <text:p>0,007833</text:p>
          </table:table-cell>
          <table:table-cell table:formula="of:=LEFT([.A382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oCoehlo/RedNeuronal/id_007_temp0.20_len100000.txt </text:p>
          </table:table-cell>
          <table:table-cell office:value-type="float" office:value="2559059.179472" calcext:value-type="float">
            <text:p>2559059,179472</text:p>
          </table:table-cell>
          <table:table-cell office:value-type="float" office:value="33" calcext:value-type="float">
            <text:p>33</text:p>
          </table:table-cell>
          <table:table-cell office:value-type="float" office:value="0.803014" calcext:value-type="float">
            <text:p>0,803014</text:p>
          </table:table-cell>
          <table:table-cell office:value-type="float" office:value="0.010382" calcext:value-type="float">
            <text:p>0,010382</text:p>
          </table:table-cell>
          <table:table-cell table:formula="of:=LEFT([.A383];10)" office:value-type="string" office:string-value="PauloCoehl" calcext:value-type="string">
            <text:p>PauloCoe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PAQ/generadoPoePAQ.txt </text:p>
          </table:table-cell>
          <table:table-cell office:value-type="float" office:value="135692.946249" calcext:value-type="float">
            <text:p>135692,946249</text:p>
          </table:table-cell>
          <table:table-cell office:value-type="float" office:value="1191" calcext:value-type="float">
            <text:p>1191</text:p>
          </table:table-cell>
          <table:table-cell office:value-type="float" office:value="0.297265" calcext:value-type="float">
            <text:p>0,297265</text:p>
          </table:table-cell>
          <table:table-cell office:value-type="float" office:value="0.0138" calcext:value-type="float">
            <text:p>0,0138</text:p>
          </table:table-cell>
          <table:table-cell table:formula="of:=LEFT([.A384];10)" office:value-type="string" office:string-value="Poe/PAQ/ge" calcext:value-type="string">
            <text:p>Poe/PAQ/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75_len100000.txt </text:p>
          </table:table-cell>
          <table:table-cell office:value-type="float" office:value="75965.274812" calcext:value-type="float">
            <text:p>75965,274812</text:p>
          </table:table-cell>
          <table:table-cell office:value-type="float" office:value="641" calcext:value-type="float">
            <text:p>641</text:p>
          </table:table-cell>
          <table:table-cell office:value-type="float" office:value="0.278783" calcext:value-type="float">
            <text:p>0,278783</text:p>
          </table:table-cell>
          <table:table-cell office:value-type="float" office:value="0.020126" calcext:value-type="float">
            <text:p>0,020126</text:p>
          </table:table-cell>
          <table:table-cell table:formula="of:=LEFT([.A385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75_len100000.txt </text:p>
          </table:table-cell>
          <table:table-cell office:value-type="float" office:value="78060.172649" calcext:value-type="float">
            <text:p>78060,172649</text:p>
          </table:table-cell>
          <table:table-cell office:value-type="float" office:value="811" calcext:value-type="float">
            <text:p>811</text:p>
          </table:table-cell>
          <table:table-cell office:value-type="float" office:value="0.268706" calcext:value-type="float">
            <text:p>0,268706</text:p>
          </table:table-cell>
          <table:table-cell office:value-type="float" office:value="0.018485" calcext:value-type="float">
            <text:p>0,018485</text:p>
          </table:table-cell>
          <table:table-cell table:formula="of:=LEFT([.A386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78_len100000.txt </text:p>
          </table:table-cell>
          <table:table-cell office:value-type="float" office:value="78103.246634" calcext:value-type="float">
            <text:p>78103,246634</text:p>
          </table:table-cell>
          <table:table-cell office:value-type="float" office:value="840" calcext:value-type="float">
            <text:p>840</text:p>
          </table:table-cell>
          <table:table-cell office:value-type="float" office:value="0.264583" calcext:value-type="float">
            <text:p>0,264583</text:p>
          </table:table-cell>
          <table:table-cell office:value-type="float" office:value="0.019063" calcext:value-type="float">
            <text:p>0,019063</text:p>
          </table:table-cell>
          <table:table-cell table:formula="of:=LEFT([.A387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82_len100000.txt </text:p>
          </table:table-cell>
          <table:table-cell office:value-type="float" office:value="78993.694213" calcext:value-type="float">
            <text:p>78993,694213</text:p>
          </table:table-cell>
          <table:table-cell office:value-type="float" office:value="1019" calcext:value-type="float">
            <text:p>1019</text:p>
          </table:table-cell>
          <table:table-cell office:value-type="float" office:value="0.245344" calcext:value-type="float">
            <text:p>0,245344</text:p>
          </table:table-cell>
          <table:table-cell office:value-type="float" office:value="0.017881" calcext:value-type="float">
            <text:p>0,017881</text:p>
          </table:table-cell>
          <table:table-cell table:formula="of:=LEFT([.A388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72_len100000.txt </text:p>
          </table:table-cell>
          <table:table-cell office:value-type="float" office:value="79661.343336" calcext:value-type="float">
            <text:p>79661,343336</text:p>
          </table:table-cell>
          <table:table-cell office:value-type="float" office:value="535" calcext:value-type="float">
            <text:p>535</text:p>
          </table:table-cell>
          <table:table-cell office:value-type="float" office:value="0.291748" calcext:value-type="float">
            <text:p>0,291748</text:p>
          </table:table-cell>
          <table:table-cell office:value-type="float" office:value="0.020851" calcext:value-type="float">
            <text:p>0,020851</text:p>
          </table:table-cell>
          <table:table-cell table:formula="of:=LEFT([.A389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78_len100000.txt </text:p>
          </table:table-cell>
          <table:table-cell office:value-type="float" office:value="80034.29784" calcext:value-type="float">
            <text:p>80034,29784</text:p>
          </table:table-cell>
          <table:table-cell office:value-type="float" office:value="995" calcext:value-type="float">
            <text:p>995</text:p>
          </table:table-cell>
          <table:table-cell office:value-type="float" office:value="0.259187" calcext:value-type="float">
            <text:p>0,259187</text:p>
          </table:table-cell>
          <table:table-cell office:value-type="float" office:value="0.017761" calcext:value-type="float">
            <text:p>0,017761</text:p>
          </table:table-cell>
          <table:table-cell table:formula="of:=LEFT([.A390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72_len100000.txt </text:p>
          </table:table-cell>
          <table:table-cell office:value-type="float" office:value="81338.478887" calcext:value-type="float">
            <text:p>81338,478887</text:p>
          </table:table-cell>
          <table:table-cell office:value-type="float" office:value="732" calcext:value-type="float">
            <text:p>732</text:p>
          </table:table-cell>
          <table:table-cell office:value-type="float" office:value="0.28865" calcext:value-type="float">
            <text:p>0,28865</text:p>
          </table:table-cell>
          <table:table-cell office:value-type="float" office:value="0.019476" calcext:value-type="float">
            <text:p>0,019476</text:p>
          </table:table-cell>
          <table:table-cell table:formula="of:=LEFT([.A391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69_len100000.txt </text:p>
          </table:table-cell>
          <table:table-cell office:value-type="float" office:value="82490.236441" calcext:value-type="float">
            <text:p>82490,236441</text:p>
          </table:table-cell>
          <table:table-cell office:value-type="float" office:value="444" calcext:value-type="float">
            <text:p>444</text:p>
          </table:table-cell>
          <table:table-cell office:value-type="float" office:value="0.305134" calcext:value-type="float">
            <text:p>0,305134</text:p>
          </table:table-cell>
          <table:table-cell office:value-type="float" office:value="0.021687" calcext:value-type="float">
            <text:p>0,021687</text:p>
          </table:table-cell>
          <table:table-cell table:formula="of:=LEFT([.A392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84_len100000.txt </text:p>
          </table:table-cell>
          <table:table-cell office:value-type="float" office:value="83881.054943" calcext:value-type="float">
            <text:p>83881,054943</text:p>
          </table:table-cell>
          <table:table-cell office:value-type="float" office:value="1198" calcext:value-type="float">
            <text:p>1198</text:p>
          </table:table-cell>
          <table:table-cell office:value-type="float" office:value="0.24239" calcext:value-type="float">
            <text:p>0,24239</text:p>
          </table:table-cell>
          <table:table-cell office:value-type="float" office:value="0.0172" calcext:value-type="float">
            <text:p>0,0172</text:p>
          </table:table-cell>
          <table:table-cell table:formula="of:=LEFT([.A393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69_len100000.txt </text:p>
          </table:table-cell>
          <table:table-cell office:value-type="float" office:value="84328.971464" calcext:value-type="float">
            <text:p>84328,971464</text:p>
          </table:table-cell>
          <table:table-cell office:value-type="float" office:value="570" calcext:value-type="float">
            <text:p>570</text:p>
          </table:table-cell>
          <table:table-cell office:value-type="float" office:value="0.305047" calcext:value-type="float">
            <text:p>0,305047</text:p>
          </table:table-cell>
          <table:table-cell office:value-type="float" office:value="0.020438" calcext:value-type="float">
            <text:p>0,020438</text:p>
          </table:table-cell>
          <table:table-cell table:formula="of:=LEFT([.A394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82_len100000.txt </text:p>
          </table:table-cell>
          <table:table-cell office:value-type="float" office:value="85339.952967" calcext:value-type="float">
            <text:p>85339,952967</text:p>
          </table:table-cell>
          <table:table-cell office:value-type="float" office:value="1182" calcext:value-type="float">
            <text:p>1182</text:p>
          </table:table-cell>
          <table:table-cell office:value-type="float" office:value="0.248357" calcext:value-type="float">
            <text:p>0,248357</text:p>
          </table:table-cell>
          <table:table-cell office:value-type="float" office:value="0.016574" calcext:value-type="float">
            <text:p>0,016574</text:p>
          </table:table-cell>
          <table:table-cell table:formula="of:=LEFT([.A395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86_len100000.txt </text:p>
          </table:table-cell>
          <table:table-cell office:value-type="float" office:value="85665.736059" calcext:value-type="float">
            <text:p>85665,736059</text:p>
          </table:table-cell>
          <table:table-cell office:value-type="float" office:value="1324" calcext:value-type="float">
            <text:p>1324</text:p>
          </table:table-cell>
          <table:table-cell office:value-type="float" office:value="0.236544" calcext:value-type="float">
            <text:p>0,236544</text:p>
          </table:table-cell>
          <table:table-cell office:value-type="float" office:value="0.016586" calcext:value-type="float">
            <text:p>0,016586</text:p>
          </table:table-cell>
          <table:table-cell table:formula="of:=LEFT([.A396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66_len100000.txt </text:p>
          </table:table-cell>
          <table:table-cell office:value-type="float" office:value="88485.519316" calcext:value-type="float">
            <text:p>88485,519316</text:p>
          </table:table-cell>
          <table:table-cell office:value-type="float" office:value="460" calcext:value-type="float">
            <text:p>460</text:p>
          </table:table-cell>
          <table:table-cell office:value-type="float" office:value="0.323205" calcext:value-type="float">
            <text:p>0,323205</text:p>
          </table:table-cell>
          <table:table-cell office:value-type="float" office:value="0.021585" calcext:value-type="float">
            <text:p>0,021585</text:p>
          </table:table-cell>
          <table:table-cell table:formula="of:=LEFT([.A397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88_len100000.txt </text:p>
          </table:table-cell>
          <table:table-cell office:value-type="float" office:value="89167.016514" calcext:value-type="float">
            <text:p>89167,016514</text:p>
          </table:table-cell>
          <table:table-cell office:value-type="float" office:value="1444" calcext:value-type="float">
            <text:p>1444</text:p>
          </table:table-cell>
          <table:table-cell office:value-type="float" office:value="0.228815" calcext:value-type="float">
            <text:p>0,228815</text:p>
          </table:table-cell>
          <table:table-cell office:value-type="float" office:value="0.016043" calcext:value-type="float">
            <text:p>0,016043</text:p>
          </table:table-cell>
          <table:table-cell table:formula="of:=LEFT([.A398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84_len100000.txt </text:p>
          </table:table-cell>
          <table:table-cell office:value-type="float" office:value="89407.196531" calcext:value-type="float">
            <text:p>89407,196531</text:p>
          </table:table-cell>
          <table:table-cell office:value-type="float" office:value="1399" calcext:value-type="float">
            <text:p>1399</text:p>
          </table:table-cell>
          <table:table-cell office:value-type="float" office:value="0.239121" calcext:value-type="float">
            <text:p>0,239121</text:p>
          </table:table-cell>
          <table:table-cell office:value-type="float" office:value="0.015767" calcext:value-type="float">
            <text:p>0,015767</text:p>
          </table:table-cell>
          <table:table-cell table:formula="of:=LEFT([.A399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90_len100000.txt </text:p>
          </table:table-cell>
          <table:table-cell office:value-type="float" office:value="91657.243595" calcext:value-type="float">
            <text:p>91657,243595</text:p>
          </table:table-cell>
          <table:table-cell office:value-type="float" office:value="1555" calcext:value-type="float">
            <text:p>1555</text:p>
          </table:table-cell>
          <table:table-cell office:value-type="float" office:value="0.224288" calcext:value-type="float">
            <text:p>0,224288</text:p>
          </table:table-cell>
          <table:table-cell office:value-type="float" office:value="0.015684" calcext:value-type="float">
            <text:p>0,015684</text:p>
          </table:table-cell>
          <table:table-cell table:formula="of:=LEFT([.A400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66_len100000.txt </text:p>
          </table:table-cell>
          <table:table-cell office:value-type="float" office:value="92063.471641" calcext:value-type="float">
            <text:p>92063,471641</text:p>
          </table:table-cell>
          <table:table-cell office:value-type="float" office:value="391" calcext:value-type="float">
            <text:p>391</text:p>
          </table:table-cell>
          <table:table-cell office:value-type="float" office:value="0.326966" calcext:value-type="float">
            <text:p>0,326966</text:p>
          </table:table-cell>
          <table:table-cell office:value-type="float" office:value="0.022744" calcext:value-type="float">
            <text:p>0,022744</text:p>
          </table:table-cell>
          <table:table-cell table:formula="of:=LEFT([.A401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63_len100000.txt </text:p>
          </table:table-cell>
          <table:table-cell office:value-type="float" office:value="95782.156134" calcext:value-type="float">
            <text:p>95782,156134</text:p>
          </table:table-cell>
          <table:table-cell office:value-type="float" office:value="383" calcext:value-type="float">
            <text:p>383</text:p>
          </table:table-cell>
          <table:table-cell office:value-type="float" office:value="0.340336" calcext:value-type="float">
            <text:p>0,340336</text:p>
          </table:table-cell>
          <table:table-cell office:value-type="float" office:value="0.022099" calcext:value-type="float">
            <text:p>0,022099</text:p>
          </table:table-cell>
          <table:table-cell table:formula="of:=LEFT([.A402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92_len100000.txt </text:p>
          </table:table-cell>
          <table:table-cell office:value-type="float" office:value="95814.740994" calcext:value-type="float">
            <text:p>95814,740994</text:p>
          </table:table-cell>
          <table:table-cell office:value-type="float" office:value="1662" calcext:value-type="float">
            <text:p>1662</text:p>
          </table:table-cell>
          <table:table-cell office:value-type="float" office:value="0.221959" calcext:value-type="float">
            <text:p>0,221959</text:p>
          </table:table-cell>
          <table:table-cell office:value-type="float" office:value="0.014996" calcext:value-type="float">
            <text:p>0,014996</text:p>
          </table:table-cell>
          <table:table-cell table:formula="of:=LEFT([.A403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86_len100000.txt </text:p>
          </table:table-cell>
          <table:table-cell office:value-type="float" office:value="96084.064504" calcext:value-type="float">
            <text:p>96084,064504</text:p>
          </table:table-cell>
          <table:table-cell office:value-type="float" office:value="1665" calcext:value-type="float">
            <text:p>1665</text:p>
          </table:table-cell>
          <table:table-cell office:value-type="float" office:value="0.23062" calcext:value-type="float">
            <text:p>0,23062</text:p>
          </table:table-cell>
          <table:table-cell office:value-type="float" office:value="0.015177" calcext:value-type="float">
            <text:p>0,015177</text:p>
          </table:table-cell>
          <table:table-cell table:formula="of:=LEFT([.A404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78_len100000.txt </text:p>
          </table:table-cell>
          <table:table-cell office:value-type="float" office:value="99203.430926" calcext:value-type="float">
            <text:p>99203,430926</text:p>
          </table:table-cell>
          <table:table-cell office:value-type="float" office:value="1302" calcext:value-type="float">
            <text:p>1302</text:p>
          </table:table-cell>
          <table:table-cell office:value-type="float" office:value="0.274732" calcext:value-type="float">
            <text:p>0,274732</text:p>
          </table:table-cell>
          <table:table-cell office:value-type="float" office:value="0.016058" calcext:value-type="float">
            <text:p>0,016058</text:p>
          </table:table-cell>
          <table:table-cell table:formula="of:=LEFT([.A405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63_len100000.txt </text:p>
          </table:table-cell>
          <table:table-cell office:value-type="float" office:value="101191.106688" calcext:value-type="float">
            <text:p>101191,106688</text:p>
          </table:table-cell>
          <table:table-cell office:value-type="float" office:value="269" calcext:value-type="float">
            <text:p>269</text:p>
          </table:table-cell>
          <table:table-cell office:value-type="float" office:value="0.350836" calcext:value-type="float">
            <text:p>0,350836</text:p>
          </table:table-cell>
          <table:table-cell office:value-type="float" office:value="0.023515" calcext:value-type="float">
            <text:p>0,023515</text:p>
          </table:table-cell>
          <table:table-cell table:formula="of:=LEFT([.A406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75_len100000.txt </text:p>
          </table:table-cell>
          <table:table-cell office:value-type="float" office:value="101823.110579" calcext:value-type="float">
            <text:p>101823,110579</text:p>
          </table:table-cell>
          <table:table-cell office:value-type="float" office:value="1150" calcext:value-type="float">
            <text:p>1150</text:p>
          </table:table-cell>
          <table:table-cell office:value-type="float" office:value="0.292009" calcext:value-type="float">
            <text:p>0,292009</text:p>
          </table:table-cell>
          <table:table-cell office:value-type="float" office:value="0.017114" calcext:value-type="float">
            <text:p>0,017114</text:p>
          </table:table-cell>
          <table:table-cell table:formula="of:=LEFT([.A407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88_len100000.txt </text:p>
          </table:table-cell>
          <table:table-cell office:value-type="float" office:value="102696.177976" calcext:value-type="float">
            <text:p>102696,177976</text:p>
          </table:table-cell>
          <table:table-cell office:value-type="float" office:value="1836" calcext:value-type="float">
            <text:p>1836</text:p>
          </table:table-cell>
          <table:table-cell office:value-type="float" office:value="0.225326" calcext:value-type="float">
            <text:p>0,225326</text:p>
          </table:table-cell>
          <table:table-cell office:value-type="float" office:value="0.014677" calcext:value-type="float">
            <text:p>0,014677</text:p>
          </table:table-cell>
          <table:table-cell table:formula="of:=LEFT([.A408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72_len100000.txt </text:p>
          </table:table-cell>
          <table:table-cell office:value-type="float" office:value="103536.683065" calcext:value-type="float">
            <text:p>103536,683065</text:p>
          </table:table-cell>
          <table:table-cell office:value-type="float" office:value="984" calcext:value-type="float">
            <text:p>984</text:p>
          </table:table-cell>
          <table:table-cell office:value-type="float" office:value="0.310169" calcext:value-type="float">
            <text:p>0,310169</text:p>
          </table:table-cell>
          <table:table-cell office:value-type="float" office:value="0.018146" calcext:value-type="float">
            <text:p>0,018146</text:p>
          </table:table-cell>
          <table:table-cell table:formula="of:=LEFT([.A409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82_len100000.txt </text:p>
          </table:table-cell>
          <table:table-cell office:value-type="float" office:value="103717.36509" calcext:value-type="float">
            <text:p>103717,36509</text:p>
          </table:table-cell>
          <table:table-cell office:value-type="float" office:value="1636" calcext:value-type="float">
            <text:p>1636</text:p>
          </table:table-cell>
          <table:table-cell office:value-type="float" office:value="0.255283" calcext:value-type="float">
            <text:p>0,255283</text:p>
          </table:table-cell>
          <table:table-cell office:value-type="float" office:value="0.014435" calcext:value-type="float">
            <text:p>0,014435</text:p>
          </table:table-cell>
          <table:table-cell table:formula="of:=LEFT([.A410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90_len100000.txt </text:p>
          </table:table-cell>
          <table:table-cell office:value-type="float" office:value="104034.166071" calcext:value-type="float">
            <text:p>104034,166071</text:p>
          </table:table-cell>
          <table:table-cell office:value-type="float" office:value="1872" calcext:value-type="float">
            <text:p>1872</text:p>
          </table:table-cell>
          <table:table-cell office:value-type="float" office:value="0.22049" calcext:value-type="float">
            <text:p>0,22049</text:p>
          </table:table-cell>
          <table:table-cell office:value-type="float" office:value="0.014171" calcext:value-type="float">
            <text:p>0,014171</text:p>
          </table:table-cell>
          <table:table-cell table:formula="of:=LEFT([.A411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94_len100000.txt </text:p>
          </table:table-cell>
          <table:table-cell office:value-type="float" office:value="105612.22858" calcext:value-type="float">
            <text:p>105612,22858</text:p>
          </table:table-cell>
          <table:table-cell office:value-type="float" office:value="2009" calcext:value-type="float">
            <text:p>2009</text:p>
          </table:table-cell>
          <table:table-cell office:value-type="float" office:value="0.216841" calcext:value-type="float">
            <text:p>0,216841</text:p>
          </table:table-cell>
          <table:table-cell office:value-type="float" office:value="0.01464" calcext:value-type="float">
            <text:p>0,01464</text:p>
          </table:table-cell>
          <table:table-cell table:formula="of:=LEFT([.A412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60_len100000.txt </text:p>
          </table:table-cell>
          <table:table-cell office:value-type="float" office:value="109449.405466" calcext:value-type="float">
            <text:p>109449,405466</text:p>
          </table:table-cell>
          <table:table-cell office:value-type="float" office:value="278" calcext:value-type="float">
            <text:p>278</text:p>
          </table:table-cell>
          <table:table-cell office:value-type="float" office:value="0.367357" calcext:value-type="float">
            <text:p>0,367357</text:p>
          </table:table-cell>
          <table:table-cell office:value-type="float" office:value="0.023316" calcext:value-type="float">
            <text:p>0,023316</text:p>
          </table:table-cell>
          <table:table-cell table:formula="of:=LEFT([.A413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59_len100000.txt </text:p>
          </table:table-cell>
          <table:table-cell office:value-type="float" office:value="110029.531941" calcext:value-type="float">
            <text:p>110029,531941</text:p>
          </table:table-cell>
          <table:table-cell office:value-type="float" office:value="249" calcext:value-type="float">
            <text:p>249</text:p>
          </table:table-cell>
          <table:table-cell office:value-type="float" office:value="0.37391" calcext:value-type="float">
            <text:p>0,37391</text:p>
          </table:table-cell>
          <table:table-cell office:value-type="float" office:value="0.023661" calcext:value-type="float">
            <text:p>0,023661</text:p>
          </table:table-cell>
          <table:table-cell table:formula="of:=LEFT([.A414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96_len100000.txt </text:p>
          </table:table-cell>
          <table:table-cell office:value-type="float" office:value="110162.769334" calcext:value-type="float">
            <text:p>110162,769334</text:p>
          </table:table-cell>
          <table:table-cell office:value-type="float" office:value="2099" calcext:value-type="float">
            <text:p>2099</text:p>
          </table:table-cell>
          <table:table-cell office:value-type="float" office:value="0.214025" calcext:value-type="float">
            <text:p>0,214025</text:p>
          </table:table-cell>
          <table:table-cell office:value-type="float" office:value="0.013747" calcext:value-type="float">
            <text:p>0,013747</text:p>
          </table:table-cell>
          <table:table-cell table:formula="of:=LEFT([.A415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81_len100000.txt </text:p>
          </table:table-cell>
          <table:table-cell office:value-type="float" office:value="110184.072351" calcext:value-type="float">
            <text:p>110184,072351</text:p>
          </table:table-cell>
          <table:table-cell office:value-type="float" office:value="1676" calcext:value-type="float">
            <text:p>1676</text:p>
          </table:table-cell>
          <table:table-cell office:value-type="float" office:value="0.260452" calcext:value-type="float">
            <text:p>0,260452</text:p>
          </table:table-cell>
          <table:table-cell office:value-type="float" office:value="0.014696" calcext:value-type="float">
            <text:p>0,014696</text:p>
          </table:table-cell>
          <table:table-cell table:formula="of:=LEFT([.A416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92_len100000.txt </text:p>
          </table:table-cell>
          <table:table-cell office:value-type="float" office:value="110632.610672" calcext:value-type="float">
            <text:p>110632,610672</text:p>
          </table:table-cell>
          <table:table-cell office:value-type="float" office:value="2081" calcext:value-type="float">
            <text:p>2081</text:p>
          </table:table-cell>
          <table:table-cell office:value-type="float" office:value="0.219929" calcext:value-type="float">
            <text:p>0,219929</text:p>
          </table:table-cell>
          <table:table-cell office:value-type="float" office:value="0.013618" calcext:value-type="float">
            <text:p>0,013618</text:p>
          </table:table-cell>
          <table:table-cell table:formula="of:=LEFT([.A417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60_len100000.txt </text:p>
          </table:table-cell>
          <table:table-cell office:value-type="float" office:value="112788.97142" calcext:value-type="float">
            <text:p>112788,97142</text:p>
          </table:table-cell>
          <table:table-cell office:value-type="float" office:value="222" calcext:value-type="float">
            <text:p>222</text:p>
          </table:table-cell>
          <table:table-cell office:value-type="float" office:value="0.375119" calcext:value-type="float">
            <text:p>0,375119</text:p>
          </table:table-cell>
          <table:table-cell office:value-type="float" office:value="0.024465" calcext:value-type="float">
            <text:p>0,024465</text:p>
          </table:table-cell>
          <table:table-cell table:formula="of:=LEFT([.A418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98_len100000.txt </text:p>
          </table:table-cell>
          <table:table-cell office:value-type="float" office:value="114429.569398" calcext:value-type="float">
            <text:p>114429,569398</text:p>
          </table:table-cell>
          <table:table-cell office:value-type="float" office:value="2148" calcext:value-type="float">
            <text:p>2148</text:p>
          </table:table-cell>
          <table:table-cell office:value-type="float" office:value="0.218009" calcext:value-type="float">
            <text:p>0,218009</text:p>
          </table:table-cell>
          <table:table-cell office:value-type="float" office:value="0.013423" calcext:value-type="float">
            <text:p>0,013423</text:p>
          </table:table-cell>
          <table:table-cell table:formula="of:=LEFT([.A419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84_len100000.txt </text:p>
          </table:table-cell>
          <table:table-cell office:value-type="float" office:value="115917.736617" calcext:value-type="float">
            <text:p>115917,736617</text:p>
          </table:table-cell>
          <table:table-cell office:value-type="float" office:value="1870" calcext:value-type="float">
            <text:p>1870</text:p>
          </table:table-cell>
          <table:table-cell office:value-type="float" office:value="0.257478" calcext:value-type="float">
            <text:p>0,257478</text:p>
          </table:table-cell>
          <table:table-cell office:value-type="float" office:value="0.014175" calcext:value-type="float">
            <text:p>0,014175</text:p>
          </table:table-cell>
          <table:table-cell table:formula="of:=LEFT([.A420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59_len100000.txt </text:p>
          </table:table-cell>
          <table:table-cell office:value-type="float" office:value="119061.812216" calcext:value-type="float">
            <text:p>119061,812216</text:p>
          </table:table-cell>
          <table:table-cell office:value-type="float" office:value="210" calcext:value-type="float">
            <text:p>210</text:p>
          </table:table-cell>
          <table:table-cell office:value-type="float" office:value="0.375464" calcext:value-type="float">
            <text:p>0,375464</text:p>
          </table:table-cell>
          <table:table-cell office:value-type="float" office:value="0.02483" calcext:value-type="float">
            <text:p>0,02483</text:p>
          </table:table-cell>
          <table:table-cell table:formula="of:=LEFT([.A421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94_len100000.txt </text:p>
          </table:table-cell>
          <table:table-cell office:value-type="float" office:value="123215.375446" calcext:value-type="float">
            <text:p>123215,375446</text:p>
          </table:table-cell>
          <table:table-cell office:value-type="float" office:value="2328" calcext:value-type="float">
            <text:p>2328</text:p>
          </table:table-cell>
          <table:table-cell office:value-type="float" office:value="0.217604" calcext:value-type="float">
            <text:p>0,217604</text:p>
          </table:table-cell>
          <table:table-cell office:value-type="float" office:value="0.012863" calcext:value-type="float">
            <text:p>0,012863</text:p>
          </table:table-cell>
          <table:table-cell table:formula="of:=LEFT([.A422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86_len100000.txt </text:p>
          </table:table-cell>
          <table:table-cell office:value-type="float" office:value="124603.505881" calcext:value-type="float">
            <text:p>124603,505881</text:p>
          </table:table-cell>
          <table:table-cell office:value-type="float" office:value="2130" calcext:value-type="float">
            <text:p>2130</text:p>
          </table:table-cell>
          <table:table-cell office:value-type="float" office:value="0.244526" calcext:value-type="float">
            <text:p>0,244526</text:p>
          </table:table-cell>
          <table:table-cell office:value-type="float" office:value="0.013289" calcext:value-type="float">
            <text:p>0,013289</text:p>
          </table:table-cell>
          <table:table-cell table:formula="of:=LEFT([.A423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69_len100000.txt </text:p>
          </table:table-cell>
          <table:table-cell office:value-type="float" office:value="124977.595419" calcext:value-type="float">
            <text:p>124977,595419</text:p>
          </table:table-cell>
          <table:table-cell office:value-type="float" office:value="831" calcext:value-type="float">
            <text:p>831</text:p>
          </table:table-cell>
          <table:table-cell office:value-type="float" office:value="0.328598" calcext:value-type="float">
            <text:p>0,328598</text:p>
          </table:table-cell>
          <table:table-cell office:value-type="float" office:value="0.019119" calcext:value-type="float">
            <text:p>0,019119</text:p>
          </table:table-cell>
          <table:table-cell table:formula="of:=LEFT([.A424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56_len100000.txt </text:p>
          </table:table-cell>
          <table:table-cell office:value-type="float" office:value="126798.275304" calcext:value-type="float">
            <text:p>126798,275304</text:p>
          </table:table-cell>
          <table:table-cell office:value-type="float" office:value="198" calcext:value-type="float">
            <text:p>198</text:p>
          </table:table-cell>
          <table:table-cell office:value-type="float" office:value="0.394061" calcext:value-type="float">
            <text:p>0,394061</text:p>
          </table:table-cell>
          <table:table-cell office:value-type="float" office:value="0.024356" calcext:value-type="float">
            <text:p>0,024356</text:p>
          </table:table-cell>
          <table:table-cell table:formula="of:=LEFT([.A425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1.00_len100000.txt </text:p>
          </table:table-cell>
          <table:table-cell office:value-type="float" office:value="126854.888354" calcext:value-type="float">
            <text:p>126854,888354</text:p>
          </table:table-cell>
          <table:table-cell office:value-type="float" office:value="2512" calcext:value-type="float">
            <text:p>2512</text:p>
          </table:table-cell>
          <table:table-cell office:value-type="float" office:value="0.217708" calcext:value-type="float">
            <text:p>0,217708</text:p>
          </table:table-cell>
          <table:table-cell office:value-type="float" office:value="0.012936" calcext:value-type="float">
            <text:p>0,012936</text:p>
          </table:table-cell>
          <table:table-cell table:formula="of:=LEFT([.A426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88_len100000.txt </text:p>
          </table:table-cell>
          <table:table-cell office:value-type="float" office:value="131333.53074" calcext:value-type="float">
            <text:p>131333,53074</text:p>
          </table:table-cell>
          <table:table-cell office:value-type="float" office:value="2302" calcext:value-type="float">
            <text:p>2302</text:p>
          </table:table-cell>
          <table:table-cell office:value-type="float" office:value="0.240301" calcext:value-type="float">
            <text:p>0,240301</text:p>
          </table:table-cell>
          <table:table-cell office:value-type="float" office:value="0.012748" calcext:value-type="float">
            <text:p>0,012748</text:p>
          </table:table-cell>
          <table:table-cell table:formula="of:=LEFT([.A427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96_len100000.txt </text:p>
          </table:table-cell>
          <table:table-cell office:value-type="float" office:value="132014.198553" calcext:value-type="float">
            <text:p>132014,198553</text:p>
          </table:table-cell>
          <table:table-cell office:value-type="float" office:value="2618" calcext:value-type="float">
            <text:p>2618</text:p>
          </table:table-cell>
          <table:table-cell office:value-type="float" office:value="0.213963" calcext:value-type="float">
            <text:p>0,213963</text:p>
          </table:table-cell>
          <table:table-cell office:value-type="float" office:value="0.012319" calcext:value-type="float">
            <text:p>0,012319</text:p>
          </table:table-cell>
          <table:table-cell table:formula="of:=LEFT([.A428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90_len100000.txt </text:p>
          </table:table-cell>
          <table:table-cell office:value-type="float" office:value="134020.262312" calcext:value-type="float">
            <text:p>134020,262312</text:p>
          </table:table-cell>
          <table:table-cell office:value-type="float" office:value="2464" calcext:value-type="float">
            <text:p>2464</text:p>
          </table:table-cell>
          <table:table-cell office:value-type="float" office:value="0.237004" calcext:value-type="float">
            <text:p>0,237004</text:p>
          </table:table-cell>
          <table:table-cell office:value-type="float" office:value="0.012237" calcext:value-type="float">
            <text:p>0,012237</text:p>
          </table:table-cell>
          <table:table-cell table:formula="of:=LEFT([.A429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56_len100000.txt </text:p>
          </table:table-cell>
          <table:table-cell office:value-type="float" office:value="137854.531889" calcext:value-type="float">
            <text:p>137854,531889</text:p>
          </table:table-cell>
          <table:table-cell office:value-type="float" office:value="171" calcext:value-type="float">
            <text:p>171</text:p>
          </table:table-cell>
          <table:table-cell office:value-type="float" office:value="0.397776" calcext:value-type="float">
            <text:p>0,397776</text:p>
          </table:table-cell>
          <table:table-cell office:value-type="float" office:value="0.025028" calcext:value-type="float">
            <text:p>0,025028</text:p>
          </table:table-cell>
          <table:table-cell table:formula="of:=LEFT([.A430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66_len100000.txt </text:p>
          </table:table-cell>
          <table:table-cell office:value-type="float" office:value="145095.945122" calcext:value-type="float">
            <text:p>145095,945122</text:p>
          </table:table-cell>
          <table:table-cell office:value-type="float" office:value="655" calcext:value-type="float">
            <text:p>655</text:p>
          </table:table-cell>
          <table:table-cell office:value-type="float" office:value="0.351885" calcext:value-type="float">
            <text:p>0,351885</text:p>
          </table:table-cell>
          <table:table-cell office:value-type="float" office:value="0.019649" calcext:value-type="float">
            <text:p>0,019649</text:p>
          </table:table-cell>
          <table:table-cell table:formula="of:=LEFT([.A431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98_len100000.txt </text:p>
          </table:table-cell>
          <table:table-cell office:value-type="float" office:value="147875.765268" calcext:value-type="float">
            <text:p>147875,765268</text:p>
          </table:table-cell>
          <table:table-cell office:value-type="float" office:value="3067" calcext:value-type="float">
            <text:p>3067</text:p>
          </table:table-cell>
          <table:table-cell office:value-type="float" office:value="0.214138" calcext:value-type="float">
            <text:p>0,214138</text:p>
          </table:table-cell>
          <table:table-cell office:value-type="float" office:value="0.011588" calcext:value-type="float">
            <text:p>0,011588</text:p>
          </table:table-cell>
          <table:table-cell table:formula="of:=LEFT([.A432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53_len100000.txt </text:p>
          </table:table-cell>
          <table:table-cell office:value-type="float" office:value="149574.963946" calcext:value-type="float">
            <text:p>149574,963946</text:p>
          </table:table-cell>
          <table:table-cell office:value-type="float" office:value="188" calcext:value-type="float">
            <text:p>188</text:p>
          </table:table-cell>
          <table:table-cell office:value-type="float" office:value="0.420786" calcext:value-type="float">
            <text:p>0,420786</text:p>
          </table:table-cell>
          <table:table-cell office:value-type="float" office:value="0.024906" calcext:value-type="float">
            <text:p>0,024906</text:p>
          </table:table-cell>
          <table:table-cell table:formula="of:=LEFT([.A433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1.00_len100000.txt </text:p>
          </table:table-cell>
          <table:table-cell office:value-type="float" office:value="152184.325101" calcext:value-type="float">
            <text:p>152184,325101</text:p>
          </table:table-cell>
          <table:table-cell office:value-type="float" office:value="3156" calcext:value-type="float">
            <text:p>3156</text:p>
          </table:table-cell>
          <table:table-cell office:value-type="float" office:value="0.215409" calcext:value-type="float">
            <text:p>0,215409</text:p>
          </table:table-cell>
          <table:table-cell office:value-type="float" office:value="0.011307" calcext:value-type="float">
            <text:p>0,011307</text:p>
          </table:table-cell>
          <table:table-cell table:formula="of:=LEFT([.A434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92_len100000.txt </text:p>
          </table:table-cell>
          <table:table-cell office:value-type="float" office:value="153465.472707" calcext:value-type="float">
            <text:p>153465,472707</text:p>
          </table:table-cell>
          <table:table-cell office:value-type="float" office:value="2937" calcext:value-type="float">
            <text:p>2937</text:p>
          </table:table-cell>
          <table:table-cell office:value-type="float" office:value="0.231267" calcext:value-type="float">
            <text:p>0,231267</text:p>
          </table:table-cell>
          <table:table-cell office:value-type="float" office:value="0.011665" calcext:value-type="float">
            <text:p>0,011665</text:p>
          </table:table-cell>
          <table:table-cell table:formula="of:=LEFT([.A435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94_len100000.txt </text:p>
          </table:table-cell>
          <table:table-cell office:value-type="float" office:value="153903.08167" calcext:value-type="float">
            <text:p>153903,08167</text:p>
          </table:table-cell>
          <table:table-cell office:value-type="float" office:value="3043" calcext:value-type="float">
            <text:p>3043</text:p>
          </table:table-cell>
          <table:table-cell office:value-type="float" office:value="0.227891" calcext:value-type="float">
            <text:p>0,227891</text:p>
          </table:table-cell>
          <table:table-cell office:value-type="float" office:value="0.011088" calcext:value-type="float">
            <text:p>0,011088</text:p>
          </table:table-cell>
          <table:table-cell table:formula="of:=LEFT([.A436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53_len100000.txt </text:p>
          </table:table-cell>
          <table:table-cell office:value-type="float" office:value="161988.230883" calcext:value-type="float">
            <text:p>161988,230883</text:p>
          </table:table-cell>
          <table:table-cell office:value-type="float" office:value="115" calcext:value-type="float">
            <text:p>115</text:p>
          </table:table-cell>
          <table:table-cell office:value-type="float" office:value="0.429459" calcext:value-type="float">
            <text:p>0,429459</text:p>
          </table:table-cell>
          <table:table-cell office:value-type="float" office:value="0.025898" calcext:value-type="float">
            <text:p>0,025898</text:p>
          </table:table-cell>
          <table:table-cell table:formula="of:=LEFT([.A437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96_len100000.txt </text:p>
          </table:table-cell>
          <table:table-cell office:value-type="float" office:value="170742.752629" calcext:value-type="float">
            <text:p>170742,752629</text:p>
          </table:table-cell>
          <table:table-cell office:value-type="float" office:value="3392" calcext:value-type="float">
            <text:p>3392</text:p>
          </table:table-cell>
          <table:table-cell office:value-type="float" office:value="0.229422" calcext:value-type="float">
            <text:p>0,229422</text:p>
          </table:table-cell>
          <table:table-cell office:value-type="float" office:value="0.010508" calcext:value-type="float">
            <text:p>0,010508</text:p>
          </table:table-cell>
          <table:table-cell table:formula="of:=LEFT([.A438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50_len100000.txt </text:p>
          </table:table-cell>
          <table:table-cell office:value-type="float" office:value="177382.765625" calcext:value-type="float">
            <text:p>177382,765625</text:p>
          </table:table-cell>
          <table:table-cell office:value-type="float" office:value="173" calcext:value-type="float">
            <text:p>173</text:p>
          </table:table-cell>
          <table:table-cell office:value-type="float" office:value="0.446247" calcext:value-type="float">
            <text:p>0,446247</text:p>
          </table:table-cell>
          <table:table-cell office:value-type="float" office:value="0.025338" calcext:value-type="float">
            <text:p>0,025338</text:p>
          </table:table-cell>
          <table:table-cell table:formula="of:=LEFT([.A439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98_len100000.txt </text:p>
          </table:table-cell>
          <table:table-cell office:value-type="float" office:value="185603.912742" calcext:value-type="float">
            <text:p>185603,912742</text:p>
          </table:table-cell>
          <table:table-cell office:value-type="float" office:value="3629" calcext:value-type="float">
            <text:p>3629</text:p>
          </table:table-cell>
          <table:table-cell office:value-type="float" office:value="0.230119" calcext:value-type="float">
            <text:p>0,230119</text:p>
          </table:table-cell>
          <table:table-cell office:value-type="float" office:value="0.010028" calcext:value-type="float">
            <text:p>0,010028</text:p>
          </table:table-cell>
          <table:table-cell table:formula="of:=LEFT([.A440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1.00_len100000.txt </text:p>
          </table:table-cell>
          <table:table-cell office:value-type="float" office:value="186568.23933" calcext:value-type="float">
            <text:p>186568,23933</text:p>
          </table:table-cell>
          <table:table-cell office:value-type="float" office:value="3824" calcext:value-type="float">
            <text:p>3824</text:p>
          </table:table-cell>
          <table:table-cell office:value-type="float" office:value="0.227906" calcext:value-type="float">
            <text:p>0,227906</text:p>
          </table:table-cell>
          <table:table-cell office:value-type="float" office:value="0.009558" calcext:value-type="float">
            <text:p>0,009558</text:p>
          </table:table-cell>
          <table:table-cell table:formula="of:=LEFT([.A441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50_len100000.txt </text:p>
          </table:table-cell>
          <table:table-cell office:value-type="float" office:value="191721.48104" calcext:value-type="float">
            <text:p>191721,48104</text:p>
          </table:table-cell>
          <table:table-cell office:value-type="float" office:value="103" calcext:value-type="float">
            <text:p>103</text:p>
          </table:table-cell>
          <table:table-cell office:value-type="float" office:value="0.452347" calcext:value-type="float">
            <text:p>0,452347</text:p>
          </table:table-cell>
          <table:table-cell office:value-type="float" office:value="0.025936" calcext:value-type="float">
            <text:p>0,025936</text:p>
          </table:table-cell>
          <table:table-cell table:formula="of:=LEFT([.A442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47_len100000.txt </text:p>
          </table:table-cell>
          <table:table-cell office:value-type="float" office:value="244690.517587" calcext:value-type="float">
            <text:p>244690,517587</text:p>
          </table:table-cell>
          <table:table-cell office:value-type="float" office:value="102" calcext:value-type="float">
            <text:p>102</text:p>
          </table:table-cell>
          <table:table-cell office:value-type="float" office:value="0.476193" calcext:value-type="float">
            <text:p>0,476193</text:p>
          </table:table-cell>
          <table:table-cell office:value-type="float" office:value="0.025117" calcext:value-type="float">
            <text:p>0,025117</text:p>
          </table:table-cell>
          <table:table-cell table:formula="of:=LEFT([.A443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59_len100000.txt </text:p>
          </table:table-cell>
          <table:table-cell office:value-type="float" office:value="246934.055134" calcext:value-type="float">
            <text:p>246934,055134</text:p>
          </table:table-cell>
          <table:table-cell office:value-type="float" office:value="381" calcext:value-type="float">
            <text:p>381</text:p>
          </table:table-cell>
          <table:table-cell office:value-type="float" office:value="0.415289" calcext:value-type="float">
            <text:p>0,415289</text:p>
          </table:table-cell>
          <table:table-cell office:value-type="float" office:value="0.021006" calcext:value-type="float">
            <text:p>0,021006</text:p>
          </table:table-cell>
          <table:table-cell table:formula="of:=LEFT([.A444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63_len100000.txt </text:p>
          </table:table-cell>
          <table:table-cell office:value-type="float" office:value="249793.21397" calcext:value-type="float">
            <text:p>249793,21397</text:p>
          </table:table-cell>
          <table:table-cell office:value-type="float" office:value="457" calcext:value-type="float">
            <text:p>457</text:p>
          </table:table-cell>
          <table:table-cell office:value-type="float" office:value="0.389131" calcext:value-type="float">
            <text:p>0,389131</text:p>
          </table:table-cell>
          <table:table-cell office:value-type="float" office:value="0.019957" calcext:value-type="float">
            <text:p>0,019957</text:p>
          </table:table-cell>
          <table:table-cell table:formula="of:=LEFT([.A445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47_len100000.txt </text:p>
          </table:table-cell>
          <table:table-cell office:value-type="float" office:value="254256.129757" calcext:value-type="float">
            <text:p>254256,129757</text:p>
          </table:table-cell>
          <table:table-cell office:value-type="float" office:value="77" calcext:value-type="float">
            <text:p>77</text:p>
          </table:table-cell>
          <table:table-cell office:value-type="float" office:value="0.486438" calcext:value-type="float">
            <text:p>0,486438</text:p>
          </table:table-cell>
          <table:table-cell office:value-type="float" office:value="0.025872" calcext:value-type="float">
            <text:p>0,025872</text:p>
          </table:table-cell>
          <table:table-cell table:formula="of:=LEFT([.A446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60_len100000.txt </text:p>
          </table:table-cell>
          <table:table-cell office:value-type="float" office:value="302360.92474" calcext:value-type="float">
            <text:p>302360,92474</text:p>
          </table:table-cell>
          <table:table-cell office:value-type="float" office:value="393" calcext:value-type="float">
            <text:p>393</text:p>
          </table:table-cell>
          <table:table-cell office:value-type="float" office:value="0.408878" calcext:value-type="float">
            <text:p>0,408878</text:p>
          </table:table-cell>
          <table:table-cell office:value-type="float" office:value="0.020397" calcext:value-type="float">
            <text:p>0,020397</text:p>
          </table:table-cell>
          <table:table-cell table:formula="of:=LEFT([.A447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44_len100000.txt </text:p>
          </table:table-cell>
          <table:table-cell office:value-type="float" office:value="328871.782426" calcext:value-type="float">
            <text:p>328871,782426</text:p>
          </table:table-cell>
          <table:table-cell office:value-type="float" office:value="59" calcext:value-type="float">
            <text:p>59</text:p>
          </table:table-cell>
          <table:table-cell office:value-type="float" office:value="0.517005" calcext:value-type="float">
            <text:p>0,517005</text:p>
          </table:table-cell>
          <table:table-cell office:value-type="float" office:value="0.025146" calcext:value-type="float">
            <text:p>0,025146</text:p>
          </table:table-cell>
          <table:table-cell table:formula="of:=LEFT([.A448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44_len100000.txt </text:p>
          </table:table-cell>
          <table:table-cell office:value-type="float" office:value="336686.722895" calcext:value-type="float">
            <text:p>336686,722895</text:p>
          </table:table-cell>
          <table:table-cell office:value-type="float" office:value="86" calcext:value-type="float">
            <text:p>86</text:p>
          </table:table-cell>
          <table:table-cell office:value-type="float" office:value="0.50902" calcext:value-type="float">
            <text:p>0,50902</text:p>
          </table:table-cell>
          <table:table-cell office:value-type="float" office:value="0.024354" calcext:value-type="float">
            <text:p>0,024354</text:p>
          </table:table-cell>
          <table:table-cell table:formula="of:=LEFT([.A449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56_len100000.txt </text:p>
          </table:table-cell>
          <table:table-cell office:value-type="float" office:value="357028.382626" calcext:value-type="float">
            <text:p>357028,382626</text:p>
          </table:table-cell>
          <table:table-cell office:value-type="float" office:value="277" calcext:value-type="float">
            <text:p>277</text:p>
          </table:table-cell>
          <table:table-cell office:value-type="float" office:value="0.443243" calcext:value-type="float">
            <text:p>0,443243</text:p>
          </table:table-cell>
          <table:table-cell office:value-type="float" office:value="0.020809" calcext:value-type="float">
            <text:p>0,020809</text:p>
          </table:table-cell>
          <table:table-cell table:formula="of:=LEFT([.A450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53_len100000.txt </text:p>
          </table:table-cell>
          <table:table-cell office:value-type="float" office:value="579419.451616" calcext:value-type="float">
            <text:p>579419,451616</text:p>
          </table:table-cell>
          <table:table-cell office:value-type="float" office:value="204" calcext:value-type="float">
            <text:p>204</text:p>
          </table:table-cell>
          <table:table-cell office:value-type="float" office:value="0.473332" calcext:value-type="float">
            <text:p>0,473332</text:p>
          </table:table-cell>
          <table:table-cell office:value-type="float" office:value="0.020527" calcext:value-type="float">
            <text:p>0,020527</text:p>
          </table:table-cell>
          <table:table-cell table:formula="of:=LEFT([.A451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41_len100000.txt </text:p>
          </table:table-cell>
          <table:table-cell office:value-type="float" office:value="637993.446017" calcext:value-type="float">
            <text:p>637993,446017</text:p>
          </table:table-cell>
          <table:table-cell office:value-type="float" office:value="44" calcext:value-type="float">
            <text:p>44</text:p>
          </table:table-cell>
          <table:table-cell office:value-type="float" office:value="0.559674" calcext:value-type="float">
            <text:p>0,559674</text:p>
          </table:table-cell>
          <table:table-cell office:value-type="float" office:value="0.022908" calcext:value-type="float">
            <text:p>0,022908</text:p>
          </table:table-cell>
          <table:table-cell table:formula="of:=LEFT([.A452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23_len100000.txt </text:p>
          </table:table-cell>
          <table:table-cell office:value-type="float" office:value="1398698.55374" calcext:value-type="float">
            <text:p>1398698,55374</text:p>
          </table:table-cell>
          <table:table-cell office:value-type="float" office:value="15" calcext:value-type="float">
            <text:p>15</text:p>
          </table:table-cell>
          <table:table-cell office:value-type="float" office:value="0.714172" calcext:value-type="float">
            <text:p>0,714172</text:p>
          </table:table-cell>
          <table:table-cell office:value-type="float" office:value="0.014942" calcext:value-type="float">
            <text:p>0,014942</text:p>
          </table:table-cell>
          <table:table-cell table:formula="of:=LEFT([.A453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41_len100000.txt </text:p>
          </table:table-cell>
          <table:table-cell office:value-type="float" office:value="1749379.818994" calcext:value-type="float">
            <text:p>1749379,818994</text:p>
          </table:table-cell>
          <table:table-cell office:value-type="float" office:value="36" calcext:value-type="float">
            <text:p>36</text:p>
          </table:table-cell>
          <table:table-cell office:value-type="float" office:value="0.593621" calcext:value-type="float">
            <text:p>0,593621</text:p>
          </table:table-cell>
          <table:table-cell office:value-type="float" office:value="0.018832" calcext:value-type="float">
            <text:p>0,018832</text:p>
          </table:table-cell>
          <table:table-cell table:formula="of:=LEFT([.A454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38_len100000.txt </text:p>
          </table:table-cell>
          <table:table-cell office:value-type="float" office:value="1906372.316682" calcext:value-type="float">
            <text:p>1906372,316682</text:p>
          </table:table-cell>
          <table:table-cell office:value-type="float" office:value="30" calcext:value-type="float">
            <text:p>30</text:p>
          </table:table-cell>
          <table:table-cell office:value-type="float" office:value="0.623314" calcext:value-type="float">
            <text:p>0,623314</text:p>
          </table:table-cell>
          <table:table-cell office:value-type="float" office:value="0.018194" calcext:value-type="float">
            <text:p>0,018194</text:p>
          </table:table-cell>
          <table:table-cell table:formula="of:=LEFT([.A455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20_len100000.txt </text:p>
          </table:table-cell>
          <table:table-cell office:value-type="float" office:value="2475217.789583" calcext:value-type="float">
            <text:p>2475217,789583</text:p>
          </table:table-cell>
          <table:table-cell office:value-type="float" office:value="10" calcext:value-type="float">
            <text:p>10</text:p>
          </table:table-cell>
          <table:table-cell office:value-type="float" office:value="0.73849" calcext:value-type="float">
            <text:p>0,73849</text:p>
          </table:table-cell>
          <table:table-cell office:value-type="float" office:value="0.012102" calcext:value-type="float">
            <text:p>0,012102</text:p>
          </table:table-cell>
          <table:table-cell table:formula="of:=LEFT([.A456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38_len100000.txt </text:p>
          </table:table-cell>
          <table:table-cell office:value-type="float" office:value="2618323.780604" calcext:value-type="float">
            <text:p>2618323,780604</text:p>
          </table:table-cell>
          <table:table-cell office:value-type="float" office:value="28" calcext:value-type="float">
            <text:p>28</text:p>
          </table:table-cell>
          <table:table-cell office:value-type="float" office:value="0.65513" calcext:value-type="float">
            <text:p>0,65513</text:p>
          </table:table-cell>
          <table:table-cell office:value-type="float" office:value="0.016935" calcext:value-type="float">
            <text:p>0,016935</text:p>
          </table:table-cell>
          <table:table-cell table:formula="of:=LEFT([.A457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35_len100000.txt </text:p>
          </table:table-cell>
          <table:table-cell office:value-type="float" office:value="3637287.569951" calcext:value-type="float">
            <text:p>3637287,569951</text:p>
          </table:table-cell>
          <table:table-cell office:value-type="float" office:value="17" calcext:value-type="float">
            <text:p>17</text:p>
          </table:table-cell>
          <table:table-cell office:value-type="float" office:value="0.691679" calcext:value-type="float">
            <text:p>0,691679</text:p>
          </table:table-cell>
          <table:table-cell office:value-type="float" office:value="0.014696" calcext:value-type="float">
            <text:p>0,014696</text:p>
          </table:table-cell>
          <table:table-cell table:formula="of:=LEFT([.A458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26_len100000.txt </text:p>
          </table:table-cell>
          <table:table-cell office:value-type="float" office:value="4439322.693794" calcext:value-type="float">
            <text:p>4439322,693794</text:p>
          </table:table-cell>
          <table:table-cell office:value-type="float" office:value="3" calcext:value-type="float">
            <text:p>3</text:p>
          </table:table-cell>
          <table:table-cell office:value-type="float" office:value="0.75312" calcext:value-type="float">
            <text:p>0,75312</text:p>
          </table:table-cell>
          <table:table-cell office:value-type="float" office:value="0.012002" calcext:value-type="float">
            <text:p>0,012002</text:p>
          </table:table-cell>
          <table:table-cell table:formula="of:=LEFT([.A459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47_len100000.txt </text:p>
          </table:table-cell>
          <table:table-cell office:value-type="float" office:value="4790993.938629" calcext:value-type="float">
            <text:p>4790993,938629</text:p>
          </table:table-cell>
          <table:table-cell office:value-type="float" office:value="50" calcext:value-type="float">
            <text:p>50</text:p>
          </table:table-cell>
          <table:table-cell office:value-type="float" office:value="0.667098" calcext:value-type="float">
            <text:p>0,667098</text:p>
          </table:table-cell>
          <table:table-cell office:value-type="float" office:value="0.012057" calcext:value-type="float">
            <text:p>0,012057</text:p>
          </table:table-cell>
          <table:table-cell table:formula="of:=LEFT([.A460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50_len100000.txt </text:p>
          </table:table-cell>
          <table:table-cell office:value-type="float" office:value="4970130.859565" calcext:value-type="float">
            <text:p>4970130,859565</text:p>
          </table:table-cell>
          <table:table-cell office:value-type="float" office:value="84" calcext:value-type="float">
            <text:p>84</text:p>
          </table:table-cell>
          <table:table-cell office:value-type="float" office:value="0.661749" calcext:value-type="float">
            <text:p>0,661749</text:p>
          </table:table-cell>
          <table:table-cell office:value-type="float" office:value="0.011446" calcext:value-type="float">
            <text:p>0,011446</text:p>
          </table:table-cell>
          <table:table-cell table:formula="of:=LEFT([.A461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29_len100000.txt </text:p>
          </table:table-cell>
          <table:table-cell office:value-type="float" office:value="5091193.150603" calcext:value-type="float">
            <text:p>5091193,150603</text:p>
          </table:table-cell>
          <table:table-cell office:value-type="float" office:value="5" calcext:value-type="float">
            <text:p>5</text:p>
          </table:table-cell>
          <table:table-cell office:value-type="float" office:value="0.748266" calcext:value-type="float">
            <text:p>0,748266</text:p>
          </table:table-cell>
          <table:table-cell office:value-type="float" office:value="0.01184" calcext:value-type="float">
            <text:p>0,01184</text:p>
          </table:table-cell>
          <table:table-cell table:formula="of:=LEFT([.A462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41_len100000.txt </text:p>
          </table:table-cell>
          <table:table-cell office:value-type="float" office:value="5437596.017448" calcext:value-type="float">
            <text:p>5437596,017448</text:p>
          </table:table-cell>
          <table:table-cell office:value-type="float" office:value="29" calcext:value-type="float">
            <text:p>29</text:p>
          </table:table-cell>
          <table:table-cell office:value-type="float" office:value="0.713332" calcext:value-type="float">
            <text:p>0,713332</text:p>
          </table:table-cell>
          <table:table-cell office:value-type="float" office:value="0.011335" calcext:value-type="float">
            <text:p>0,011335</text:p>
          </table:table-cell>
          <table:table-cell table:formula="of:=LEFT([.A463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26_len100000.txt </text:p>
          </table:table-cell>
          <table:table-cell office:value-type="float" office:value="5872169.934634" calcext:value-type="float">
            <text:p>5872169,934634</text:p>
          </table:table-cell>
          <table:table-cell office:value-type="float" office:value="14" calcext:value-type="float">
            <text:p>14</text:p>
          </table:table-cell>
          <table:table-cell office:value-type="float" office:value="0.787546" calcext:value-type="float">
            <text:p>0,787546</text:p>
          </table:table-cell>
          <table:table-cell office:value-type="float" office:value="0.009474" calcext:value-type="float">
            <text:p>0,009474</text:p>
          </table:table-cell>
          <table:table-cell table:formula="of:=LEFT([.A464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32_len100000.txt </text:p>
          </table:table-cell>
          <table:table-cell office:value-type="float" office:value="7119429.092089" calcext:value-type="float">
            <text:p>7119429,092089</text:p>
          </table:table-cell>
          <table:table-cell office:value-type="float" office:value="9" calcext:value-type="float">
            <text:p>9</text:p>
          </table:table-cell>
          <table:table-cell office:value-type="float" office:value="0.77913" calcext:value-type="float">
            <text:p>0,77913</text:p>
          </table:table-cell>
          <table:table-cell office:value-type="float" office:value="0.009574" calcext:value-type="float">
            <text:p>0,009574</text:p>
          </table:table-cell>
          <table:table-cell table:formula="of:=LEFT([.A465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29_len100000.txt </text:p>
          </table:table-cell>
          <table:table-cell office:value-type="float" office:value="7562193.16786" calcext:value-type="float">
            <text:p>7562193,16786</text:p>
          </table:table-cell>
          <table:table-cell office:value-type="float" office:value="8" calcext:value-type="float">
            <text:p>8</text:p>
          </table:table-cell>
          <table:table-cell office:value-type="float" office:value="0.805264" calcext:value-type="float">
            <text:p>0,805264</text:p>
          </table:table-cell>
          <table:table-cell office:value-type="float" office:value="0.008267" calcext:value-type="float">
            <text:p>0,008267</text:p>
          </table:table-cell>
          <table:table-cell table:formula="of:=LEFT([.A466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35_len100000.txt </text:p>
          </table:table-cell>
          <table:table-cell office:value-type="float" office:value="8117785.449946" calcext:value-type="float">
            <text:p>8117785,449946</text:p>
          </table:table-cell>
          <table:table-cell office:value-type="float" office:value="8" calcext:value-type="float">
            <text:p>8</text:p>
          </table:table-cell>
          <table:table-cell office:value-type="float" office:value="0.7971" calcext:value-type="float">
            <text:p>0,7971</text:p>
          </table:table-cell>
          <table:table-cell office:value-type="float" office:value="0.00851" calcext:value-type="float">
            <text:p>0,00851</text:p>
          </table:table-cell>
          <table:table-cell table:formula="of:=LEFT([.A467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32_len100000.txt </text:p>
          </table:table-cell>
          <table:table-cell office:value-type="float" office:value="8213297.158113" calcext:value-type="float">
            <text:p>8213297,158113</text:p>
          </table:table-cell>
          <table:table-cell office:value-type="float" office:value="15" calcext:value-type="float">
            <text:p>15</text:p>
          </table:table-cell>
          <table:table-cell office:value-type="float" office:value="0.81168" calcext:value-type="float">
            <text:p>0,81168</text:p>
          </table:table-cell>
          <table:table-cell office:value-type="float" office:value="0.008269" calcext:value-type="float">
            <text:p>0,008269</text:p>
          </table:table-cell>
          <table:table-cell table:formula="of:=LEFT([.A468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44_len100000.txt </text:p>
          </table:table-cell>
          <table:table-cell office:value-type="float" office:value="8633989.593789" calcext:value-type="float">
            <text:p>8633989,593789</text:p>
          </table:table-cell>
          <table:table-cell office:value-type="float" office:value="23" calcext:value-type="float">
            <text:p>23</text:p>
          </table:table-cell>
          <table:table-cell office:value-type="float" office:value="0.797794" calcext:value-type="float">
            <text:p>0,797794</text:p>
          </table:table-cell>
          <table:table-cell office:value-type="float" office:value="0.007339" calcext:value-type="float">
            <text:p>0,007339</text:p>
          </table:table-cell>
          <table:table-cell table:formula="of:=LEFT([.A469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38_len100000.txt </text:p>
          </table:table-cell>
          <table:table-cell office:value-type="float" office:value="8651219.917161" calcext:value-type="float">
            <text:p>8651219,917161</text:p>
          </table:table-cell>
          <table:table-cell office:value-type="float" office:value="16" calcext:value-type="float">
            <text:p>16</text:p>
          </table:table-cell>
          <table:table-cell office:value-type="float" office:value="0.809824" calcext:value-type="float">
            <text:p>0,809824</text:p>
          </table:table-cell>
          <table:table-cell office:value-type="float" office:value="0.00738" calcext:value-type="float">
            <text:p>0,00738</text:p>
          </table:table-cell>
          <table:table-cell table:formula="of:=LEFT([.A470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35_len100000.txt </text:p>
          </table:table-cell>
          <table:table-cell office:value-type="float" office:value="8801038.496857" calcext:value-type="float">
            <text:p>8801038,496857</text:p>
          </table:table-cell>
          <table:table-cell office:value-type="float" office:value="20" calcext:value-type="float">
            <text:p>20</text:p>
          </table:table-cell>
          <table:table-cell office:value-type="float" office:value="0.822438" calcext:value-type="float">
            <text:p>0,822438</text:p>
          </table:table-cell>
          <table:table-cell office:value-type="float" office:value="0.00713" calcext:value-type="float">
            <text:p>0,00713</text:p>
          </table:table-cell>
          <table:table-cell table:formula="of:=LEFT([.A471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29_len100000.txt </text:p>
          </table:table-cell>
          <table:table-cell office:value-type="float" office:value="9046929.365014" calcext:value-type="float">
            <text:p>9046929,365014</text:p>
          </table:table-cell>
          <table:table-cell office:value-type="float" office:value="9" calcext:value-type="float">
            <text:p>9</text:p>
          </table:table-cell>
          <table:table-cell office:value-type="float" office:value="0.843487" calcext:value-type="float">
            <text:p>0,843487</text:p>
          </table:table-cell>
          <table:table-cell office:value-type="float" office:value="0.007075" calcext:value-type="float">
            <text:p>0,007075</text:p>
          </table:table-cell>
          <table:table-cell table:formula="of:=LEFT([.A472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20_len100000.txt </text:p>
          </table:table-cell>
          <table:table-cell office:value-type="float" office:value="10078691.575343" calcext:value-type="float">
            <text:p>10078691,575343</text:p>
          </table:table-cell>
          <table:table-cell office:value-type="float" office:value="4" calcext:value-type="float">
            <text:p>4</text:p>
          </table:table-cell>
          <table:table-cell office:value-type="float" office:value="0.882499" calcext:value-type="float">
            <text:p>0,882499</text:p>
          </table:table-cell>
          <table:table-cell office:value-type="float" office:value="0.005658" calcext:value-type="float">
            <text:p>0,005658</text:p>
          </table:table-cell>
          <table:table-cell table:formula="of:=LEFT([.A473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23_len100000.txt </text:p>
          </table:table-cell>
          <table:table-cell office:value-type="float" office:value="11406140.91305" calcext:value-type="float">
            <text:p>11406140,91305</text:p>
          </table:table-cell>
          <table:table-cell office:value-type="float" office:value="4" calcext:value-type="float">
            <text:p>4</text:p>
          </table:table-cell>
          <table:table-cell office:value-type="float" office:value="0.913742" calcext:value-type="float">
            <text:p>0,913742</text:p>
          </table:table-cell>
          <table:table-cell office:value-type="float" office:value="0.004503" calcext:value-type="float">
            <text:p>0,004503</text:p>
          </table:table-cell>
          <table:table-cell table:formula="of:=LEFT([.A474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20_len100000.txt </text:p>
          </table:table-cell>
          <table:table-cell office:value-type="float" office:value="11557793.754832" calcext:value-type="float">
            <text:p>11557793,754832</text:p>
          </table:table-cell>
          <table:table-cell office:value-type="float" office:value="4" calcext:value-type="float">
            <text:p>4</text:p>
          </table:table-cell>
          <table:table-cell office:value-type="float" office:value="0.920873" calcext:value-type="float">
            <text:p>0,920873</text:p>
          </table:table-cell>
          <table:table-cell office:value-type="float" office:value="0.004215" calcext:value-type="float">
            <text:p>0,004215</text:p>
          </table:table-cell>
          <table:table-cell table:formula="of:=LEFT([.A475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7_temp0.23_len100000.txt </text:p>
          </table:table-cell>
          <table:table-cell office:value-type="float" office:value="11615889.305329" calcext:value-type="float">
            <text:p>11615889,305329</text:p>
          </table:table-cell>
          <table:table-cell office:value-type="float" office:value="4" calcext:value-type="float">
            <text:p>4</text:p>
          </table:table-cell>
          <table:table-cell office:value-type="float" office:value="0.917814" calcext:value-type="float">
            <text:p>0,917814</text:p>
          </table:table-cell>
          <table:table-cell office:value-type="float" office:value="0.004271" calcext:value-type="float">
            <text:p>0,004271</text:p>
          </table:table-cell>
          <table:table-cell table:formula="of:=LEFT([.A476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6_temp0.32_len100000.txt </text:p>
          </table:table-cell>
          <table:table-cell office:value-type="float" office:value="12482787.636188" calcext:value-type="float">
            <text:p>12482787,636188</text:p>
          </table:table-cell>
          <table:table-cell office:value-type="float" office:value="4" calcext:value-type="float">
            <text:p>4</text:p>
          </table:table-cell>
          <table:table-cell office:value-type="float" office:value="0.942232" calcext:value-type="float">
            <text:p>0,942232</text:p>
          </table:table-cell>
          <table:table-cell office:value-type="float" office:value="0.003258" calcext:value-type="float">
            <text:p>0,003258</text:p>
          </table:table-cell>
          <table:table-cell table:formula="of:=LEFT([.A477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/RedNeuronal/id_018_temp0.26_len100000.txt </text:p>
          </table:table-cell>
          <table:table-cell office:value-type="float" office:value="12911980.407012" calcext:value-type="float">
            <text:p>12911980,407012</text:p>
          </table:table-cell>
          <table:table-cell office:value-type="float" office:value="4" calcext:value-type="float">
            <text:p>4</text:p>
          </table:table-cell>
          <table:table-cell office:value-type="float" office:value="0.958754" calcext:value-type="float">
            <text:p>0,958754</text:p>
          </table:table-cell>
          <table:table-cell office:value-type="float" office:value="0.002934" calcext:value-type="float">
            <text:p>0,002934</text:p>
          </table:table-cell>
          <table:table-cell table:formula="of:=LEFT([.A478];10)" office:value-type="string" office:string-value="Poe/RedNeu" calcext:value-type="string">
            <text:p>Poe/RedN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kespare/RedNeuronal/Shakespare.txt </text:p>
          </table:table-cell>
          <table:table-cell office:value-type="float" office:value="7128316.926779" calcext:value-type="float">
            <text:p>7128316,926779</text:p>
          </table:table-cell>
          <table:table-cell office:value-type="float" office:value="3447" calcext:value-type="float">
            <text:p>3447</text:p>
          </table:table-cell>
          <table:table-cell office:value-type="float" office:value="0.361115" calcext:value-type="float">
            <text:p>0,361115</text:p>
          </table:table-cell>
          <table:table-cell office:value-type="float" office:value="0.005749" calcext:value-type="float">
            <text:p>0,005749</text:p>
          </table:table-cell>
          <table:table-cell table:formula="of:=LEFT([.A479];10)" office:value-type="string" office:string-value="Shakespare" calcext:value-type="string">
            <text:p>Shakesp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81_len100000.txt </text:p>
          </table:table-cell>
          <table:table-cell office:value-type="float" office:value="62854.912212" calcext:value-type="float">
            <text:p>62854,912212</text:p>
          </table:table-cell>
          <table:table-cell office:value-type="float" office:value="577" calcext:value-type="float">
            <text:p>577</text:p>
          </table:table-cell>
          <table:table-cell office:value-type="float" office:value="0.233278" calcext:value-type="float">
            <text:p>0,233278</text:p>
          </table:table-cell>
          <table:table-cell office:value-type="float" office:value="0.017345" calcext:value-type="float">
            <text:p>0,017345</text:p>
          </table:table-cell>
          <table:table-cell table:formula="of:=LEFT([.A480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80_len100000.txt </text:p>
          </table:table-cell>
          <table:table-cell office:value-type="float" office:value="64661.130859" calcext:value-type="float">
            <text:p>64661,130859</text:p>
          </table:table-cell>
          <table:table-cell office:value-type="float" office:value="569" calcext:value-type="float">
            <text:p>569</text:p>
          </table:table-cell>
          <table:table-cell office:value-type="float" office:value="0.237067" calcext:value-type="float">
            <text:p>0,237067</text:p>
          </table:table-cell>
          <table:table-cell office:value-type="float" office:value="0.017615" calcext:value-type="float">
            <text:p>0,017615</text:p>
          </table:table-cell>
          <table:table-cell table:formula="of:=LEFT([.A481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82_len100000.txt </text:p>
          </table:table-cell>
          <table:table-cell office:value-type="float" office:value="65330.294101" calcext:value-type="float">
            <text:p>65330,294101</text:p>
          </table:table-cell>
          <table:table-cell office:value-type="float" office:value="702" calcext:value-type="float">
            <text:p>702</text:p>
          </table:table-cell>
          <table:table-cell office:value-type="float" office:value="0.225798" calcext:value-type="float">
            <text:p>0,225798</text:p>
          </table:table-cell>
          <table:table-cell office:value-type="float" office:value="0.01707" calcext:value-type="float">
            <text:p>0,01707</text:p>
          </table:table-cell>
          <table:table-cell table:formula="of:=LEFT([.A482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83_len100000.txt </text:p>
          </table:table-cell>
          <table:table-cell office:value-type="float" office:value="65929.384101" calcext:value-type="float">
            <text:p>65929,384101</text:p>
          </table:table-cell>
          <table:table-cell office:value-type="float" office:value="701" calcext:value-type="float">
            <text:p>701</text:p>
          </table:table-cell>
          <table:table-cell office:value-type="float" office:value="0.223332" calcext:value-type="float">
            <text:p>0,223332</text:p>
          </table:table-cell>
          <table:table-cell office:value-type="float" office:value="0.017009" calcext:value-type="float">
            <text:p>0,017009</text:p>
          </table:table-cell>
          <table:table-cell table:formula="of:=LEFT([.A483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84_len100000.txt </text:p>
          </table:table-cell>
          <table:table-cell office:value-type="float" office:value="67157.504748" calcext:value-type="float">
            <text:p>67157,504748</text:p>
          </table:table-cell>
          <table:table-cell office:value-type="float" office:value="772" calcext:value-type="float">
            <text:p>772</text:p>
          </table:table-cell>
          <table:table-cell office:value-type="float" office:value="0.219922" calcext:value-type="float">
            <text:p>0,219922</text:p>
          </table:table-cell>
          <table:table-cell office:value-type="float" office:value="0.016701" calcext:value-type="float">
            <text:p>0,016701</text:p>
          </table:table-cell>
          <table:table-cell table:formula="of:=LEFT([.A484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87_len100000.txt </text:p>
          </table:table-cell>
          <table:table-cell office:value-type="float" office:value="67706.150819" calcext:value-type="float">
            <text:p>67706,150819</text:p>
          </table:table-cell>
          <table:table-cell office:value-type="float" office:value="782" calcext:value-type="float">
            <text:p>782</text:p>
          </table:table-cell>
          <table:table-cell office:value-type="float" office:value="0.207803" calcext:value-type="float">
            <text:p>0,207803</text:p>
          </table:table-cell>
          <table:table-cell office:value-type="float" office:value="0.016058" calcext:value-type="float">
            <text:p>0,016058</text:p>
          </table:table-cell>
          <table:table-cell table:formula="of:=LEFT([.A485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85_len100000.txt </text:p>
          </table:table-cell>
          <table:table-cell office:value-type="float" office:value="69376.859133" calcext:value-type="float">
            <text:p>69376,859133</text:p>
          </table:table-cell>
          <table:table-cell office:value-type="float" office:value="770" calcext:value-type="float">
            <text:p>770</text:p>
          </table:table-cell>
          <table:table-cell office:value-type="float" office:value="0.218333" calcext:value-type="float">
            <text:p>0,218333</text:p>
          </table:table-cell>
          <table:table-cell office:value-type="float" office:value="0.016304" calcext:value-type="float">
            <text:p>0,016304</text:p>
          </table:table-cell>
          <table:table-cell table:formula="of:=LEFT([.A486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86_len100000.txt </text:p>
          </table:table-cell>
          <table:table-cell office:value-type="float" office:value="71485.686002" calcext:value-type="float">
            <text:p>71485,686002</text:p>
          </table:table-cell>
          <table:table-cell office:value-type="float" office:value="869" calcext:value-type="float">
            <text:p>869</text:p>
          </table:table-cell>
          <table:table-cell office:value-type="float" office:value="0.213621" calcext:value-type="float">
            <text:p>0,213621</text:p>
          </table:table-cell>
          <table:table-cell office:value-type="float" office:value="0.016239" calcext:value-type="float">
            <text:p>0,016239</text:p>
          </table:table-cell>
          <table:table-cell table:formula="of:=LEFT([.A487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88_len100000.txt </text:p>
          </table:table-cell>
          <table:table-cell office:value-type="float" office:value="73070.141129" calcext:value-type="float">
            <text:p>73070,141129</text:p>
          </table:table-cell>
          <table:table-cell office:value-type="float" office:value="898" calcext:value-type="float">
            <text:p>898</text:p>
          </table:table-cell>
          <table:table-cell office:value-type="float" office:value="0.208005" calcext:value-type="float">
            <text:p>0,208005</text:p>
          </table:table-cell>
          <table:table-cell office:value-type="float" office:value="0.015679" calcext:value-type="float">
            <text:p>0,015679</text:p>
          </table:table-cell>
          <table:table-cell table:formula="of:=LEFT([.A488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80_len100000.txt </text:p>
          </table:table-cell>
          <table:table-cell office:value-type="float" office:value="77271.300189" calcext:value-type="float">
            <text:p>77271,300189</text:p>
          </table:table-cell>
          <table:table-cell office:value-type="float" office:value="846" calcext:value-type="float">
            <text:p>846</text:p>
          </table:table-cell>
          <table:table-cell office:value-type="float" office:value="0.248458" calcext:value-type="float">
            <text:p>0,248458</text:p>
          </table:table-cell>
          <table:table-cell office:value-type="float" office:value="0.016559" calcext:value-type="float">
            <text:p>0,016559</text:p>
          </table:table-cell>
          <table:table-cell table:formula="of:=LEFT([.A489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89_len100000.txt </text:p>
          </table:table-cell>
          <table:table-cell office:value-type="float" office:value="77672.547849" calcext:value-type="float">
            <text:p>77672,547849</text:p>
          </table:table-cell>
          <table:table-cell office:value-type="float" office:value="1068" calcext:value-type="float">
            <text:p>1068</text:p>
          </table:table-cell>
          <table:table-cell office:value-type="float" office:value="0.207588" calcext:value-type="float">
            <text:p>0,207588</text:p>
          </table:table-cell>
          <table:table-cell office:value-type="float" office:value="0.015551" calcext:value-type="float">
            <text:p>0,015551</text:p>
          </table:table-cell>
          <table:table-cell table:formula="of:=LEFT([.A490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90_len100000.txt </text:p>
          </table:table-cell>
          <table:table-cell office:value-type="float" office:value="78634.225962" calcext:value-type="float">
            <text:p>78634,225962</text:p>
          </table:table-cell>
          <table:table-cell office:value-type="float" office:value="1092" calcext:value-type="float">
            <text:p>1092</text:p>
          </table:table-cell>
          <table:table-cell office:value-type="float" office:value="0.202425" calcext:value-type="float">
            <text:p>0,202425</text:p>
          </table:table-cell>
          <table:table-cell office:value-type="float" office:value="0.015188" calcext:value-type="float">
            <text:p>0,015188</text:p>
          </table:table-cell>
          <table:table-cell table:formula="of:=LEFT([.A491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82_len100000.txt </text:p>
          </table:table-cell>
          <table:table-cell office:value-type="float" office:value="79980.261918" calcext:value-type="float">
            <text:p>79980,261918</text:p>
          </table:table-cell>
          <table:table-cell office:value-type="float" office:value="976" calcext:value-type="float">
            <text:p>976</text:p>
          </table:table-cell>
          <table:table-cell office:value-type="float" office:value="0.242035" calcext:value-type="float">
            <text:p>0,242035</text:p>
          </table:table-cell>
          <table:table-cell office:value-type="float" office:value="0.016178" calcext:value-type="float">
            <text:p>0,016178</text:p>
          </table:table-cell>
          <table:table-cell table:formula="of:=LEFT([.A492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81_len100000.txt </text:p>
          </table:table-cell>
          <table:table-cell office:value-type="float" office:value="81555.079015" calcext:value-type="float">
            <text:p>81555,079015</text:p>
          </table:table-cell>
          <table:table-cell office:value-type="float" office:value="916" calcext:value-type="float">
            <text:p>916</text:p>
          </table:table-cell>
          <table:table-cell office:value-type="float" office:value="0.250307" calcext:value-type="float">
            <text:p>0,250307</text:p>
          </table:table-cell>
          <table:table-cell office:value-type="float" office:value="0.016135" calcext:value-type="float">
            <text:p>0,016135</text:p>
          </table:table-cell>
          <table:table-cell table:formula="of:=LEFT([.A493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83_len100000.txt </text:p>
          </table:table-cell>
          <table:table-cell office:value-type="float" office:value="82346.616114" calcext:value-type="float">
            <text:p>82346,616114</text:p>
          </table:table-cell>
          <table:table-cell office:value-type="float" office:value="968" calcext:value-type="float">
            <text:p>968</text:p>
          </table:table-cell>
          <table:table-cell office:value-type="float" office:value="0.242194" calcext:value-type="float">
            <text:p>0,242194</text:p>
          </table:table-cell>
          <table:table-cell office:value-type="float" office:value="0.015746" calcext:value-type="float">
            <text:p>0,015746</text:p>
          </table:table-cell>
          <table:table-cell table:formula="of:=LEFT([.A494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91_len100000.txt </text:p>
          </table:table-cell>
          <table:table-cell office:value-type="float" office:value="83652.990521" calcext:value-type="float">
            <text:p>83652,990521</text:p>
          </table:table-cell>
          <table:table-cell office:value-type="float" office:value="1185" calcext:value-type="float">
            <text:p>1185</text:p>
          </table:table-cell>
          <table:table-cell office:value-type="float" office:value="0.203966" calcext:value-type="float">
            <text:p>0,203966</text:p>
          </table:table-cell>
          <table:table-cell office:value-type="float" office:value="0.015035" calcext:value-type="float">
            <text:p>0,015035</text:p>
          </table:table-cell>
          <table:table-cell table:formula="of:=LEFT([.A495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93_len100000.txt </text:p>
          </table:table-cell>
          <table:table-cell office:value-type="float" office:value="84447.962558" calcext:value-type="float">
            <text:p>84447,962558</text:p>
          </table:table-cell>
          <table:table-cell office:value-type="float" office:value="1207" calcext:value-type="float">
            <text:p>1207</text:p>
          </table:table-cell>
          <table:table-cell office:value-type="float" office:value="0.198746" calcext:value-type="float">
            <text:p>0,198746</text:p>
          </table:table-cell>
          <table:table-cell office:value-type="float" office:value="0.014634" calcext:value-type="float">
            <text:p>0,014634</text:p>
          </table:table-cell>
          <table:table-cell table:formula="of:=LEFT([.A496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92_len100000.txt </text:p>
          </table:table-cell>
          <table:table-cell office:value-type="float" office:value="84709.751984" calcext:value-type="float">
            <text:p>84709,751984</text:p>
          </table:table-cell>
          <table:table-cell office:value-type="float" office:value="1210" calcext:value-type="float">
            <text:p>1210</text:p>
          </table:table-cell>
          <table:table-cell office:value-type="float" office:value="0.20408" calcext:value-type="float">
            <text:p>0,20408</text:p>
          </table:table-cell>
          <table:table-cell office:value-type="float" office:value="0.014537" calcext:value-type="float">
            <text:p>0,014537</text:p>
          </table:table-cell>
          <table:table-cell table:formula="of:=LEFT([.A497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84_len100000.txt </text:p>
          </table:table-cell>
          <table:table-cell table:style-name="ce3" office:value-type="float" office:value="85648.576608" calcext:value-type="float">
            <text:p>85648,576608</text:p>
          </table:table-cell>
          <table:table-cell office:value-type="float" office:value="1096" calcext:value-type="float">
            <text:p>1096</text:p>
          </table:table-cell>
          <table:table-cell office:value-type="float" office:value="0.23788" calcext:value-type="float">
            <text:p>0,23788</text:p>
          </table:table-cell>
          <table:table-cell office:value-type="float" office:value="0.015524" calcext:value-type="float">
            <text:p>0,015524</text:p>
          </table:table-cell>
          <table:table-cell table:formula="of:=LEFT([.A498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94_len100000.txt </text:p>
          </table:table-cell>
          <table:table-cell office:value-type="float" office:value="87210.875575" calcext:value-type="float">
            <text:p>87210,875575</text:p>
          </table:table-cell>
          <table:table-cell office:value-type="float" office:value="1288" calcext:value-type="float">
            <text:p>1288</text:p>
          </table:table-cell>
          <table:table-cell office:value-type="float" office:value="0.193875" calcext:value-type="float">
            <text:p>0,193875</text:p>
          </table:table-cell>
          <table:table-cell office:value-type="float" office:value="0.014272" calcext:value-type="float">
            <text:p>0,014272</text:p>
          </table:table-cell>
          <table:table-cell table:formula="of:=LEFT([.A499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85_len100000.txt </text:p>
          </table:table-cell>
          <table:table-cell office:value-type="float" office:value="88010.756806" calcext:value-type="float">
            <text:p>88010,756806</text:p>
          </table:table-cell>
          <table:table-cell office:value-type="float" office:value="1169" calcext:value-type="float">
            <text:p>1169</text:p>
          </table:table-cell>
          <table:table-cell office:value-type="float" office:value="0.233259" calcext:value-type="float">
            <text:p>0,233259</text:p>
          </table:table-cell>
          <table:table-cell office:value-type="float" office:value="0.01527" calcext:value-type="float">
            <text:p>0,01527</text:p>
          </table:table-cell>
          <table:table-cell table:formula="of:=LEFT([.A500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88_len100000.txt </text:p>
          </table:table-cell>
          <table:table-cell office:value-type="float" office:value="91709.350827" calcext:value-type="float">
            <text:p>91709,350827</text:p>
          </table:table-cell>
          <table:table-cell office:value-type="float" office:value="1274" calcext:value-type="float">
            <text:p>1274</text:p>
          </table:table-cell>
          <table:table-cell office:value-type="float" office:value="0.223759" calcext:value-type="float">
            <text:p>0,223759</text:p>
          </table:table-cell>
          <table:table-cell office:value-type="float" office:value="0.014529" calcext:value-type="float">
            <text:p>0,014529</text:p>
          </table:table-cell>
          <table:table-cell table:formula="of:=LEFT([.A501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87_len100000.txt </text:p>
          </table:table-cell>
          <table:table-cell table:style-name="ce3" office:value-type="float" office:value="92081.373863" calcext:value-type="float">
            <text:p>92081,373863</text:p>
          </table:table-cell>
          <table:table-cell office:value-type="float" office:value="1257" calcext:value-type="float">
            <text:p>1257</text:p>
          </table:table-cell>
          <table:table-cell office:value-type="float" office:value="0.223682" calcext:value-type="float">
            <text:p>0,223682</text:p>
          </table:table-cell>
          <table:table-cell office:value-type="float" office:value="0.014775" calcext:value-type="float">
            <text:p>0,014775</text:p>
          </table:table-cell>
          <table:table-cell table:formula="of:=LEFT([.A502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86_len100000.txt </text:p>
          </table:table-cell>
          <table:table-cell office:value-type="float" office:value="92244.655661" calcext:value-type="float">
            <text:p>92244,655661</text:p>
          </table:table-cell>
          <table:table-cell office:value-type="float" office:value="1288" calcext:value-type="float">
            <text:p>1288</text:p>
          </table:table-cell>
          <table:table-cell office:value-type="float" office:value="0.227875" calcext:value-type="float">
            <text:p>0,227875</text:p>
          </table:table-cell>
          <table:table-cell office:value-type="float" office:value="0.014948" calcext:value-type="float">
            <text:p>0,014948</text:p>
          </table:table-cell>
          <table:table-cell table:formula="of:=LEFT([.A503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96_len100000.txt </text:p>
          </table:table-cell>
          <table:table-cell office:value-type="float" office:value="92948.391463" calcext:value-type="float">
            <text:p>92948,391463</text:p>
          </table:table-cell>
          <table:table-cell office:value-type="float" office:value="1490" calcext:value-type="float">
            <text:p>1490</text:p>
          </table:table-cell>
          <table:table-cell office:value-type="float" office:value="0.193504" calcext:value-type="float">
            <text:p>0,193504</text:p>
          </table:table-cell>
          <table:table-cell office:value-type="float" office:value="0.013957" calcext:value-type="float">
            <text:p>0,013957</text:p>
          </table:table-cell>
          <table:table-cell table:formula="of:=LEFT([.A504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95_len100000.txt </text:p>
          </table:table-cell>
          <table:table-cell office:value-type="float" office:value="96682.061694" calcext:value-type="float">
            <text:p>96682,061694</text:p>
          </table:table-cell>
          <table:table-cell office:value-type="float" office:value="1537" calcext:value-type="float">
            <text:p>1537</text:p>
          </table:table-cell>
          <table:table-cell office:value-type="float" office:value="0.191717" calcext:value-type="float">
            <text:p>0,191717</text:p>
          </table:table-cell>
          <table:table-cell office:value-type="float" office:value="0.014014" calcext:value-type="float">
            <text:p>0,014014</text:p>
          </table:table-cell>
          <table:table-cell table:formula="of:=LEFT([.A505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90_len100000.txt </text:p>
          </table:table-cell>
          <table:table-cell office:value-type="float" office:value="96697.915303" calcext:value-type="float">
            <text:p>96697,915303</text:p>
          </table:table-cell>
          <table:table-cell office:value-type="float" office:value="1414" calcext:value-type="float">
            <text:p>1414</text:p>
          </table:table-cell>
          <table:table-cell office:value-type="float" office:value="0.217772" calcext:value-type="float">
            <text:p>0,217772</text:p>
          </table:table-cell>
          <table:table-cell office:value-type="float" office:value="0.014158" calcext:value-type="float">
            <text:p>0,014158</text:p>
          </table:table-cell>
          <table:table-cell table:formula="of:=LEFT([.A506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60_len100000.txt </text:p>
          </table:table-cell>
          <table:table-cell office:value-type="float" office:value="96991.520384" calcext:value-type="float">
            <text:p>96991,520384</text:p>
          </table:table-cell>
          <table:table-cell office:value-type="float" office:value="160" calcext:value-type="float">
            <text:p>160</text:p>
          </table:table-cell>
          <table:table-cell office:value-type="float" office:value="0.350042" calcext:value-type="float">
            <text:p>0,350042</text:p>
          </table:table-cell>
          <table:table-cell office:value-type="float" office:value="0.021919" calcext:value-type="float">
            <text:p>0,021919</text:p>
          </table:table-cell>
          <table:table-cell table:formula="of:=LEFT([.A507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89_len100000.txt </text:p>
          </table:table-cell>
          <table:table-cell office:value-type="float" office:value="98539.404187" calcext:value-type="float">
            <text:p>98539,404187</text:p>
          </table:table-cell>
          <table:table-cell office:value-type="float" office:value="1447" calcext:value-type="float">
            <text:p>1447</text:p>
          </table:table-cell>
          <table:table-cell office:value-type="float" office:value="0.2204" calcext:value-type="float">
            <text:p>0,2204</text:p>
          </table:table-cell>
          <table:table-cell office:value-type="float" office:value="0.014156" calcext:value-type="float">
            <text:p>0,014156</text:p>
          </table:table-cell>
          <table:table-cell table:formula="of:=LEFT([.A508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97_len100000.txt </text:p>
          </table:table-cell>
          <table:table-cell office:value-type="float" office:value="99596.606566" calcext:value-type="float">
            <text:p>99596,606566</text:p>
          </table:table-cell>
          <table:table-cell office:value-type="float" office:value="1566" calcext:value-type="float">
            <text:p>1566</text:p>
          </table:table-cell>
          <table:table-cell office:value-type="float" office:value="0.193271" calcext:value-type="float">
            <text:p>0,193271</text:p>
          </table:table-cell>
          <table:table-cell office:value-type="float" office:value="0.013486" calcext:value-type="float">
            <text:p>0,013486</text:p>
          </table:table-cell>
          <table:table-cell table:formula="of:=LEFT([.A509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80_len100000.txt </text:p>
          </table:table-cell>
          <table:table-cell office:value-type="float" office:value="100420.183367" calcext:value-type="float">
            <text:p>100420,183367</text:p>
          </table:table-cell>
          <table:table-cell office:value-type="float" office:value="1284" calcext:value-type="float">
            <text:p>1284</text:p>
          </table:table-cell>
          <table:table-cell office:value-type="float" office:value="0.253814" calcext:value-type="float">
            <text:p>0,253814</text:p>
          </table:table-cell>
          <table:table-cell office:value-type="float" office:value="0.014828" calcext:value-type="float">
            <text:p>0,014828</text:p>
          </table:table-cell>
          <table:table-cell table:formula="of:=LEFT([.A510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91_len100000.txt </text:p>
          </table:table-cell>
          <table:table-cell office:value-type="float" office:value="103337.589206" calcext:value-type="float">
            <text:p>103337,589206</text:p>
          </table:table-cell>
          <table:table-cell office:value-type="float" office:value="1598" calcext:value-type="float">
            <text:p>1598</text:p>
          </table:table-cell>
          <table:table-cell office:value-type="float" office:value="0.217123" calcext:value-type="float">
            <text:p>0,217123</text:p>
          </table:table-cell>
          <table:table-cell office:value-type="float" office:value="0.01397" calcext:value-type="float">
            <text:p>0,01397</text:p>
          </table:table-cell>
          <table:table-cell table:formula="of:=LEFT([.A511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60_len100000.txt </text:p>
          </table:table-cell>
          <table:table-cell office:value-type="float" office:value="103366.588745" calcext:value-type="float">
            <text:p>103366,588745</text:p>
          </table:table-cell>
          <table:table-cell office:value-type="float" office:value="204" calcext:value-type="float">
            <text:p>204</text:p>
          </table:table-cell>
          <table:table-cell office:value-type="float" office:value="0.367658" calcext:value-type="float">
            <text:p>0,367658</text:p>
          </table:table-cell>
          <table:table-cell office:value-type="float" office:value="0.021214" calcext:value-type="float">
            <text:p>0,021214</text:p>
          </table:table-cell>
          <table:table-cell table:formula="of:=LEFT([.A512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82_len100000.txt </text:p>
          </table:table-cell>
          <table:table-cell office:value-type="float" office:value="105026.825191" calcext:value-type="float">
            <text:p>105026,825191</text:p>
          </table:table-cell>
          <table:table-cell office:value-type="float" office:value="1363" calcext:value-type="float">
            <text:p>1363</text:p>
          </table:table-cell>
          <table:table-cell office:value-type="float" office:value="0.247031" calcext:value-type="float">
            <text:p>0,247031</text:p>
          </table:table-cell>
          <table:table-cell office:value-type="float" office:value="0.014168" calcext:value-type="float">
            <text:p>0,014168</text:p>
          </table:table-cell>
          <table:table-cell table:formula="of:=LEFT([.A513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98_len100000.txt </text:p>
          </table:table-cell>
          <table:table-cell office:value-type="float" office:value="105594.161301" calcext:value-type="float">
            <text:p>105594,161301</text:p>
          </table:table-cell>
          <table:table-cell office:value-type="float" office:value="1705" calcext:value-type="float">
            <text:p>1705</text:p>
          </table:table-cell>
          <table:table-cell office:value-type="float" office:value="0.188161" calcext:value-type="float">
            <text:p>0,188161</text:p>
          </table:table-cell>
          <table:table-cell office:value-type="float" office:value="0.013413" calcext:value-type="float">
            <text:p>0,013413</text:p>
          </table:table-cell>
          <table:table-cell table:formula="of:=LEFT([.A514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81_len100000.txt </text:p>
          </table:table-cell>
          <table:table-cell office:value-type="float" office:value="105673.949937" calcext:value-type="float">
            <text:p>105673,949937</text:p>
          </table:table-cell>
          <table:table-cell office:value-type="float" office:value="1369" calcext:value-type="float">
            <text:p>1369</text:p>
          </table:table-cell>
          <table:table-cell office:value-type="float" office:value="0.251663" calcext:value-type="float">
            <text:p>0,251663</text:p>
          </table:table-cell>
          <table:table-cell office:value-type="float" office:value="0.014546" calcext:value-type="float">
            <text:p>0,014546</text:p>
          </table:table-cell>
          <table:table-cell table:formula="of:=LEFT([.A515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92_len100000.txt </text:p>
          </table:table-cell>
          <table:table-cell office:value-type="float" office:value="107034.137275" calcext:value-type="float">
            <text:p>107034,137275</text:p>
          </table:table-cell>
          <table:table-cell office:value-type="float" office:value="1662" calcext:value-type="float">
            <text:p>1662</text:p>
          </table:table-cell>
          <table:table-cell office:value-type="float" office:value="0.211175" calcext:value-type="float">
            <text:p>0,211175</text:p>
          </table:table-cell>
          <table:table-cell office:value-type="float" office:value="0.013727" calcext:value-type="float">
            <text:p>0,013727</text:p>
          </table:table-cell>
          <table:table-cell table:formula="of:=LEFT([.A516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99_len100000.txt </text:p>
          </table:table-cell>
          <table:table-cell office:value-type="float" office:value="107468.452047" calcext:value-type="float">
            <text:p>107468,452047</text:p>
          </table:table-cell>
          <table:table-cell office:value-type="float" office:value="1735" calcext:value-type="float">
            <text:p>1735</text:p>
          </table:table-cell>
          <table:table-cell office:value-type="float" office:value="0.189271" calcext:value-type="float">
            <text:p>0,189271</text:p>
          </table:table-cell>
          <table:table-cell office:value-type="float" office:value="0.013189" calcext:value-type="float">
            <text:p>0,013189</text:p>
          </table:table-cell>
          <table:table-cell table:formula="of:=LEFT([.A517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83_len100000.txt </text:p>
          </table:table-cell>
          <table:table-cell office:value-type="float" office:value="108231.580704" calcext:value-type="float">
            <text:p>108231,580704</text:p>
          </table:table-cell>
          <table:table-cell office:value-type="float" office:value="1494" calcext:value-type="float">
            <text:p>1494</text:p>
          </table:table-cell>
          <table:table-cell office:value-type="float" office:value="0.242921" calcext:value-type="float">
            <text:p>0,242921</text:p>
          </table:table-cell>
          <table:table-cell office:value-type="float" office:value="0.014048" calcext:value-type="float">
            <text:p>0,014048</text:p>
          </table:table-cell>
          <table:table-cell table:formula="of:=LEFT([.A518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93_len100000.txt </text:p>
          </table:table-cell>
          <table:table-cell office:value-type="float" office:value="109099.359687" calcext:value-type="float">
            <text:p>109099,359687</text:p>
          </table:table-cell>
          <table:table-cell office:value-type="float" office:value="1753" calcext:value-type="float">
            <text:p>1753</text:p>
          </table:table-cell>
          <table:table-cell office:value-type="float" office:value="0.209799" calcext:value-type="float">
            <text:p>0,209799</text:p>
          </table:table-cell>
          <table:table-cell office:value-type="float" office:value="0.013369" calcext:value-type="float">
            <text:p>0,013369</text:p>
          </table:table-cell>
          <table:table-cell table:formula="of:=LEFT([.A519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94_len100000.txt </text:p>
          </table:table-cell>
          <table:table-cell office:value-type="float" office:value="112234.970416" calcext:value-type="float">
            <text:p>112234,970416</text:p>
          </table:table-cell>
          <table:table-cell office:value-type="float" office:value="1757" calcext:value-type="float">
            <text:p>1757</text:p>
          </table:table-cell>
          <table:table-cell office:value-type="float" office:value="0.206073" calcext:value-type="float">
            <text:p>0,206073</text:p>
          </table:table-cell>
          <table:table-cell office:value-type="float" office:value="0.013068" calcext:value-type="float">
            <text:p>0,013068</text:p>
          </table:table-cell>
          <table:table-cell table:formula="of:=LEFT([.A520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1.00_len100000.txt </text:p>
          </table:table-cell>
          <table:table-cell office:value-type="float" office:value="113443.094345" calcext:value-type="float">
            <text:p>113443,094345</text:p>
          </table:table-cell>
          <table:table-cell office:value-type="float" office:value="1895" calcext:value-type="float">
            <text:p>1895</text:p>
          </table:table-cell>
          <table:table-cell office:value-type="float" office:value="0.192608" calcext:value-type="float">
            <text:p>0,192608</text:p>
          </table:table-cell>
          <table:table-cell office:value-type="float" office:value="0.013056" calcext:value-type="float">
            <text:p>0,013056</text:p>
          </table:table-cell>
          <table:table-cell table:formula="of:=LEFT([.A521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84_len100000.txt </text:p>
          </table:table-cell>
          <table:table-cell office:value-type="float" office:value="115895.14873" calcext:value-type="float">
            <text:p>115895,14873</text:p>
          </table:table-cell>
          <table:table-cell office:value-type="float" office:value="1647" calcext:value-type="float">
            <text:p>1647</text:p>
          </table:table-cell>
          <table:table-cell office:value-type="float" office:value="0.242201" calcext:value-type="float">
            <text:p>0,242201</text:p>
          </table:table-cell>
          <table:table-cell office:value-type="float" office:value="0.013856" calcext:value-type="float">
            <text:p>0,013856</text:p>
          </table:table-cell>
          <table:table-cell table:formula="of:=LEFT([.A522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95_len100000.txt </text:p>
          </table:table-cell>
          <table:table-cell office:value-type="float" office:value="117589.039907" calcext:value-type="float">
            <text:p>117589,039907</text:p>
          </table:table-cell>
          <table:table-cell office:value-type="float" office:value="1939" calcext:value-type="float">
            <text:p>1939</text:p>
          </table:table-cell>
          <table:table-cell office:value-type="float" office:value="0.207406" calcext:value-type="float">
            <text:p>0,207406</text:p>
          </table:table-cell>
          <table:table-cell office:value-type="float" office:value="0.01281" calcext:value-type="float">
            <text:p>0,01281</text:p>
          </table:table-cell>
          <table:table-cell table:formula="of:=LEFT([.A523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86_len100000.txt </text:p>
          </table:table-cell>
          <table:table-cell office:value-type="float" office:value="119559.949741" calcext:value-type="float">
            <text:p>119559,949741</text:p>
          </table:table-cell>
          <table:table-cell office:value-type="float" office:value="1780" calcext:value-type="float">
            <text:p>1780</text:p>
          </table:table-cell>
          <table:table-cell office:value-type="float" office:value="0.229936" calcext:value-type="float">
            <text:p>0,229936</text:p>
          </table:table-cell>
          <table:table-cell office:value-type="float" office:value="0.013238" calcext:value-type="float">
            <text:p>0,013238</text:p>
          </table:table-cell>
          <table:table-cell table:formula="of:=LEFT([.A524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85_len100000.txt </text:p>
          </table:table-cell>
          <table:table-cell office:value-type="float" office:value="120072.295462" calcext:value-type="float">
            <text:p>120072,295462</text:p>
          </table:table-cell>
          <table:table-cell office:value-type="float" office:value="1743" calcext:value-type="float">
            <text:p>1743</text:p>
          </table:table-cell>
          <table:table-cell office:value-type="float" office:value="0.237903" calcext:value-type="float">
            <text:p>0,237903</text:p>
          </table:table-cell>
          <table:table-cell office:value-type="float" office:value="0.013498" calcext:value-type="float">
            <text:p>0,013498</text:p>
          </table:table-cell>
          <table:table-cell table:formula="of:=LEFT([.A525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96_len100000.txt </text:p>
          </table:table-cell>
          <table:table-cell office:value-type="float" office:value="120403.401277" calcext:value-type="float">
            <text:p>120403,401277</text:p>
          </table:table-cell>
          <table:table-cell office:value-type="float" office:value="1981" calcext:value-type="float">
            <text:p>1981</text:p>
          </table:table-cell>
          <table:table-cell office:value-type="float" office:value="0.204557" calcext:value-type="float">
            <text:p>0,204557</text:p>
          </table:table-cell>
          <table:table-cell office:value-type="float" office:value="0.012756" calcext:value-type="float">
            <text:p>0,012756</text:p>
          </table:table-cell>
          <table:table-cell table:formula="of:=LEFT([.A526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97_len100000.txt </text:p>
          </table:table-cell>
          <table:table-cell office:value-type="float" office:value="120791.720592" calcext:value-type="float">
            <text:p>120791,720592</text:p>
          </table:table-cell>
          <table:table-cell office:value-type="float" office:value="1952" calcext:value-type="float">
            <text:p>1952</text:p>
          </table:table-cell>
          <table:table-cell office:value-type="float" office:value="0.20415" calcext:value-type="float">
            <text:p>0,20415</text:p>
          </table:table-cell>
          <table:table-cell office:value-type="float" office:value="0.012299" calcext:value-type="float">
            <text:p>0,012299</text:p>
          </table:table-cell>
          <table:table-cell table:formula="of:=LEFT([.A527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60_len100000.txt </text:p>
          </table:table-cell>
          <table:table-cell office:value-type="float" office:value="120844.850349" calcext:value-type="float">
            <text:p>120844,850349</text:p>
          </table:table-cell>
          <table:table-cell office:value-type="float" office:value="360" calcext:value-type="float">
            <text:p>360</text:p>
          </table:table-cell>
          <table:table-cell office:value-type="float" office:value="0.37487" calcext:value-type="float">
            <text:p>0,37487</text:p>
          </table:table-cell>
          <table:table-cell office:value-type="float" office:value="0.01976" calcext:value-type="float">
            <text:p>0,01976</text:p>
          </table:table-cell>
          <table:table-cell table:formula="of:=LEFT([.A528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87_len100000.txt </text:p>
          </table:table-cell>
          <table:table-cell office:value-type="float" office:value="124155.011649" calcext:value-type="float">
            <text:p>124155,011649</text:p>
          </table:table-cell>
          <table:table-cell office:value-type="float" office:value="1845" calcext:value-type="float">
            <text:p>1845</text:p>
          </table:table-cell>
          <table:table-cell office:value-type="float" office:value="0.224538" calcext:value-type="float">
            <text:p>0,224538</text:p>
          </table:table-cell>
          <table:table-cell office:value-type="float" office:value="0.012931" calcext:value-type="float">
            <text:p>0,012931</text:p>
          </table:table-cell>
          <table:table-cell table:formula="of:=LEFT([.A529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88_len100000.txt </text:p>
          </table:table-cell>
          <table:table-cell office:value-type="float" office:value="125384.464837" calcext:value-type="float">
            <text:p>125384,464837</text:p>
          </table:table-cell>
          <table:table-cell office:value-type="float" office:value="1928" calcext:value-type="float">
            <text:p>1928</text:p>
          </table:table-cell>
          <table:table-cell office:value-type="float" office:value="0.225957" calcext:value-type="float">
            <text:p>0,225957</text:p>
          </table:table-cell>
          <table:table-cell office:value-type="float" office:value="0.012564" calcext:value-type="float">
            <text:p>0,012564</text:p>
          </table:table-cell>
          <table:table-cell table:formula="of:=LEFT([.A530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89_len100000.txt </text:p>
          </table:table-cell>
          <table:table-cell office:value-type="float" office:value="129273.135762" calcext:value-type="float">
            <text:p>129273,135762</text:p>
          </table:table-cell>
          <table:table-cell office:value-type="float" office:value="1919" calcext:value-type="float">
            <text:p>1919</text:p>
          </table:table-cell>
          <table:table-cell office:value-type="float" office:value="0.224477" calcext:value-type="float">
            <text:p>0,224477</text:p>
          </table:table-cell>
          <table:table-cell office:value-type="float" office:value="0.012594" calcext:value-type="float">
            <text:p>0,012594</text:p>
          </table:table-cell>
          <table:table-cell table:formula="of:=LEFT([.A531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98_len100000.txt </text:p>
          </table:table-cell>
          <table:table-cell office:value-type="float" office:value="130677.740802" calcext:value-type="float">
            <text:p>130677,740802</text:p>
          </table:table-cell>
          <table:table-cell office:value-type="float" office:value="2219" calcext:value-type="float">
            <text:p>2219</text:p>
          </table:table-cell>
          <table:table-cell office:value-type="float" office:value="0.205139" calcext:value-type="float">
            <text:p>0,205139</text:p>
          </table:table-cell>
          <table:table-cell office:value-type="float" office:value="0.012247" calcext:value-type="float">
            <text:p>0,012247</text:p>
          </table:table-cell>
          <table:table-cell table:formula="of:=LEFT([.A532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99_len100000.txt </text:p>
          </table:table-cell>
          <table:table-cell office:value-type="float" office:value="134177.514858" calcext:value-type="float">
            <text:p>134177,514858</text:p>
          </table:table-cell>
          <table:table-cell office:value-type="float" office:value="2238" calcext:value-type="float">
            <text:p>2238</text:p>
          </table:table-cell>
          <table:table-cell office:value-type="float" office:value="0.202751" calcext:value-type="float">
            <text:p>0,202751</text:p>
          </table:table-cell>
          <table:table-cell office:value-type="float" office:value="0.012019" calcext:value-type="float">
            <text:p>0,012019</text:p>
          </table:table-cell>
          <table:table-cell table:formula="of:=LEFT([.A533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91_len100000.txt </text:p>
          </table:table-cell>
          <table:table-cell office:value-type="float" office:value="136324.50108" calcext:value-type="float">
            <text:p>136324,50108</text:p>
          </table:table-cell>
          <table:table-cell office:value-type="float" office:value="2126" calcext:value-type="float">
            <text:p>2126</text:p>
          </table:table-cell>
          <table:table-cell office:value-type="float" office:value="0.221262" calcext:value-type="float">
            <text:p>0,221262</text:p>
          </table:table-cell>
          <table:table-cell office:value-type="float" office:value="0.012271" calcext:value-type="float">
            <text:p>0,012271</text:p>
          </table:table-cell>
          <table:table-cell table:formula="of:=LEFT([.A534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90_len100000.txt </text:p>
          </table:table-cell>
          <table:table-cell office:value-type="float" office:value="139861.425769" calcext:value-type="float">
            <text:p>139861,425769</text:p>
          </table:table-cell>
          <table:table-cell office:value-type="float" office:value="2103" calcext:value-type="float">
            <text:p>2103</text:p>
          </table:table-cell>
          <table:table-cell office:value-type="float" office:value="0.22199" calcext:value-type="float">
            <text:p>0,22199</text:p>
          </table:table-cell>
          <table:table-cell office:value-type="float" office:value="0.012231" calcext:value-type="float">
            <text:p>0,012231</text:p>
          </table:table-cell>
          <table:table-cell table:formula="of:=LEFT([.A535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1.00_len100000.txt </text:p>
          </table:table-cell>
          <table:table-cell office:value-type="float" office:value="141145.860219" calcext:value-type="float">
            <text:p>141145,860219</text:p>
          </table:table-cell>
          <table:table-cell office:value-type="float" office:value="2381" calcext:value-type="float">
            <text:p>2381</text:p>
          </table:table-cell>
          <table:table-cell office:value-type="float" office:value="0.202845" calcext:value-type="float">
            <text:p>0,202845</text:p>
          </table:table-cell>
          <table:table-cell office:value-type="float" office:value="0.011708" calcext:value-type="float">
            <text:p>0,011708</text:p>
          </table:table-cell>
          <table:table-cell table:formula="of:=LEFT([.A536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93_len100000.txt </text:p>
          </table:table-cell>
          <table:table-cell office:value-type="float" office:value="146033.163329" calcext:value-type="float">
            <text:p>146033,163329</text:p>
          </table:table-cell>
          <table:table-cell office:value-type="float" office:value="2408" calcext:value-type="float">
            <text:p>2408</text:p>
          </table:table-cell>
          <table:table-cell office:value-type="float" office:value="0.214874" calcext:value-type="float">
            <text:p>0,214874</text:p>
          </table:table-cell>
          <table:table-cell office:value-type="float" office:value="0.011505" calcext:value-type="float">
            <text:p>0,011505</text:p>
          </table:table-cell>
          <table:table-cell table:formula="of:=LEFT([.A537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92_len100000.txt </text:p>
          </table:table-cell>
          <table:table-cell office:value-type="float" office:value="146366.852451" calcext:value-type="float">
            <text:p>146366,852451</text:p>
          </table:table-cell>
          <table:table-cell office:value-type="float" office:value="2406" calcext:value-type="float">
            <text:p>2406</text:p>
          </table:table-cell>
          <table:table-cell office:value-type="float" office:value="0.217015" calcext:value-type="float">
            <text:p>0,217015</text:p>
          </table:table-cell>
          <table:table-cell office:value-type="float" office:value="0.011783" calcext:value-type="float">
            <text:p>0,011783</text:p>
          </table:table-cell>
          <table:table-cell table:formula="of:=LEFT([.A538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94_len100000.txt </text:p>
          </table:table-cell>
          <table:table-cell office:value-type="float" office:value="159702.334776" calcext:value-type="float">
            <text:p>159702,334776</text:p>
          </table:table-cell>
          <table:table-cell office:value-type="float" office:value="2603" calcext:value-type="float">
            <text:p>2603</text:p>
          </table:table-cell>
          <table:table-cell office:value-type="float" office:value="0.215107" calcext:value-type="float">
            <text:p>0,215107</text:p>
          </table:table-cell>
          <table:table-cell office:value-type="float" office:value="0.011296" calcext:value-type="float">
            <text:p>0,011296</text:p>
          </table:table-cell>
          <table:table-cell table:formula="of:=LEFT([.A539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95_len100000.txt </text:p>
          </table:table-cell>
          <table:table-cell office:value-type="float" office:value="163114.708385" calcext:value-type="float">
            <text:p>163114,708385</text:p>
          </table:table-cell>
          <table:table-cell office:value-type="float" office:value="2718" calcext:value-type="float">
            <text:p>2718</text:p>
          </table:table-cell>
          <table:table-cell office:value-type="float" office:value="0.213266" calcext:value-type="float">
            <text:p>0,213266</text:p>
          </table:table-cell>
          <table:table-cell office:value-type="float" office:value="0.011163" calcext:value-type="float">
            <text:p>0,011163</text:p>
          </table:table-cell>
          <table:table-cell table:formula="of:=LEFT([.A540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96_len100000.txt </text:p>
          </table:table-cell>
          <table:table-cell office:value-type="float" office:value="169078.927741" calcext:value-type="float">
            <text:p>169078,927741</text:p>
          </table:table-cell>
          <table:table-cell office:value-type="float" office:value="2854" calcext:value-type="float">
            <text:p>2854</text:p>
          </table:table-cell>
          <table:table-cell office:value-type="float" office:value="0.21188" calcext:value-type="float">
            <text:p>0,21188</text:p>
          </table:table-cell>
          <table:table-cell office:value-type="float" office:value="0.01078" calcext:value-type="float">
            <text:p>0,01078</text:p>
          </table:table-cell>
          <table:table-cell table:formula="of:=LEFT([.A541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generadoWarPAQ.txt </text:p>
          </table:table-cell>
          <table:table-cell office:value-type="float" office:value="173552.86814" calcext:value-type="float">
            <text:p>173552,86814</text:p>
          </table:table-cell>
          <table:table-cell office:value-type="float" office:value="238" calcext:value-type="float">
            <text:p>238</text:p>
          </table:table-cell>
          <table:table-cell office:value-type="float" office:value="0.373825" calcext:value-type="float">
            <text:p>0,373825</text:p>
          </table:table-cell>
          <table:table-cell office:value-type="float" office:value="0.014579" calcext:value-type="float">
            <text:p>0,014579</text:p>
          </table:table-cell>
          <table:table-cell table:formula="of:=LEFT([.A542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generadoWarPAQ.txt </text:p>
          </table:table-cell>
          <table:table-cell office:value-type="float" office:value="173552.86814" calcext:value-type="float">
            <text:p>173552,86814</text:p>
          </table:table-cell>
          <table:table-cell office:value-type="float" office:value="238" calcext:value-type="float">
            <text:p>238</text:p>
          </table:table-cell>
          <table:table-cell office:value-type="float" office:value="0.373825" calcext:value-type="float">
            <text:p>0,373825</text:p>
          </table:table-cell>
          <table:table-cell office:value-type="float" office:value="0.014579" calcext:value-type="float">
            <text:p>0,014579</text:p>
          </table:table-cell>
          <table:table-cell table:formula="of:=LEFT([.A543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98_len100000.txt </text:p>
          </table:table-cell>
          <table:table-cell office:value-type="float" office:value="179721.851181" calcext:value-type="float">
            <text:p>179721,851181</text:p>
          </table:table-cell>
          <table:table-cell office:value-type="float" office:value="3031" calcext:value-type="float">
            <text:p>3031</text:p>
          </table:table-cell>
          <table:table-cell office:value-type="float" office:value="0.209868" calcext:value-type="float">
            <text:p>0,209868</text:p>
          </table:table-cell>
          <table:table-cell office:value-type="float" office:value="0.010369" calcext:value-type="float">
            <text:p>0,010369</text:p>
          </table:table-cell>
          <table:table-cell table:formula="of:=LEFT([.A544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97_len100000.txt </text:p>
          </table:table-cell>
          <table:table-cell office:value-type="float" office:value="180523.060575" calcext:value-type="float">
            <text:p>180523,060575</text:p>
          </table:table-cell>
          <table:table-cell office:value-type="float" office:value="2981" calcext:value-type="float">
            <text:p>2981</text:p>
          </table:table-cell>
          <table:table-cell office:value-type="float" office:value="0.215907" calcext:value-type="float">
            <text:p>0,215907</text:p>
          </table:table-cell>
          <table:table-cell office:value-type="float" office:value="0.010557" calcext:value-type="float">
            <text:p>0,010557</text:p>
          </table:table-cell>
          <table:table-cell table:formula="of:=LEFT([.A545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99_len100000.txt </text:p>
          </table:table-cell>
          <table:table-cell office:value-type="float" office:value="185101.629426" calcext:value-type="float">
            <text:p>185101,629426</text:p>
          </table:table-cell>
          <table:table-cell office:value-type="float" office:value="3090" calcext:value-type="float">
            <text:p>3090</text:p>
          </table:table-cell>
          <table:table-cell office:value-type="float" office:value="0.210918" calcext:value-type="float">
            <text:p>0,210918</text:p>
          </table:table-cell>
          <table:table-cell office:value-type="float" office:value="0.010325" calcext:value-type="float">
            <text:p>0,010325</text:p>
          </table:table-cell>
          <table:table-cell table:formula="of:=LEFT([.A546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1.00_len100000.txt </text:p>
          </table:table-cell>
          <table:table-cell office:value-type="float" office:value="189509.814875" calcext:value-type="float">
            <text:p>189509,814875</text:p>
          </table:table-cell>
          <table:table-cell office:value-type="float" office:value="3265" calcext:value-type="float">
            <text:p>3265</text:p>
          </table:table-cell>
          <table:table-cell office:value-type="float" office:value="0.210634" calcext:value-type="float">
            <text:p>0,210634</text:p>
          </table:table-cell>
          <table:table-cell office:value-type="float" office:value="0.010054" calcext:value-type="float">
            <text:p>0,010054</text:p>
          </table:table-cell>
          <table:table-cell table:formula="of:=LEFT([.A547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WaP_PAQ_0.99.txt </text:p>
          </table:table-cell>
          <table:table-cell office:value-type="float" office:value="194760.557416" calcext:value-type="float">
            <text:p>194760,557416</text:p>
          </table:table-cell>
          <table:table-cell office:value-type="float" office:value="114" calcext:value-type="float">
            <text:p>114</text:p>
          </table:table-cell>
          <table:table-cell office:value-type="float" office:value="0.394597" calcext:value-type="float">
            <text:p>0,394597</text:p>
          </table:table-cell>
          <table:table-cell office:value-type="float" office:value="0.015716" calcext:value-type="float">
            <text:p>0,015716</text:p>
          </table:table-cell>
          <table:table-cell table:formula="of:=LEFT([.A548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WaP_PAQ_0.98.txt </text:p>
          </table:table-cell>
          <table:table-cell office:value-type="float" office:value="205204.367831" calcext:value-type="float">
            <text:p>205204,367831</text:p>
          </table:table-cell>
          <table:table-cell office:value-type="float" office:value="101" calcext:value-type="float">
            <text:p>101</text:p>
          </table:table-cell>
          <table:table-cell office:value-type="float" office:value="0.402032" calcext:value-type="float">
            <text:p>0,402032</text:p>
          </table:table-cell>
          <table:table-cell office:value-type="float" office:value="0.015883" calcext:value-type="float">
            <text:p>0,015883</text:p>
          </table:table-cell>
          <table:table-cell table:formula="of:=LEFT([.A549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WaP_PAQ_0.97.txt </text:p>
          </table:table-cell>
          <table:table-cell office:value-type="float" office:value="222548.811745" calcext:value-type="float">
            <text:p>222548,811745</text:p>
          </table:table-cell>
          <table:table-cell office:value-type="float" office:value="73" calcext:value-type="float">
            <text:p>73</text:p>
          </table:table-cell>
          <table:table-cell office:value-type="float" office:value="0.408601" calcext:value-type="float">
            <text:p>0,408601</text:p>
          </table:table-cell>
          <table:table-cell office:value-type="float" office:value="0.015874" calcext:value-type="float">
            <text:p>0,015874</text:p>
          </table:table-cell>
          <table:table-cell table:formula="of:=LEFT([.A550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WaP_PAQ_0.96.txt </text:p>
          </table:table-cell>
          <table:table-cell office:value-type="float" office:value="232602.598403" calcext:value-type="float">
            <text:p>232602,598403</text:p>
          </table:table-cell>
          <table:table-cell office:value-type="float" office:value="49" calcext:value-type="float">
            <text:p>49</text:p>
          </table:table-cell>
          <table:table-cell office:value-type="float" office:value="0.418797" calcext:value-type="float">
            <text:p>0,418797</text:p>
          </table:table-cell>
          <table:table-cell office:value-type="float" office:value="0.016246" calcext:value-type="float">
            <text:p>0,016246</text:p>
          </table:table-cell>
          <table:table-cell table:formula="of:=LEFT([.A551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WaP_PAQ_0.95.txt </text:p>
          </table:table-cell>
          <table:table-cell office:value-type="float" office:value="243038.432142" calcext:value-type="float">
            <text:p>243038,432142</text:p>
          </table:table-cell>
          <table:table-cell office:value-type="float" office:value="47" calcext:value-type="float">
            <text:p>47</text:p>
          </table:table-cell>
          <table:table-cell office:value-type="float" office:value="0.42315" calcext:value-type="float">
            <text:p>0,42315</text:p>
          </table:table-cell>
          <table:table-cell office:value-type="float" office:value="0.016777" calcext:value-type="float">
            <text:p>0,016777</text:p>
          </table:table-cell>
          <table:table-cell table:formula="of:=LEFT([.A552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WaP_PAQ_0.94.txt </text:p>
          </table:table-cell>
          <table:table-cell office:value-type="float" office:value="287781.397694" calcext:value-type="float">
            <text:p>287781,397694</text:p>
          </table:table-cell>
          <table:table-cell office:value-type="float" office:value="34" calcext:value-type="float">
            <text:p>34</text:p>
          </table:table-cell>
          <table:table-cell office:value-type="float" office:value="0.442225" calcext:value-type="float">
            <text:p>0,442225</text:p>
          </table:table-cell>
          <table:table-cell office:value-type="float" office:value="0.016873" calcext:value-type="float">
            <text:p>0,016873</text:p>
          </table:table-cell>
          <table:table-cell table:formula="of:=LEFT([.A553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WaP_PAQ_0.93.txt </text:p>
          </table:table-cell>
          <table:table-cell office:value-type="float" office:value="292573.364559" calcext:value-type="float">
            <text:p>292573,364559</text:p>
          </table:table-cell>
          <table:table-cell office:value-type="float" office:value="35" calcext:value-type="float">
            <text:p>35</text:p>
          </table:table-cell>
          <table:table-cell office:value-type="float" office:value="0.446123" calcext:value-type="float">
            <text:p>0,446123</text:p>
          </table:table-cell>
          <table:table-cell office:value-type="float" office:value="0.017121" calcext:value-type="float">
            <text:p>0,017121</text:p>
          </table:table-cell>
          <table:table-cell table:formula="of:=LEFT([.A554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40_len100000.txt </text:p>
          </table:table-cell>
          <table:table-cell office:value-type="float" office:value="303322.035332" calcext:value-type="float">
            <text:p>303322,035332</text:p>
          </table:table-cell>
          <table:table-cell office:value-type="float" office:value="14" calcext:value-type="float">
            <text:p>14</text:p>
          </table:table-cell>
          <table:table-cell office:value-type="float" office:value="0.501904" calcext:value-type="float">
            <text:p>0,501904</text:p>
          </table:table-cell>
          <table:table-cell office:value-type="float" office:value="0.022559" calcext:value-type="float">
            <text:p>0,022559</text:p>
          </table:table-cell>
          <table:table-cell table:formula="of:=LEFT([.A555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40_len100000.txt </text:p>
          </table:table-cell>
          <table:table-cell office:value-type="float" office:value="316542.913421" calcext:value-type="float">
            <text:p>316542,913421</text:p>
          </table:table-cell>
          <table:table-cell office:value-type="float" office:value="24" calcext:value-type="float">
            <text:p>24</text:p>
          </table:table-cell>
          <table:table-cell office:value-type="float" office:value="0.529711" calcext:value-type="float">
            <text:p>0,529711</text:p>
          </table:table-cell>
          <table:table-cell office:value-type="float" office:value="0.021523" calcext:value-type="float">
            <text:p>0,021523</text:p>
          </table:table-cell>
          <table:table-cell table:formula="of:=LEFT([.A556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WaP_PAQ_0.91.txt </text:p>
          </table:table-cell>
          <table:table-cell office:value-type="float" office:value="363213.292478" calcext:value-type="float">
            <text:p>363213,292478</text:p>
          </table:table-cell>
          <table:table-cell office:value-type="float" office:value="20" calcext:value-type="float">
            <text:p>20</text:p>
          </table:table-cell>
          <table:table-cell office:value-type="float" office:value="0.471939" calcext:value-type="float">
            <text:p>0,471939</text:p>
          </table:table-cell>
          <table:table-cell office:value-type="float" office:value="0.017117" calcext:value-type="float">
            <text:p>0,017117</text:p>
          </table:table-cell>
          <table:table-cell table:formula="of:=LEFT([.A557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40_len100000.txt </text:p>
          </table:table-cell>
          <table:table-cell table:style-name="ce3" office:value-type="float" office:value="383267.931907" calcext:value-type="float">
            <text:p>383267,931907</text:p>
          </table:table-cell>
          <table:table-cell office:value-type="float" office:value="60" calcext:value-type="float">
            <text:p>60</text:p>
          </table:table-cell>
          <table:table-cell office:value-type="float" office:value="0.544229" calcext:value-type="float">
            <text:p>0,544229</text:p>
          </table:table-cell>
          <table:table-cell office:value-type="float" office:value="0.020094" calcext:value-type="float">
            <text:p>0,020094</text:p>
          </table:table-cell>
          <table:table-cell table:formula="of:=LEFT([.A558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WaP_PAQ_0.88.txt </text:p>
          </table:table-cell>
          <table:table-cell office:value-type="float" office:value="420526.074971" calcext:value-type="float">
            <text:p>420526,074971</text:p>
          </table:table-cell>
          <table:table-cell office:value-type="float" office:value="13" calcext:value-type="float">
            <text:p>13</text:p>
          </table:table-cell>
          <table:table-cell office:value-type="float" office:value="0.497719" calcext:value-type="float">
            <text:p>0,497719</text:p>
          </table:table-cell>
          <table:table-cell office:value-type="float" office:value="0.017275" calcext:value-type="float">
            <text:p>0,017275</text:p>
          </table:table-cell>
          <table:table-cell table:formula="of:=LEFT([.A559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WaP_PAQ_0.85.txt </text:p>
          </table:table-cell>
          <table:table-cell office:value-type="float" office:value="532889.873673" calcext:value-type="float">
            <text:p>532889,873673</text:p>
          </table:table-cell>
          <table:table-cell office:value-type="float" office:value="13" calcext:value-type="float">
            <text:p>13</text:p>
          </table:table-cell>
          <table:table-cell office:value-type="float" office:value="0.522105" calcext:value-type="float">
            <text:p>0,522105</text:p>
          </table:table-cell>
          <table:table-cell office:value-type="float" office:value="0.016733" calcext:value-type="float">
            <text:p>0,016733</text:p>
          </table:table-cell>
          <table:table-cell table:formula="of:=LEFT([.A560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WaP_PAQ_0.82.txt </text:p>
          </table:table-cell>
          <table:table-cell office:value-type="float" office:value="613216.570663" calcext:value-type="float">
            <text:p>613216,570663</text:p>
          </table:table-cell>
          <table:table-cell office:value-type="float" office:value="9" calcext:value-type="float">
            <text:p>9</text:p>
          </table:table-cell>
          <table:table-cell office:value-type="float" office:value="0.549415" calcext:value-type="float">
            <text:p>0,549415</text:p>
          </table:table-cell>
          <table:table-cell office:value-type="float" office:value="0.016463" calcext:value-type="float">
            <text:p>0,016463</text:p>
          </table:table-cell>
          <table:table-cell table:formula="of:=LEFT([.A561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WaP_PAQ_0.79.txt </text:p>
          </table:table-cell>
          <table:table-cell office:value-type="float" office:value="860997.971669" calcext:value-type="float">
            <text:p>860997,971669</text:p>
          </table:table-cell>
          <table:table-cell office:value-type="float" office:value="5" calcext:value-type="float">
            <text:p>5</text:p>
          </table:table-cell>
          <table:table-cell office:value-type="float" office:value="0.582097" calcext:value-type="float">
            <text:p>0,582097</text:p>
          </table:table-cell>
          <table:table-cell office:value-type="float" office:value="0.015455" calcext:value-type="float">
            <text:p>0,015455</text:p>
          </table:table-cell>
          <table:table-cell table:formula="of:=LEFT([.A562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WaP_PAQ_0.77.txt </text:p>
          </table:table-cell>
          <table:table-cell office:value-type="float" office:value="922785.241205" calcext:value-type="float">
            <text:p>922785,241205</text:p>
          </table:table-cell>
          <table:table-cell office:value-type="float" office:value="8" calcext:value-type="float">
            <text:p>8</text:p>
          </table:table-cell>
          <table:table-cell office:value-type="float" office:value="0.604743" calcext:value-type="float">
            <text:p>0,604743</text:p>
          </table:table-cell>
          <table:table-cell office:value-type="float" office:value="0.014834" calcext:value-type="float">
            <text:p>0,014834</text:p>
          </table:table-cell>
          <table:table-cell table:formula="of:=LEFT([.A563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WaP_PAQ_0.75.txt </text:p>
          </table:table-cell>
          <table:table-cell office:value-type="float" office:value="1010216.508683" calcext:value-type="float">
            <text:p>1010216,508683</text:p>
          </table:table-cell>
          <table:table-cell office:value-type="float" office:value="6" calcext:value-type="float">
            <text:p>6</text:p>
          </table:table-cell>
          <table:table-cell office:value-type="float" office:value="0.626869" calcext:value-type="float">
            <text:p>0,626869</text:p>
          </table:table-cell>
          <table:table-cell office:value-type="float" office:value="0.014554" calcext:value-type="float">
            <text:p>0,014554</text:p>
          </table:table-cell>
          <table:table-cell table:formula="of:=LEFT([.A564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WaP_PAQ_0.73.txt </text:p>
          </table:table-cell>
          <table:table-cell office:value-type="float" office:value="1369578.373125" calcext:value-type="float">
            <text:p>1369578,373125</text:p>
          </table:table-cell>
          <table:table-cell office:value-type="float" office:value="4" calcext:value-type="float">
            <text:p>4</text:p>
          </table:table-cell>
          <table:table-cell office:value-type="float" office:value="0.634529" calcext:value-type="float">
            <text:p>0,634529</text:p>
          </table:table-cell>
          <table:table-cell office:value-type="float" office:value="0.013989" calcext:value-type="float">
            <text:p>0,013989</text:p>
          </table:table-cell>
          <table:table-cell table:formula="of:=LEFT([.A565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4_temp0.20_len100000.txt </text:p>
          </table:table-cell>
          <table:table-cell office:value-type="float" office:value="1689115.94283" calcext:value-type="float">
            <text:p>1689115,94283</text:p>
          </table:table-cell>
          <table:table-cell office:value-type="float" office:value="5" calcext:value-type="float">
            <text:p>5</text:p>
          </table:table-cell>
          <table:table-cell office:value-type="float" office:value="0.732871" calcext:value-type="float">
            <text:p>0,732871</text:p>
          </table:table-cell>
          <table:table-cell office:value-type="float" office:value="0.011024" calcext:value-type="float">
            <text:p>0,011024</text:p>
          </table:table-cell>
          <table:table-cell table:formula="of:=LEFT([.A566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PAQ/WaP_PAQ_0.70.txt </text:p>
          </table:table-cell>
          <table:table-cell office:value-type="float" office:value="1853872.950879" calcext:value-type="float">
            <text:p>1853872,950879</text:p>
          </table:table-cell>
          <table:table-cell office:value-type="float" office:value="2" calcext:value-type="float">
            <text:p>2</text:p>
          </table:table-cell>
          <table:table-cell office:value-type="float" office:value="0.662766" calcext:value-type="float">
            <text:p>0,662766</text:p>
          </table:table-cell>
          <table:table-cell office:value-type="float" office:value="0.012621" calcext:value-type="float">
            <text:p>0,012621</text:p>
          </table:table-cell>
          <table:table-cell table:formula="of:=LEFT([.A567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5_temp0.20_len100000.txt </text:p>
          </table:table-cell>
          <table:table-cell office:value-type="float" office:value="1998389.092652" calcext:value-type="float">
            <text:p>1998389,092652</text:p>
          </table:table-cell>
          <table:table-cell office:value-type="float" office:value="9" calcext:value-type="float">
            <text:p>9</text:p>
          </table:table-cell>
          <table:table-cell office:value-type="float" office:value="0.694675" calcext:value-type="float">
            <text:p>0,694675</text:p>
          </table:table-cell>
          <table:table-cell office:value-type="float" office:value="0.012692" calcext:value-type="float">
            <text:p>0,012692</text:p>
          </table:table-cell>
          <table:table-cell table:formula="of:=LEFT([.A568];10)" office:value-type="string" office:string-value="WarAndPeac" calcext:value-type="string">
            <text:p>WarAndPe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AndPeace/RedNeuronal/id_013_temp0.20_len100000.txt </text:p>
          </table:table-cell>
          <table:table-cell office:value-type="float" office:value="2719848.998672" calcext:value-type="float">
            <text:p>2719848,998672</text:p>
          </table:table-cell>
          <table:table-cell office:value-type="float" office:value="6" calcext:value-type="float">
            <text:p>6</text:p>
          </table:table-cell>
          <table:table-cell office:value-type="float" office:value="0.76129" calcext:value-type="float">
            <text:p>0,76129</text:p>
          </table:table-cell>
          <table:table-cell office:value-type="float" office:value="0.009594" calcext:value-type="float">
            <text:p>0,009594</text:p>
          </table:table-cell>
          <table:table-cell table:formula="of:=LEFT([.A569];10)" office:value-type="string" office:string-value="WarAndPeac" calcext:value-type="string">
            <text:p>WarAndPeac</text:p>
          </table:table-cell>
          <table:table-cell table:number-columns-repeated="4"/>
        </table:table-row>
      </table:table>
      <table:table table:name="HarryPotter" table:style-name="ta1">
        <table:shapes>
          <draw:frame draw:z-index="0" draw:style-name="gr1" draw:text-style-name="P1" svg:width="23.879cm" svg:height="8.999cm" svg:x="29.222cm" svg:y="3.323cm">
            <draw:object draw:notify-on-update-of-ranges="HarryPotter.A3:HarryPotter.A3 Shakespare.B2:Shakespare.B17 HarryPotter.B1:HarryPotter.B1 HarryPotter.B2:HarryPotter.B17 Shakespare.B1:Shakespare.B1 Shakespare.B2:Shakespare.B17 'War And Peace'.B1:'War And Peace'.B1 'War And Peace'.B2:'War And Peace'.B18 Poe.B1:Poe.B1 Poe.B2:Poe.B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dentificador del Archivo</text:p>
          </table:table-cell>
          <table:table-cell office:value-type="string" calcext:value-type="string">
            <text:p>Chi Cuadrado Harry Potter</text:p>
          </table:table-cell>
          <table:table-cell office:value-type="string" calcext:value-type="string">
            <text:p>N° Laplaces</text:p>
          </table:table-cell>
          <table:table-cell office:value-type="string" calcext:value-type="string">
            <text:p>Variación Total</text:p>
          </table:table-cell>
          <table:table-cell office:value-type="string" calcext:value-type="string">
            <text:p>Semejanza de Jaccard</text:p>
          </table:table-cell>
          <table:table-cell office:value-type="string" calcext:value-type="string">
            <text:p>Generado Por</text:p>
          </table:table-cell>
          <table:table-cell/>
        </table:table-row>
        <table:table-row table:style-name="ro1">
          <table:table-cell office:value-type="string" calcext:value-type="string">
            <text:p>HarryCam/PAQ/HarryCam_PAQ_0.70.txt </text:p>
          </table:table-cell>
          <table:table-cell office:value-type="float" office:value="100948.698799" calcext:value-type="float">
            <text:p>100948,698799</text:p>
          </table:table-cell>
          <table:table-cell office:value-type="float" office:value="5" calcext:value-type="float">
            <text:p>5</text:p>
          </table:table-cell>
          <table:table-cell office:value-type="float" office:value="0.357336" calcext:value-type="float">
            <text:p>0,357336</text:p>
          </table:table-cell>
          <table:table-cell table:style-name="ce4" office:value-type="float" office:value="0.028273" calcext:value-type="float">
            <text:p>0,028273</text:p>
          </table:table-cell>
          <table:table-cell office:value-type="string" calcext:value-type="string">
            <text:p>PAQ</text:p>
          </table:table-cell>
          <table:table-cell/>
        </table:table-row>
        <table:table-row table:style-name="ro1">
          <table:table-cell office:value-type="string" calcext:value-type="string">
            <text:p>HarryCam/PAQ/HarryCam_PAQ_0.73.txt </text:p>
          </table:table-cell>
          <table:table-cell office:value-type="float" office:value="95259.371261" calcext:value-type="float">
            <text:p>95259,371261</text:p>
          </table:table-cell>
          <table:table-cell office:value-type="float" office:value="5" calcext:value-type="float">
            <text:p>5</text:p>
          </table:table-cell>
          <table:table-cell office:value-type="float" office:value="0.348657" calcext:value-type="float">
            <text:p>0,348657</text:p>
          </table:table-cell>
          <table:table-cell office:value-type="float" office:value="0.027908" calcext:value-type="float">
            <text:p>0,027908</text:p>
          </table:table-cell>
          <table:table-cell office:value-type="string" calcext:value-type="string">
            <text:p>PAQ</text:p>
          </table:table-cell>
          <table:table-cell/>
        </table:table-row>
        <table:table-row table:style-name="ro1">
          <table:table-cell office:value-type="string" calcext:value-type="string">
            <text:p>HarryCam/PAQ/HarryCam_PAQ_0.75.txt </text:p>
          </table:table-cell>
          <table:table-cell office:value-type="float" office:value="84342.434592" calcext:value-type="float">
            <text:p>84342,434592</text:p>
          </table:table-cell>
          <table:table-cell office:value-type="float" office:value="9" calcext:value-type="float">
            <text:p>9</text:p>
          </table:table-cell>
          <table:table-cell office:value-type="float" office:value="0.334618" calcext:value-type="float">
            <text:p>0,334618</text:p>
          </table:table-cell>
          <table:table-cell office:value-type="float" office:value="0.027759" calcext:value-type="float">
            <text:p>0,027759</text:p>
          </table:table-cell>
          <table:table-cell office:value-type="string" calcext:value-type="string">
            <text:p>PAQ</text:p>
          </table:table-cell>
          <table:table-cell/>
        </table:table-row>
        <table:table-row table:style-name="ro1">
          <table:table-cell office:value-type="string" calcext:value-type="string">
            <text:p>HarryCam/PAQ/HarryCam_PAQ_0.77.txt </text:p>
          </table:table-cell>
          <table:table-cell office:value-type="float" office:value="83902.307317" calcext:value-type="float">
            <text:p>83902,307317</text:p>
          </table:table-cell>
          <table:table-cell office:value-type="float" office:value="17" calcext:value-type="float">
            <text:p>17</text:p>
          </table:table-cell>
          <table:table-cell office:value-type="float" office:value="0.329345" calcext:value-type="float">
            <text:p>0,329345</text:p>
          </table:table-cell>
          <table:table-cell office:value-type="float" office:value="0.02753" calcext:value-type="float">
            <text:p>0,02753</text:p>
          </table:table-cell>
          <table:table-cell office:value-type="string" calcext:value-type="string">
            <text:p>PAQ</text:p>
          </table:table-cell>
          <table:table-cell/>
        </table:table-row>
        <table:table-row table:style-name="ro1">
          <table:table-cell office:value-type="string" calcext:value-type="string">
            <text:p>HarryCam/PAQ/HarryCam_PAQ_0.79.txt </text:p>
          </table:table-cell>
          <table:table-cell office:value-type="float" office:value="79422.460106" calcext:value-type="float">
            <text:p>79422,460106</text:p>
          </table:table-cell>
          <table:table-cell office:value-type="float" office:value="14" calcext:value-type="float">
            <text:p>14</text:p>
          </table:table-cell>
          <table:table-cell office:value-type="float" office:value="0.320033" calcext:value-type="float">
            <text:p>0,320033</text:p>
          </table:table-cell>
          <table:table-cell office:value-type="float" office:value="0.026751" calcext:value-type="float">
            <text:p>0,026751</text:p>
          </table:table-cell>
          <table:table-cell office:value-type="string" calcext:value-type="string">
            <text:p>PAQ</text:p>
          </table:table-cell>
          <table:table-cell/>
        </table:table-row>
        <table:table-row table:style-name="ro1">
          <table:table-cell office:value-type="string" calcext:value-type="string">
            <text:p>HarryCam/PAQ/HarryCam_PAQ_0.82.txt </text:p>
          </table:table-cell>
          <table:table-cell office:value-type="float" office:value="74074.702645" calcext:value-type="float">
            <text:p>74074,702645</text:p>
          </table:table-cell>
          <table:table-cell office:value-type="float" office:value="22" calcext:value-type="float">
            <text:p>22</text:p>
          </table:table-cell>
          <table:table-cell office:value-type="float" office:value="0.306407" calcext:value-type="float">
            <text:p>0,306407</text:p>
          </table:table-cell>
          <table:table-cell office:value-type="float" office:value="0.025981" calcext:value-type="float">
            <text:p>0,025981</text:p>
          </table:table-cell>
          <table:table-cell office:value-type="string" calcext:value-type="string">
            <text:p>PAQ</text:p>
          </table:table-cell>
          <table:table-cell/>
        </table:table-row>
        <table:table-row table:style-name="ro1">
          <table:table-cell office:value-type="string" calcext:value-type="string">
            <text:p>HarryCam/PAQ/HarryCam_PAQ_0.85.txt </text:p>
          </table:table-cell>
          <table:table-cell office:value-type="float" office:value="70899.155113" calcext:value-type="float">
            <text:p>70899,155113</text:p>
          </table:table-cell>
          <table:table-cell office:value-type="float" office:value="24" calcext:value-type="float">
            <text:p>24</text:p>
          </table:table-cell>
          <table:table-cell office:value-type="float" office:value="0.296676" calcext:value-type="float">
            <text:p>0,296676</text:p>
          </table:table-cell>
          <table:table-cell office:value-type="float" office:value="0.025081" calcext:value-type="float">
            <text:p>0,025081</text:p>
          </table:table-cell>
          <table:table-cell office:value-type="string" calcext:value-type="string">
            <text:p>PAQ</text:p>
          </table:table-cell>
          <table:table-cell/>
        </table:table-row>
        <table:table-row table:style-name="ro1">
          <table:table-cell office:value-type="string" calcext:value-type="string">
            <text:p>HarryCam/PAQ/HarryCam_PAQ_0.88.txt </text:p>
          </table:table-cell>
          <table:table-cell office:value-type="float" office:value="69470.334609" calcext:value-type="float">
            <text:p>69470,334609</text:p>
          </table:table-cell>
          <table:table-cell office:value-type="float" office:value="41" calcext:value-type="float">
            <text:p>41</text:p>
          </table:table-cell>
          <table:table-cell office:value-type="float" office:value="0.281553" calcext:value-type="float">
            <text:p>0,281553</text:p>
          </table:table-cell>
          <table:table-cell office:value-type="float" office:value="0.024242" calcext:value-type="float">
            <text:p>0,024242</text:p>
          </table:table-cell>
          <table:table-cell office:value-type="string" calcext:value-type="string">
            <text:p>PAQ</text:p>
          </table:table-cell>
          <table:table-cell/>
        </table:table-row>
        <table:table-row table:style-name="ro1">
          <table:table-cell office:value-type="string" calcext:value-type="string">
            <text:p>HarryCam/PAQ/HarryCam_PAQ_0.91.txt </text:p>
          </table:table-cell>
          <table:table-cell office:value-type="float" office:value="69659.46798" calcext:value-type="float">
            <text:p>69659,46798</text:p>
          </table:table-cell>
          <table:table-cell office:value-type="float" office:value="68" calcext:value-type="float">
            <text:p>68</text:p>
          </table:table-cell>
          <table:table-cell office:value-type="float" office:value="0.276519" calcext:value-type="float">
            <text:p>0,276519</text:p>
          </table:table-cell>
          <table:table-cell office:value-type="float" office:value="0.023325" calcext:value-type="float">
            <text:p>0,023325</text:p>
          </table:table-cell>
          <table:table-cell office:value-type="string" calcext:value-type="string">
            <text:p>PAQ</text:p>
          </table:table-cell>
          <table:table-cell/>
        </table:table-row>
        <table:table-row table:style-name="ro1">
          <table:table-cell office:value-type="string" calcext:value-type="string">
            <text:p>HarryCam/PAQ/HarryCam_PAQ_0.93.txt </text:p>
          </table:table-cell>
          <table:table-cell table:style-name="ce4" office:value-type="float" office:value="66008.67876" calcext:value-type="float">
            <text:p>66008,67876</text:p>
          </table:table-cell>
          <table:table-cell office:value-type="float" office:value="95" calcext:value-type="float">
            <text:p>95</text:p>
          </table:table-cell>
          <table:table-cell office:value-type="float" office:value="0.262208" calcext:value-type="float">
            <text:p>0,262208</text:p>
          </table:table-cell>
          <table:table-cell office:value-type="float" office:value="0.022449" calcext:value-type="float">
            <text:p>0,022449</text:p>
          </table:table-cell>
          <table:table-cell office:value-type="string" calcext:value-type="string">
            <text:p>PAQ</text:p>
          </table:table-cell>
          <table:table-cell/>
        </table:table-row>
        <table:table-row table:style-name="ro1">
          <table:table-cell office:value-type="string" calcext:value-type="string">
            <text:p>HarryCam/PAQ/HarryCam_PAQ_0.94.txt </text:p>
          </table:table-cell>
          <table:table-cell office:value-type="float" office:value="66050.97326" calcext:value-type="float">
            <text:p>66050,97326</text:p>
          </table:table-cell>
          <table:table-cell office:value-type="float" office:value="88" calcext:value-type="float">
            <text:p>88</text:p>
          </table:table-cell>
          <table:table-cell office:value-type="float" office:value="0.257384" calcext:value-type="float">
            <text:p>0,257384</text:p>
          </table:table-cell>
          <table:table-cell office:value-type="float" office:value="0.022149" calcext:value-type="float">
            <text:p>0,022149</text:p>
          </table:table-cell>
          <table:table-cell office:value-type="string" calcext:value-type="string">
            <text:p>PAQ</text:p>
          </table:table-cell>
          <table:table-cell/>
        </table:table-row>
        <table:table-row table:style-name="ro1">
          <table:table-cell office:value-type="string" calcext:value-type="string">
            <text:p>HarryCam/PAQ/HarryCam_PAQ_0.95.txt </text:p>
          </table:table-cell>
          <table:table-cell office:value-type="float" office:value="70513.870097" calcext:value-type="float">
            <text:p>70513,870097</text:p>
          </table:table-cell>
          <table:table-cell office:value-type="float" office:value="122" calcext:value-type="float">
            <text:p>122</text:p>
          </table:table-cell>
          <table:table-cell office:value-type="float" office:value="0.257675" calcext:value-type="float">
            <text:p>0,257675</text:p>
          </table:table-cell>
          <table:table-cell office:value-type="float" office:value="0.021283" calcext:value-type="float">
            <text:p>0,021283</text:p>
          </table:table-cell>
          <table:table-cell office:value-type="string" calcext:value-type="string">
            <text:p>PAQ</text:p>
          </table:table-cell>
          <table:table-cell/>
        </table:table-row>
        <table:table-row table:style-name="ro1">
          <table:table-cell office:value-type="string" calcext:value-type="string">
            <text:p>HarryCam/PAQ/HarryCam_PAQ_0.96.txt </text:p>
          </table:table-cell>
          <table:table-cell office:value-type="float" office:value="71028.739657" calcext:value-type="float">
            <text:p>71028,739657</text:p>
          </table:table-cell>
          <table:table-cell office:value-type="float" office:value="150" calcext:value-type="float">
            <text:p>150</text:p>
          </table:table-cell>
          <table:table-cell table:style-name="ce4" office:value-type="float" office:value="0.253109" calcext:value-type="float">
            <text:p>0,253109</text:p>
          </table:table-cell>
          <table:table-cell office:value-type="float" office:value="0.020808" calcext:value-type="float">
            <text:p>0,020808</text:p>
          </table:table-cell>
          <table:table-cell office:value-type="string" calcext:value-type="string">
            <text:p>PAQ</text:p>
          </table:table-cell>
          <table:table-cell/>
        </table:table-row>
        <table:table-row table:style-name="ro1">
          <table:table-cell office:value-type="string" calcext:value-type="string">
            <text:p>HarryCam/PAQ/HarryCam_PAQ_0.97.txt </text:p>
          </table:table-cell>
          <table:table-cell office:value-type="float" office:value="76708.877541" calcext:value-type="float">
            <text:p>76708,877541</text:p>
          </table:table-cell>
          <table:table-cell office:value-type="float" office:value="265" calcext:value-type="float">
            <text:p>265</text:p>
          </table:table-cell>
          <table:table-cell office:value-type="float" office:value="0.254657" calcext:value-type="float">
            <text:p>0,254657</text:p>
          </table:table-cell>
          <table:table-cell office:value-type="float" office:value="0.020244" calcext:value-type="float">
            <text:p>0,020244</text:p>
          </table:table-cell>
          <table:table-cell office:value-type="string" calcext:value-type="string">
            <text:p>PAQ</text:p>
          </table:table-cell>
          <table:table-cell/>
        </table:table-row>
        <table:table-row table:style-name="ro1">
          <table:table-cell office:value-type="string" calcext:value-type="string">
            <text:p>HarryCam/PAQ/HarryCam_PAQ_0.99.txt </text:p>
          </table:table-cell>
          <table:table-cell office:value-type="float" office:value="86216.390637" calcext:value-type="float">
            <text:p>86216,390637</text:p>
          </table:table-cell>
          <table:table-cell office:value-type="float" office:value="439" calcext:value-type="float">
            <text:p>439</text:p>
          </table:table-cell>
          <table:table-cell office:value-type="float" office:value="0.2562" calcext:value-type="float">
            <text:p>0,2562</text:p>
          </table:table-cell>
          <table:table-cell office:value-type="float" office:value="0.019119" calcext:value-type="float">
            <text:p>0,019119</text:p>
          </table:table-cell>
          <table:table-cell office:value-type="string" calcext:value-type="string">
            <text:p>PAQ</text:p>
          </table:table-cell>
          <table:table-cell/>
        </table:table-row>
        <table:table-row table:style-name="ro1">
          <table:table-cell office:value-type="string" calcext:value-type="string">
            <text:p>HarryCam/PAQ/id_001_PAQ.txt </text:p>
          </table:table-cell>
          <table:table-cell office:value-type="float" office:value="92643.332366" calcext:value-type="float">
            <text:p>92643,332366</text:p>
          </table:table-cell>
          <table:table-cell office:value-type="float" office:value="626" calcext:value-type="float">
            <text:p>626</text:p>
          </table:table-cell>
          <table:table-cell office:value-type="float" office:value="0.261064" calcext:value-type="float">
            <text:p>0,261064</text:p>
          </table:table-cell>
          <table:table-cell office:value-type="float" office:value="0.017467" calcext:value-type="float">
            <text:p>0,017467</text:p>
          </table:table-cell>
          <table:table-cell office:value-type="string" calcext:value-type="string">
            <text:p>PAQ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40_len100000.txt </text:p>
          </table:table-cell>
          <table:table-cell office:value-type="float" office:value="662325.802804" calcext:value-type="float">
            <text:p>662325,802804</text:p>
          </table:table-cell>
          <table:table-cell office:value-type="float" office:value="469" calcext:value-type="float">
            <text:p>469</text:p>
          </table:table-cell>
          <table:table-cell office:value-type="float" office:value="0.599668" calcext:value-type="float">
            <text:p>0,599668</text:p>
          </table:table-cell>
          <table:table-cell office:value-type="float" office:value="0.014455" calcext:value-type="float">
            <text:p>0,014455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60_len100000.txt </text:p>
          </table:table-cell>
          <table:table-cell office:value-type="float" office:value="363711.008453" calcext:value-type="float">
            <text:p>363711,008453</text:p>
          </table:table-cell>
          <table:table-cell office:value-type="float" office:value="2047" calcext:value-type="float">
            <text:p>2047</text:p>
          </table:table-cell>
          <table:table-cell office:value-type="float" office:value="0.447869" calcext:value-type="float">
            <text:p>0,447869</text:p>
          </table:table-cell>
          <table:table-cell office:value-type="float" office:value="0.013309" calcext:value-type="float">
            <text:p>0,013309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40_len100000.txt </text:p>
          </table:table-cell>
          <table:table-cell office:value-type="float" office:value="983813.011713" calcext:value-type="float">
            <text:p>983813,011713</text:p>
          </table:table-cell>
          <table:table-cell office:value-type="float" office:value="558" calcext:value-type="float">
            <text:p>558</text:p>
          </table:table-cell>
          <table:table-cell office:value-type="float" office:value="0.617648" calcext:value-type="float">
            <text:p>0,617648</text:p>
          </table:table-cell>
          <table:table-cell office:value-type="float" office:value="0.012239" calcext:value-type="float">
            <text:p>0,012239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60_len100000.txt </text:p>
          </table:table-cell>
          <table:table-cell office:value-type="float" office:value="471563.653769" calcext:value-type="float">
            <text:p>471563,653769</text:p>
          </table:table-cell>
          <table:table-cell office:value-type="float" office:value="2312" calcext:value-type="float">
            <text:p>2312</text:p>
          </table:table-cell>
          <table:table-cell office:value-type="float" office:value="0.470322" calcext:value-type="float">
            <text:p>0,470322</text:p>
          </table:table-cell>
          <table:table-cell office:value-type="float" office:value="0.012021" calcext:value-type="float">
            <text:p>0,012021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40_len100000.txt </text:p>
          </table:table-cell>
          <table:table-cell office:value-type="float" office:value="1140543.946197" calcext:value-type="float">
            <text:p>1140543,946197</text:p>
          </table:table-cell>
          <table:table-cell office:value-type="float" office:value="678" calcext:value-type="float">
            <text:p>678</text:p>
          </table:table-cell>
          <table:table-cell office:value-type="float" office:value="0.643838" calcext:value-type="float">
            <text:p>0,643838</text:p>
          </table:table-cell>
          <table:table-cell office:value-type="float" office:value="0.009461" calcext:value-type="float">
            <text:p>0,009461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60_len100000.txt </text:p>
          </table:table-cell>
          <table:table-cell office:value-type="float" office:value="654922.251298" calcext:value-type="float">
            <text:p>654922,251298</text:p>
          </table:table-cell>
          <table:table-cell office:value-type="float" office:value="2753" calcext:value-type="float">
            <text:p>2753</text:p>
          </table:table-cell>
          <table:table-cell office:value-type="float" office:value="0.499052" calcext:value-type="float">
            <text:p>0,499052</text:p>
          </table:table-cell>
          <table:table-cell office:value-type="float" office:value="0.009106" calcext:value-type="float">
            <text:p>0,009106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80_len100000.txt </text:p>
          </table:table-cell>
          <table:table-cell office:value-type="float" office:value="463336.37919" calcext:value-type="float">
            <text:p>463336,37919</text:p>
          </table:table-cell>
          <table:table-cell office:value-type="float" office:value="5602" calcext:value-type="float">
            <text:p>5602</text:p>
          </table:table-cell>
          <table:table-cell office:value-type="float" office:value="0.361735" calcext:value-type="float">
            <text:p>0,361735</text:p>
          </table:table-cell>
          <table:table-cell office:value-type="float" office:value="0.008628" calcext:value-type="float">
            <text:p>0,008628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81_len100000.txt </text:p>
          </table:table-cell>
          <table:table-cell office:value-type="float" office:value="512972.853401" calcext:value-type="float">
            <text:p>512972,853401</text:p>
          </table:table-cell>
          <table:table-cell office:value-type="float" office:value="6150" calcext:value-type="float">
            <text:p>6150</text:p>
          </table:table-cell>
          <table:table-cell office:value-type="float" office:value="0.360899" calcext:value-type="float">
            <text:p>0,360899</text:p>
          </table:table-cell>
          <table:table-cell office:value-type="float" office:value="0.008193" calcext:value-type="float">
            <text:p>0,008193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82_len100000.txt </text:p>
          </table:table-cell>
          <table:table-cell office:value-type="float" office:value="504347.274888" calcext:value-type="float">
            <text:p>504347,274888</text:p>
          </table:table-cell>
          <table:table-cell office:value-type="float" office:value="6226" calcext:value-type="float">
            <text:p>6226</text:p>
          </table:table-cell>
          <table:table-cell office:value-type="float" office:value="0.355057" calcext:value-type="float">
            <text:p>0,355057</text:p>
          </table:table-cell>
          <table:table-cell office:value-type="float" office:value="0.008089" calcext:value-type="float">
            <text:p>0,008089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83_len100000.txt </text:p>
          </table:table-cell>
          <table:table-cell office:value-type="float" office:value="511771.255582" calcext:value-type="float">
            <text:p>511771,255582</text:p>
          </table:table-cell>
          <table:table-cell office:value-type="float" office:value="6533" calcext:value-type="float">
            <text:p>6533</text:p>
          </table:table-cell>
          <table:table-cell office:value-type="float" office:value="0.351972" calcext:value-type="float">
            <text:p>0,351972</text:p>
          </table:table-cell>
          <table:table-cell office:value-type="float" office:value="0.007932" calcext:value-type="float">
            <text:p>0,007932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80_len100000.txt </text:p>
          </table:table-cell>
          <table:table-cell office:value-type="float" office:value="553808.983799" calcext:value-type="float">
            <text:p>553808,983799</text:p>
          </table:table-cell>
          <table:table-cell office:value-type="float" office:value="6028" calcext:value-type="float">
            <text:p>6028</text:p>
          </table:table-cell>
          <table:table-cell office:value-type="float" office:value="0.375104" calcext:value-type="float">
            <text:p>0,375104</text:p>
          </table:table-cell>
          <table:table-cell office:value-type="float" office:value="0.007719" calcext:value-type="float">
            <text:p>0,007719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84_len100000.txt </text:p>
          </table:table-cell>
          <table:table-cell office:value-type="float" office:value="515918.163614" calcext:value-type="float">
            <text:p>515918,163614</text:p>
          </table:table-cell>
          <table:table-cell office:value-type="float" office:value="6618" calcext:value-type="float">
            <text:p>6618</text:p>
          </table:table-cell>
          <table:table-cell office:value-type="float" office:value="0.347385" calcext:value-type="float">
            <text:p>0,347385</text:p>
          </table:table-cell>
          <table:table-cell office:value-type="float" office:value="0.007584" calcext:value-type="float">
            <text:p>0,007584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81_len100000.txt </text:p>
          </table:table-cell>
          <table:table-cell office:value-type="float" office:value="573822.016249" calcext:value-type="float">
            <text:p>573822,016249</text:p>
          </table:table-cell>
          <table:table-cell office:value-type="float" office:value="6474" calcext:value-type="float">
            <text:p>6474</text:p>
          </table:table-cell>
          <table:table-cell office:value-type="float" office:value="0.370963" calcext:value-type="float">
            <text:p>0,370963</text:p>
          </table:table-cell>
          <table:table-cell office:value-type="float" office:value="0.007557" calcext:value-type="float">
            <text:p>0,007557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85_len100000.txt </text:p>
          </table:table-cell>
          <table:table-cell office:value-type="float" office:value="571218.318738" calcext:value-type="float">
            <text:p>571218,318738</text:p>
          </table:table-cell>
          <table:table-cell office:value-type="float" office:value="6900" calcext:value-type="float">
            <text:p>6900</text:p>
          </table:table-cell>
          <table:table-cell office:value-type="float" office:value="0.347675" calcext:value-type="float">
            <text:p>0,347675</text:p>
          </table:table-cell>
          <table:table-cell office:value-type="float" office:value="0.007453" calcext:value-type="float">
            <text:p>0,007453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82_len100000.txt </text:p>
          </table:table-cell>
          <table:table-cell office:value-type="float" office:value="574590.712043" calcext:value-type="float">
            <text:p>574590,712043</text:p>
          </table:table-cell>
          <table:table-cell office:value-type="float" office:value="6616" calcext:value-type="float">
            <text:p>6616</text:p>
          </table:table-cell>
          <table:table-cell office:value-type="float" office:value="0.365112" calcext:value-type="float">
            <text:p>0,365112</text:p>
          </table:table-cell>
          <table:table-cell office:value-type="float" office:value="0.007371" calcext:value-type="float">
            <text:p>0,007371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86_len100000.txt </text:p>
          </table:table-cell>
          <table:table-cell office:value-type="float" office:value="553725.597122" calcext:value-type="float">
            <text:p>553725,597122</text:p>
          </table:table-cell>
          <table:table-cell office:value-type="float" office:value="7302" calcext:value-type="float">
            <text:p>7302</text:p>
          </table:table-cell>
          <table:table-cell office:value-type="float" office:value="0.347655" calcext:value-type="float">
            <text:p>0,347655</text:p>
          </table:table-cell>
          <table:table-cell office:value-type="float" office:value="0.007186" calcext:value-type="float">
            <text:p>0,007186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87_len100000.txt </text:p>
          </table:table-cell>
          <table:table-cell office:value-type="float" office:value="552509.203947" calcext:value-type="float">
            <text:p>552509,203947</text:p>
          </table:table-cell>
          <table:table-cell office:value-type="float" office:value="7495" calcext:value-type="float">
            <text:p>7495</text:p>
          </table:table-cell>
          <table:table-cell office:value-type="float" office:value="0.343476" calcext:value-type="float">
            <text:p>0,343476</text:p>
          </table:table-cell>
          <table:table-cell office:value-type="float" office:value="0.007112" calcext:value-type="float">
            <text:p>0,007112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83_len100000.txt </text:p>
          </table:table-cell>
          <table:table-cell office:value-type="float" office:value="586489.533814" calcext:value-type="float">
            <text:p>586489,533814</text:p>
          </table:table-cell>
          <table:table-cell office:value-type="float" office:value="7041" calcext:value-type="float">
            <text:p>7041</text:p>
          </table:table-cell>
          <table:table-cell office:value-type="float" office:value="0.364911" calcext:value-type="float">
            <text:p>0,364911</text:p>
          </table:table-cell>
          <table:table-cell office:value-type="float" office:value="0.007103" calcext:value-type="float">
            <text:p>0,007103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85_len100000.txt </text:p>
          </table:table-cell>
          <table:table-cell office:value-type="float" office:value="635013.926071" calcext:value-type="float">
            <text:p>635013,926071</text:p>
          </table:table-cell>
          <table:table-cell office:value-type="float" office:value="7465" calcext:value-type="float">
            <text:p>7465</text:p>
          </table:table-cell>
          <table:table-cell office:value-type="float" office:value="0.361957" calcext:value-type="float">
            <text:p>0,361957</text:p>
          </table:table-cell>
          <table:table-cell office:value-type="float" office:value="0.006864" calcext:value-type="float">
            <text:p>0,006864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84_len100000.txt </text:p>
          </table:table-cell>
          <table:table-cell office:value-type="float" office:value="611078.544152" calcext:value-type="float">
            <text:p>611078,544152</text:p>
          </table:table-cell>
          <table:table-cell office:value-type="float" office:value="7242" calcext:value-type="float">
            <text:p>7242</text:p>
          </table:table-cell>
          <table:table-cell office:value-type="float" office:value="0.362478" calcext:value-type="float">
            <text:p>0,362478</text:p>
          </table:table-cell>
          <table:table-cell office:value-type="float" office:value="0.006819" calcext:value-type="float">
            <text:p>0,006819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88_len100000.txt </text:p>
          </table:table-cell>
          <table:table-cell office:value-type="float" office:value="584763.645886" calcext:value-type="float">
            <text:p>584763,645886</text:p>
          </table:table-cell>
          <table:table-cell office:value-type="float" office:value="8032" calcext:value-type="float">
            <text:p>8032</text:p>
          </table:table-cell>
          <table:table-cell office:value-type="float" office:value="0.3452" calcext:value-type="float">
            <text:p>0,3452</text:p>
          </table:table-cell>
          <table:table-cell office:value-type="float" office:value="0.006735" calcext:value-type="float">
            <text:p>0,006735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89_len100000.txt </text:p>
          </table:table-cell>
          <table:table-cell office:value-type="float" office:value="573893.074385" calcext:value-type="float">
            <text:p>573893,074385</text:p>
          </table:table-cell>
          <table:table-cell office:value-type="float" office:value="8318" calcext:value-type="float">
            <text:p>8318</text:p>
          </table:table-cell>
          <table:table-cell office:value-type="float" office:value="0.336701" calcext:value-type="float">
            <text:p>0,336701</text:p>
          </table:table-cell>
          <table:table-cell office:value-type="float" office:value="0.006716" calcext:value-type="float">
            <text:p>0,006716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90_len100000.txt </text:p>
          </table:table-cell>
          <table:table-cell table:style-name="ce3" office:value-type="float" office:value="623064.663957" calcext:value-type="float">
            <text:p>623064,663957</text:p>
          </table:table-cell>
          <table:table-cell office:value-type="float" office:value="8681" calcext:value-type="float">
            <text:p>8681</text:p>
          </table:table-cell>
          <table:table-cell office:value-type="float" office:value="0.340465" calcext:value-type="float">
            <text:p>0,340465</text:p>
          </table:table-cell>
          <table:table-cell office:value-type="float" office:value="0.00657" calcext:value-type="float">
            <text:p>0,00657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20_len100000.txt </text:p>
          </table:table-cell>
          <table:table-cell office:value-type="float" office:value="3841522.138063" calcext:value-type="float">
            <text:p>3841522,138063</text:p>
          </table:table-cell>
          <table:table-cell office:value-type="float" office:value="30" calcext:value-type="float">
            <text:p>30</text:p>
          </table:table-cell>
          <table:table-cell office:value-type="float" office:value="0.787626" calcext:value-type="float">
            <text:p>0,787626</text:p>
          </table:table-cell>
          <table:table-cell office:value-type="float" office:value="0.006557" calcext:value-type="float">
            <text:p>0,006557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86_len100000.txt </text:p>
          </table:table-cell>
          <table:table-cell office:value-type="float" office:value="631049.35676" calcext:value-type="float">
            <text:p>631049,35676</text:p>
          </table:table-cell>
          <table:table-cell office:value-type="float" office:value="7898" calcext:value-type="float">
            <text:p>7898</text:p>
          </table:table-cell>
          <table:table-cell office:value-type="float" office:value="0.360824" calcext:value-type="float">
            <text:p>0,360824</text:p>
          </table:table-cell>
          <table:table-cell office:value-type="float" office:value="0.006486" calcext:value-type="float">
            <text:p>0,006486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87_len100000.txt </text:p>
          </table:table-cell>
          <table:table-cell table:style-name="ce3" office:value-type="float" office:value="656715.34483" calcext:value-type="float">
            <text:p>656715,344830</text:p>
          </table:table-cell>
          <table:table-cell office:value-type="float" office:value="8270" calcext:value-type="float">
            <text:p>8270</text:p>
          </table:table-cell>
          <table:table-cell office:value-type="float" office:value="0.359703" calcext:value-type="float">
            <text:p>0,359703</text:p>
          </table:table-cell>
          <table:table-cell office:value-type="float" office:value="0.00634" calcext:value-type="float">
            <text:p>0,00634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91_len100000.txt </text:p>
          </table:table-cell>
          <table:table-cell office:value-type="float" office:value="646954.613067" calcext:value-type="float">
            <text:p>646954,613067</text:p>
          </table:table-cell>
          <table:table-cell office:value-type="float" office:value="9368" calcext:value-type="float">
            <text:p>9368</text:p>
          </table:table-cell>
          <table:table-cell office:value-type="float" office:value="0.339716" calcext:value-type="float">
            <text:p>0,339716</text:p>
          </table:table-cell>
          <table:table-cell office:value-type="float" office:value="0.006179" calcext:value-type="float">
            <text:p>0,006179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88_len100000.txt </text:p>
          </table:table-cell>
          <table:table-cell office:value-type="float" office:value="668902.280026" calcext:value-type="float">
            <text:p>668902,280026</text:p>
          </table:table-cell>
          <table:table-cell office:value-type="float" office:value="8474" calcext:value-type="float">
            <text:p>8474</text:p>
          </table:table-cell>
          <table:table-cell office:value-type="float" office:value="0.357879" calcext:value-type="float">
            <text:p>0,357879</text:p>
          </table:table-cell>
          <table:table-cell office:value-type="float" office:value="0.006026" calcext:value-type="float">
            <text:p>0,006026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92_len100000.txt </text:p>
          </table:table-cell>
          <table:table-cell office:value-type="float" office:value="649258.084263" calcext:value-type="float">
            <text:p>649258,084263</text:p>
          </table:table-cell>
          <table:table-cell office:value-type="float" office:value="9202" calcext:value-type="float">
            <text:p>9202</text:p>
          </table:table-cell>
          <table:table-cell office:value-type="float" office:value="0.342727" calcext:value-type="float">
            <text:p>0,342727</text:p>
          </table:table-cell>
          <table:table-cell office:value-type="float" office:value="0.005944" calcext:value-type="float">
            <text:p>0,005944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89_len100000.txt </text:p>
          </table:table-cell>
          <table:table-cell office:value-type="float" office:value="670048.080818" calcext:value-type="float">
            <text:p>670048,080818</text:p>
          </table:table-cell>
          <table:table-cell office:value-type="float" office:value="8793" calcext:value-type="float">
            <text:p>8793</text:p>
          </table:table-cell>
          <table:table-cell office:value-type="float" office:value="0.35327" calcext:value-type="float">
            <text:p>0,35327</text:p>
          </table:table-cell>
          <table:table-cell office:value-type="float" office:value="0.005909" calcext:value-type="float">
            <text:p>0,005909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93_len100000.txt </text:p>
          </table:table-cell>
          <table:table-cell office:value-type="float" office:value="659975.407796" calcext:value-type="float">
            <text:p>659975,407796</text:p>
          </table:table-cell>
          <table:table-cell office:value-type="float" office:value="9661" calcext:value-type="float">
            <text:p>9661</text:p>
          </table:table-cell>
          <table:table-cell office:value-type="float" office:value="0.339964" calcext:value-type="float">
            <text:p>0,339964</text:p>
          </table:table-cell>
          <table:table-cell office:value-type="float" office:value="0.005734" calcext:value-type="float">
            <text:p>0,005734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90_len100000.txt </text:p>
          </table:table-cell>
          <table:table-cell office:value-type="float" office:value="728004.117932" calcext:value-type="float">
            <text:p>728004,117932</text:p>
          </table:table-cell>
          <table:table-cell office:value-type="float" office:value="9158" calcext:value-type="float">
            <text:p>9158</text:p>
          </table:table-cell>
          <table:table-cell office:value-type="float" office:value="0.35641" calcext:value-type="float">
            <text:p>0,35641</text:p>
          </table:table-cell>
          <table:table-cell office:value-type="float" office:value="0.005668" calcext:value-type="float">
            <text:p>0,005668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94_len100000.txt </text:p>
          </table:table-cell>
          <table:table-cell office:value-type="float" office:value="692748.6925" calcext:value-type="float">
            <text:p>692748,6925</text:p>
          </table:table-cell>
          <table:table-cell office:value-type="float" office:value="9752" calcext:value-type="float">
            <text:p>9752</text:p>
          </table:table-cell>
          <table:table-cell office:value-type="float" office:value="0.343722" calcext:value-type="float">
            <text:p>0,343722</text:p>
          </table:table-cell>
          <table:table-cell office:value-type="float" office:value="0.005624" calcext:value-type="float">
            <text:p>0,005624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80_len100000.txt </text:p>
          </table:table-cell>
          <table:table-cell table:style-name="ce3" office:value-type="float" office:value="823885.059321" calcext:value-type="float">
            <text:p>823885,059321</text:p>
          </table:table-cell>
          <table:table-cell office:value-type="float" office:value="7434" calcext:value-type="float">
            <text:p>7434</text:p>
          </table:table-cell>
          <table:table-cell office:value-type="float" office:value="0.410873" calcext:value-type="float">
            <text:p>0,410873</text:p>
          </table:table-cell>
          <table:table-cell office:value-type="float" office:value="0.005596" calcext:value-type="float">
            <text:p>0,005596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91_len100000.txt </text:p>
          </table:table-cell>
          <table:table-cell office:value-type="float" office:value="750595.724859" calcext:value-type="float">
            <text:p>750595,724859</text:p>
          </table:table-cell>
          <table:table-cell office:value-type="float" office:value="9552" calcext:value-type="float">
            <text:p>9552</text:p>
          </table:table-cell>
          <table:table-cell office:value-type="float" office:value="0.356122" calcext:value-type="float">
            <text:p>0,356122</text:p>
          </table:table-cell>
          <table:table-cell office:value-type="float" office:value="0.005592" calcext:value-type="float">
            <text:p>0,005592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95_len100000.txt </text:p>
          </table:table-cell>
          <table:table-cell office:value-type="float" office:value="723578.150195" calcext:value-type="float">
            <text:p>723578,150195</text:p>
          </table:table-cell>
          <table:table-cell office:value-type="float" office:value="10219" calcext:value-type="float">
            <text:p>10219</text:p>
          </table:table-cell>
          <table:table-cell office:value-type="float" office:value="0.34168" calcext:value-type="float">
            <text:p>0,34168</text:p>
          </table:table-cell>
          <table:table-cell office:value-type="float" office:value="0.005448" calcext:value-type="float">
            <text:p>0,005448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96_len100000.txt </text:p>
          </table:table-cell>
          <table:table-cell office:value-type="float" office:value="726864.636422" calcext:value-type="float">
            <text:p>726864,636422</text:p>
          </table:table-cell>
          <table:table-cell office:value-type="float" office:value="10609" calcext:value-type="float">
            <text:p>10609</text:p>
          </table:table-cell>
          <table:table-cell office:value-type="float" office:value="0.344312" calcext:value-type="float">
            <text:p>0,344312</text:p>
          </table:table-cell>
          <table:table-cell office:value-type="float" office:value="0.005286" calcext:value-type="float">
            <text:p>0,005286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92_len100000.txt </text:p>
          </table:table-cell>
          <table:table-cell office:value-type="float" office:value="744628.789512" calcext:value-type="float">
            <text:p>744628,789512</text:p>
          </table:table-cell>
          <table:table-cell office:value-type="float" office:value="9710" calcext:value-type="float">
            <text:p>9710</text:p>
          </table:table-cell>
          <table:table-cell office:value-type="float" office:value="0.354227" calcext:value-type="float">
            <text:p>0,354227</text:p>
          </table:table-cell>
          <table:table-cell office:value-type="float" office:value="0.005238" calcext:value-type="float">
            <text:p>0,005238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81_len100000.txt </text:p>
          </table:table-cell>
          <table:table-cell office:value-type="float" office:value="863770.218401" calcext:value-type="float">
            <text:p>863770,218401</text:p>
          </table:table-cell>
          <table:table-cell office:value-type="float" office:value="7673" calcext:value-type="float">
            <text:p>7673</text:p>
          </table:table-cell>
          <table:table-cell office:value-type="float" office:value="0.410178" calcext:value-type="float">
            <text:p>0,410178</text:p>
          </table:table-cell>
          <table:table-cell office:value-type="float" office:value="0.005223" calcext:value-type="float">
            <text:p>0,005223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93_len100000.txt </text:p>
          </table:table-cell>
          <table:table-cell office:value-type="float" office:value="754905.524337" calcext:value-type="float">
            <text:p>754905,524337</text:p>
          </table:table-cell>
          <table:table-cell office:value-type="float" office:value="10369" calcext:value-type="float">
            <text:p>10369</text:p>
          </table:table-cell>
          <table:table-cell office:value-type="float" office:value="0.354805" calcext:value-type="float">
            <text:p>0,354805</text:p>
          </table:table-cell>
          <table:table-cell office:value-type="float" office:value="0.005151" calcext:value-type="float">
            <text:p>0,005151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82_len100000.txt </text:p>
          </table:table-cell>
          <table:table-cell office:value-type="float" office:value="846482.472097" calcext:value-type="float">
            <text:p>846482,472097</text:p>
          </table:table-cell>
          <table:table-cell office:value-type="float" office:value="7840" calcext:value-type="float">
            <text:p>7840</text:p>
          </table:table-cell>
          <table:table-cell office:value-type="float" office:value="0.409192" calcext:value-type="float">
            <text:p>0,409192</text:p>
          </table:table-cell>
          <table:table-cell office:value-type="float" office:value="0.005098" calcext:value-type="float">
            <text:p>0,005098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83_len100000.txt </text:p>
          </table:table-cell>
          <table:table-cell office:value-type="float" office:value="871160.979415" calcext:value-type="float">
            <text:p>871160,979415</text:p>
          </table:table-cell>
          <table:table-cell office:value-type="float" office:value="8315" calcext:value-type="float">
            <text:p>8315</text:p>
          </table:table-cell>
          <table:table-cell office:value-type="float" office:value="0.404198" calcext:value-type="float">
            <text:p>0,404198</text:p>
          </table:table-cell>
          <table:table-cell office:value-type="float" office:value="0.005068" calcext:value-type="float">
            <text:p>0,005068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97_len100000.txt </text:p>
          </table:table-cell>
          <table:table-cell office:value-type="float" office:value="736911.075553" calcext:value-type="float">
            <text:p>736911,075553</text:p>
          </table:table-cell>
          <table:table-cell office:value-type="float" office:value="10993" calcext:value-type="float">
            <text:p>10993</text:p>
          </table:table-cell>
          <table:table-cell office:value-type="float" office:value="0.342985" calcext:value-type="float">
            <text:p>0,342985</text:p>
          </table:table-cell>
          <table:table-cell office:value-type="float" office:value="0.005034" calcext:value-type="float">
            <text:p>0,005034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94_len100000.txt </text:p>
          </table:table-cell>
          <table:table-cell office:value-type="float" office:value="813733.506691" calcext:value-type="float">
            <text:p>813733,506691</text:p>
          </table:table-cell>
          <table:table-cell office:value-type="float" office:value="10560" calcext:value-type="float">
            <text:p>10560</text:p>
          </table:table-cell>
          <table:table-cell office:value-type="float" office:value="0.357575" calcext:value-type="float">
            <text:p>0,357575</text:p>
          </table:table-cell>
          <table:table-cell office:value-type="float" office:value="0.004938" calcext:value-type="float">
            <text:p>0,004938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98_len100000.txt </text:p>
          </table:table-cell>
          <table:table-cell office:value-type="float" office:value="750123.017669" calcext:value-type="float">
            <text:p>750123,017669</text:p>
          </table:table-cell>
          <table:table-cell office:value-type="float" office:value="11578" calcext:value-type="float">
            <text:p>11578</text:p>
          </table:table-cell>
          <table:table-cell office:value-type="float" office:value="0.347612" calcext:value-type="float">
            <text:p>0,347612</text:p>
          </table:table-cell>
          <table:table-cell office:value-type="float" office:value="0.00488" calcext:value-type="float">
            <text:p>0,00488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84_len100000.txt </text:p>
          </table:table-cell>
          <table:table-cell office:value-type="float" office:value="889012.102491" calcext:value-type="float">
            <text:p>889012,102491</text:p>
          </table:table-cell>
          <table:table-cell office:value-type="float" office:value="8564" calcext:value-type="float">
            <text:p>8564</text:p>
          </table:table-cell>
          <table:table-cell office:value-type="float" office:value="0.403815" calcext:value-type="float">
            <text:p>0,403815</text:p>
          </table:table-cell>
          <table:table-cell office:value-type="float" office:value="0.004841" calcext:value-type="float">
            <text:p>0,004841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95_len100000.txt </text:p>
          </table:table-cell>
          <table:table-cell office:value-type="float" office:value="785355.590359" calcext:value-type="float">
            <text:p>785355,590359</text:p>
          </table:table-cell>
          <table:table-cell office:value-type="float" office:value="10847" calcext:value-type="float">
            <text:p>10847</text:p>
          </table:table-cell>
          <table:table-cell office:value-type="float" office:value="0.357109" calcext:value-type="float">
            <text:p>0,357109</text:p>
          </table:table-cell>
          <table:table-cell office:value-type="float" office:value="0.004762" calcext:value-type="float">
            <text:p>0,004762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0.99_len100000.txt </text:p>
          </table:table-cell>
          <table:table-cell office:value-type="float" office:value="779487.526593" calcext:value-type="float">
            <text:p>779487,526593</text:p>
          </table:table-cell>
          <table:table-cell office:value-type="float" office:value="11759" calcext:value-type="float">
            <text:p>11759</text:p>
          </table:table-cell>
          <table:table-cell office:value-type="float" office:value="0.348803" calcext:value-type="float">
            <text:p>0,348803</text:p>
          </table:table-cell>
          <table:table-cell office:value-type="float" office:value="0.004744" calcext:value-type="float">
            <text:p>0,004744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3_temp1.00_len100000.txt </text:p>
          </table:table-cell>
          <table:table-cell office:value-type="float" office:value="782477.932643" calcext:value-type="float">
            <text:p>782477,932643</text:p>
          </table:table-cell>
          <table:table-cell office:value-type="float" office:value="12119" calcext:value-type="float">
            <text:p>12119</text:p>
          </table:table-cell>
          <table:table-cell office:value-type="float" office:value="0.351927" calcext:value-type="float">
            <text:p>0,351927</text:p>
          </table:table-cell>
          <table:table-cell office:value-type="float" office:value="0.004663" calcext:value-type="float">
            <text:p>0,004663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96_len100000.txt </text:p>
          </table:table-cell>
          <table:table-cell office:value-type="float" office:value="818954.340285" calcext:value-type="float">
            <text:p>818954,340285</text:p>
          </table:table-cell>
          <table:table-cell office:value-type="float" office:value="11323" calcext:value-type="float">
            <text:p>11323</text:p>
          </table:table-cell>
          <table:table-cell office:value-type="float" office:value="0.357198" calcext:value-type="float">
            <text:p>0,357198</text:p>
          </table:table-cell>
          <table:table-cell office:value-type="float" office:value="0.004644" calcext:value-type="float">
            <text:p>0,004644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85_len100000.txt </text:p>
          </table:table-cell>
          <table:table-cell office:value-type="float" office:value="917337.586677" calcext:value-type="float">
            <text:p>917337,586677</text:p>
          </table:table-cell>
          <table:table-cell office:value-type="float" office:value="8774" calcext:value-type="float">
            <text:p>8774</text:p>
          </table:table-cell>
          <table:table-cell office:value-type="float" office:value="0.401941" calcext:value-type="float">
            <text:p>0,401941</text:p>
          </table:table-cell>
          <table:table-cell office:value-type="float" office:value="0.004569" calcext:value-type="float">
            <text:p>0,004569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86_len100000.txt </text:p>
          </table:table-cell>
          <table:table-cell office:value-type="float" office:value="890728.886163" calcext:value-type="float">
            <text:p>890728,886163</text:p>
          </table:table-cell>
          <table:table-cell office:value-type="float" office:value="9212" calcext:value-type="float">
            <text:p>9212</text:p>
          </table:table-cell>
          <table:table-cell office:value-type="float" office:value="0.39716" calcext:value-type="float">
            <text:p>0,39716</text:p>
          </table:table-cell>
          <table:table-cell office:value-type="float" office:value="0.004501" calcext:value-type="float">
            <text:p>0,004501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97_len100000.txt </text:p>
          </table:table-cell>
          <table:table-cell table:style-name="ce3" office:value-type="float" office:value="825763.338353" calcext:value-type="float">
            <text:p>825763,338353</text:p>
          </table:table-cell>
          <table:table-cell office:value-type="float" office:value="11447" calcext:value-type="float">
            <text:p>11447</text:p>
          </table:table-cell>
          <table:table-cell office:value-type="float" office:value="0.35936" calcext:value-type="float">
            <text:p>0,35936</text:p>
          </table:table-cell>
          <table:table-cell office:value-type="float" office:value="0.004432" calcext:value-type="float">
            <text:p>0,004432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20_len100000.txt </text:p>
          </table:table-cell>
          <table:table-cell office:value-type="float" office:value="5084363.461543" calcext:value-type="float">
            <text:p>5084363,461543</text:p>
          </table:table-cell>
          <table:table-cell office:value-type="float" office:value="36" calcext:value-type="float">
            <text:p>36</text:p>
          </table:table-cell>
          <table:table-cell office:value-type="float" office:value="0.822545" calcext:value-type="float">
            <text:p>0,822545</text:p>
          </table:table-cell>
          <table:table-cell office:value-type="float" office:value="0.004424" calcext:value-type="float">
            <text:p>0,004424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98_len100000.txt </text:p>
          </table:table-cell>
          <table:table-cell office:value-type="float" office:value="848766.448643" calcext:value-type="float">
            <text:p>848766,448643</text:p>
          </table:table-cell>
          <table:table-cell office:value-type="float" office:value="12084" calcext:value-type="float">
            <text:p>12084</text:p>
          </table:table-cell>
          <table:table-cell office:value-type="float" office:value="0.359774" calcext:value-type="float">
            <text:p>0,359774</text:p>
          </table:table-cell>
          <table:table-cell office:value-type="float" office:value="0.004248" calcext:value-type="float">
            <text:p>0,004248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0.99_len100000.txt </text:p>
          </table:table-cell>
          <table:table-cell office:value-type="float" office:value="866067.631827" calcext:value-type="float">
            <text:p>866067,631827</text:p>
          </table:table-cell>
          <table:table-cell office:value-type="float" office:value="12290" calcext:value-type="float">
            <text:p>12290</text:p>
          </table:table-cell>
          <table:table-cell office:value-type="float" office:value="0.362037" calcext:value-type="float">
            <text:p>0,362037</text:p>
          </table:table-cell>
          <table:table-cell office:value-type="float" office:value="0.004234" calcext:value-type="float">
            <text:p>0,004234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87_len100000.txt </text:p>
          </table:table-cell>
          <table:table-cell office:value-type="float" office:value="937892.107806" calcext:value-type="float">
            <text:p>937892,107806</text:p>
          </table:table-cell>
          <table:table-cell office:value-type="float" office:value="9697" calcext:value-type="float">
            <text:p>9697</text:p>
          </table:table-cell>
          <table:table-cell office:value-type="float" office:value="0.398662" calcext:value-type="float">
            <text:p>0,398662</text:p>
          </table:table-cell>
          <table:table-cell office:value-type="float" office:value="0.004198" calcext:value-type="float">
            <text:p>0,004198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89_len100000.txt </text:p>
          </table:table-cell>
          <table:table-cell office:value-type="float" office:value="997337.336461" calcext:value-type="float">
            <text:p>997337,336461</text:p>
          </table:table-cell>
          <table:table-cell office:value-type="float" office:value="10208" calcext:value-type="float">
            <text:p>10208</text:p>
          </table:table-cell>
          <table:table-cell office:value-type="float" office:value="0.398385" calcext:value-type="float">
            <text:p>0,398385</text:p>
          </table:table-cell>
          <table:table-cell office:value-type="float" office:value="0.004099" calcext:value-type="float">
            <text:p>0,004099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88_len100000.txt </text:p>
          </table:table-cell>
          <table:table-cell office:value-type="float" office:value="963062.81974" calcext:value-type="float">
            <text:p>963062,81974</text:p>
          </table:table-cell>
          <table:table-cell office:value-type="float" office:value="10207" calcext:value-type="float">
            <text:p>10207</text:p>
          </table:table-cell>
          <table:table-cell office:value-type="float" office:value="0.399224" calcext:value-type="float">
            <text:p>0,399224</text:p>
          </table:table-cell>
          <table:table-cell office:value-type="float" office:value="0.004065" calcext:value-type="float">
            <text:p>0,004065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2_temp1.00_len100000.txt </text:p>
          </table:table-cell>
          <table:table-cell office:value-type="float" office:value="902914.898649" calcext:value-type="float">
            <text:p>902914,898649</text:p>
          </table:table-cell>
          <table:table-cell office:value-type="float" office:value="13049" calcext:value-type="float">
            <text:p>13049</text:p>
          </table:table-cell>
          <table:table-cell office:value-type="float" office:value="0.367738" calcext:value-type="float">
            <text:p>0,367738</text:p>
          </table:table-cell>
          <table:table-cell office:value-type="float" office:value="0.003888" calcext:value-type="float">
            <text:p>0,003888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20_len100000.txt </text:p>
          </table:table-cell>
          <table:table-cell office:value-type="float" office:value="4585812.056758" calcext:value-type="float">
            <text:p>4585812,056758</text:p>
          </table:table-cell>
          <table:table-cell office:value-type="float" office:value="53" calcext:value-type="float">
            <text:p>53</text:p>
          </table:table-cell>
          <table:table-cell office:value-type="float" office:value="0.827359" calcext:value-type="float">
            <text:p>0,827359</text:p>
          </table:table-cell>
          <table:table-cell office:value-type="float" office:value="0.003859" calcext:value-type="float">
            <text:p>0,003859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90_len100000.txt </text:p>
          </table:table-cell>
          <table:table-cell office:value-type="float" office:value="1012639.783383" calcext:value-type="float">
            <text:p>1012639,783383</text:p>
          </table:table-cell>
          <table:table-cell office:value-type="float" office:value="10946" calcext:value-type="float">
            <text:p>10946</text:p>
          </table:table-cell>
          <table:table-cell office:value-type="float" office:value="0.393941" calcext:value-type="float">
            <text:p>0,393941</text:p>
          </table:table-cell>
          <table:table-cell office:value-type="float" office:value="0.003857" calcext:value-type="float">
            <text:p>0,003857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91_len100000.txt </text:p>
          </table:table-cell>
          <table:table-cell office:value-type="float" office:value="1022613.303279" calcext:value-type="float">
            <text:p>1022613,303279</text:p>
          </table:table-cell>
          <table:table-cell office:value-type="float" office:value="11048" calcext:value-type="float">
            <text:p>11048</text:p>
          </table:table-cell>
          <table:table-cell office:value-type="float" office:value="0.397596" calcext:value-type="float">
            <text:p>0,397596</text:p>
          </table:table-cell>
          <table:table-cell office:value-type="float" office:value="0.003829" calcext:value-type="float">
            <text:p>0,003829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92_len100000.txt </text:p>
          </table:table-cell>
          <table:table-cell office:value-type="float" office:value="1026433.933564" calcext:value-type="float">
            <text:p>1026433,933564</text:p>
          </table:table-cell>
          <table:table-cell office:value-type="float" office:value="11327" calcext:value-type="float">
            <text:p>11327</text:p>
          </table:table-cell>
          <table:table-cell office:value-type="float" office:value="0.396064" calcext:value-type="float">
            <text:p>0,396064</text:p>
          </table:table-cell>
          <table:table-cell office:value-type="float" office:value="0.003667" calcext:value-type="float">
            <text:p>0,003667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93_len100000.txt </text:p>
          </table:table-cell>
          <table:table-cell office:value-type="float" office:value="1061040.192895" calcext:value-type="float">
            <text:p>1061040,192895</text:p>
          </table:table-cell>
          <table:table-cell office:value-type="float" office:value="11945" calcext:value-type="float">
            <text:p>11945</text:p>
          </table:table-cell>
          <table:table-cell office:value-type="float" office:value="0.39611" calcext:value-type="float">
            <text:p>0,39611</text:p>
          </table:table-cell>
          <table:table-cell office:value-type="float" office:value="0.003514" calcext:value-type="float">
            <text:p>0,003514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94_len100000.txt </text:p>
          </table:table-cell>
          <table:table-cell office:value-type="float" office:value="1047008.779411" calcext:value-type="float">
            <text:p>1047008,779411</text:p>
          </table:table-cell>
          <table:table-cell office:value-type="float" office:value="12223" calcext:value-type="float">
            <text:p>12223</text:p>
          </table:table-cell>
          <table:table-cell office:value-type="float" office:value="0.397949" calcext:value-type="float">
            <text:p>0,397949</text:p>
          </table:table-cell>
          <table:table-cell office:value-type="float" office:value="0.003263" calcext:value-type="float">
            <text:p>0,003263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95_len100000.txt </text:p>
          </table:table-cell>
          <table:table-cell office:value-type="float" office:value="1088056.208274" calcext:value-type="float">
            <text:p>1088056,208274</text:p>
          </table:table-cell>
          <table:table-cell office:value-type="float" office:value="12716" calcext:value-type="float">
            <text:p>12716</text:p>
          </table:table-cell>
          <table:table-cell office:value-type="float" office:value="0.398344" calcext:value-type="float">
            <text:p>0,398344</text:p>
          </table:table-cell>
          <table:table-cell office:value-type="float" office:value="0.003108" calcext:value-type="float">
            <text:p>0,003108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96_len100000.txt </text:p>
          </table:table-cell>
          <table:table-cell office:value-type="float" office:value="1077876.20355" calcext:value-type="float">
            <text:p>1077876,20355</text:p>
          </table:table-cell>
          <table:table-cell office:value-type="float" office:value="13341" calcext:value-type="float">
            <text:p>13341</text:p>
          </table:table-cell>
          <table:table-cell office:value-type="float" office:value="0.40304" calcext:value-type="float">
            <text:p>0,40304</text:p>
          </table:table-cell>
          <table:table-cell office:value-type="float" office:value="0.003066" calcext:value-type="float">
            <text:p>0,003066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97_len100000.txt </text:p>
          </table:table-cell>
          <table:table-cell office:value-type="float" office:value="1101358.541949" calcext:value-type="float">
            <text:p>1101358,541949</text:p>
          </table:table-cell>
          <table:table-cell office:value-type="float" office:value="13573" calcext:value-type="float">
            <text:p>13573</text:p>
          </table:table-cell>
          <table:table-cell office:value-type="float" office:value="0.402377" calcext:value-type="float">
            <text:p>0,402377</text:p>
          </table:table-cell>
          <table:table-cell office:value-type="float" office:value="0.002919" calcext:value-type="float">
            <text:p>0,002919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98_len100000.txt </text:p>
          </table:table-cell>
          <table:table-cell office:value-type="float" office:value="1123946.062319" calcext:value-type="float">
            <text:p>1123946,062319</text:p>
          </table:table-cell>
          <table:table-cell office:value-type="float" office:value="13973" calcext:value-type="float">
            <text:p>13973</text:p>
          </table:table-cell>
          <table:table-cell office:value-type="float" office:value="0.403495" calcext:value-type="float">
            <text:p>0,403495</text:p>
          </table:table-cell>
          <table:table-cell office:value-type="float" office:value="0.002832" calcext:value-type="float">
            <text:p>0,002832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0.99_len100000.txt </text:p>
          </table:table-cell>
          <table:table-cell office:value-type="float" office:value="1148758.460725" calcext:value-type="float">
            <text:p>1148758,460725</text:p>
          </table:table-cell>
          <table:table-cell office:value-type="float" office:value="14558" calcext:value-type="float">
            <text:p>14558</text:p>
          </table:table-cell>
          <table:table-cell office:value-type="float" office:value="0.406851" calcext:value-type="float">
            <text:p>0,406851</text:p>
          </table:table-cell>
          <table:table-cell office:value-type="float" office:value="0.002797" calcext:value-type="float">
            <text:p>0,002797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1_temp1.00_len100000.txt </text:p>
          </table:table-cell>
          <table:table-cell office:value-type="float" office:value="1199958.840439" calcext:value-type="float">
            <text:p>1199958,840439</text:p>
          </table:table-cell>
          <table:table-cell office:value-type="float" office:value="14798" calcext:value-type="float">
            <text:p>14798</text:p>
          </table:table-cell>
          <table:table-cell office:value-type="float" office:value="0.407556" calcext:value-type="float">
            <text:p>0,407556</text:p>
          </table:table-cell>
          <table:table-cell office:value-type="float" office:value="0.002634" calcext:value-type="float">
            <text:p>0,002634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40_len100000.txt </text:p>
          </table:table-cell>
          <table:table-cell office:value-type="float" office:value="71550783.380159" calcext:value-type="float">
            <text:p>71550783,380159</text:p>
          </table:table-cell>
          <table:table-cell office:value-type="float" office:value="5063" calcext:value-type="float">
            <text:p>5063</text:p>
          </table:table-cell>
          <table:table-cell office:value-type="float" office:value="0.794641" calcext:value-type="float">
            <text:p>0,794641</text:p>
          </table:table-cell>
          <table:table-cell office:value-type="float" office:value="0.000123" calcext:value-type="float">
            <text:p>0,000123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20_len100000.txt </text:p>
          </table:table-cell>
          <table:table-cell office:value-type="float" office:value="255766051.158961" calcext:value-type="float">
            <text:p>255766051,158961</text:p>
          </table:table-cell>
          <table:table-cell office:value-type="float" office:value="656" calcext:value-type="float">
            <text:p>656</text:p>
          </table:table-cell>
          <table:table-cell office:value-type="float" office:value="0.908669" calcext:value-type="float">
            <text:p>0,908669</text:p>
          </table:table-cell>
          <table:table-cell office:value-type="float" office:value="0.000086" calcext:value-type="float">
            <text:p>0,000086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60_len100000.txt </text:p>
          </table:table-cell>
          <table:table-cell office:value-type="float" office:value="18190115.730716" calcext:value-type="float">
            <text:p>18190115,730716</text:p>
          </table:table-cell>
          <table:table-cell office:value-type="float" office:value="15488" calcext:value-type="float">
            <text:p>15488</text:p>
          </table:table-cell>
          <table:table-cell office:value-type="float" office:value="0.744169" calcext:value-type="float">
            <text:p>0,744169</text:p>
          </table:table-cell>
          <table:table-cell office:value-type="float" office:value="0.000032" calcext:value-type="float">
            <text:p>0,000032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82_len100000.txt </text:p>
          </table:table-cell>
          <table:table-cell office:value-type="float" office:value="6858224.628426" calcext:value-type="float">
            <text:p>6858224,628426</text:p>
          </table:table-cell>
          <table:table-cell office:value-type="float" office:value="31065" calcext:value-type="float">
            <text:p>31065</text:p>
          </table:table-cell>
          <table:table-cell office:value-type="float" office:value="0.756456" calcext:value-type="float">
            <text:p>0,756456</text:p>
          </table:table-cell>
          <table:table-cell office:value-type="float" office:value="0.000011" calcext:value-type="float">
            <text:p>0,000011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81_len100000.txt </text:p>
          </table:table-cell>
          <table:table-cell office:value-type="float" office:value="7147157.109916" calcext:value-type="float">
            <text:p>7147157,109916</text:p>
          </table:table-cell>
          <table:table-cell office:value-type="float" office:value="30580" calcext:value-type="float">
            <text:p>30580</text:p>
          </table:table-cell>
          <table:table-cell office:value-type="float" office:value="0.757254" calcext:value-type="float">
            <text:p>0,757254</text:p>
          </table:table-cell>
          <table:table-cell office:value-type="float" office:value="0.000009" calcext:value-type="float">
            <text:p>0,000009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86_len100000.txt </text:p>
          </table:table-cell>
          <table:table-cell office:value-type="float" office:value="5877529.221827" calcext:value-type="float">
            <text:p>5877529,221827</text:p>
          </table:table-cell>
          <table:table-cell office:value-type="float" office:value="34155" calcext:value-type="float">
            <text:p>34155</text:p>
          </table:table-cell>
          <table:table-cell office:value-type="float" office:value="0.764692" calcext:value-type="float">
            <text:p>0,764692</text:p>
          </table:table-cell>
          <table:table-cell office:value-type="float" office:value="0.000009" calcext:value-type="float">
            <text:p>0,000009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80_len100000.txt </text:p>
          </table:table-cell>
          <table:table-cell office:value-type="float" office:value="7469227.294299" calcext:value-type="float">
            <text:p>7469227,294299</text:p>
          </table:table-cell>
          <table:table-cell office:value-type="float" office:value="29757" calcext:value-type="float">
            <text:p>29757</text:p>
          </table:table-cell>
          <table:table-cell office:value-type="float" office:value="0.755577" calcext:value-type="float">
            <text:p>0,755577</text:p>
          </table:table-cell>
          <table:table-cell office:value-type="float" office:value="0.000007" calcext:value-type="float">
            <text:p>0,000007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85_len100000.txt </text:p>
          </table:table-cell>
          <table:table-cell office:value-type="float" office:value="6465505.7314" calcext:value-type="float">
            <text:p>6465505,7314</text:p>
          </table:table-cell>
          <table:table-cell office:value-type="float" office:value="33102" calcext:value-type="float">
            <text:p>33102</text:p>
          </table:table-cell>
          <table:table-cell office:value-type="float" office:value="0.764545" calcext:value-type="float">
            <text:p>0,764545</text:p>
          </table:table-cell>
          <table:table-cell office:value-type="float" office:value="0.000007" calcext:value-type="float">
            <text:p>0,000007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83_len100000.txt </text:p>
          </table:table-cell>
          <table:table-cell office:value-type="float" office:value="6486532.485502" calcext:value-type="float">
            <text:p>6486532,485502</text:p>
          </table:table-cell>
          <table:table-cell office:value-type="float" office:value="32182" calcext:value-type="float">
            <text:p>32182</text:p>
          </table:table-cell>
          <table:table-cell office:value-type="float" office:value="0.761242" calcext:value-type="float">
            <text:p>0,761242</text:p>
          </table:table-cell>
          <table:table-cell office:value-type="float" office:value="0.000005" calcext:value-type="float">
            <text:p>0,000005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84_len100000.txt </text:p>
          </table:table-cell>
          <table:table-cell office:value-type="float" office:value="6308521.563846" calcext:value-type="float">
            <text:p>6308521,563846</text:p>
          </table:table-cell>
          <table:table-cell office:value-type="float" office:value="32574" calcext:value-type="float">
            <text:p>32574</text:p>
          </table:table-cell>
          <table:table-cell office:value-type="float" office:value="0.762561" calcext:value-type="float">
            <text:p>0,762561</text:p>
          </table:table-cell>
          <table:table-cell office:value-type="float" office:value="0.000005" calcext:value-type="float">
            <text:p>0,000005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90_len100000.txt </text:p>
          </table:table-cell>
          <table:table-cell office:value-type="float" office:value="5432101.761562" calcext:value-type="float">
            <text:p>5432101,761562</text:p>
          </table:table-cell>
          <table:table-cell office:value-type="float" office:value="37209" calcext:value-type="float">
            <text:p>37209</text:p>
          </table:table-cell>
          <table:table-cell office:value-type="float" office:value="0.77614" calcext:value-type="float">
            <text:p>0,77614</text:p>
          </table:table-cell>
          <table:table-cell office:value-type="float" office:value="0.000005" calcext:value-type="float">
            <text:p>0,000005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99_len100000.txt </text:p>
          </table:table-cell>
          <table:table-cell office:value-type="float" office:value="4383936.330917" calcext:value-type="float">
            <text:p>4383936,330917</text:p>
          </table:table-cell>
          <table:table-cell office:value-type="float" office:value="43688" calcext:value-type="float">
            <text:p>43688</text:p>
          </table:table-cell>
          <table:table-cell office:value-type="float" office:value="0.793511" calcext:value-type="float">
            <text:p>0,793511</text:p>
          </table:table-cell>
          <table:table-cell office:value-type="float" office:value="0.000005" calcext:value-type="float">
            <text:p>0,000005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88_len100000.txt </text:p>
          </table:table-cell>
          <table:table-cell office:value-type="float" office:value="5563240.536156" calcext:value-type="float">
            <text:p>5563240,536156</text:p>
          </table:table-cell>
          <table:table-cell office:value-type="float" office:value="35986" calcext:value-type="float">
            <text:p>35986</text:p>
          </table:table-cell>
          <table:table-cell office:value-type="float" office:value="0.769341" calcext:value-type="float">
            <text:p>0,769341</text:p>
          </table:table-cell>
          <table:table-cell office:value-type="float" office:value="0.000004" calcext:value-type="float">
            <text:p>0,000004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95_len100000.txt </text:p>
          </table:table-cell>
          <table:table-cell office:value-type="float" office:value="4753575.170308" calcext:value-type="float">
            <text:p>4753575,170308</text:p>
          </table:table-cell>
          <table:table-cell office:value-type="float" office:value="40491" calcext:value-type="float">
            <text:p>40491</text:p>
          </table:table-cell>
          <table:table-cell office:value-type="float" office:value="0.78339" calcext:value-type="float">
            <text:p>0,78339</text:p>
          </table:table-cell>
          <table:table-cell office:value-type="float" office:value="0.000004" calcext:value-type="float">
            <text:p>0,000004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87_len100000.txt </text:p>
          </table:table-cell>
          <table:table-cell table:style-name="ce3" office:value-type="float" office:value="5895601.616114" calcext:value-type="float">
            <text:p>5895601,616114</text:p>
          </table:table-cell>
          <table:table-cell office:value-type="float" office:value="34954" calcext:value-type="float">
            <text:p>34954</text:p>
          </table:table-cell>
          <table:table-cell office:value-type="float" office:value="0.768786" calcext:value-type="float">
            <text:p>0,768786</text:p>
          </table:table-cell>
          <table:table-cell office:value-type="float" office:value="0.000003" calcext:value-type="float">
            <text:p>0,000003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89_len100000.txt </text:p>
          </table:table-cell>
          <table:table-cell office:value-type="float" office:value="5474715.232718" calcext:value-type="float">
            <text:p>5474715,232718</text:p>
          </table:table-cell>
          <table:table-cell office:value-type="float" office:value="36477" calcext:value-type="float">
            <text:p>36477</text:p>
          </table:table-cell>
          <table:table-cell office:value-type="float" office:value="0.771161" calcext:value-type="float">
            <text:p>0,771161</text:p>
          </table:table-cell>
          <table:table-cell office:value-type="float" office:value="0.000003" calcext:value-type="float">
            <text:p>0,000003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1.00_len100000.txt </text:p>
          </table:table-cell>
          <table:table-cell office:value-type="float" office:value="4282397.250594" calcext:value-type="float">
            <text:p>4282397,250594</text:p>
          </table:table-cell>
          <table:table-cell office:value-type="float" office:value="44344" calcext:value-type="float">
            <text:p>44344</text:p>
          </table:table-cell>
          <table:table-cell office:value-type="float" office:value="0.792474" calcext:value-type="float">
            <text:p>0,792474</text:p>
          </table:table-cell>
          <table:table-cell office:value-type="float" office:value="0.000003" calcext:value-type="float">
            <text:p>0,000003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96_len100000.txt </text:p>
          </table:table-cell>
          <table:table-cell office:value-type="float" office:value="4748276.926198" calcext:value-type="float">
            <text:p>4748276,926198</text:p>
          </table:table-cell>
          <table:table-cell office:value-type="float" office:value="41339" calcext:value-type="float">
            <text:p>41339</text:p>
          </table:table-cell>
          <table:table-cell office:value-type="float" office:value="0.787154" calcext:value-type="float">
            <text:p>0,787154</text:p>
          </table:table-cell>
          <table:table-cell office:value-type="float" office:value="0.000002" calcext:value-type="float">
            <text:p>0,000002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91_len100000.txt </text:p>
          </table:table-cell>
          <table:table-cell office:value-type="float" office:value="5221182.990724" calcext:value-type="float">
            <text:p>5221182,990724</text:p>
          </table:table-cell>
          <table:table-cell office:value-type="float" office:value="37889" calcext:value-type="float">
            <text:p>37889</text:p>
          </table:table-cell>
          <table:table-cell office:value-type="float" office:value="0.776682" calcext:value-type="float">
            <text:p>0,776682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92_len100000.txt </text:p>
          </table:table-cell>
          <table:table-cell office:value-type="float" office:value="5071060.350685" calcext:value-type="float">
            <text:p>5071060,350685</text:p>
          </table:table-cell>
          <table:table-cell office:value-type="float" office:value="38901" calcext:value-type="float">
            <text:p>38901</text:p>
          </table:table-cell>
          <table:table-cell office:value-type="float" office:value="0.776983" calcext:value-type="float">
            <text:p>0,776983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93_len100000.txt </text:p>
          </table:table-cell>
          <table:table-cell office:value-type="float" office:value="4934922.712284" calcext:value-type="float">
            <text:p>4934922,712284</text:p>
          </table:table-cell>
          <table:table-cell office:value-type="float" office:value="39479" calcext:value-type="float">
            <text:p>39479</text:p>
          </table:table-cell>
          <table:table-cell office:value-type="float" office:value="0.780521" calcext:value-type="float">
            <text:p>0,780521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94_len100000.txt </text:p>
          </table:table-cell>
          <table:table-cell office:value-type="float" office:value="4874746.453216" calcext:value-type="float">
            <text:p>4874746,453216</text:p>
          </table:table-cell>
          <table:table-cell office:value-type="float" office:value="39976" calcext:value-type="float">
            <text:p>39976</text:p>
          </table:table-cell>
          <table:table-cell office:value-type="float" office:value="0.7807" calcext:value-type="float">
            <text:p>0,7807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97_len100000.txt </text:p>
          </table:table-cell>
          <table:table-cell office:value-type="float" office:value="4579798.565009" calcext:value-type="float">
            <text:p>4579798,565009</text:p>
          </table:table-cell>
          <table:table-cell office:value-type="float" office:value="42294" calcext:value-type="float">
            <text:p>42294</text:p>
          </table:table-cell>
          <table:table-cell office:value-type="float" office:value="0.789025" calcext:value-type="float">
            <text:p>0,789025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Red Neuronal</text:p>
          </table:table-cell>
          <table:table-cell/>
        </table:table-row>
        <table:table-row table:style-name="ro1">
          <table:table-cell office:value-type="string" calcext:value-type="string">
            <text:p>HarryCam/RedNeuronal/id_004_temp0.98_len100000.txt </text:p>
          </table:table-cell>
          <table:table-cell office:value-type="float" office:value="4487133.061033" calcext:value-type="float">
            <text:p>4487133,061033</text:p>
          </table:table-cell>
          <table:table-cell office:value-type="float" office:value="43072" calcext:value-type="float">
            <text:p>43072</text:p>
          </table:table-cell>
          <table:table-cell office:value-type="float" office:value="0.793218" calcext:value-type="float">
            <text:p>0,7932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 Neuronal</text:p>
          </table:table-cell>
          <table:table-cell/>
        </table:table-row>
      </table:table>
      <table:table table:name="Paulo Coehlo" table:style-name="ta1"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dentificador del Archivo</text:p>
          </table:table-cell>
          <table:table-cell office:value-type="string" calcext:value-type="string">
            <text:p>Métrica Chi-Square</text:p>
          </table:table-cell>
          <table:table-cell office:value-type="string" calcext:value-type="string">
            <text:p>N° Laplaces</text:p>
          </table:table-cell>
          <table:table-cell office:value-type="string" calcext:value-type="string">
            <text:p>Variación Total</text:p>
          </table:table-cell>
          <table:table-cell office:value-type="string" calcext:value-type="string">
            <text:p>Semejanza de Jaccard</text:p>
          </table:table-cell>
          <table:table-cell office:value-type="string" calcext:value-type="string">
            <text:p>Generado Por</text:p>
          </table:table-cell>
        </table:table-row>
        <table:table-row table:style-name="ro1">
          <table:table-cell office:value-type="string" calcext:value-type="string">
            <text:p>PauloCoehlo/RedNeuronal/id_007_temp0.40_len100000.txt </text:p>
          </table:table-cell>
          <table:table-cell office:value-type="float" office:value="765193.057637" calcext:value-type="float">
            <text:p>765193,057637</text:p>
          </table:table-cell>
          <table:table-cell office:value-type="float" office:value="480" calcext:value-type="float">
            <text:p>480</text:p>
          </table:table-cell>
          <table:table-cell office:value-type="float" office:value="0.584909" calcext:value-type="float">
            <text:p>0,584909</text:p>
          </table:table-cell>
          <table:table-cell table:style-name="ce4" office:value-type="float" office:value="0.02525" calcext:value-type="float">
            <text:p>0,0252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PAQ/id_004_PauloCoehlo.txt </text:p>
          </table:table-cell>
          <table:table-cell table:style-name="ce4" office:value-type="float" office:value="93405.581453" calcext:value-type="float">
            <text:p>93405,581453</text:p>
          </table:table-cell>
          <table:table-cell office:value-type="float" office:value="2310" calcext:value-type="float">
            <text:p>2310</text:p>
          </table:table-cell>
          <table:table-cell table:style-name="ce4" office:value-type="float" office:value="0.267499" calcext:value-type="float">
            <text:p>0,267499</text:p>
          </table:table-cell>
          <table:table-cell office:value-type="float" office:value="0.024991" calcext:value-type="float">
            <text:p>0,024991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auloCoehlo/RedNeuronal/id_006_temp0.40_len100000.txt </text:p>
          </table:table-cell>
          <table:table-cell office:value-type="float" office:value="574779.192995" calcext:value-type="float">
            <text:p>574779,192995</text:p>
          </table:table-cell>
          <table:table-cell office:value-type="float" office:value="528" calcext:value-type="float">
            <text:p>528</text:p>
          </table:table-cell>
          <table:table-cell office:value-type="float" office:value="0.592445" calcext:value-type="float">
            <text:p>0,592445</text:p>
          </table:table-cell>
          <table:table-cell office:value-type="float" office:value="0.023007" calcext:value-type="float">
            <text:p>0,02300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60_len100000.txt </text:p>
          </table:table-cell>
          <table:table-cell office:value-type="float" office:value="275464.878278" calcext:value-type="float">
            <text:p>275464,878278</text:p>
          </table:table-cell>
          <table:table-cell office:value-type="float" office:value="2098" calcext:value-type="float">
            <text:p>2098</text:p>
          </table:table-cell>
          <table:table-cell office:value-type="float" office:value="0.423289" calcext:value-type="float">
            <text:p>0,423289</text:p>
          </table:table-cell>
          <table:table-cell office:value-type="float" office:value="0.022763" calcext:value-type="float">
            <text:p>0,02276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40_len100000.txt </text:p>
          </table:table-cell>
          <table:table-cell office:value-type="float" office:value="959931.555221" calcext:value-type="float">
            <text:p>959931,555221</text:p>
          </table:table-cell>
          <table:table-cell office:value-type="float" office:value="711" calcext:value-type="float">
            <text:p>711</text:p>
          </table:table-cell>
          <table:table-cell office:value-type="float" office:value="0.5939" calcext:value-type="float">
            <text:p>0,5939</text:p>
          </table:table-cell>
          <table:table-cell office:value-type="float" office:value="0.01806" calcext:value-type="float">
            <text:p>0,0180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80_len100000.txt </text:p>
          </table:table-cell>
          <table:table-cell office:value-type="float" office:value="255951.279201" calcext:value-type="float">
            <text:p>255951,279201</text:p>
          </table:table-cell>
          <table:table-cell office:value-type="float" office:value="4866" calcext:value-type="float">
            <text:p>4866</text:p>
          </table:table-cell>
          <table:table-cell office:value-type="float" office:value="0.32524" calcext:value-type="float">
            <text:p>0,32524</text:p>
          </table:table-cell>
          <table:table-cell office:value-type="float" office:value="0.017955" calcext:value-type="float">
            <text:p>0,01795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81_len100000.txt </text:p>
          </table:table-cell>
          <table:table-cell office:value-type="float" office:value="256103.32228" calcext:value-type="float">
            <text:p>256103,32228</text:p>
          </table:table-cell>
          <table:table-cell office:value-type="float" office:value="4932" calcext:value-type="float">
            <text:p>4932</text:p>
          </table:table-cell>
          <table:table-cell office:value-type="float" office:value="0.321516" calcext:value-type="float">
            <text:p>0,321516</text:p>
          </table:table-cell>
          <table:table-cell office:value-type="float" office:value="0.017398" calcext:value-type="float">
            <text:p>0,01739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82_len100000.txt </text:p>
          </table:table-cell>
          <table:table-cell office:value-type="float" office:value="276057.332749" calcext:value-type="float">
            <text:p>276057,332749</text:p>
          </table:table-cell>
          <table:table-cell office:value-type="float" office:value="5163" calcext:value-type="float">
            <text:p>5163</text:p>
          </table:table-cell>
          <table:table-cell office:value-type="float" office:value="0.318196" calcext:value-type="float">
            <text:p>0,318196</text:p>
          </table:table-cell>
          <table:table-cell office:value-type="float" office:value="0.016552" calcext:value-type="float">
            <text:p>0,01655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60_len100000.txt </text:p>
          </table:table-cell>
          <table:table-cell office:value-type="float" office:value="437617.674091" calcext:value-type="float">
            <text:p>437617,674091</text:p>
          </table:table-cell>
          <table:table-cell office:value-type="float" office:value="2530" calcext:value-type="float">
            <text:p>2530</text:p>
          </table:table-cell>
          <table:table-cell office:value-type="float" office:value="0.444524" calcext:value-type="float">
            <text:p>0,444524</text:p>
          </table:table-cell>
          <table:table-cell office:value-type="float" office:value="0.016483" calcext:value-type="float">
            <text:p>0,01648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83_len100000.txt </text:p>
          </table:table-cell>
          <table:table-cell office:value-type="float" office:value="261879.745097" calcext:value-type="float">
            <text:p>261879,745097</text:p>
          </table:table-cell>
          <table:table-cell office:value-type="float" office:value="5432" calcext:value-type="float">
            <text:p>5432</text:p>
          </table:table-cell>
          <table:table-cell office:value-type="float" office:value="0.316875" calcext:value-type="float">
            <text:p>0,316875</text:p>
          </table:table-cell>
          <table:table-cell office:value-type="float" office:value="0.016229" calcext:value-type="float">
            <text:p>0,01622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84_len100000.txt </text:p>
          </table:table-cell>
          <table:table-cell office:value-type="float" office:value="274605.796799" calcext:value-type="float">
            <text:p>274605,796799</text:p>
          </table:table-cell>
          <table:table-cell office:value-type="float" office:value="5738" calcext:value-type="float">
            <text:p>5738</text:p>
          </table:table-cell>
          <table:table-cell office:value-type="float" office:value="0.314785" calcext:value-type="float">
            <text:p>0,314785</text:p>
          </table:table-cell>
          <table:table-cell office:value-type="float" office:value="0.015564" calcext:value-type="float">
            <text:p>0,01556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85_len100000.txt </text:p>
          </table:table-cell>
          <table:table-cell office:value-type="float" office:value="273504.32211" calcext:value-type="float">
            <text:p>273504,32211</text:p>
          </table:table-cell>
          <table:table-cell office:value-type="float" office:value="5831" calcext:value-type="float">
            <text:p>5831</text:p>
          </table:table-cell>
          <table:table-cell office:value-type="float" office:value="0.311904" calcext:value-type="float">
            <text:p>0,311904</text:p>
          </table:table-cell>
          <table:table-cell office:value-type="float" office:value="0.015529" calcext:value-type="float">
            <text:p>0,01552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86_len100000.txt </text:p>
          </table:table-cell>
          <table:table-cell office:value-type="float" office:value="280188.288513" calcext:value-type="float">
            <text:p>280188,288513</text:p>
          </table:table-cell>
          <table:table-cell office:value-type="float" office:value="6017" calcext:value-type="float">
            <text:p>6017</text:p>
          </table:table-cell>
          <table:table-cell office:value-type="float" office:value="0.315462" calcext:value-type="float">
            <text:p>0,315462</text:p>
          </table:table-cell>
          <table:table-cell office:value-type="float" office:value="0.015288" calcext:value-type="float">
            <text:p>0,01528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87_len100000.txt </text:p>
          </table:table-cell>
          <table:table-cell office:value-type="float" office:value="280487.419973" calcext:value-type="float">
            <text:p>280487,419973</text:p>
          </table:table-cell>
          <table:table-cell office:value-type="float" office:value="6269" calcext:value-type="float">
            <text:p>6269</text:p>
          </table:table-cell>
          <table:table-cell office:value-type="float" office:value="0.307509" calcext:value-type="float">
            <text:p>0,307509</text:p>
          </table:table-cell>
          <table:table-cell office:value-type="float" office:value="0.014191" calcext:value-type="float">
            <text:p>0,01419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88_len100000.txt </text:p>
          </table:table-cell>
          <table:table-cell office:value-type="float" office:value="289249.99373" calcext:value-type="float">
            <text:p>289249,99373</text:p>
          </table:table-cell>
          <table:table-cell office:value-type="float" office:value="6643" calcext:value-type="float">
            <text:p>6643</text:p>
          </table:table-cell>
          <table:table-cell office:value-type="float" office:value="0.313085" calcext:value-type="float">
            <text:p>0,313085</text:p>
          </table:table-cell>
          <table:table-cell office:value-type="float" office:value="0.014113" calcext:value-type="float">
            <text:p>0,01411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80_len100000.txt </text:p>
          </table:table-cell>
          <table:table-cell office:value-type="float" office:value="324190.605746" calcext:value-type="float">
            <text:p>324190,605746</text:p>
          </table:table-cell>
          <table:table-cell office:value-type="float" office:value="5547" calcext:value-type="float">
            <text:p>5547</text:p>
          </table:table-cell>
          <table:table-cell office:value-type="float" office:value="0.349938" calcext:value-type="float">
            <text:p>0,349938</text:p>
          </table:table-cell>
          <table:table-cell office:value-type="float" office:value="0.013806" calcext:value-type="float">
            <text:p>0,01380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81_len100000.txt </text:p>
          </table:table-cell>
          <table:table-cell office:value-type="float" office:value="344032.666144" calcext:value-type="float">
            <text:p>344032,666144</text:p>
          </table:table-cell>
          <table:table-cell office:value-type="float" office:value="5681" calcext:value-type="float">
            <text:p>5681</text:p>
          </table:table-cell>
          <table:table-cell office:value-type="float" office:value="0.347602" calcext:value-type="float">
            <text:p>0,347602</text:p>
          </table:table-cell>
          <table:table-cell office:value-type="float" office:value="0.013483" calcext:value-type="float">
            <text:p>0,01348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89_len100000.txt </text:p>
          </table:table-cell>
          <table:table-cell office:value-type="float" office:value="310059.451571" calcext:value-type="float">
            <text:p>310059,451571</text:p>
          </table:table-cell>
          <table:table-cell office:value-type="float" office:value="6733" calcext:value-type="float">
            <text:p>6733</text:p>
          </table:table-cell>
          <table:table-cell office:value-type="float" office:value="0.306282" calcext:value-type="float">
            <text:p>0,306282</text:p>
          </table:table-cell>
          <table:table-cell office:value-type="float" office:value="0.013259" calcext:value-type="float">
            <text:p>0,01325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90_len100000.txt </text:p>
          </table:table-cell>
          <table:table-cell office:value-type="float" office:value="305810.879671" calcext:value-type="float">
            <text:p>305810,879671</text:p>
          </table:table-cell>
          <table:table-cell office:value-type="float" office:value="7203" calcext:value-type="float">
            <text:p>7203</text:p>
          </table:table-cell>
          <table:table-cell office:value-type="float" office:value="0.307574" calcext:value-type="float">
            <text:p>0,307574</text:p>
          </table:table-cell>
          <table:table-cell office:value-type="float" office:value="0.012871" calcext:value-type="float">
            <text:p>0,01287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91_len100000.txt </text:p>
          </table:table-cell>
          <table:table-cell office:value-type="float" office:value="301498.780146" calcext:value-type="float">
            <text:p>301498,780146</text:p>
          </table:table-cell>
          <table:table-cell office:value-type="float" office:value="7257" calcext:value-type="float">
            <text:p>7257</text:p>
          </table:table-cell>
          <table:table-cell office:value-type="float" office:value="0.308083" calcext:value-type="float">
            <text:p>0,308083</text:p>
          </table:table-cell>
          <table:table-cell office:value-type="float" office:value="0.012854" calcext:value-type="float">
            <text:p>0,01285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82_len100000.txt </text:p>
          </table:table-cell>
          <table:table-cell office:value-type="float" office:value="355651.048517" calcext:value-type="float">
            <text:p>355651,048517</text:p>
          </table:table-cell>
          <table:table-cell office:value-type="float" office:value="5823" calcext:value-type="float">
            <text:p>5823</text:p>
          </table:table-cell>
          <table:table-cell office:value-type="float" office:value="0.342914" calcext:value-type="float">
            <text:p>0,342914</text:p>
          </table:table-cell>
          <table:table-cell office:value-type="float" office:value="0.012704" calcext:value-type="float">
            <text:p>0,01270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83_len100000.txt </text:p>
          </table:table-cell>
          <table:table-cell office:value-type="float" office:value="347137.094485" calcext:value-type="float">
            <text:p>347137,094485</text:p>
          </table:table-cell>
          <table:table-cell office:value-type="float" office:value="6117" calcext:value-type="float">
            <text:p>6117</text:p>
          </table:table-cell>
          <table:table-cell office:value-type="float" office:value="0.341635" calcext:value-type="float">
            <text:p>0,341635</text:p>
          </table:table-cell>
          <table:table-cell office:value-type="float" office:value="0.012613" calcext:value-type="float">
            <text:p>0,01261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84_len100000.txt </text:p>
          </table:table-cell>
          <table:table-cell office:value-type="float" office:value="365503.423833" calcext:value-type="float">
            <text:p>365503,423833</text:p>
          </table:table-cell>
          <table:table-cell office:value-type="float" office:value="6329" calcext:value-type="float">
            <text:p>6329</text:p>
          </table:table-cell>
          <table:table-cell office:value-type="float" office:value="0.337969" calcext:value-type="float">
            <text:p>0,337969</text:p>
          </table:table-cell>
          <table:table-cell office:value-type="float" office:value="0.011941" calcext:value-type="float">
            <text:p>0,01194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92_len100000.txt </text:p>
          </table:table-cell>
          <table:table-cell office:value-type="float" office:value="324500.626225" calcext:value-type="float">
            <text:p>324500,626225</text:p>
          </table:table-cell>
          <table:table-cell office:value-type="float" office:value="7736" calcext:value-type="float">
            <text:p>7736</text:p>
          </table:table-cell>
          <table:table-cell office:value-type="float" office:value="0.310548" calcext:value-type="float">
            <text:p>0,310548</text:p>
          </table:table-cell>
          <table:table-cell office:value-type="float" office:value="0.011902" calcext:value-type="float">
            <text:p>0,01190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93_len100000.txt </text:p>
          </table:table-cell>
          <table:table-cell office:value-type="float" office:value="333231.672992" calcext:value-type="float">
            <text:p>333231,672992</text:p>
          </table:table-cell>
          <table:table-cell office:value-type="float" office:value="7910" calcext:value-type="float">
            <text:p>7910</text:p>
          </table:table-cell>
          <table:table-cell office:value-type="float" office:value="0.309333" calcext:value-type="float">
            <text:p>0,309333</text:p>
          </table:table-cell>
          <table:table-cell office:value-type="float" office:value="0.011709" calcext:value-type="float">
            <text:p>0,01170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94_len100000.txt </text:p>
          </table:table-cell>
          <table:table-cell office:value-type="float" office:value="331221.167794" calcext:value-type="float">
            <text:p>331221,167794</text:p>
          </table:table-cell>
          <table:table-cell office:value-type="float" office:value="8136" calcext:value-type="float">
            <text:p>8136</text:p>
          </table:table-cell>
          <table:table-cell office:value-type="float" office:value="0.309196" calcext:value-type="float">
            <text:p>0,309196</text:p>
          </table:table-cell>
          <table:table-cell office:value-type="float" office:value="0.01148" calcext:value-type="float">
            <text:p>0,0114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85_len100000.txt </text:p>
          </table:table-cell>
          <table:table-cell office:value-type="float" office:value="361031.593564" calcext:value-type="float">
            <text:p>361031,593564</text:p>
          </table:table-cell>
          <table:table-cell office:value-type="float" office:value="6609" calcext:value-type="float">
            <text:p>6609</text:p>
          </table:table-cell>
          <table:table-cell office:value-type="float" office:value="0.338079" calcext:value-type="float">
            <text:p>0,338079</text:p>
          </table:table-cell>
          <table:table-cell office:value-type="float" office:value="0.011426" calcext:value-type="float">
            <text:p>0,01142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86_len100000.txt </text:p>
          </table:table-cell>
          <table:table-cell office:value-type="float" office:value="368541.815861" calcext:value-type="float">
            <text:p>368541,815861</text:p>
          </table:table-cell>
          <table:table-cell office:value-type="float" office:value="6775" calcext:value-type="float">
            <text:p>6775</text:p>
          </table:table-cell>
          <table:table-cell office:value-type="float" office:value="0.335719" calcext:value-type="float">
            <text:p>0,335719</text:p>
          </table:table-cell>
          <table:table-cell office:value-type="float" office:value="0.011035" calcext:value-type="float">
            <text:p>0,01103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87_len100000.txt </text:p>
          </table:table-cell>
          <table:table-cell office:value-type="float" office:value="376578.866495" calcext:value-type="float">
            <text:p>376578,866495</text:p>
          </table:table-cell>
          <table:table-cell office:value-type="float" office:value="6978" calcext:value-type="float">
            <text:p>6978</text:p>
          </table:table-cell>
          <table:table-cell office:value-type="float" office:value="0.336442" calcext:value-type="float">
            <text:p>0,336442</text:p>
          </table:table-cell>
          <table:table-cell office:value-type="float" office:value="0.010797" calcext:value-type="float">
            <text:p>0,01079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96_len100000.txt </text:p>
          </table:table-cell>
          <table:table-cell office:value-type="float" office:value="339608.068693" calcext:value-type="float">
            <text:p>339608,068693</text:p>
          </table:table-cell>
          <table:table-cell office:value-type="float" office:value="8629" calcext:value-type="float">
            <text:p>8629</text:p>
          </table:table-cell>
          <table:table-cell office:value-type="float" office:value="0.309586" calcext:value-type="float">
            <text:p>0,309586</text:p>
          </table:table-cell>
          <table:table-cell office:value-type="float" office:value="0.010749" calcext:value-type="float">
            <text:p>0,01074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95_len100000.txt </text:p>
          </table:table-cell>
          <table:table-cell office:value-type="float" office:value="352132.649838" calcext:value-type="float">
            <text:p>352132,649838</text:p>
          </table:table-cell>
          <table:table-cell office:value-type="float" office:value="8434" calcext:value-type="float">
            <text:p>8434</text:p>
          </table:table-cell>
          <table:table-cell office:value-type="float" office:value="0.312608" calcext:value-type="float">
            <text:p>0,312608</text:p>
          </table:table-cell>
          <table:table-cell office:value-type="float" office:value="0.010606" calcext:value-type="float">
            <text:p>0,01060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88_len100000.txt </text:p>
          </table:table-cell>
          <table:table-cell office:value-type="float" office:value="384064.605688" calcext:value-type="float">
            <text:p>384064,605688</text:p>
          </table:table-cell>
          <table:table-cell office:value-type="float" office:value="7295" calcext:value-type="float">
            <text:p>7295</text:p>
          </table:table-cell>
          <table:table-cell office:value-type="float" office:value="0.334566" calcext:value-type="float">
            <text:p>0,334566</text:p>
          </table:table-cell>
          <table:table-cell office:value-type="float" office:value="0.010415" calcext:value-type="float">
            <text:p>0,01041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20_len100000.txt </text:p>
          </table:table-cell>
          <table:table-cell office:value-type="float" office:value="2559059.179472" calcext:value-type="float">
            <text:p>2559059,179472</text:p>
          </table:table-cell>
          <table:table-cell office:value-type="float" office:value="33" calcext:value-type="float">
            <text:p>33</text:p>
          </table:table-cell>
          <table:table-cell office:value-type="float" office:value="0.803014" calcext:value-type="float">
            <text:p>0,803014</text:p>
          </table:table-cell>
          <table:table-cell office:value-type="float" office:value="0.010382" calcext:value-type="float">
            <text:p>0,01038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97_len100000.txt </text:p>
          </table:table-cell>
          <table:table-cell office:value-type="float" office:value="344447.464379" calcext:value-type="float">
            <text:p>344447,464379</text:p>
          </table:table-cell>
          <table:table-cell office:value-type="float" office:value="8983" calcext:value-type="float">
            <text:p>8983</text:p>
          </table:table-cell>
          <table:table-cell office:value-type="float" office:value="0.309819" calcext:value-type="float">
            <text:p>0,309819</text:p>
          </table:table-cell>
          <table:table-cell office:value-type="float" office:value="0.010076" calcext:value-type="float">
            <text:p>0,01007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98_len100000.txt </text:p>
          </table:table-cell>
          <table:table-cell office:value-type="float" office:value="348823.061694" calcext:value-type="float">
            <text:p>348823,061694</text:p>
          </table:table-cell>
          <table:table-cell office:value-type="float" office:value="9205" calcext:value-type="float">
            <text:p>9205</text:p>
          </table:table-cell>
          <table:table-cell office:value-type="float" office:value="0.311637" calcext:value-type="float">
            <text:p>0,311637</text:p>
          </table:table-cell>
          <table:table-cell office:value-type="float" office:value="0.009956" calcext:value-type="float">
            <text:p>0,00995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89_len100000.txt </text:p>
          </table:table-cell>
          <table:table-cell office:value-type="float" office:value="369192.868537" calcext:value-type="float">
            <text:p>369192,868537</text:p>
          </table:table-cell>
          <table:table-cell office:value-type="float" office:value="7590" calcext:value-type="float">
            <text:p>7590</text:p>
          </table:table-cell>
          <table:table-cell office:value-type="float" office:value="0.331784" calcext:value-type="float">
            <text:p>0,331784</text:p>
          </table:table-cell>
          <table:table-cell office:value-type="float" office:value="0.009884" calcext:value-type="float">
            <text:p>0,00988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90_len100000.txt </text:p>
          </table:table-cell>
          <table:table-cell office:value-type="float" office:value="398327.523485" calcext:value-type="float">
            <text:p>398327,523485</text:p>
          </table:table-cell>
          <table:table-cell office:value-type="float" office:value="7887" calcext:value-type="float">
            <text:p>7887</text:p>
          </table:table-cell>
          <table:table-cell office:value-type="float" office:value="0.332202" calcext:value-type="float">
            <text:p>0,332202</text:p>
          </table:table-cell>
          <table:table-cell office:value-type="float" office:value="0.009628" calcext:value-type="float">
            <text:p>0,00962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0.99_len100000.txt </text:p>
          </table:table-cell>
          <table:table-cell office:value-type="float" office:value="367766.793987" calcext:value-type="float">
            <text:p>367766,793987</text:p>
          </table:table-cell>
          <table:table-cell office:value-type="float" office:value="9698" calcext:value-type="float">
            <text:p>9698</text:p>
          </table:table-cell>
          <table:table-cell office:value-type="float" office:value="0.313353" calcext:value-type="float">
            <text:p>0,313353</text:p>
          </table:table-cell>
          <table:table-cell office:value-type="float" office:value="0.009432" calcext:value-type="float">
            <text:p>0,00943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80_len100000.txt </text:p>
          </table:table-cell>
          <table:table-cell office:value-type="float" office:value="493899.197254" calcext:value-type="float">
            <text:p>493899,197254</text:p>
          </table:table-cell>
          <table:table-cell office:value-type="float" office:value="6219" calcext:value-type="float">
            <text:p>6219</text:p>
          </table:table-cell>
          <table:table-cell office:value-type="float" office:value="0.377375" calcext:value-type="float">
            <text:p>0,377375</text:p>
          </table:table-cell>
          <table:table-cell office:value-type="float" office:value="0.009247" calcext:value-type="float">
            <text:p>0,00924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91_len100000.txt </text:p>
          </table:table-cell>
          <table:table-cell office:value-type="float" office:value="393217.75182" calcext:value-type="float">
            <text:p>393217,75182</text:p>
          </table:table-cell>
          <table:table-cell office:value-type="float" office:value="8072" calcext:value-type="float">
            <text:p>8072</text:p>
          </table:table-cell>
          <table:table-cell office:value-type="float" office:value="0.33166" calcext:value-type="float">
            <text:p>0,33166</text:p>
          </table:table-cell>
          <table:table-cell office:value-type="float" office:value="0.009199" calcext:value-type="float">
            <text:p>0,00919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7_temp1.00_len100000.txt </text:p>
          </table:table-cell>
          <table:table-cell office:value-type="float" office:value="375426.806714" calcext:value-type="float">
            <text:p>375426,806714</text:p>
          </table:table-cell>
          <table:table-cell office:value-type="float" office:value="9803" calcext:value-type="float">
            <text:p>9803</text:p>
          </table:table-cell>
          <table:table-cell office:value-type="float" office:value="0.315431" calcext:value-type="float">
            <text:p>0,315431</text:p>
          </table:table-cell>
          <table:table-cell office:value-type="float" office:value="0.009189" calcext:value-type="float">
            <text:p>0,00918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92_len100000.txt </text:p>
          </table:table-cell>
          <table:table-cell office:value-type="float" office:value="409578.773243" calcext:value-type="float">
            <text:p>409578,773243</text:p>
          </table:table-cell>
          <table:table-cell office:value-type="float" office:value="8358" calcext:value-type="float">
            <text:p>8358</text:p>
          </table:table-cell>
          <table:table-cell office:value-type="float" office:value="0.330247" calcext:value-type="float">
            <text:p>0,330247</text:p>
          </table:table-cell>
          <table:table-cell office:value-type="float" office:value="0.009089" calcext:value-type="float">
            <text:p>0,00908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20_len100000.txt </text:p>
          </table:table-cell>
          <table:table-cell office:value-type="float" office:value="2136005.341614" calcext:value-type="float">
            <text:p>2136005,341614</text:p>
          </table:table-cell>
          <table:table-cell office:value-type="float" office:value="45" calcext:value-type="float">
            <text:p>45</text:p>
          </table:table-cell>
          <table:table-cell office:value-type="float" office:value="0.811687" calcext:value-type="float">
            <text:p>0,811687</text:p>
          </table:table-cell>
          <table:table-cell office:value-type="float" office:value="0.008999" calcext:value-type="float">
            <text:p>0,00899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81_len100000.txt </text:p>
          </table:table-cell>
          <table:table-cell office:value-type="float" office:value="448801.301957" calcext:value-type="float">
            <text:p>448801,301957</text:p>
          </table:table-cell>
          <table:table-cell office:value-type="float" office:value="6350" calcext:value-type="float">
            <text:p>6350</text:p>
          </table:table-cell>
          <table:table-cell office:value-type="float" office:value="0.374324" calcext:value-type="float">
            <text:p>0,374324</text:p>
          </table:table-cell>
          <table:table-cell office:value-type="float" office:value="0.008994" calcext:value-type="float">
            <text:p>0,00899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93_len100000.txt </text:p>
          </table:table-cell>
          <table:table-cell office:value-type="float" office:value="417098.16952" calcext:value-type="float">
            <text:p>417098,16952</text:p>
          </table:table-cell>
          <table:table-cell office:value-type="float" office:value="8680" calcext:value-type="float">
            <text:p>8680</text:p>
          </table:table-cell>
          <table:table-cell office:value-type="float" office:value="0.337751" calcext:value-type="float">
            <text:p>0,337751</text:p>
          </table:table-cell>
          <table:table-cell office:value-type="float" office:value="0.008599" calcext:value-type="float">
            <text:p>0,00859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82_len100000.txt </text:p>
          </table:table-cell>
          <table:table-cell office:value-type="float" office:value="460271.15015" calcext:value-type="float">
            <text:p>460271,15015</text:p>
          </table:table-cell>
          <table:table-cell office:value-type="float" office:value="6706" calcext:value-type="float">
            <text:p>6706</text:p>
          </table:table-cell>
          <table:table-cell office:value-type="float" office:value="0.371517" calcext:value-type="float">
            <text:p>0,371517</text:p>
          </table:table-cell>
          <table:table-cell office:value-type="float" office:value="0.008259" calcext:value-type="float">
            <text:p>0,00825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94_len100000.txt </text:p>
          </table:table-cell>
          <table:table-cell office:value-type="float" office:value="418147.537077" calcext:value-type="float">
            <text:p>418147,537077</text:p>
          </table:table-cell>
          <table:table-cell office:value-type="float" office:value="9030" calcext:value-type="float">
            <text:p>9030</text:p>
          </table:table-cell>
          <table:table-cell office:value-type="float" office:value="0.335205" calcext:value-type="float">
            <text:p>0,335205</text:p>
          </table:table-cell>
          <table:table-cell office:value-type="float" office:value="0.008175" calcext:value-type="float">
            <text:p>0,00817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83_len100000.txt </text:p>
          </table:table-cell>
          <table:table-cell office:value-type="float" office:value="500413.240348" calcext:value-type="float">
            <text:p>500413,240348</text:p>
          </table:table-cell>
          <table:table-cell office:value-type="float" office:value="6857" calcext:value-type="float">
            <text:p>6857</text:p>
          </table:table-cell>
          <table:table-cell office:value-type="float" office:value="0.372682" calcext:value-type="float">
            <text:p>0,372682</text:p>
          </table:table-cell>
          <table:table-cell office:value-type="float" office:value="0.008114" calcext:value-type="float">
            <text:p>0,00811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95_len100000.txt </text:p>
          </table:table-cell>
          <table:table-cell office:value-type="float" office:value="426402.7261" calcext:value-type="float">
            <text:p>426402,7261</text:p>
          </table:table-cell>
          <table:table-cell office:value-type="float" office:value="9288" calcext:value-type="float">
            <text:p>9288</text:p>
          </table:table-cell>
          <table:table-cell office:value-type="float" office:value="0.334646" calcext:value-type="float">
            <text:p>0,334646</text:p>
          </table:table-cell>
          <table:table-cell office:value-type="float" office:value="0.007937" calcext:value-type="float">
            <text:p>0,00793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20_len100000.txt </text:p>
          </table:table-cell>
          <table:table-cell office:value-type="float" office:value="2177148.046756" calcext:value-type="float">
            <text:p>2177148,046756</text:p>
          </table:table-cell>
          <table:table-cell office:value-type="float" office:value="75" calcext:value-type="float">
            <text:p>75</text:p>
          </table:table-cell>
          <table:table-cell office:value-type="float" office:value="0.797397" calcext:value-type="float">
            <text:p>0,797397</text:p>
          </table:table-cell>
          <table:table-cell office:value-type="float" office:value="0.007833" calcext:value-type="float">
            <text:p>0,00783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84_len100000.txt </text:p>
          </table:table-cell>
          <table:table-cell office:value-type="float" office:value="498286.560727" calcext:value-type="float">
            <text:p>498286,560727</text:p>
          </table:table-cell>
          <table:table-cell office:value-type="float" office:value="7303" calcext:value-type="float">
            <text:p>7303</text:p>
          </table:table-cell>
          <table:table-cell office:value-type="float" office:value="0.37178" calcext:value-type="float">
            <text:p>0,37178</text:p>
          </table:table-cell>
          <table:table-cell office:value-type="float" office:value="0.007727" calcext:value-type="float">
            <text:p>0,00772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85_len100000.txt </text:p>
          </table:table-cell>
          <table:table-cell office:value-type="float" office:value="478371.924917" calcext:value-type="float">
            <text:p>478371,924917</text:p>
          </table:table-cell>
          <table:table-cell office:value-type="float" office:value="7396" calcext:value-type="float">
            <text:p>7396</text:p>
          </table:table-cell>
          <table:table-cell office:value-type="float" office:value="0.36928" calcext:value-type="float">
            <text:p>0,36928</text:p>
          </table:table-cell>
          <table:table-cell office:value-type="float" office:value="0.007604" calcext:value-type="float">
            <text:p>0,00760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96_len100000.txt </text:p>
          </table:table-cell>
          <table:table-cell office:value-type="float" office:value="422686.436387" calcext:value-type="float">
            <text:p>422686,436387</text:p>
          </table:table-cell>
          <table:table-cell office:value-type="float" office:value="9653" calcext:value-type="float">
            <text:p>9653</text:p>
          </table:table-cell>
          <table:table-cell office:value-type="float" office:value="0.336527" calcext:value-type="float">
            <text:p>0,336527</text:p>
          </table:table-cell>
          <table:table-cell office:value-type="float" office:value="0.007503" calcext:value-type="float">
            <text:p>0,00750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97_len100000.txt </text:p>
          </table:table-cell>
          <table:table-cell office:value-type="float" office:value="427062.221623" calcext:value-type="float">
            <text:p>427062,221623</text:p>
          </table:table-cell>
          <table:table-cell office:value-type="float" office:value="9934" calcext:value-type="float">
            <text:p>9934</text:p>
          </table:table-cell>
          <table:table-cell office:value-type="float" office:value="0.337941" calcext:value-type="float">
            <text:p>0,337941</text:p>
          </table:table-cell>
          <table:table-cell office:value-type="float" office:value="0.007407" calcext:value-type="float">
            <text:p>0,00740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87_len100000.txt </text:p>
          </table:table-cell>
          <table:table-cell office:value-type="float" office:value="517825.040296" calcext:value-type="float">
            <text:p>517825,040296</text:p>
          </table:table-cell>
          <table:table-cell office:value-type="float" office:value="8037" calcext:value-type="float">
            <text:p>8037</text:p>
          </table:table-cell>
          <table:table-cell office:value-type="float" office:value="0.36559" calcext:value-type="float">
            <text:p>0,36559</text:p>
          </table:table-cell>
          <table:table-cell office:value-type="float" office:value="0.007236" calcext:value-type="float">
            <text:p>0,00723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86_len100000.txt </text:p>
          </table:table-cell>
          <table:table-cell office:value-type="float" office:value="500042.940074" calcext:value-type="float">
            <text:p>500042,940074</text:p>
          </table:table-cell>
          <table:table-cell office:value-type="float" office:value="7709" calcext:value-type="float">
            <text:p>7709</text:p>
          </table:table-cell>
          <table:table-cell office:value-type="float" office:value="0.367394" calcext:value-type="float">
            <text:p>0,367394</text:p>
          </table:table-cell>
          <table:table-cell office:value-type="float" office:value="0.007227" calcext:value-type="float">
            <text:p>0,00722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98_len100000.txt </text:p>
          </table:table-cell>
          <table:table-cell office:value-type="float" office:value="446368.034241" calcext:value-type="float">
            <text:p>446368,034241</text:p>
          </table:table-cell>
          <table:table-cell office:value-type="float" office:value="10282" calcext:value-type="float">
            <text:p>10282</text:p>
          </table:table-cell>
          <table:table-cell office:value-type="float" office:value="0.341249" calcext:value-type="float">
            <text:p>0,341249</text:p>
          </table:table-cell>
          <table:table-cell office:value-type="float" office:value="0.007052" calcext:value-type="float">
            <text:p>0,00705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88_len100000.txt </text:p>
          </table:table-cell>
          <table:table-cell office:value-type="float" office:value="527542.566507" calcext:value-type="float">
            <text:p>527542,566507</text:p>
          </table:table-cell>
          <table:table-cell office:value-type="float" office:value="8378" calcext:value-type="float">
            <text:p>8378</text:p>
          </table:table-cell>
          <table:table-cell office:value-type="float" office:value="0.36916" calcext:value-type="float">
            <text:p>0,36916</text:p>
          </table:table-cell>
          <table:table-cell office:value-type="float" office:value="0.006837" calcext:value-type="float">
            <text:p>0,00683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89_len100000.txt </text:p>
          </table:table-cell>
          <table:table-cell office:value-type="float" office:value="514393.858154" calcext:value-type="float">
            <text:p>514393,858154</text:p>
          </table:table-cell>
          <table:table-cell office:value-type="float" office:value="8525" calcext:value-type="float">
            <text:p>8525</text:p>
          </table:table-cell>
          <table:table-cell office:value-type="float" office:value="0.365989" calcext:value-type="float">
            <text:p>0,365989</text:p>
          </table:table-cell>
          <table:table-cell office:value-type="float" office:value="0.006603" calcext:value-type="float">
            <text:p>0,00660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1.00_len100000.txt </text:p>
          </table:table-cell>
          <table:table-cell office:value-type="float" office:value="479520.235857" calcext:value-type="float">
            <text:p>479520,235857</text:p>
          </table:table-cell>
          <table:table-cell office:value-type="float" office:value="10839" calcext:value-type="float">
            <text:p>10839</text:p>
          </table:table-cell>
          <table:table-cell office:value-type="float" office:value="0.346737" calcext:value-type="float">
            <text:p>0,346737</text:p>
          </table:table-cell>
          <table:table-cell office:value-type="float" office:value="0.006529" calcext:value-type="float">
            <text:p>0,00652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6_temp0.99_len100000.txt </text:p>
          </table:table-cell>
          <table:table-cell office:value-type="float" office:value="448858.593313" calcext:value-type="float">
            <text:p>448858,593313</text:p>
          </table:table-cell>
          <table:table-cell office:value-type="float" office:value="10646" calcext:value-type="float">
            <text:p>10646</text:p>
          </table:table-cell>
          <table:table-cell office:value-type="float" office:value="0.341616" calcext:value-type="float">
            <text:p>0,341616</text:p>
          </table:table-cell>
          <table:table-cell office:value-type="float" office:value="0.006441" calcext:value-type="float">
            <text:p>0,00644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90_len100000.txt </text:p>
          </table:table-cell>
          <table:table-cell office:value-type="float" office:value="522622.965066" calcext:value-type="float">
            <text:p>522622,965066</text:p>
          </table:table-cell>
          <table:table-cell office:value-type="float" office:value="8863" calcext:value-type="float">
            <text:p>8863</text:p>
          </table:table-cell>
          <table:table-cell office:value-type="float" office:value="0.368306" calcext:value-type="float">
            <text:p>0,368306</text:p>
          </table:table-cell>
          <table:table-cell office:value-type="float" office:value="0.006299" calcext:value-type="float">
            <text:p>0,00629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91_len100000.txt </text:p>
          </table:table-cell>
          <table:table-cell office:value-type="float" office:value="544754.945152" calcext:value-type="float">
            <text:p>544754,945152</text:p>
          </table:table-cell>
          <table:table-cell office:value-type="float" office:value="9186" calcext:value-type="float">
            <text:p>9186</text:p>
          </table:table-cell>
          <table:table-cell office:value-type="float" office:value="0.367657" calcext:value-type="float">
            <text:p>0,367657</text:p>
          </table:table-cell>
          <table:table-cell office:value-type="float" office:value="0.006142" calcext:value-type="float">
            <text:p>0,00614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92_len100000.txt </text:p>
          </table:table-cell>
          <table:table-cell office:value-type="float" office:value="539749.265843" calcext:value-type="float">
            <text:p>539749,265843</text:p>
          </table:table-cell>
          <table:table-cell office:value-type="float" office:value="9548" calcext:value-type="float">
            <text:p>9548</text:p>
          </table:table-cell>
          <table:table-cell office:value-type="float" office:value="0.369178" calcext:value-type="float">
            <text:p>0,369178</text:p>
          </table:table-cell>
          <table:table-cell office:value-type="float" office:value="0.005865" calcext:value-type="float">
            <text:p>0,00586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93_len100000.txt </text:p>
          </table:table-cell>
          <table:table-cell office:value-type="float" office:value="550413.575119" calcext:value-type="float">
            <text:p>550413,575119</text:p>
          </table:table-cell>
          <table:table-cell office:value-type="float" office:value="9764" calcext:value-type="float">
            <text:p>9764</text:p>
          </table:table-cell>
          <table:table-cell office:value-type="float" office:value="0.369453" calcext:value-type="float">
            <text:p>0,369453</text:p>
          </table:table-cell>
          <table:table-cell office:value-type="float" office:value="0.005518" calcext:value-type="float">
            <text:p>0,00551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94_len100000.txt </text:p>
          </table:table-cell>
          <table:table-cell office:value-type="float" office:value="550907.361591" calcext:value-type="float">
            <text:p>550907,361591</text:p>
          </table:table-cell>
          <table:table-cell office:value-type="float" office:value="10067" calcext:value-type="float">
            <text:p>10067</text:p>
          </table:table-cell>
          <table:table-cell office:value-type="float" office:value="0.369181" calcext:value-type="float">
            <text:p>0,369181</text:p>
          </table:table-cell>
          <table:table-cell office:value-type="float" office:value="0.005395" calcext:value-type="float">
            <text:p>0,00539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95_len100000.txt </text:p>
          </table:table-cell>
          <table:table-cell office:value-type="float" office:value="563306.951558" calcext:value-type="float">
            <text:p>563306,951558</text:p>
          </table:table-cell>
          <table:table-cell office:value-type="float" office:value="10438" calcext:value-type="float">
            <text:p>10438</text:p>
          </table:table-cell>
          <table:table-cell office:value-type="float" office:value="0.373111" calcext:value-type="float">
            <text:p>0,373111</text:p>
          </table:table-cell>
          <table:table-cell office:value-type="float" office:value="0.004912" calcext:value-type="float">
            <text:p>0,00491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96_len100000.txt </text:p>
          </table:table-cell>
          <table:table-cell office:value-type="float" office:value="551574.85026" calcext:value-type="float">
            <text:p>551574,85026</text:p>
          </table:table-cell>
          <table:table-cell office:value-type="float" office:value="10632" calcext:value-type="float">
            <text:p>10632</text:p>
          </table:table-cell>
          <table:table-cell office:value-type="float" office:value="0.371145" calcext:value-type="float">
            <text:p>0,371145</text:p>
          </table:table-cell>
          <table:table-cell office:value-type="float" office:value="0.004796" calcext:value-type="float">
            <text:p>0,00479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97_len100000.txt </text:p>
          </table:table-cell>
          <table:table-cell office:value-type="float" office:value="588002.56331" calcext:value-type="float">
            <text:p>588002,56331</text:p>
          </table:table-cell>
          <table:table-cell office:value-type="float" office:value="11190" calcext:value-type="float">
            <text:p>11190</text:p>
          </table:table-cell>
          <table:table-cell office:value-type="float" office:value="0.375099" calcext:value-type="float">
            <text:p>0,375099</text:p>
          </table:table-cell>
          <table:table-cell office:value-type="float" office:value="0.004657" calcext:value-type="float">
            <text:p>0,00465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98_len100000.txt </text:p>
          </table:table-cell>
          <table:table-cell office:value-type="float" office:value="590041.839628" calcext:value-type="float">
            <text:p>590041,839628</text:p>
          </table:table-cell>
          <table:table-cell office:value-type="float" office:value="11315" calcext:value-type="float">
            <text:p>11315</text:p>
          </table:table-cell>
          <table:table-cell office:value-type="float" office:value="0.377746" calcext:value-type="float">
            <text:p>0,377746</text:p>
          </table:table-cell>
          <table:table-cell office:value-type="float" office:value="0.004493" calcext:value-type="float">
            <text:p>0,00449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0.99_len100000.txt </text:p>
          </table:table-cell>
          <table:table-cell office:value-type="float" office:value="596820.436148" calcext:value-type="float">
            <text:p>596820,436148</text:p>
          </table:table-cell>
          <table:table-cell office:value-type="float" office:value="11663" calcext:value-type="float">
            <text:p>11663</text:p>
          </table:table-cell>
          <table:table-cell office:value-type="float" office:value="0.380692" calcext:value-type="float">
            <text:p>0,380692</text:p>
          </table:table-cell>
          <table:table-cell office:value-type="float" office:value="0.004466" calcext:value-type="float">
            <text:p>0,00446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auloCoehlo/RedNeuronal/id_005_temp1.00_len100000.txt </text:p>
          </table:table-cell>
          <table:table-cell office:value-type="float" office:value="579894.760368" calcext:value-type="float">
            <text:p>579894,760368</text:p>
          </table:table-cell>
          <table:table-cell office:value-type="float" office:value="12103" calcext:value-type="float">
            <text:p>12103</text:p>
          </table:table-cell>
          <table:table-cell office:value-type="float" office:value="0.381277" calcext:value-type="float">
            <text:p>0,381277</text:p>
          </table:table-cell>
          <table:table-cell office:value-type="float" office:value="0.004025" calcext:value-type="float">
            <text:p>0,004025</text:p>
          </table:table-cell>
          <table:table-cell office:value-type="string" calcext:value-type="string">
            <text:p>Red Neuronal</text:p>
          </table:table-cell>
        </table:table-row>
      </table:table>
      <table:table table:name="Poe" table:style-name="ta1"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dentificador del Archivo</text:p>
          </table:table-cell>
          <table:table-cell office:value-type="string" calcext:value-type="string">
            <text:p>Chi Cuadrado Poe</text:p>
          </table:table-cell>
          <table:table-cell office:value-type="string" calcext:value-type="string">
            <text:p>N° Laplaces</text:p>
          </table:table-cell>
          <table:table-cell office:value-type="string" calcext:value-type="string">
            <text:p>Variación Total</text:p>
          </table:table-cell>
          <table:table-cell office:value-type="string" calcext:value-type="string">
            <text:p>Semejanza de Jaccard</text:p>
          </table:table-cell>
          <table:table-cell office:value-type="string" calcext:value-type="string">
            <text:p>Generado Por</text:p>
          </table:table-cell>
        </table:table-row>
        <table:table-row table:style-name="ro1">
          <table:table-cell office:value-type="string" calcext:value-type="string">
            <text:p>Poe/RedNeuronal/id_018_temp0,50_len100000,txt </text:p>
          </table:table-cell>
          <table:table-cell office:value-type="float" office:value="191721.48104" calcext:value-type="float">
            <text:p>191721,48104</text:p>
          </table:table-cell>
          <table:table-cell office:value-type="float" office:value="103" calcext:value-type="float">
            <text:p>103</text:p>
          </table:table-cell>
          <table:table-cell office:value-type="float" office:value="0.452347" calcext:value-type="float">
            <text:p>0,452347</text:p>
          </table:table-cell>
          <table:table-cell table:style-name="ce5" office:value-type="float" office:value="0.025936" calcext:value-type="float">
            <text:p>0,02593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,53_len100000,txt </text:p>
          </table:table-cell>
          <table:table-cell office:value-type="float" office:value="161988.230883" calcext:value-type="float">
            <text:p>161988,230883</text:p>
          </table:table-cell>
          <table:table-cell office:value-type="float" office:value="115" calcext:value-type="float">
            <text:p>115</text:p>
          </table:table-cell>
          <table:table-cell office:value-type="float" office:value="0.429459" calcext:value-type="float">
            <text:p>0,429459</text:p>
          </table:table-cell>
          <table:table-cell office:value-type="float" office:value="0.025898" calcext:value-type="float">
            <text:p>0,02589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,47_len100000,txt </text:p>
          </table:table-cell>
          <table:table-cell office:value-type="float" office:value="254256.129757" calcext:value-type="float">
            <text:p>254256,129757</text:p>
          </table:table-cell>
          <table:table-cell office:value-type="float" office:value="77" calcext:value-type="float">
            <text:p>77</text:p>
          </table:table-cell>
          <table:table-cell office:value-type="float" office:value="0.486438" calcext:value-type="float">
            <text:p>0,486438</text:p>
          </table:table-cell>
          <table:table-cell office:value-type="float" office:value="0.025872" calcext:value-type="float">
            <text:p>0,02587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50_len100000,txt </text:p>
          </table:table-cell>
          <table:table-cell office:value-type="float" office:value="177382.765625" calcext:value-type="float">
            <text:p>177382,765625</text:p>
          </table:table-cell>
          <table:table-cell office:value-type="float" office:value="173" calcext:value-type="float">
            <text:p>173</text:p>
          </table:table-cell>
          <table:table-cell office:value-type="float" office:value="0.446247" calcext:value-type="float">
            <text:p>0,446247</text:p>
          </table:table-cell>
          <table:table-cell office:value-type="float" office:value="0.025338" calcext:value-type="float">
            <text:p>0,02533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,44_len100000,txt </text:p>
          </table:table-cell>
          <table:table-cell office:value-type="float" office:value="328871.782426" calcext:value-type="float">
            <text:p>328871,782426</text:p>
          </table:table-cell>
          <table:table-cell office:value-type="float" office:value="59" calcext:value-type="float">
            <text:p>59</text:p>
          </table:table-cell>
          <table:table-cell office:value-type="float" office:value="0.517005" calcext:value-type="float">
            <text:p>0,517005</text:p>
          </table:table-cell>
          <table:table-cell office:value-type="float" office:value="0.025146" calcext:value-type="float">
            <text:p>0,02514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47_len100000,txt </text:p>
          </table:table-cell>
          <table:table-cell office:value-type="float" office:value="244690.517587" calcext:value-type="float">
            <text:p>244690,517587</text:p>
          </table:table-cell>
          <table:table-cell office:value-type="float" office:value="102" calcext:value-type="float">
            <text:p>102</text:p>
          </table:table-cell>
          <table:table-cell office:value-type="float" office:value="0.476193" calcext:value-type="float">
            <text:p>0,476193</text:p>
          </table:table-cell>
          <table:table-cell office:value-type="float" office:value="0.025117" calcext:value-type="float">
            <text:p>0,02511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,56_len100000,txt </text:p>
          </table:table-cell>
          <table:table-cell office:value-type="float" office:value="137854.531889" calcext:value-type="float">
            <text:p>137854,531889</text:p>
          </table:table-cell>
          <table:table-cell office:value-type="float" office:value="171" calcext:value-type="float">
            <text:p>171</text:p>
          </table:table-cell>
          <table:table-cell office:value-type="float" office:value="0.397776" calcext:value-type="float">
            <text:p>0,397776</text:p>
          </table:table-cell>
          <table:table-cell office:value-type="float" office:value="0.025028" calcext:value-type="float">
            <text:p>0,02502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53_len100000,txt </text:p>
          </table:table-cell>
          <table:table-cell office:value-type="float" office:value="149574.963946" calcext:value-type="float">
            <text:p>149574,963946</text:p>
          </table:table-cell>
          <table:table-cell office:value-type="float" office:value="188" calcext:value-type="float">
            <text:p>188</text:p>
          </table:table-cell>
          <table:table-cell office:value-type="float" office:value="0.420786" calcext:value-type="float">
            <text:p>0,420786</text:p>
          </table:table-cell>
          <table:table-cell office:value-type="float" office:value="0.024906" calcext:value-type="float">
            <text:p>0,02490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,59_len100000,txt </text:p>
          </table:table-cell>
          <table:table-cell office:value-type="float" office:value="119061.812216" calcext:value-type="float">
            <text:p>119061,812216</text:p>
          </table:table-cell>
          <table:table-cell office:value-type="float" office:value="210" calcext:value-type="float">
            <text:p>210</text:p>
          </table:table-cell>
          <table:table-cell office:value-type="float" office:value="0.375464" calcext:value-type="float">
            <text:p>0,375464</text:p>
          </table:table-cell>
          <table:table-cell office:value-type="float" office:value="0.02483" calcext:value-type="float">
            <text:p>0,0248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,60_len100000,txt </text:p>
          </table:table-cell>
          <table:table-cell office:value-type="float" office:value="112788.97142" calcext:value-type="float">
            <text:p>112788,97142</text:p>
          </table:table-cell>
          <table:table-cell office:value-type="float" office:value="222" calcext:value-type="float">
            <text:p>222</text:p>
          </table:table-cell>
          <table:table-cell office:value-type="float" office:value="0.375119" calcext:value-type="float">
            <text:p>0,375119</text:p>
          </table:table-cell>
          <table:table-cell office:value-type="float" office:value="0.024465" calcext:value-type="float">
            <text:p>0,02446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56_len100000,txt </text:p>
          </table:table-cell>
          <table:table-cell office:value-type="float" office:value="126798.275304" calcext:value-type="float">
            <text:p>126798,275304</text:p>
          </table:table-cell>
          <table:table-cell office:value-type="float" office:value="198" calcext:value-type="float">
            <text:p>198</text:p>
          </table:table-cell>
          <table:table-cell office:value-type="float" office:value="0.394061" calcext:value-type="float">
            <text:p>0,394061</text:p>
          </table:table-cell>
          <table:table-cell office:value-type="float" office:value="0.024356" calcext:value-type="float">
            <text:p>0,02435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44_len100000,txt </text:p>
          </table:table-cell>
          <table:table-cell office:value-type="float" office:value="336686.722895" calcext:value-type="float">
            <text:p>336686,722895</text:p>
          </table:table-cell>
          <table:table-cell office:value-type="float" office:value="86" calcext:value-type="float">
            <text:p>86</text:p>
          </table:table-cell>
          <table:table-cell office:value-type="float" office:value="0.50902" calcext:value-type="float">
            <text:p>0,50902</text:p>
          </table:table-cell>
          <table:table-cell office:value-type="float" office:value="0.024354" calcext:value-type="float">
            <text:p>0,02435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59_len100000,txt </text:p>
          </table:table-cell>
          <table:table-cell office:value-type="float" office:value="110029.531941" calcext:value-type="float">
            <text:p>110029,531941</text:p>
          </table:table-cell>
          <table:table-cell office:value-type="float" office:value="249" calcext:value-type="float">
            <text:p>249</text:p>
          </table:table-cell>
          <table:table-cell office:value-type="float" office:value="0.37391" calcext:value-type="float">
            <text:p>0,37391</text:p>
          </table:table-cell>
          <table:table-cell office:value-type="float" office:value="0.023661" calcext:value-type="float">
            <text:p>0,02366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,63_len100000,txt </text:p>
          </table:table-cell>
          <table:table-cell office:value-type="float" office:value="101191.106688" calcext:value-type="float">
            <text:p>101191,106688</text:p>
          </table:table-cell>
          <table:table-cell office:value-type="float" office:value="269" calcext:value-type="float">
            <text:p>269</text:p>
          </table:table-cell>
          <table:table-cell office:value-type="float" office:value="0.350836" calcext:value-type="float">
            <text:p>0,350836</text:p>
          </table:table-cell>
          <table:table-cell office:value-type="float" office:value="0.023515" calcext:value-type="float">
            <text:p>0,02351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60_len100000,txt </text:p>
          </table:table-cell>
          <table:table-cell office:value-type="float" office:value="109449.405466" calcext:value-type="float">
            <text:p>109449,405466</text:p>
          </table:table-cell>
          <table:table-cell office:value-type="float" office:value="278" calcext:value-type="float">
            <text:p>278</text:p>
          </table:table-cell>
          <table:table-cell office:value-type="float" office:value="0.367357" calcext:value-type="float">
            <text:p>0,367357</text:p>
          </table:table-cell>
          <table:table-cell office:value-type="float" office:value="0.023316" calcext:value-type="float">
            <text:p>0,02331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,41_len100000,txt </text:p>
          </table:table-cell>
          <table:table-cell office:value-type="float" office:value="637993.446017" calcext:value-type="float">
            <text:p>637993,446017</text:p>
          </table:table-cell>
          <table:table-cell office:value-type="float" office:value="44" calcext:value-type="float">
            <text:p>44</text:p>
          </table:table-cell>
          <table:table-cell office:value-type="float" office:value="0.559674" calcext:value-type="float">
            <text:p>0,559674</text:p>
          </table:table-cell>
          <table:table-cell office:value-type="float" office:value="0.022908" calcext:value-type="float">
            <text:p>0,02290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,66_len100000,txt </text:p>
          </table:table-cell>
          <table:table-cell office:value-type="float" office:value="92063.471641" calcext:value-type="float">
            <text:p>92063,471641</text:p>
          </table:table-cell>
          <table:table-cell office:value-type="float" office:value="391" calcext:value-type="float">
            <text:p>391</text:p>
          </table:table-cell>
          <table:table-cell office:value-type="float" office:value="0.326966" calcext:value-type="float">
            <text:p>0,326966</text:p>
          </table:table-cell>
          <table:table-cell office:value-type="float" office:value="0.022744" calcext:value-type="float">
            <text:p>0,02274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63_len100000,txt </text:p>
          </table:table-cell>
          <table:table-cell office:value-type="float" office:value="95782.156134" calcext:value-type="float">
            <text:p>95782,156134</text:p>
          </table:table-cell>
          <table:table-cell office:value-type="float" office:value="383" calcext:value-type="float">
            <text:p>383</text:p>
          </table:table-cell>
          <table:table-cell office:value-type="float" office:value="0.340336" calcext:value-type="float">
            <text:p>0,340336</text:p>
          </table:table-cell>
          <table:table-cell office:value-type="float" office:value="0.022099" calcext:value-type="float">
            <text:p>0,02209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,69_len100000,txt </text:p>
          </table:table-cell>
          <table:table-cell office:value-type="float" office:value="82490.236441" calcext:value-type="float">
            <text:p>82490,236441</text:p>
          </table:table-cell>
          <table:table-cell office:value-type="float" office:value="444" calcext:value-type="float">
            <text:p>444</text:p>
          </table:table-cell>
          <table:table-cell office:value-type="float" office:value="0.305134" calcext:value-type="float">
            <text:p>0,305134</text:p>
          </table:table-cell>
          <table:table-cell office:value-type="float" office:value="0.021687" calcext:value-type="float">
            <text:p>0,02168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66_len100000,txt </text:p>
          </table:table-cell>
          <table:table-cell office:value-type="float" office:value="88485.519316" calcext:value-type="float">
            <text:p>88485,519316</text:p>
          </table:table-cell>
          <table:table-cell office:value-type="float" office:value="460" calcext:value-type="float">
            <text:p>460</text:p>
          </table:table-cell>
          <table:table-cell office:value-type="float" office:value="0.323205" calcext:value-type="float">
            <text:p>0,323205</text:p>
          </table:table-cell>
          <table:table-cell office:value-type="float" office:value="0.021585" calcext:value-type="float">
            <text:p>0,02158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PAQ/Poe_PAQ_0,79,txt </text:p>
          </table:table-cell>
          <table:table-cell office:value-type="float" office:value="178123.849223" calcext:value-type="float">
            <text:p>178123,849223</text:p>
          </table:table-cell>
          <table:table-cell office:value-type="float" office:value="29" calcext:value-type="float">
            <text:p>29</text:p>
          </table:table-cell>
          <table:table-cell office:value-type="float" office:value="0.407861" calcext:value-type="float">
            <text:p>0,407861</text:p>
          </table:table-cell>
          <table:table-cell office:value-type="float" office:value="0.021385" calcext:value-type="float">
            <text:p>0,021385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oe/PAQ/Poe_PAQ_0,75,txt </text:p>
          </table:table-cell>
          <table:table-cell office:value-type="float" office:value="236994.198244" calcext:value-type="float">
            <text:p>236994,198244</text:p>
          </table:table-cell>
          <table:table-cell office:value-type="float" office:value="16" calcext:value-type="float">
            <text:p>16</text:p>
          </table:table-cell>
          <table:table-cell office:value-type="float" office:value="0.439168" calcext:value-type="float">
            <text:p>0,439168</text:p>
          </table:table-cell>
          <table:table-cell office:value-type="float" office:value="0.021168" calcext:value-type="float">
            <text:p>0,021168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oe/PAQ/Poe_PAQ_0,77,txt </text:p>
          </table:table-cell>
          <table:table-cell office:value-type="float" office:value="205200.442491" calcext:value-type="float">
            <text:p>205200,442491</text:p>
          </table:table-cell>
          <table:table-cell office:value-type="float" office:value="26" calcext:value-type="float">
            <text:p>26</text:p>
          </table:table-cell>
          <table:table-cell office:value-type="float" office:value="0.428902" calcext:value-type="float">
            <text:p>0,428902</text:p>
          </table:table-cell>
          <table:table-cell office:value-type="float" office:value="0.021167" calcext:value-type="float">
            <text:p>0,021167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oe/RedNeuronal/id_016_temp0,59_len100000,txt </text:p>
          </table:table-cell>
          <table:table-cell office:value-type="float" office:value="246934.055134" calcext:value-type="float">
            <text:p>246934,055134</text:p>
          </table:table-cell>
          <table:table-cell office:value-type="float" office:value="381" calcext:value-type="float">
            <text:p>381</text:p>
          </table:table-cell>
          <table:table-cell office:value-type="float" office:value="0.415289" calcext:value-type="float">
            <text:p>0,415289</text:p>
          </table:table-cell>
          <table:table-cell office:value-type="float" office:value="0.021006" calcext:value-type="float">
            <text:p>0,02100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,72_len100000,txt </text:p>
          </table:table-cell>
          <table:table-cell office:value-type="float" office:value="79661.343336" calcext:value-type="float">
            <text:p>79661,343336</text:p>
          </table:table-cell>
          <table:table-cell office:value-type="float" office:value="535" calcext:value-type="float">
            <text:p>535</text:p>
          </table:table-cell>
          <table:table-cell office:value-type="float" office:value="0.291748" calcext:value-type="float">
            <text:p>0,291748</text:p>
          </table:table-cell>
          <table:table-cell office:value-type="float" office:value="0.020851" calcext:value-type="float">
            <text:p>0,02085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PAQ/Poe_PAQ_0,73,txt </text:p>
          </table:table-cell>
          <table:table-cell office:value-type="float" office:value="282932.988594" calcext:value-type="float">
            <text:p>282932,988594</text:p>
          </table:table-cell>
          <table:table-cell office:value-type="float" office:value="10" calcext:value-type="float">
            <text:p>10</text:p>
          </table:table-cell>
          <table:table-cell office:value-type="float" office:value="0.461837" calcext:value-type="float">
            <text:p>0,461837</text:p>
          </table:table-cell>
          <table:table-cell office:value-type="float" office:value="0.020821" calcext:value-type="float">
            <text:p>0,020821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oe/RedNeuronal/id_016_temp0,56_len100000,txt </text:p>
          </table:table-cell>
          <table:table-cell office:value-type="float" office:value="357028.382626" calcext:value-type="float">
            <text:p>357028,382626</text:p>
          </table:table-cell>
          <table:table-cell office:value-type="float" office:value="277" calcext:value-type="float">
            <text:p>277</text:p>
          </table:table-cell>
          <table:table-cell office:value-type="float" office:value="0.443243" calcext:value-type="float">
            <text:p>0,443243</text:p>
          </table:table-cell>
          <table:table-cell office:value-type="float" office:value="0.020809" calcext:value-type="float">
            <text:p>0,02080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PAQ/Poe_PAQ_0,70,txt </text:p>
          </table:table-cell>
          <table:table-cell office:value-type="float" office:value="319535.454148" calcext:value-type="float">
            <text:p>319535,454148</text:p>
          </table:table-cell>
          <table:table-cell office:value-type="float" office:value="12" calcext:value-type="float">
            <text:p>12</text:p>
          </table:table-cell>
          <table:table-cell office:value-type="float" office:value="0.466123" calcext:value-type="float">
            <text:p>0,466123</text:p>
          </table:table-cell>
          <table:table-cell office:value-type="float" office:value="0.020589" calcext:value-type="float">
            <text:p>0,020589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oe/RedNeuronal/id_016_temp0,53_len100000,txt </text:p>
          </table:table-cell>
          <table:table-cell office:value-type="float" office:value="579419.451616" calcext:value-type="float">
            <text:p>579419,451616</text:p>
          </table:table-cell>
          <table:table-cell office:value-type="float" office:value="204" calcext:value-type="float">
            <text:p>204</text:p>
          </table:table-cell>
          <table:table-cell office:value-type="float" office:value="0.473332" calcext:value-type="float">
            <text:p>0,473332</text:p>
          </table:table-cell>
          <table:table-cell office:value-type="float" office:value="0.020527" calcext:value-type="float">
            <text:p>0,02052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PAQ/Poe_PAQ_0,82,txt </text:p>
          </table:table-cell>
          <table:table-cell office:value-type="float" office:value="168194.615154" calcext:value-type="float">
            <text:p>168194,615154</text:p>
          </table:table-cell>
          <table:table-cell office:value-type="float" office:value="42" calcext:value-type="float">
            <text:p>42</text:p>
          </table:table-cell>
          <table:table-cell office:value-type="float" office:value="0.398099" calcext:value-type="float">
            <text:p>0,398099</text:p>
          </table:table-cell>
          <table:table-cell office:value-type="float" office:value="0.020446" calcext:value-type="float">
            <text:p>0,020446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oe/RedNeuronal/id_017_temp0,69_len100000,txt </text:p>
          </table:table-cell>
          <table:table-cell office:value-type="float" office:value="84328.971464" calcext:value-type="float">
            <text:p>84328,971464</text:p>
          </table:table-cell>
          <table:table-cell office:value-type="float" office:value="570" calcext:value-type="float">
            <text:p>570</text:p>
          </table:table-cell>
          <table:table-cell office:value-type="float" office:value="0.305047" calcext:value-type="float">
            <text:p>0,305047</text:p>
          </table:table-cell>
          <table:table-cell office:value-type="float" office:value="0.020438" calcext:value-type="float">
            <text:p>0,02043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,60_len100000,txt </text:p>
          </table:table-cell>
          <table:table-cell office:value-type="float" office:value="302360.92474" calcext:value-type="float">
            <text:p>302360,92474</text:p>
          </table:table-cell>
          <table:table-cell office:value-type="float" office:value="393" calcext:value-type="float">
            <text:p>393</text:p>
          </table:table-cell>
          <table:table-cell office:value-type="float" office:value="0.408878" calcext:value-type="float">
            <text:p>0,408878</text:p>
          </table:table-cell>
          <table:table-cell office:value-type="float" office:value="0.020397" calcext:value-type="float">
            <text:p>0,02039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PAQ/Poe_PAQ_0,85,txt </text:p>
          </table:table-cell>
          <table:table-cell office:value-type="float" office:value="141574.728218" calcext:value-type="float">
            <text:p>141574,728218</text:p>
          </table:table-cell>
          <table:table-cell office:value-type="float" office:value="43" calcext:value-type="float">
            <text:p>43</text:p>
          </table:table-cell>
          <table:table-cell office:value-type="float" office:value="0.375516" calcext:value-type="float">
            <text:p>0,375516</text:p>
          </table:table-cell>
          <table:table-cell office:value-type="float" office:value="0.020348" calcext:value-type="float">
            <text:p>0,020348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oe/RedNeuronal/id_018_temp0,75_len100000,txt </text:p>
          </table:table-cell>
          <table:table-cell table:style-name="ce5" office:value-type="float" office:value="75965.274812" calcext:value-type="float">
            <text:p>75965,274812</text:p>
          </table:table-cell>
          <table:table-cell office:value-type="float" office:value="641" calcext:value-type="float">
            <text:p>641</text:p>
          </table:table-cell>
          <table:table-cell office:value-type="float" office:value="0.278783" calcext:value-type="float">
            <text:p>0,278783</text:p>
          </table:table-cell>
          <table:table-cell office:value-type="float" office:value="0.020126" calcext:value-type="float">
            <text:p>0,02012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,63_len100000,txt </text:p>
          </table:table-cell>
          <table:table-cell office:value-type="float" office:value="249793.21397" calcext:value-type="float">
            <text:p>249793,21397</text:p>
          </table:table-cell>
          <table:table-cell office:value-type="float" office:value="457" calcext:value-type="float">
            <text:p>457</text:p>
          </table:table-cell>
          <table:table-cell office:value-type="float" office:value="0.389131" calcext:value-type="float">
            <text:p>0,389131</text:p>
          </table:table-cell>
          <table:table-cell office:value-type="float" office:value="0.019957" calcext:value-type="float">
            <text:p>0,01995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PAQ/Poe_PAQ_0,88,txt </text:p>
          </table:table-cell>
          <table:table-cell office:value-type="float" office:value="117339.045973" calcext:value-type="float">
            <text:p>117339,045973</text:p>
          </table:table-cell>
          <table:table-cell office:value-type="float" office:value="70" calcext:value-type="float">
            <text:p>70</text:p>
          </table:table-cell>
          <table:table-cell office:value-type="float" office:value="0.348351" calcext:value-type="float">
            <text:p>0,348351</text:p>
          </table:table-cell>
          <table:table-cell office:value-type="float" office:value="0.01968" calcext:value-type="float">
            <text:p>0,01968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oe/RedNeuronal/id_016_temp0,66_len100000,txt </text:p>
          </table:table-cell>
          <table:table-cell office:value-type="float" office:value="145095.945122" calcext:value-type="float">
            <text:p>145095,945122</text:p>
          </table:table-cell>
          <table:table-cell office:value-type="float" office:value="655" calcext:value-type="float">
            <text:p>655</text:p>
          </table:table-cell>
          <table:table-cell office:value-type="float" office:value="0.351885" calcext:value-type="float">
            <text:p>0,351885</text:p>
          </table:table-cell>
          <table:table-cell office:value-type="float" office:value="0.019649" calcext:value-type="float">
            <text:p>0,01964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72_len100000,txt </text:p>
          </table:table-cell>
          <table:table-cell office:value-type="float" office:value="81338.478887" calcext:value-type="float">
            <text:p>81338,478887</text:p>
          </table:table-cell>
          <table:table-cell office:value-type="float" office:value="732" calcext:value-type="float">
            <text:p>732</text:p>
          </table:table-cell>
          <table:table-cell office:value-type="float" office:value="0.28865" calcext:value-type="float">
            <text:p>0,28865</text:p>
          </table:table-cell>
          <table:table-cell office:value-type="float" office:value="0.019476" calcext:value-type="float">
            <text:p>0,01947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PAQ/Poe_PAQ_0,91,txt </text:p>
          </table:table-cell>
          <table:table-cell office:value-type="float" office:value="111899.007509" calcext:value-type="float">
            <text:p>111899,007509</text:p>
          </table:table-cell>
          <table:table-cell office:value-type="float" office:value="111" calcext:value-type="float">
            <text:p>111</text:p>
          </table:table-cell>
          <table:table-cell office:value-type="float" office:value="0.338013" calcext:value-type="float">
            <text:p>0,338013</text:p>
          </table:table-cell>
          <table:table-cell office:value-type="float" office:value="0.019189" calcext:value-type="float">
            <text:p>0,019189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oe/RedNeuronal/id_016_temp0,69_len100000,txt </text:p>
          </table:table-cell>
          <table:table-cell office:value-type="float" office:value="124977.595419" calcext:value-type="float">
            <text:p>124977,595419</text:p>
          </table:table-cell>
          <table:table-cell office:value-type="float" office:value="831" calcext:value-type="float">
            <text:p>831</text:p>
          </table:table-cell>
          <table:table-cell office:value-type="float" office:value="0.328598" calcext:value-type="float">
            <text:p>0,328598</text:p>
          </table:table-cell>
          <table:table-cell office:value-type="float" office:value="0.019119" calcext:value-type="float">
            <text:p>0,01911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,78_len100000,txt </text:p>
          </table:table-cell>
          <table:table-cell office:value-type="float" office:value="78103.246634" calcext:value-type="float">
            <text:p>78103,246634</text:p>
          </table:table-cell>
          <table:table-cell office:value-type="float" office:value="840" calcext:value-type="float">
            <text:p>840</text:p>
          </table:table-cell>
          <table:table-cell office:value-type="float" office:value="0.264583" calcext:value-type="float">
            <text:p>0,264583</text:p>
          </table:table-cell>
          <table:table-cell office:value-type="float" office:value="0.019063" calcext:value-type="float">
            <text:p>0,01906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41_len100000,txt </text:p>
          </table:table-cell>
          <table:table-cell office:value-type="float" office:value="1749379.818994" calcext:value-type="float">
            <text:p>1749379,818994</text:p>
          </table:table-cell>
          <table:table-cell office:value-type="float" office:value="36" calcext:value-type="float">
            <text:p>36</text:p>
          </table:table-cell>
          <table:table-cell office:value-type="float" office:value="0.593621" calcext:value-type="float">
            <text:p>0,593621</text:p>
          </table:table-cell>
          <table:table-cell office:value-type="float" office:value="0.018832" calcext:value-type="float">
            <text:p>0,01883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75_len100000,txt </text:p>
          </table:table-cell>
          <table:table-cell office:value-type="float" office:value="78060.172649" calcext:value-type="float">
            <text:p>78060,172649</text:p>
          </table:table-cell>
          <table:table-cell office:value-type="float" office:value="811" calcext:value-type="float">
            <text:p>811</text:p>
          </table:table-cell>
          <table:table-cell office:value-type="float" office:value="0.268706" calcext:value-type="float">
            <text:p>0,268706</text:p>
          </table:table-cell>
          <table:table-cell office:value-type="float" office:value="0.018485" calcext:value-type="float">
            <text:p>0,01848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PAQ/Poe_PAQ_0,93,txt </text:p>
          </table:table-cell>
          <table:table-cell office:value-type="float" office:value="104132.823485" calcext:value-type="float">
            <text:p>104132,823485</text:p>
          </table:table-cell>
          <table:table-cell office:value-type="float" office:value="145" calcext:value-type="float">
            <text:p>145</text:p>
          </table:table-cell>
          <table:table-cell office:value-type="float" office:value="0.32422" calcext:value-type="float">
            <text:p>0,32422</text:p>
          </table:table-cell>
          <table:table-cell office:value-type="float" office:value="0.01847" calcext:value-type="float">
            <text:p>0,01847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oe/RedNeuronal/id_017_temp0,38_len100000,txt </text:p>
          </table:table-cell>
          <table:table-cell office:value-type="float" office:value="1906372.316682" calcext:value-type="float">
            <text:p>1906372,316682</text:p>
          </table:table-cell>
          <table:table-cell office:value-type="float" office:value="30" calcext:value-type="float">
            <text:p>30</text:p>
          </table:table-cell>
          <table:table-cell office:value-type="float" office:value="0.623314" calcext:value-type="float">
            <text:p>0,623314</text:p>
          </table:table-cell>
          <table:table-cell office:value-type="float" office:value="0.018194" calcext:value-type="float">
            <text:p>0,01819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PAQ/Poe_PAQ_0,94,txt </text:p>
          </table:table-cell>
          <table:table-cell office:value-type="float" office:value="99199.255359" calcext:value-type="float">
            <text:p>99199,255359</text:p>
          </table:table-cell>
          <table:table-cell office:value-type="float" office:value="210" calcext:value-type="float">
            <text:p>210</text:p>
          </table:table-cell>
          <table:table-cell office:value-type="float" office:value="0.31472" calcext:value-type="float">
            <text:p>0,31472</text:p>
          </table:table-cell>
          <table:table-cell office:value-type="float" office:value="0.018149" calcext:value-type="float">
            <text:p>0,018149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oe/RedNeuronal/id_016_temp0,72_len100000,txt </text:p>
          </table:table-cell>
          <table:table-cell office:value-type="float" office:value="103536.683065" calcext:value-type="float">
            <text:p>103536,683065</text:p>
          </table:table-cell>
          <table:table-cell office:value-type="float" office:value="984" calcext:value-type="float">
            <text:p>984</text:p>
          </table:table-cell>
          <table:table-cell office:value-type="float" office:value="0.310169" calcext:value-type="float">
            <text:p>0,310169</text:p>
          </table:table-cell>
          <table:table-cell office:value-type="float" office:value="0.018146" calcext:value-type="float">
            <text:p>0,01814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,82_len100000,txt </text:p>
          </table:table-cell>
          <table:table-cell office:value-type="float" office:value="78993.694213" calcext:value-type="float">
            <text:p>78993,694213</text:p>
          </table:table-cell>
          <table:table-cell office:value-type="float" office:value="1019" calcext:value-type="float">
            <text:p>1019</text:p>
          </table:table-cell>
          <table:table-cell office:value-type="float" office:value="0.245344" calcext:value-type="float">
            <text:p>0,245344</text:p>
          </table:table-cell>
          <table:table-cell office:value-type="float" office:value="0.017881" calcext:value-type="float">
            <text:p>0,01788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78_len100000,txt </text:p>
          </table:table-cell>
          <table:table-cell office:value-type="float" office:value="80034.29784" calcext:value-type="float">
            <text:p>80034,29784</text:p>
          </table:table-cell>
          <table:table-cell office:value-type="float" office:value="995" calcext:value-type="float">
            <text:p>995</text:p>
          </table:table-cell>
          <table:table-cell office:value-type="float" office:value="0.259187" calcext:value-type="float">
            <text:p>0,259187</text:p>
          </table:table-cell>
          <table:table-cell office:value-type="float" office:value="0.017761" calcext:value-type="float">
            <text:p>0,01776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PAQ/Poe_PAQ_0,95,txt </text:p>
          </table:table-cell>
          <table:table-cell office:value-type="float" office:value="107261.861237" calcext:value-type="float">
            <text:p>107261,861237</text:p>
          </table:table-cell>
          <table:table-cell office:value-type="float" office:value="338" calcext:value-type="float">
            <text:p>338</text:p>
          </table:table-cell>
          <table:table-cell office:value-type="float" office:value="0.314072" calcext:value-type="float">
            <text:p>0,314072</text:p>
          </table:table-cell>
          <table:table-cell office:value-type="float" office:value="0.017602" calcext:value-type="float">
            <text:p>0,017602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oe/PAQ/Poe_PAQ_0,96,txt </text:p>
          </table:table-cell>
          <table:table-cell office:value-type="float" office:value="99760.827417" calcext:value-type="float">
            <text:p>99760,827417</text:p>
          </table:table-cell>
          <table:table-cell office:value-type="float" office:value="323" calcext:value-type="float">
            <text:p>323</text:p>
          </table:table-cell>
          <table:table-cell office:value-type="float" office:value="0.306491" calcext:value-type="float">
            <text:p>0,306491</text:p>
          </table:table-cell>
          <table:table-cell office:value-type="float" office:value="0.017502" calcext:value-type="float">
            <text:p>0,017502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oe/RedNeuronal/id_018_temp0,84_len100000,txt </text:p>
          </table:table-cell>
          <table:table-cell office:value-type="float" office:value="83881.054943" calcext:value-type="float">
            <text:p>83881,054943</text:p>
          </table:table-cell>
          <table:table-cell office:value-type="float" office:value="1198" calcext:value-type="float">
            <text:p>1198</text:p>
          </table:table-cell>
          <table:table-cell office:value-type="float" office:value="0.24239" calcext:value-type="float">
            <text:p>0,24239</text:p>
          </table:table-cell>
          <table:table-cell office:value-type="float" office:value="0.0172" calcext:value-type="float">
            <text:p>0,017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,75_len100000,txt </text:p>
          </table:table-cell>
          <table:table-cell office:value-type="float" office:value="101823.110579" calcext:value-type="float">
            <text:p>101823,110579</text:p>
          </table:table-cell>
          <table:table-cell office:value-type="float" office:value="1150" calcext:value-type="float">
            <text:p>1150</text:p>
          </table:table-cell>
          <table:table-cell office:value-type="float" office:value="0.292009" calcext:value-type="float">
            <text:p>0,292009</text:p>
          </table:table-cell>
          <table:table-cell office:value-type="float" office:value="0.017114" calcext:value-type="float">
            <text:p>0,01711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PAQ/Poe_PAQ_0,97,txt </text:p>
          </table:table-cell>
          <table:table-cell office:value-type="float" office:value="108447.120502" calcext:value-type="float">
            <text:p>108447,120502</text:p>
          </table:table-cell>
          <table:table-cell office:value-type="float" office:value="473" calcext:value-type="float">
            <text:p>473</text:p>
          </table:table-cell>
          <table:table-cell office:value-type="float" office:value="0.306882" calcext:value-type="float">
            <text:p>0,306882</text:p>
          </table:table-cell>
          <table:table-cell office:value-type="float" office:value="0.016969" calcext:value-type="float">
            <text:p>0,016969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oe/RedNeuronal/id_018_temp0,38_len100000,txt </text:p>
          </table:table-cell>
          <table:table-cell office:value-type="float" office:value="2618323.780604" calcext:value-type="float">
            <text:p>2618323,780604</text:p>
          </table:table-cell>
          <table:table-cell office:value-type="float" office:value="28" calcext:value-type="float">
            <text:p>28</text:p>
          </table:table-cell>
          <table:table-cell office:value-type="float" office:value="0.65513" calcext:value-type="float">
            <text:p>0,65513</text:p>
          </table:table-cell>
          <table:table-cell office:value-type="float" office:value="0.016935" calcext:value-type="float">
            <text:p>0,01693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,86_len100000,txt </text:p>
          </table:table-cell>
          <table:table-cell office:value-type="float" office:value="85665.736059" calcext:value-type="float">
            <text:p>85665,736059</text:p>
          </table:table-cell>
          <table:table-cell office:value-type="float" office:value="1324" calcext:value-type="float">
            <text:p>1324</text:p>
          </table:table-cell>
          <table:table-cell office:value-type="float" office:value="0.236544" calcext:value-type="float">
            <text:p>0,236544</text:p>
          </table:table-cell>
          <table:table-cell office:value-type="float" office:value="0.016586" calcext:value-type="float">
            <text:p>0,01658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82_len100000,txt </text:p>
          </table:table-cell>
          <table:table-cell office:value-type="float" office:value="85339.952967" calcext:value-type="float">
            <text:p>85339,952967</text:p>
          </table:table-cell>
          <table:table-cell office:value-type="float" office:value="1182" calcext:value-type="float">
            <text:p>1182</text:p>
          </table:table-cell>
          <table:table-cell office:value-type="float" office:value="0.248357" calcext:value-type="float">
            <text:p>0,248357</text:p>
          </table:table-cell>
          <table:table-cell office:value-type="float" office:value="0.016574" calcext:value-type="float">
            <text:p>0,01657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PAQ/Poe_PAQ_0,98,txt </text:p>
          </table:table-cell>
          <table:table-cell office:value-type="float" office:value="100613.71529" calcext:value-type="float">
            <text:p>100613,71529</text:p>
          </table:table-cell>
          <table:table-cell office:value-type="float" office:value="413" calcext:value-type="float">
            <text:p>413</text:p>
          </table:table-cell>
          <table:table-cell office:value-type="float" office:value="0.296316" calcext:value-type="float">
            <text:p>0,296316</text:p>
          </table:table-cell>
          <table:table-cell office:value-type="float" office:value="0.01648" calcext:value-type="float">
            <text:p>0,01648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oe/RedNeuronal/id_016_temp0,78_len100000,txt </text:p>
          </table:table-cell>
          <table:table-cell office:value-type="float" office:value="99203.430926" calcext:value-type="float">
            <text:p>99203,430926</text:p>
          </table:table-cell>
          <table:table-cell office:value-type="float" office:value="1302" calcext:value-type="float">
            <text:p>1302</text:p>
          </table:table-cell>
          <table:table-cell office:value-type="float" office:value="0.274732" calcext:value-type="float">
            <text:p>0,274732</text:p>
          </table:table-cell>
          <table:table-cell office:value-type="float" office:value="0.016058" calcext:value-type="float">
            <text:p>0,01605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,88_len100000,txt </text:p>
          </table:table-cell>
          <table:table-cell office:value-type="float" office:value="89167.016514" calcext:value-type="float">
            <text:p>89167,016514</text:p>
          </table:table-cell>
          <table:table-cell office:value-type="float" office:value="1444" calcext:value-type="float">
            <text:p>1444</text:p>
          </table:table-cell>
          <table:table-cell office:value-type="float" office:value="0.228815" calcext:value-type="float">
            <text:p>0,228815</text:p>
          </table:table-cell>
          <table:table-cell office:value-type="float" office:value="0.016043" calcext:value-type="float">
            <text:p>0,01604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84_len100000,txt </text:p>
          </table:table-cell>
          <table:table-cell office:value-type="float" office:value="89407.196531" calcext:value-type="float">
            <text:p>89407,196531</text:p>
          </table:table-cell>
          <table:table-cell office:value-type="float" office:value="1399" calcext:value-type="float">
            <text:p>1399</text:p>
          </table:table-cell>
          <table:table-cell office:value-type="float" office:value="0.239121" calcext:value-type="float">
            <text:p>0,239121</text:p>
          </table:table-cell>
          <table:table-cell office:value-type="float" office:value="0.015767" calcext:value-type="float">
            <text:p>0,01576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,90_len100000,txt </text:p>
          </table:table-cell>
          <table:table-cell office:value-type="float" office:value="91657.243595" calcext:value-type="float">
            <text:p>91657,243595</text:p>
          </table:table-cell>
          <table:table-cell office:value-type="float" office:value="1555" calcext:value-type="float">
            <text:p>1555</text:p>
          </table:table-cell>
          <table:table-cell office:value-type="float" office:value="0.224288" calcext:value-type="float">
            <text:p>0,224288</text:p>
          </table:table-cell>
          <table:table-cell office:value-type="float" office:value="0.015684" calcext:value-type="float">
            <text:p>0,01568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PAQ/Poe_PAQ_0,99,txt </text:p>
          </table:table-cell>
          <table:table-cell office:value-type="float" office:value="120802.312359" calcext:value-type="float">
            <text:p>120802,312359</text:p>
          </table:table-cell>
          <table:table-cell office:value-type="float" office:value="785" calcext:value-type="float">
            <text:p>785</text:p>
          </table:table-cell>
          <table:table-cell office:value-type="float" office:value="0.304375" calcext:value-type="float">
            <text:p>0,304375</text:p>
          </table:table-cell>
          <table:table-cell office:value-type="float" office:value="0.015654" calcext:value-type="float">
            <text:p>0,015654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oe/RedNeuronal/id_017_temp0,86_len100000,txt </text:p>
          </table:table-cell>
          <table:table-cell office:value-type="float" office:value="96084.064504" calcext:value-type="float">
            <text:p>96084,064504</text:p>
          </table:table-cell>
          <table:table-cell office:value-type="float" office:value="1665" calcext:value-type="float">
            <text:p>1665</text:p>
          </table:table-cell>
          <table:table-cell office:value-type="float" office:value="0.23062" calcext:value-type="float">
            <text:p>0,23062</text:p>
          </table:table-cell>
          <table:table-cell office:value-type="float" office:value="0.015177" calcext:value-type="float">
            <text:p>0,01517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,92_len100000,txt </text:p>
          </table:table-cell>
          <table:table-cell office:value-type="float" office:value="95814.740994" calcext:value-type="float">
            <text:p>95814,740994</text:p>
          </table:table-cell>
          <table:table-cell office:value-type="float" office:value="1662" calcext:value-type="float">
            <text:p>1662</text:p>
          </table:table-cell>
          <table:table-cell office:value-type="float" office:value="0.221959" calcext:value-type="float">
            <text:p>0,221959</text:p>
          </table:table-cell>
          <table:table-cell office:value-type="float" office:value="0.014996" calcext:value-type="float">
            <text:p>0,01499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,23_len100000,txt </text:p>
          </table:table-cell>
          <table:table-cell office:value-type="float" office:value="1398698.55374" calcext:value-type="float">
            <text:p>1398698,55374</text:p>
          </table:table-cell>
          <table:table-cell office:value-type="float" office:value="15" calcext:value-type="float">
            <text:p>15</text:p>
          </table:table-cell>
          <table:table-cell office:value-type="float" office:value="0.714172" calcext:value-type="float">
            <text:p>0,714172</text:p>
          </table:table-cell>
          <table:table-cell office:value-type="float" office:value="0.014942" calcext:value-type="float">
            <text:p>0,01494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,81_len100000,txt </text:p>
          </table:table-cell>
          <table:table-cell office:value-type="float" office:value="110184.072351" calcext:value-type="float">
            <text:p>110184,072351</text:p>
          </table:table-cell>
          <table:table-cell office:value-type="float" office:value="1676" calcext:value-type="float">
            <text:p>1676</text:p>
          </table:table-cell>
          <table:table-cell office:value-type="float" office:value="0.260452" calcext:value-type="float">
            <text:p>0,260452</text:p>
          </table:table-cell>
          <table:table-cell office:value-type="float" office:value="0.014696" calcext:value-type="float">
            <text:p>0,01469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,35_len100000,txt </text:p>
          </table:table-cell>
          <table:table-cell office:value-type="float" office:value="3637287.569951" calcext:value-type="float">
            <text:p>3637287,569951</text:p>
          </table:table-cell>
          <table:table-cell office:value-type="float" office:value="17" calcext:value-type="float">
            <text:p>17</text:p>
          </table:table-cell>
          <table:table-cell office:value-type="float" office:value="0.691679" calcext:value-type="float">
            <text:p>0,691679</text:p>
          </table:table-cell>
          <table:table-cell office:value-type="float" office:value="0.014696" calcext:value-type="float">
            <text:p>0,01469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88_len100000,txt </text:p>
          </table:table-cell>
          <table:table-cell office:value-type="float" office:value="102696.177976" calcext:value-type="float">
            <text:p>102696,177976</text:p>
          </table:table-cell>
          <table:table-cell office:value-type="float" office:value="1836" calcext:value-type="float">
            <text:p>1836</text:p>
          </table:table-cell>
          <table:table-cell office:value-type="float" office:value="0.225326" calcext:value-type="float">
            <text:p>0,225326</text:p>
          </table:table-cell>
          <table:table-cell office:value-type="float" office:value="0.014677" calcext:value-type="float">
            <text:p>0,01467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,94_len100000,txt </text:p>
          </table:table-cell>
          <table:table-cell office:value-type="float" office:value="105612.22858" calcext:value-type="float">
            <text:p>105612,22858</text:p>
          </table:table-cell>
          <table:table-cell office:value-type="float" office:value="2009" calcext:value-type="float">
            <text:p>2009</text:p>
          </table:table-cell>
          <table:table-cell office:value-type="float" office:value="0.216841" calcext:value-type="float">
            <text:p>0,216841</text:p>
          </table:table-cell>
          <table:table-cell office:value-type="float" office:value="0.01464" calcext:value-type="float">
            <text:p>0,0146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,82_len100000,txt </text:p>
          </table:table-cell>
          <table:table-cell office:value-type="float" office:value="103717.36509" calcext:value-type="float">
            <text:p>103717,36509</text:p>
          </table:table-cell>
          <table:table-cell office:value-type="float" office:value="1636" calcext:value-type="float">
            <text:p>1636</text:p>
          </table:table-cell>
          <table:table-cell office:value-type="float" office:value="0.255283" calcext:value-type="float">
            <text:p>0,255283</text:p>
          </table:table-cell>
          <table:table-cell office:value-type="float" office:value="0.014435" calcext:value-type="float">
            <text:p>0,01443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,84_len100000,txt </text:p>
          </table:table-cell>
          <table:table-cell office:value-type="float" office:value="115917.736617" calcext:value-type="float">
            <text:p>115917,736617</text:p>
          </table:table-cell>
          <table:table-cell office:value-type="float" office:value="1870" calcext:value-type="float">
            <text:p>1870</text:p>
          </table:table-cell>
          <table:table-cell office:value-type="float" office:value="0.257478" calcext:value-type="float">
            <text:p>0,257478</text:p>
          </table:table-cell>
          <table:table-cell office:value-type="float" office:value="0.014175" calcext:value-type="float">
            <text:p>0,01417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90_len100000,txt </text:p>
          </table:table-cell>
          <table:table-cell office:value-type="float" office:value="104034.166071" calcext:value-type="float">
            <text:p>104034,166071</text:p>
          </table:table-cell>
          <table:table-cell office:value-type="float" office:value="1872" calcext:value-type="float">
            <text:p>1872</text:p>
          </table:table-cell>
          <table:table-cell office:value-type="float" office:value="0.22049" calcext:value-type="float">
            <text:p>0,22049</text:p>
          </table:table-cell>
          <table:table-cell office:value-type="float" office:value="0.014171" calcext:value-type="float">
            <text:p>0,01417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PAQ/generadoPoePAQ,txt </text:p>
          </table:table-cell>
          <table:table-cell office:value-type="float" office:value="135692.946249" calcext:value-type="float">
            <text:p>135692,946249</text:p>
          </table:table-cell>
          <table:table-cell office:value-type="float" office:value="1191" calcext:value-type="float">
            <text:p>1191</text:p>
          </table:table-cell>
          <table:table-cell office:value-type="float" office:value="0.297265" calcext:value-type="float">
            <text:p>0,297265</text:p>
          </table:table-cell>
          <table:table-cell office:value-type="float" office:value="0.0138" calcext:value-type="float">
            <text:p>0,0138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Poe/RedNeuronal/id_018_temp0,96_len100000,txt </text:p>
          </table:table-cell>
          <table:table-cell office:value-type="float" office:value="110162.769334" calcext:value-type="float">
            <text:p>110162,769334</text:p>
          </table:table-cell>
          <table:table-cell office:value-type="float" office:value="2099" calcext:value-type="float">
            <text:p>2099</text:p>
          </table:table-cell>
          <table:table-cell office:value-type="float" office:value="0.214025" calcext:value-type="float">
            <text:p>0,214025</text:p>
          </table:table-cell>
          <table:table-cell office:value-type="float" office:value="0.013747" calcext:value-type="float">
            <text:p>0,01374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92_len100000,txt </text:p>
          </table:table-cell>
          <table:table-cell office:value-type="float" office:value="110632.610672" calcext:value-type="float">
            <text:p>110632,610672</text:p>
          </table:table-cell>
          <table:table-cell office:value-type="float" office:value="2081" calcext:value-type="float">
            <text:p>2081</text:p>
          </table:table-cell>
          <table:table-cell office:value-type="float" office:value="0.219929" calcext:value-type="float">
            <text:p>0,219929</text:p>
          </table:table-cell>
          <table:table-cell office:value-type="float" office:value="0.013618" calcext:value-type="float">
            <text:p>0,01361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,98_len100000,txt </text:p>
          </table:table-cell>
          <table:table-cell office:value-type="float" office:value="114429.569398" calcext:value-type="float">
            <text:p>114429,569398</text:p>
          </table:table-cell>
          <table:table-cell office:value-type="float" office:value="2148" calcext:value-type="float">
            <text:p>2148</text:p>
          </table:table-cell>
          <table:table-cell office:value-type="float" office:value="0.218009" calcext:value-type="float">
            <text:p>0,218009</text:p>
          </table:table-cell>
          <table:table-cell office:value-type="float" office:value="0.013423" calcext:value-type="float">
            <text:p>0,01342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,86_len100000,txt </text:p>
          </table:table-cell>
          <table:table-cell office:value-type="float" office:value="124603.505881" calcext:value-type="float">
            <text:p>124603,505881</text:p>
          </table:table-cell>
          <table:table-cell office:value-type="float" office:value="2130" calcext:value-type="float">
            <text:p>2130</text:p>
          </table:table-cell>
          <table:table-cell office:value-type="float" office:value="0.244526" calcext:value-type="float">
            <text:p>0,244526</text:p>
          </table:table-cell>
          <table:table-cell office:value-type="float" office:value="0.013289" calcext:value-type="float">
            <text:p>0,01328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1,00_len100000,txt </text:p>
          </table:table-cell>
          <table:table-cell office:value-type="float" office:value="126854.888354" calcext:value-type="float">
            <text:p>126854,888354</text:p>
          </table:table-cell>
          <table:table-cell office:value-type="float" office:value="2512" calcext:value-type="float">
            <text:p>2512</text:p>
          </table:table-cell>
          <table:table-cell office:value-type="float" office:value="0.217708" calcext:value-type="float">
            <text:p>0,217708</text:p>
          </table:table-cell>
          <table:table-cell office:value-type="float" office:value="0.012936" calcext:value-type="float">
            <text:p>0,01293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94_len100000,txt </text:p>
          </table:table-cell>
          <table:table-cell office:value-type="float" office:value="123215.375446" calcext:value-type="float">
            <text:p>123215,375446</text:p>
          </table:table-cell>
          <table:table-cell office:value-type="float" office:value="2328" calcext:value-type="float">
            <text:p>2328</text:p>
          </table:table-cell>
          <table:table-cell office:value-type="float" office:value="0.217604" calcext:value-type="float">
            <text:p>0,217604</text:p>
          </table:table-cell>
          <table:table-cell office:value-type="float" office:value="0.012863" calcext:value-type="float">
            <text:p>0,01286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,88_len100000,txt </text:p>
          </table:table-cell>
          <table:table-cell office:value-type="float" office:value="131333.53074" calcext:value-type="float">
            <text:p>131333,53074</text:p>
          </table:table-cell>
          <table:table-cell office:value-type="float" office:value="2302" calcext:value-type="float">
            <text:p>2302</text:p>
          </table:table-cell>
          <table:table-cell office:value-type="float" office:value="0.240301" calcext:value-type="float">
            <text:p>0,240301</text:p>
          </table:table-cell>
          <table:table-cell office:value-type="float" office:value="0.012748" calcext:value-type="float">
            <text:p>0,01274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96_len100000,txt </text:p>
          </table:table-cell>
          <table:table-cell office:value-type="float" office:value="132014.198553" calcext:value-type="float">
            <text:p>132014,198553</text:p>
          </table:table-cell>
          <table:table-cell office:value-type="float" office:value="2618" calcext:value-type="float">
            <text:p>2618</text:p>
          </table:table-cell>
          <table:table-cell table:style-name="ce5" office:value-type="float" office:value="0.213963" calcext:value-type="float">
            <text:p>0,213963</text:p>
          </table:table-cell>
          <table:table-cell office:value-type="float" office:value="0.012319" calcext:value-type="float">
            <text:p>0,01231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,90_len100000,txt </text:p>
          </table:table-cell>
          <table:table-cell office:value-type="float" office:value="134020.262312" calcext:value-type="float">
            <text:p>134020,262312</text:p>
          </table:table-cell>
          <table:table-cell office:value-type="float" office:value="2464" calcext:value-type="float">
            <text:p>2464</text:p>
          </table:table-cell>
          <table:table-cell office:value-type="float" office:value="0.237004" calcext:value-type="float">
            <text:p>0,237004</text:p>
          </table:table-cell>
          <table:table-cell office:value-type="float" office:value="0.012237" calcext:value-type="float">
            <text:p>0,01223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,20_len100000,txt </text:p>
          </table:table-cell>
          <table:table-cell office:value-type="float" office:value="2475217.789583" calcext:value-type="float">
            <text:p>2475217,789583</text:p>
          </table:table-cell>
          <table:table-cell office:value-type="float" office:value="10" calcext:value-type="float">
            <text:p>10</text:p>
          </table:table-cell>
          <table:table-cell office:value-type="float" office:value="0.73849" calcext:value-type="float">
            <text:p>0,73849</text:p>
          </table:table-cell>
          <table:table-cell office:value-type="float" office:value="0.012102" calcext:value-type="float">
            <text:p>0,01210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,47_len100000,txt </text:p>
          </table:table-cell>
          <table:table-cell office:value-type="float" office:value="4790993.938629" calcext:value-type="float">
            <text:p>4790993,938629</text:p>
          </table:table-cell>
          <table:table-cell office:value-type="float" office:value="50" calcext:value-type="float">
            <text:p>50</text:p>
          </table:table-cell>
          <table:table-cell office:value-type="float" office:value="0.667098" calcext:value-type="float">
            <text:p>0,667098</text:p>
          </table:table-cell>
          <table:table-cell office:value-type="float" office:value="0.012057" calcext:value-type="float">
            <text:p>0,01205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26_len100000,txt </text:p>
          </table:table-cell>
          <table:table-cell office:value-type="float" office:value="4439322.693794" calcext:value-type="float">
            <text:p>4439322,693794</text:p>
          </table:table-cell>
          <table:table-cell office:value-type="float" office:value="3" calcext:value-type="float">
            <text:p>3</text:p>
          </table:table-cell>
          <table:table-cell office:value-type="float" office:value="0.75312" calcext:value-type="float">
            <text:p>0,75312</text:p>
          </table:table-cell>
          <table:table-cell office:value-type="float" office:value="0.012002" calcext:value-type="float">
            <text:p>0,01200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29_len100000,txt </text:p>
          </table:table-cell>
          <table:table-cell office:value-type="float" office:value="5091193.150603" calcext:value-type="float">
            <text:p>5091193,150603</text:p>
          </table:table-cell>
          <table:table-cell office:value-type="float" office:value="5" calcext:value-type="float">
            <text:p>5</text:p>
          </table:table-cell>
          <table:table-cell office:value-type="float" office:value="0.748266" calcext:value-type="float">
            <text:p>0,748266</text:p>
          </table:table-cell>
          <table:table-cell office:value-type="float" office:value="0.01184" calcext:value-type="float">
            <text:p>0,0118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,92_len100000,txt </text:p>
          </table:table-cell>
          <table:table-cell office:value-type="float" office:value="153465.472707" calcext:value-type="float">
            <text:p>153465,472707</text:p>
          </table:table-cell>
          <table:table-cell office:value-type="float" office:value="2937" calcext:value-type="float">
            <text:p>2937</text:p>
          </table:table-cell>
          <table:table-cell office:value-type="float" office:value="0.231267" calcext:value-type="float">
            <text:p>0,231267</text:p>
          </table:table-cell>
          <table:table-cell office:value-type="float" office:value="0.011665" calcext:value-type="float">
            <text:p>0,01166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98_len100000,txt </text:p>
          </table:table-cell>
          <table:table-cell office:value-type="float" office:value="147875.765268" calcext:value-type="float">
            <text:p>147875,765268</text:p>
          </table:table-cell>
          <table:table-cell office:value-type="float" office:value="3067" calcext:value-type="float">
            <text:p>3067</text:p>
          </table:table-cell>
          <table:table-cell office:value-type="float" office:value="0.214138" calcext:value-type="float">
            <text:p>0,214138</text:p>
          </table:table-cell>
          <table:table-cell office:value-type="float" office:value="0.011588" calcext:value-type="float">
            <text:p>0,01158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,50_len100000,txt </text:p>
          </table:table-cell>
          <table:table-cell office:value-type="float" office:value="4970130.859565" calcext:value-type="float">
            <text:p>4970130,859565</text:p>
          </table:table-cell>
          <table:table-cell office:value-type="float" office:value="84" calcext:value-type="float">
            <text:p>84</text:p>
          </table:table-cell>
          <table:table-cell office:value-type="float" office:value="0.661749" calcext:value-type="float">
            <text:p>0,661749</text:p>
          </table:table-cell>
          <table:table-cell office:value-type="float" office:value="0.011446" calcext:value-type="float">
            <text:p>0,01144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,41_len100000,txt </text:p>
          </table:table-cell>
          <table:table-cell office:value-type="float" office:value="5437596.017448" calcext:value-type="float">
            <text:p>5437596,017448</text:p>
          </table:table-cell>
          <table:table-cell office:value-type="float" office:value="29" calcext:value-type="float">
            <text:p>29</text:p>
          </table:table-cell>
          <table:table-cell office:value-type="float" office:value="0.713332" calcext:value-type="float">
            <text:p>0,713332</text:p>
          </table:table-cell>
          <table:table-cell office:value-type="float" office:value="0.011335" calcext:value-type="float">
            <text:p>0,01133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1,00_len100000,txt </text:p>
          </table:table-cell>
          <table:table-cell office:value-type="float" office:value="152184.325101" calcext:value-type="float">
            <text:p>152184,325101</text:p>
          </table:table-cell>
          <table:table-cell office:value-type="float" office:value="3156" calcext:value-type="float">
            <text:p>3156</text:p>
          </table:table-cell>
          <table:table-cell office:value-type="float" office:value="0.215409" calcext:value-type="float">
            <text:p>0,215409</text:p>
          </table:table-cell>
          <table:table-cell office:value-type="float" office:value="0.011307" calcext:value-type="float">
            <text:p>0,01130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,94_len100000,txt </text:p>
          </table:table-cell>
          <table:table-cell office:value-type="float" office:value="153903.08167" calcext:value-type="float">
            <text:p>153903,08167</text:p>
          </table:table-cell>
          <table:table-cell office:value-type="float" office:value="3043" calcext:value-type="float">
            <text:p>3043</text:p>
          </table:table-cell>
          <table:table-cell office:value-type="float" office:value="0.227891" calcext:value-type="float">
            <text:p>0,227891</text:p>
          </table:table-cell>
          <table:table-cell office:value-type="float" office:value="0.011088" calcext:value-type="float">
            <text:p>0,01108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,96_len100000,txt </text:p>
          </table:table-cell>
          <table:table-cell office:value-type="float" office:value="170742.752629" calcext:value-type="float">
            <text:p>170742,752629</text:p>
          </table:table-cell>
          <table:table-cell office:value-type="float" office:value="3392" calcext:value-type="float">
            <text:p>3392</text:p>
          </table:table-cell>
          <table:table-cell office:value-type="float" office:value="0.229422" calcext:value-type="float">
            <text:p>0,229422</text:p>
          </table:table-cell>
          <table:table-cell office:value-type="float" office:value="0.010508" calcext:value-type="float">
            <text:p>0,01050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,98_len100000,txt </text:p>
          </table:table-cell>
          <table:table-cell office:value-type="float" office:value="185603.912742" calcext:value-type="float">
            <text:p>185603,912742</text:p>
          </table:table-cell>
          <table:table-cell office:value-type="float" office:value="3629" calcext:value-type="float">
            <text:p>3629</text:p>
          </table:table-cell>
          <table:table-cell office:value-type="float" office:value="0.230119" calcext:value-type="float">
            <text:p>0,230119</text:p>
          </table:table-cell>
          <table:table-cell office:value-type="float" office:value="0.010028" calcext:value-type="float">
            <text:p>0,01002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32_len100000,txt </text:p>
          </table:table-cell>
          <table:table-cell office:value-type="float" office:value="7119429.092089" calcext:value-type="float">
            <text:p>7119429,092089</text:p>
          </table:table-cell>
          <table:table-cell office:value-type="float" office:value="9" calcext:value-type="float">
            <text:p>9</text:p>
          </table:table-cell>
          <table:table-cell office:value-type="float" office:value="0.77913" calcext:value-type="float">
            <text:p>0,77913</text:p>
          </table:table-cell>
          <table:table-cell office:value-type="float" office:value="0.009574" calcext:value-type="float">
            <text:p>0,00957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1,00_len100000,txt </text:p>
          </table:table-cell>
          <table:table-cell office:value-type="float" office:value="186568.23933" calcext:value-type="float">
            <text:p>186568,23933</text:p>
          </table:table-cell>
          <table:table-cell office:value-type="float" office:value="3824" calcext:value-type="float">
            <text:p>3824</text:p>
          </table:table-cell>
          <table:table-cell office:value-type="float" office:value="0.227906" calcext:value-type="float">
            <text:p>0,227906</text:p>
          </table:table-cell>
          <table:table-cell office:value-type="float" office:value="0.009558" calcext:value-type="float">
            <text:p>0,00955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,26_len100000,txt </text:p>
          </table:table-cell>
          <table:table-cell office:value-type="float" office:value="5872169.934634" calcext:value-type="float">
            <text:p>5872169,934634</text:p>
          </table:table-cell>
          <table:table-cell office:value-type="float" office:value="14" calcext:value-type="float">
            <text:p>14</text:p>
          </table:table-cell>
          <table:table-cell office:value-type="float" office:value="0.787546" calcext:value-type="float">
            <text:p>0,787546</text:p>
          </table:table-cell>
          <table:table-cell office:value-type="float" office:value="0.009474" calcext:value-type="float">
            <text:p>0,00947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35_len100000,txt </text:p>
          </table:table-cell>
          <table:table-cell office:value-type="float" office:value="8117785.449946" calcext:value-type="float">
            <text:p>8117785,449946</text:p>
          </table:table-cell>
          <table:table-cell office:value-type="float" office:value="8" calcext:value-type="float">
            <text:p>8</text:p>
          </table:table-cell>
          <table:table-cell office:value-type="float" office:value="0.7971" calcext:value-type="float">
            <text:p>0,7971</text:p>
          </table:table-cell>
          <table:table-cell office:value-type="float" office:value="0.00851" calcext:value-type="float">
            <text:p>0,0085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,32_len100000,txt </text:p>
          </table:table-cell>
          <table:table-cell office:value-type="float" office:value="8213297.158113" calcext:value-type="float">
            <text:p>8213297,158113</text:p>
          </table:table-cell>
          <table:table-cell office:value-type="float" office:value="15" calcext:value-type="float">
            <text:p>15</text:p>
          </table:table-cell>
          <table:table-cell office:value-type="float" office:value="0.81168" calcext:value-type="float">
            <text:p>0,81168</text:p>
          </table:table-cell>
          <table:table-cell office:value-type="float" office:value="0.008269" calcext:value-type="float">
            <text:p>0,00826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,29_len100000,txt </text:p>
          </table:table-cell>
          <table:table-cell office:value-type="float" office:value="7562193.16786" calcext:value-type="float">
            <text:p>7562193,16786</text:p>
          </table:table-cell>
          <table:table-cell office:value-type="float" office:value="8" calcext:value-type="float">
            <text:p>8</text:p>
          </table:table-cell>
          <table:table-cell office:value-type="float" office:value="0.805264" calcext:value-type="float">
            <text:p>0,805264</text:p>
          </table:table-cell>
          <table:table-cell office:value-type="float" office:value="0.008267" calcext:value-type="float">
            <text:p>0,00826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,38_len100000,txt </text:p>
          </table:table-cell>
          <table:table-cell office:value-type="float" office:value="8651219.917161" calcext:value-type="float">
            <text:p>8651219,917161</text:p>
          </table:table-cell>
          <table:table-cell office:value-type="float" office:value="16" calcext:value-type="float">
            <text:p>16</text:p>
          </table:table-cell>
          <table:table-cell office:value-type="float" office:value="0.809824" calcext:value-type="float">
            <text:p>0,809824</text:p>
          </table:table-cell>
          <table:table-cell office:value-type="float" office:value="0.00738" calcext:value-type="float">
            <text:p>0,0073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,44_len100000,txt </text:p>
          </table:table-cell>
          <table:table-cell office:value-type="float" office:value="8633989.593789" calcext:value-type="float">
            <text:p>8633989,593789</text:p>
          </table:table-cell>
          <table:table-cell office:value-type="float" office:value="23" calcext:value-type="float">
            <text:p>23</text:p>
          </table:table-cell>
          <table:table-cell office:value-type="float" office:value="0.797794" calcext:value-type="float">
            <text:p>0,797794</text:p>
          </table:table-cell>
          <table:table-cell office:value-type="float" office:value="0.007339" calcext:value-type="float">
            <text:p>0,00733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,35_len100000,txt </text:p>
          </table:table-cell>
          <table:table-cell office:value-type="float" office:value="8801038.496857" calcext:value-type="float">
            <text:p>8801038,496857</text:p>
          </table:table-cell>
          <table:table-cell office:value-type="float" office:value="20" calcext:value-type="float">
            <text:p>20</text:p>
          </table:table-cell>
          <table:table-cell office:value-type="float" office:value="0.822438" calcext:value-type="float">
            <text:p>0,822438</text:p>
          </table:table-cell>
          <table:table-cell office:value-type="float" office:value="0.00713" calcext:value-type="float">
            <text:p>0,0071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,29_len100000,txt </text:p>
          </table:table-cell>
          <table:table-cell office:value-type="float" office:value="9046929.365014" calcext:value-type="float">
            <text:p>9046929,365014</text:p>
          </table:table-cell>
          <table:table-cell office:value-type="float" office:value="9" calcext:value-type="float">
            <text:p>9</text:p>
          </table:table-cell>
          <table:table-cell office:value-type="float" office:value="0.843487" calcext:value-type="float">
            <text:p>0,843487</text:p>
          </table:table-cell>
          <table:table-cell office:value-type="float" office:value="0.007075" calcext:value-type="float">
            <text:p>0,00707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20_len100000,txt </text:p>
          </table:table-cell>
          <table:table-cell office:value-type="float" office:value="10078691.575343" calcext:value-type="float">
            <text:p>10078691,575343</text:p>
          </table:table-cell>
          <table:table-cell office:value-type="float" office:value="4" calcext:value-type="float">
            <text:p>4</text:p>
          </table:table-cell>
          <table:table-cell office:value-type="float" office:value="0.882499" calcext:value-type="float">
            <text:p>0,882499</text:p>
          </table:table-cell>
          <table:table-cell office:value-type="float" office:value="0.005658" calcext:value-type="float">
            <text:p>0,00565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,23_len100000,txt </text:p>
          </table:table-cell>
          <table:table-cell office:value-type="float" office:value="11406140.91305" calcext:value-type="float">
            <text:p>11406140,91305</text:p>
          </table:table-cell>
          <table:table-cell office:value-type="float" office:value="4" calcext:value-type="float">
            <text:p>4</text:p>
          </table:table-cell>
          <table:table-cell office:value-type="float" office:value="0.913742" calcext:value-type="float">
            <text:p>0,913742</text:p>
          </table:table-cell>
          <table:table-cell office:value-type="float" office:value="0.004503" calcext:value-type="float">
            <text:p>0,00450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7_temp0,23_len100000,txt </text:p>
          </table:table-cell>
          <table:table-cell office:value-type="float" office:value="11615889.305329" calcext:value-type="float">
            <text:p>11615889,305329</text:p>
          </table:table-cell>
          <table:table-cell office:value-type="float" office:value="4" calcext:value-type="float">
            <text:p>4</text:p>
          </table:table-cell>
          <table:table-cell office:value-type="float" office:value="0.917814" calcext:value-type="float">
            <text:p>0,917814</text:p>
          </table:table-cell>
          <table:table-cell office:value-type="float" office:value="0.004271" calcext:value-type="float">
            <text:p>0,00427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,20_len100000,txt </text:p>
          </table:table-cell>
          <table:table-cell office:value-type="float" office:value="11557793.754832" calcext:value-type="float">
            <text:p>11557793,754832</text:p>
          </table:table-cell>
          <table:table-cell office:value-type="float" office:value="4" calcext:value-type="float">
            <text:p>4</text:p>
          </table:table-cell>
          <table:table-cell office:value-type="float" office:value="0.920873" calcext:value-type="float">
            <text:p>0,920873</text:p>
          </table:table-cell>
          <table:table-cell office:value-type="float" office:value="0.004215" calcext:value-type="float">
            <text:p>0,00421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6_temp0,32_len100000,txt </text:p>
          </table:table-cell>
          <table:table-cell office:value-type="float" office:value="12482787.636188" calcext:value-type="float">
            <text:p>12482787,636188</text:p>
          </table:table-cell>
          <table:table-cell office:value-type="float" office:value="4" calcext:value-type="float">
            <text:p>4</text:p>
          </table:table-cell>
          <table:table-cell office:value-type="float" office:value="0.942232" calcext:value-type="float">
            <text:p>0,942232</text:p>
          </table:table-cell>
          <table:table-cell office:value-type="float" office:value="0.003258" calcext:value-type="float">
            <text:p>0,00325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Poe/RedNeuronal/id_018_temp0,26_len100000,txt </text:p>
          </table:table-cell>
          <table:table-cell office:value-type="float" office:value="12911980.407012" calcext:value-type="float">
            <text:p>12911980,407012</text:p>
          </table:table-cell>
          <table:table-cell office:value-type="float" office:value="4" calcext:value-type="float">
            <text:p>4</text:p>
          </table:table-cell>
          <table:table-cell office:value-type="float" office:value="0.958754" calcext:value-type="float">
            <text:p>0,958754</text:p>
          </table:table-cell>
          <table:table-cell office:value-type="float" office:value="0.002934" calcext:value-type="float">
            <text:p>0,002934</text:p>
          </table:table-cell>
          <table:table-cell office:value-type="string" calcext:value-type="string">
            <text:p>Red Neuronal</text:p>
          </table:table-cell>
        </table:table-row>
      </table:table>
      <table:table table:name="War And Peace" table:style-name="ta1">
        <table:table-column table:style-name="co16" table:default-cell-style-name="Default"/>
        <table:table-column table:style-name="co11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Identificador del Archivo</text:p>
          </table:table-cell>
          <table:table-cell office:value-type="string" calcext:value-type="string">
            <text:p>Chi Cuadrado War And Peace</text:p>
          </table:table-cell>
          <table:table-cell office:value-type="string" calcext:value-type="string">
            <text:p>N° Laplaces</text:p>
          </table:table-cell>
          <table:table-cell office:value-type="string" calcext:value-type="string">
            <text:p>Variación Total</text:p>
          </table:table-cell>
          <table:table-cell office:value-type="string" calcext:value-type="string">
            <text:p>Semejanza de Jaccard</text:p>
          </table:table-cell>
          <table:table-cell office:value-type="string" calcext:value-type="string">
            <text:p>Generado Por</text:p>
          </table:table-cell>
        </table:table-row>
        <table:table-row table:style-name="ro1">
          <table:table-cell office:value-type="string" calcext:value-type="string">
            <text:p>WarAndPeace/RedNeuronal/id_015_temp0.40_len100000.txt </text:p>
          </table:table-cell>
          <table:table-cell office:value-type="float" office:value="303322.035332" calcext:value-type="float">
            <text:p>303322,035332</text:p>
          </table:table-cell>
          <table:table-cell office:value-type="float" office:value="14" calcext:value-type="float">
            <text:p>14</text:p>
          </table:table-cell>
          <table:table-cell office:value-type="float" office:value="0.501904" calcext:value-type="float">
            <text:p>0,501904</text:p>
          </table:table-cell>
          <table:table-cell office:value-type="float" office:value="0.022559" calcext:value-type="float">
            <text:p>0,02255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60_len100000.txt </text:p>
          </table:table-cell>
          <table:table-cell office:value-type="float" office:value="96991.520384" calcext:value-type="float">
            <text:p>96991,520384</text:p>
          </table:table-cell>
          <table:table-cell office:value-type="float" office:value="160" calcext:value-type="float">
            <text:p>160</text:p>
          </table:table-cell>
          <table:table-cell office:value-type="float" office:value="0.350042" calcext:value-type="float">
            <text:p>0,350042</text:p>
          </table:table-cell>
          <table:table-cell office:value-type="float" office:value="0.021919" calcext:value-type="float">
            <text:p>0,02191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40_len100000.txt </text:p>
          </table:table-cell>
          <table:table-cell office:value-type="float" office:value="316542.913421" calcext:value-type="float">
            <text:p>316542,913421</text:p>
          </table:table-cell>
          <table:table-cell office:value-type="float" office:value="24" calcext:value-type="float">
            <text:p>24</text:p>
          </table:table-cell>
          <table:table-cell office:value-type="float" office:value="0.529711" calcext:value-type="float">
            <text:p>0,529711</text:p>
          </table:table-cell>
          <table:table-cell office:value-type="float" office:value="0.021523" calcext:value-type="float">
            <text:p>0,02152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60_len100000.txt </text:p>
          </table:table-cell>
          <table:table-cell office:value-type="float" office:value="103366.588745" calcext:value-type="float">
            <text:p>103366,588745</text:p>
          </table:table-cell>
          <table:table-cell office:value-type="float" office:value="204" calcext:value-type="float">
            <text:p>204</text:p>
          </table:table-cell>
          <table:table-cell office:value-type="float" office:value="0.367658" calcext:value-type="float">
            <text:p>0,367658</text:p>
          </table:table-cell>
          <table:table-cell office:value-type="float" office:value="0.021214" calcext:value-type="float">
            <text:p>0,02121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40_len100000.txt </text:p>
          </table:table-cell>
          <table:table-cell table:style-name="ce3" office:value-type="float" office:value="383267.931907" calcext:value-type="float">
            <text:p>383267,931907</text:p>
          </table:table-cell>
          <table:table-cell office:value-type="float" office:value="60" calcext:value-type="float">
            <text:p>60</text:p>
          </table:table-cell>
          <table:table-cell office:value-type="float" office:value="0.544229" calcext:value-type="float">
            <text:p>0,544229</text:p>
          </table:table-cell>
          <table:table-cell office:value-type="float" office:value="0.020094" calcext:value-type="float">
            <text:p>0,02009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60_len100000.txt </text:p>
          </table:table-cell>
          <table:table-cell office:value-type="float" office:value="120844.850349" calcext:value-type="float">
            <text:p>120844,850349</text:p>
          </table:table-cell>
          <table:table-cell office:value-type="float" office:value="360" calcext:value-type="float">
            <text:p>360</text:p>
          </table:table-cell>
          <table:table-cell office:value-type="float" office:value="0.37487" calcext:value-type="float">
            <text:p>0,37487</text:p>
          </table:table-cell>
          <table:table-cell office:value-type="float" office:value="0.01976" calcext:value-type="float">
            <text:p>0,0197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80_len100000.txt </text:p>
          </table:table-cell>
          <table:table-cell office:value-type="float" office:value="64661.130859" calcext:value-type="float">
            <text:p>64661,130859</text:p>
          </table:table-cell>
          <table:table-cell office:value-type="float" office:value="569" calcext:value-type="float">
            <text:p>569</text:p>
          </table:table-cell>
          <table:table-cell office:value-type="float" office:value="0.237067" calcext:value-type="float">
            <text:p>0,237067</text:p>
          </table:table-cell>
          <table:table-cell office:value-type="float" office:value="0.017615" calcext:value-type="float">
            <text:p>0,01761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81_len100000.txt </text:p>
          </table:table-cell>
          <table:table-cell office:value-type="float" office:value="62854.912212" calcext:value-type="float">
            <text:p>62854,912212</text:p>
          </table:table-cell>
          <table:table-cell office:value-type="float" office:value="577" calcext:value-type="float">
            <text:p>577</text:p>
          </table:table-cell>
          <table:table-cell office:value-type="float" office:value="0.233278" calcext:value-type="float">
            <text:p>0,233278</text:p>
          </table:table-cell>
          <table:table-cell office:value-type="float" office:value="0.017345" calcext:value-type="float">
            <text:p>0,01734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PAQ/WaP_PAQ_0.88.txt </text:p>
          </table:table-cell>
          <table:table-cell office:value-type="float" office:value="420526.074971" calcext:value-type="float">
            <text:p>420526,074971</text:p>
          </table:table-cell>
          <table:table-cell office:value-type="float" office:value="13" calcext:value-type="float">
            <text:p>13</text:p>
          </table:table-cell>
          <table:table-cell office:value-type="float" office:value="0.497719" calcext:value-type="float">
            <text:p>0,497719</text:p>
          </table:table-cell>
          <table:table-cell office:value-type="float" office:value="0.017275" calcext:value-type="float">
            <text:p>0,017275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WarAndPeace/PAQ/WaP_PAQ_0.93.txt </text:p>
          </table:table-cell>
          <table:table-cell office:value-type="float" office:value="292573.364559" calcext:value-type="float">
            <text:p>292573,364559</text:p>
          </table:table-cell>
          <table:table-cell office:value-type="float" office:value="35" calcext:value-type="float">
            <text:p>35</text:p>
          </table:table-cell>
          <table:table-cell office:value-type="float" office:value="0.446123" calcext:value-type="float">
            <text:p>0,446123</text:p>
          </table:table-cell>
          <table:table-cell office:value-type="float" office:value="0.017121" calcext:value-type="float">
            <text:p>0,017121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WarAndPeace/PAQ/WaP_PAQ_0.91.txt </text:p>
          </table:table-cell>
          <table:table-cell office:value-type="float" office:value="363213.292478" calcext:value-type="float">
            <text:p>363213,292478</text:p>
          </table:table-cell>
          <table:table-cell office:value-type="float" office:value="20" calcext:value-type="float">
            <text:p>20</text:p>
          </table:table-cell>
          <table:table-cell office:value-type="float" office:value="0.471939" calcext:value-type="float">
            <text:p>0,471939</text:p>
          </table:table-cell>
          <table:table-cell office:value-type="float" office:value="0.017117" calcext:value-type="float">
            <text:p>0,017117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WarAndPeace/RedNeuronal/id_015_temp0.82_len100000.txt </text:p>
          </table:table-cell>
          <table:table-cell office:value-type="float" office:value="65330.294101" calcext:value-type="float">
            <text:p>65330,294101</text:p>
          </table:table-cell>
          <table:table-cell office:value-type="float" office:value="702" calcext:value-type="float">
            <text:p>702</text:p>
          </table:table-cell>
          <table:table-cell office:value-type="float" office:value="0.225798" calcext:value-type="float">
            <text:p>0,225798</text:p>
          </table:table-cell>
          <table:table-cell office:value-type="float" office:value="0.01707" calcext:value-type="float">
            <text:p>0,0170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83_len100000.txt </text:p>
          </table:table-cell>
          <table:table-cell office:value-type="float" office:value="65929.384101" calcext:value-type="float">
            <text:p>65929,384101</text:p>
          </table:table-cell>
          <table:table-cell office:value-type="float" office:value="701" calcext:value-type="float">
            <text:p>701</text:p>
          </table:table-cell>
          <table:table-cell office:value-type="float" office:value="0.223332" calcext:value-type="float">
            <text:p>0,223332</text:p>
          </table:table-cell>
          <table:table-cell office:value-type="float" office:value="0.017009" calcext:value-type="float">
            <text:p>0,01700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PAQ/WaP_PAQ_0.94.txt </text:p>
          </table:table-cell>
          <table:table-cell office:value-type="float" office:value="287781.397694" calcext:value-type="float">
            <text:p>287781,397694</text:p>
          </table:table-cell>
          <table:table-cell office:value-type="float" office:value="34" calcext:value-type="float">
            <text:p>34</text:p>
          </table:table-cell>
          <table:table-cell office:value-type="float" office:value="0.442225" calcext:value-type="float">
            <text:p>0,442225</text:p>
          </table:table-cell>
          <table:table-cell office:value-type="float" office:value="0.016873" calcext:value-type="float">
            <text:p>0,016873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WarAndPeace/PAQ/WaP_PAQ_0.95.txt </text:p>
          </table:table-cell>
          <table:table-cell office:value-type="float" office:value="243038.432142" calcext:value-type="float">
            <text:p>243038,432142</text:p>
          </table:table-cell>
          <table:table-cell office:value-type="float" office:value="47" calcext:value-type="float">
            <text:p>47</text:p>
          </table:table-cell>
          <table:table-cell office:value-type="float" office:value="0.42315" calcext:value-type="float">
            <text:p>0,42315</text:p>
          </table:table-cell>
          <table:table-cell office:value-type="float" office:value="0.016777" calcext:value-type="float">
            <text:p>0,016777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WarAndPeace/PAQ/WaP_PAQ_0.85.txt </text:p>
          </table:table-cell>
          <table:table-cell office:value-type="float" office:value="532889.873673" calcext:value-type="float">
            <text:p>532889,873673</text:p>
          </table:table-cell>
          <table:table-cell office:value-type="float" office:value="13" calcext:value-type="float">
            <text:p>13</text:p>
          </table:table-cell>
          <table:table-cell office:value-type="float" office:value="0.522105" calcext:value-type="float">
            <text:p>0,522105</text:p>
          </table:table-cell>
          <table:table-cell office:value-type="float" office:value="0.016733" calcext:value-type="float">
            <text:p>0,016733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WarAndPeace/RedNeuronal/id_015_temp0.84_len100000.txt </text:p>
          </table:table-cell>
          <table:table-cell office:value-type="float" office:value="67157.504748" calcext:value-type="float">
            <text:p>67157,504748</text:p>
          </table:table-cell>
          <table:table-cell office:value-type="float" office:value="772" calcext:value-type="float">
            <text:p>772</text:p>
          </table:table-cell>
          <table:table-cell office:value-type="float" office:value="0.219922" calcext:value-type="float">
            <text:p>0,219922</text:p>
          </table:table-cell>
          <table:table-cell office:value-type="float" office:value="0.016701" calcext:value-type="float">
            <text:p>0,01670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80_len100000.txt </text:p>
          </table:table-cell>
          <table:table-cell office:value-type="float" office:value="77271.300189" calcext:value-type="float">
            <text:p>77271,300189</text:p>
          </table:table-cell>
          <table:table-cell office:value-type="float" office:value="846" calcext:value-type="float">
            <text:p>846</text:p>
          </table:table-cell>
          <table:table-cell office:value-type="float" office:value="0.248458" calcext:value-type="float">
            <text:p>0,248458</text:p>
          </table:table-cell>
          <table:table-cell office:value-type="float" office:value="0.016559" calcext:value-type="float">
            <text:p>0,01655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PAQ/WaP_PAQ_0.82.txt </text:p>
          </table:table-cell>
          <table:table-cell office:value-type="float" office:value="613216.570663" calcext:value-type="float">
            <text:p>613216,570663</text:p>
          </table:table-cell>
          <table:table-cell office:value-type="float" office:value="9" calcext:value-type="float">
            <text:p>9</text:p>
          </table:table-cell>
          <table:table-cell office:value-type="float" office:value="0.549415" calcext:value-type="float">
            <text:p>0,549415</text:p>
          </table:table-cell>
          <table:table-cell office:value-type="float" office:value="0.016463" calcext:value-type="float">
            <text:p>0,016463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WarAndPeace/RedNeuronal/id_015_temp0.85_len100000.txt </text:p>
          </table:table-cell>
          <table:table-cell office:value-type="float" office:value="69376.859133" calcext:value-type="float">
            <text:p>69376,859133</text:p>
          </table:table-cell>
          <table:table-cell office:value-type="float" office:value="770" calcext:value-type="float">
            <text:p>770</text:p>
          </table:table-cell>
          <table:table-cell office:value-type="float" office:value="0.218333" calcext:value-type="float">
            <text:p>0,218333</text:p>
          </table:table-cell>
          <table:table-cell office:value-type="float" office:value="0.016304" calcext:value-type="float">
            <text:p>0,01630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PAQ/WaP_PAQ_0.96.txt </text:p>
          </table:table-cell>
          <table:table-cell office:value-type="float" office:value="232602.598403" calcext:value-type="float">
            <text:p>232602,598403</text:p>
          </table:table-cell>
          <table:table-cell office:value-type="float" office:value="49" calcext:value-type="float">
            <text:p>49</text:p>
          </table:table-cell>
          <table:table-cell office:value-type="float" office:value="0.418797" calcext:value-type="float">
            <text:p>0,418797</text:p>
          </table:table-cell>
          <table:table-cell office:value-type="float" office:value="0.016246" calcext:value-type="float">
            <text:p>0,016246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WarAndPeace/RedNeuronal/id_015_temp0.86_len100000.txt </text:p>
          </table:table-cell>
          <table:table-cell office:value-type="float" office:value="71485.686002" calcext:value-type="float">
            <text:p>71485,686002</text:p>
          </table:table-cell>
          <table:table-cell office:value-type="float" office:value="869" calcext:value-type="float">
            <text:p>869</text:p>
          </table:table-cell>
          <table:table-cell office:value-type="float" office:value="0.213621" calcext:value-type="float">
            <text:p>0,213621</text:p>
          </table:table-cell>
          <table:table-cell office:value-type="float" office:value="0.016239" calcext:value-type="float">
            <text:p>0,01623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82_len100000.txt </text:p>
          </table:table-cell>
          <table:table-cell office:value-type="float" office:value="79980.261918" calcext:value-type="float">
            <text:p>79980,261918</text:p>
          </table:table-cell>
          <table:table-cell office:value-type="float" office:value="976" calcext:value-type="float">
            <text:p>976</text:p>
          </table:table-cell>
          <table:table-cell office:value-type="float" office:value="0.242035" calcext:value-type="float">
            <text:p>0,242035</text:p>
          </table:table-cell>
          <table:table-cell office:value-type="float" office:value="0.016178" calcext:value-type="float">
            <text:p>0,01617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81_len100000.txt </text:p>
          </table:table-cell>
          <table:table-cell office:value-type="float" office:value="81555.079015" calcext:value-type="float">
            <text:p>81555,079015</text:p>
          </table:table-cell>
          <table:table-cell office:value-type="float" office:value="916" calcext:value-type="float">
            <text:p>916</text:p>
          </table:table-cell>
          <table:table-cell office:value-type="float" office:value="0.250307" calcext:value-type="float">
            <text:p>0,250307</text:p>
          </table:table-cell>
          <table:table-cell office:value-type="float" office:value="0.016135" calcext:value-type="float">
            <text:p>0,01613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87_len100000.txt </text:p>
          </table:table-cell>
          <table:table-cell office:value-type="float" office:value="67706.150819" calcext:value-type="float">
            <text:p>67706,150819</text:p>
          </table:table-cell>
          <table:table-cell office:value-type="float" office:value="782" calcext:value-type="float">
            <text:p>782</text:p>
          </table:table-cell>
          <table:table-cell office:value-type="float" office:value="0.207803" calcext:value-type="float">
            <text:p>0,207803</text:p>
          </table:table-cell>
          <table:table-cell office:value-type="float" office:value="0.016058" calcext:value-type="float">
            <text:p>0,01605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PAQ/WaP_PAQ_0.98.txt </text:p>
          </table:table-cell>
          <table:table-cell office:value-type="float" office:value="205204.367831" calcext:value-type="float">
            <text:p>205204,367831</text:p>
          </table:table-cell>
          <table:table-cell office:value-type="float" office:value="101" calcext:value-type="float">
            <text:p>101</text:p>
          </table:table-cell>
          <table:table-cell office:value-type="float" office:value="0.402032" calcext:value-type="float">
            <text:p>0,402032</text:p>
          </table:table-cell>
          <table:table-cell office:value-type="float" office:value="0.015883" calcext:value-type="float">
            <text:p>0,015883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WarAndPeace/PAQ/WaP_PAQ_0.97.txt </text:p>
          </table:table-cell>
          <table:table-cell office:value-type="float" office:value="222548.811745" calcext:value-type="float">
            <text:p>222548,811745</text:p>
          </table:table-cell>
          <table:table-cell office:value-type="float" office:value="73" calcext:value-type="float">
            <text:p>73</text:p>
          </table:table-cell>
          <table:table-cell office:value-type="float" office:value="0.408601" calcext:value-type="float">
            <text:p>0,408601</text:p>
          </table:table-cell>
          <table:table-cell office:value-type="float" office:value="0.015874" calcext:value-type="float">
            <text:p>0,015874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WarAndPeace/RedNeuronal/id_014_temp0.83_len100000.txt </text:p>
          </table:table-cell>
          <table:table-cell office:value-type="float" office:value="82346.616114" calcext:value-type="float">
            <text:p>82346,616114</text:p>
          </table:table-cell>
          <table:table-cell office:value-type="float" office:value="968" calcext:value-type="float">
            <text:p>968</text:p>
          </table:table-cell>
          <table:table-cell office:value-type="float" office:value="0.242194" calcext:value-type="float">
            <text:p>0,242194</text:p>
          </table:table-cell>
          <table:table-cell office:value-type="float" office:value="0.015746" calcext:value-type="float">
            <text:p>0,01574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PAQ/WaP_PAQ_0.99.txt </text:p>
          </table:table-cell>
          <table:table-cell office:value-type="float" office:value="194760.557416" calcext:value-type="float">
            <text:p>194760,557416</text:p>
          </table:table-cell>
          <table:table-cell office:value-type="float" office:value="114" calcext:value-type="float">
            <text:p>114</text:p>
          </table:table-cell>
          <table:table-cell office:value-type="float" office:value="0.394597" calcext:value-type="float">
            <text:p>0,394597</text:p>
          </table:table-cell>
          <table:table-cell office:value-type="float" office:value="0.015716" calcext:value-type="float">
            <text:p>0,015716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WarAndPeace/RedNeuronal/id_015_temp0.88_len100000.txt </text:p>
          </table:table-cell>
          <table:table-cell office:value-type="float" office:value="73070.141129" calcext:value-type="float">
            <text:p>73070,141129</text:p>
          </table:table-cell>
          <table:table-cell office:value-type="float" office:value="898" calcext:value-type="float">
            <text:p>898</text:p>
          </table:table-cell>
          <table:table-cell office:value-type="float" office:value="0.208005" calcext:value-type="float">
            <text:p>0,208005</text:p>
          </table:table-cell>
          <table:table-cell office:value-type="float" office:value="0.015679" calcext:value-type="float">
            <text:p>0,01567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89_len100000.txt </text:p>
          </table:table-cell>
          <table:table-cell office:value-type="float" office:value="77672.547849" calcext:value-type="float">
            <text:p>77672,547849</text:p>
          </table:table-cell>
          <table:table-cell office:value-type="float" office:value="1068" calcext:value-type="float">
            <text:p>1068</text:p>
          </table:table-cell>
          <table:table-cell office:value-type="float" office:value="0.207588" calcext:value-type="float">
            <text:p>0,207588</text:p>
          </table:table-cell>
          <table:table-cell office:value-type="float" office:value="0.015551" calcext:value-type="float">
            <text:p>0,01555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84_len100000.txt </text:p>
          </table:table-cell>
          <table:table-cell table:style-name="ce3" office:value-type="float" office:value="85648.576608" calcext:value-type="float">
            <text:p>85648,576608</text:p>
          </table:table-cell>
          <table:table-cell office:value-type="float" office:value="1096" calcext:value-type="float">
            <text:p>1096</text:p>
          </table:table-cell>
          <table:table-cell office:value-type="float" office:value="0.23788" calcext:value-type="float">
            <text:p>0,23788</text:p>
          </table:table-cell>
          <table:table-cell office:value-type="float" office:value="0.015524" calcext:value-type="float">
            <text:p>0,01552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PAQ/WaP_PAQ_0.79.txt </text:p>
          </table:table-cell>
          <table:table-cell office:value-type="float" office:value="860997.971669" calcext:value-type="float">
            <text:p>860997,971669</text:p>
          </table:table-cell>
          <table:table-cell office:value-type="float" office:value="5" calcext:value-type="float">
            <text:p>5</text:p>
          </table:table-cell>
          <table:table-cell office:value-type="float" office:value="0.582097" calcext:value-type="float">
            <text:p>0,582097</text:p>
          </table:table-cell>
          <table:table-cell office:value-type="float" office:value="0.015455" calcext:value-type="float">
            <text:p>0,015455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WarAndPeace/RedNeuronal/id_014_temp0.85_len100000.txt </text:p>
          </table:table-cell>
          <table:table-cell office:value-type="float" office:value="88010.756806" calcext:value-type="float">
            <text:p>88010,756806</text:p>
          </table:table-cell>
          <table:table-cell office:value-type="float" office:value="1169" calcext:value-type="float">
            <text:p>1169</text:p>
          </table:table-cell>
          <table:table-cell office:value-type="float" office:value="0.233259" calcext:value-type="float">
            <text:p>0,233259</text:p>
          </table:table-cell>
          <table:table-cell office:value-type="float" office:value="0.01527" calcext:value-type="float">
            <text:p>0,0152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90_len100000.txt </text:p>
          </table:table-cell>
          <table:table-cell office:value-type="float" office:value="78634.225962" calcext:value-type="float">
            <text:p>78634,225962</text:p>
          </table:table-cell>
          <table:table-cell office:value-type="float" office:value="1092" calcext:value-type="float">
            <text:p>1092</text:p>
          </table:table-cell>
          <table:table-cell office:value-type="float" office:value="0.202425" calcext:value-type="float">
            <text:p>0,202425</text:p>
          </table:table-cell>
          <table:table-cell office:value-type="float" office:value="0.015188" calcext:value-type="float">
            <text:p>0,01518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91_len100000.txt </text:p>
          </table:table-cell>
          <table:table-cell office:value-type="float" office:value="83652.990521" calcext:value-type="float">
            <text:p>83652,990521</text:p>
          </table:table-cell>
          <table:table-cell office:value-type="float" office:value="1185" calcext:value-type="float">
            <text:p>1185</text:p>
          </table:table-cell>
          <table:table-cell office:value-type="float" office:value="0.203966" calcext:value-type="float">
            <text:p>0,203966</text:p>
          </table:table-cell>
          <table:table-cell office:value-type="float" office:value="0.015035" calcext:value-type="float">
            <text:p>0,01503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86_len100000.txt </text:p>
          </table:table-cell>
          <table:table-cell office:value-type="float" office:value="92244.655661" calcext:value-type="float">
            <text:p>92244,655661</text:p>
          </table:table-cell>
          <table:table-cell office:value-type="float" office:value="1288" calcext:value-type="float">
            <text:p>1288</text:p>
          </table:table-cell>
          <table:table-cell office:value-type="float" office:value="0.227875" calcext:value-type="float">
            <text:p>0,227875</text:p>
          </table:table-cell>
          <table:table-cell office:value-type="float" office:value="0.014948" calcext:value-type="float">
            <text:p>0,01494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PAQ/WaP_PAQ_0.77.txt </text:p>
          </table:table-cell>
          <table:table-cell office:value-type="float" office:value="922785.241205" calcext:value-type="float">
            <text:p>922785,241205</text:p>
          </table:table-cell>
          <table:table-cell office:value-type="float" office:value="8" calcext:value-type="float">
            <text:p>8</text:p>
          </table:table-cell>
          <table:table-cell office:value-type="float" office:value="0.604743" calcext:value-type="float">
            <text:p>0,604743</text:p>
          </table:table-cell>
          <table:table-cell office:value-type="float" office:value="0.014834" calcext:value-type="float">
            <text:p>0,014834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WarAndPeace/RedNeuronal/id_013_temp0.80_len100000.txt </text:p>
          </table:table-cell>
          <table:table-cell office:value-type="float" office:value="100420.183367" calcext:value-type="float">
            <text:p>100420,183367</text:p>
          </table:table-cell>
          <table:table-cell office:value-type="float" office:value="1284" calcext:value-type="float">
            <text:p>1284</text:p>
          </table:table-cell>
          <table:table-cell office:value-type="float" office:value="0.253814" calcext:value-type="float">
            <text:p>0,253814</text:p>
          </table:table-cell>
          <table:table-cell office:value-type="float" office:value="0.014828" calcext:value-type="float">
            <text:p>0,01482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87_len100000.txt </text:p>
          </table:table-cell>
          <table:table-cell table:style-name="ce3" office:value-type="float" office:value="92081.373863" calcext:value-type="float">
            <text:p>92081,373863</text:p>
          </table:table-cell>
          <table:table-cell office:value-type="float" office:value="1257" calcext:value-type="float">
            <text:p>1257</text:p>
          </table:table-cell>
          <table:table-cell office:value-type="float" office:value="0.223682" calcext:value-type="float">
            <text:p>0,223682</text:p>
          </table:table-cell>
          <table:table-cell office:value-type="float" office:value="0.014775" calcext:value-type="float">
            <text:p>0,01477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93_len100000.txt </text:p>
          </table:table-cell>
          <table:table-cell office:value-type="float" office:value="84447.962558" calcext:value-type="float">
            <text:p>84447,962558</text:p>
          </table:table-cell>
          <table:table-cell office:value-type="float" office:value="1207" calcext:value-type="float">
            <text:p>1207</text:p>
          </table:table-cell>
          <table:table-cell office:value-type="float" office:value="0.198746" calcext:value-type="float">
            <text:p>0,198746</text:p>
          </table:table-cell>
          <table:table-cell office:value-type="float" office:value="0.014634" calcext:value-type="float">
            <text:p>0,01463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PAQ/generadoWarPAQ.txt </text:p>
          </table:table-cell>
          <table:table-cell office:value-type="float" office:value="173552.86814" calcext:value-type="float">
            <text:p>173552,86814</text:p>
          </table:table-cell>
          <table:table-cell office:value-type="float" office:value="238" calcext:value-type="float">
            <text:p>238</text:p>
          </table:table-cell>
          <table:table-cell office:value-type="float" office:value="0.373825" calcext:value-type="float">
            <text:p>0,373825</text:p>
          </table:table-cell>
          <table:table-cell office:value-type="float" office:value="0.014579" calcext:value-type="float">
            <text:p>0,014579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WarAndPeace/PAQ/WaP_PAQ_0.75.txt </text:p>
          </table:table-cell>
          <table:table-cell office:value-type="float" office:value="1010216.508683" calcext:value-type="float">
            <text:p>1010216,508683</text:p>
          </table:table-cell>
          <table:table-cell office:value-type="float" office:value="6" calcext:value-type="float">
            <text:p>6</text:p>
          </table:table-cell>
          <table:table-cell office:value-type="float" office:value="0.626869" calcext:value-type="float">
            <text:p>0,626869</text:p>
          </table:table-cell>
          <table:table-cell office:value-type="float" office:value="0.014554" calcext:value-type="float">
            <text:p>0,014554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WarAndPeace/RedNeuronal/id_013_temp0.81_len100000.txt </text:p>
          </table:table-cell>
          <table:table-cell office:value-type="float" office:value="105673.949937" calcext:value-type="float">
            <text:p>105673,949937</text:p>
          </table:table-cell>
          <table:table-cell office:value-type="float" office:value="1369" calcext:value-type="float">
            <text:p>1369</text:p>
          </table:table-cell>
          <table:table-cell office:value-type="float" office:value="0.251663" calcext:value-type="float">
            <text:p>0,251663</text:p>
          </table:table-cell>
          <table:table-cell office:value-type="float" office:value="0.014546" calcext:value-type="float">
            <text:p>0,01454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92_len100000.txt </text:p>
          </table:table-cell>
          <table:table-cell office:value-type="float" office:value="84709.751984" calcext:value-type="float">
            <text:p>84709,751984</text:p>
          </table:table-cell>
          <table:table-cell office:value-type="float" office:value="1210" calcext:value-type="float">
            <text:p>1210</text:p>
          </table:table-cell>
          <table:table-cell office:value-type="float" office:value="0.20408" calcext:value-type="float">
            <text:p>0,20408</text:p>
          </table:table-cell>
          <table:table-cell office:value-type="float" office:value="0.014537" calcext:value-type="float">
            <text:p>0,01453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88_len100000.txt </text:p>
          </table:table-cell>
          <table:table-cell office:value-type="float" office:value="91709.350827" calcext:value-type="float">
            <text:p>91709,350827</text:p>
          </table:table-cell>
          <table:table-cell office:value-type="float" office:value="1274" calcext:value-type="float">
            <text:p>1274</text:p>
          </table:table-cell>
          <table:table-cell office:value-type="float" office:value="0.223759" calcext:value-type="float">
            <text:p>0,223759</text:p>
          </table:table-cell>
          <table:table-cell office:value-type="float" office:value="0.014529" calcext:value-type="float">
            <text:p>0,01452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94_len100000.txt </text:p>
          </table:table-cell>
          <table:table-cell office:value-type="float" office:value="87210.875575" calcext:value-type="float">
            <text:p>87210,875575</text:p>
          </table:table-cell>
          <table:table-cell office:value-type="float" office:value="1288" calcext:value-type="float">
            <text:p>1288</text:p>
          </table:table-cell>
          <table:table-cell office:value-type="float" office:value="0.193875" calcext:value-type="float">
            <text:p>0,193875</text:p>
          </table:table-cell>
          <table:table-cell office:value-type="float" office:value="0.014272" calcext:value-type="float">
            <text:p>0,01427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82_len100000.txt </text:p>
          </table:table-cell>
          <table:table-cell office:value-type="float" office:value="105026.825191" calcext:value-type="float">
            <text:p>105026,825191</text:p>
          </table:table-cell>
          <table:table-cell office:value-type="float" office:value="1363" calcext:value-type="float">
            <text:p>1363</text:p>
          </table:table-cell>
          <table:table-cell office:value-type="float" office:value="0.247031" calcext:value-type="float">
            <text:p>0,247031</text:p>
          </table:table-cell>
          <table:table-cell office:value-type="float" office:value="0.014168" calcext:value-type="float">
            <text:p>0,01416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90_len100000.txt </text:p>
          </table:table-cell>
          <table:table-cell office:value-type="float" office:value="96697.915303" calcext:value-type="float">
            <text:p>96697,915303</text:p>
          </table:table-cell>
          <table:table-cell office:value-type="float" office:value="1414" calcext:value-type="float">
            <text:p>1414</text:p>
          </table:table-cell>
          <table:table-cell office:value-type="float" office:value="0.217772" calcext:value-type="float">
            <text:p>0,217772</text:p>
          </table:table-cell>
          <table:table-cell office:value-type="float" office:value="0.014158" calcext:value-type="float">
            <text:p>0,01415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89_len100000.txt </text:p>
          </table:table-cell>
          <table:table-cell office:value-type="float" office:value="98539.404187" calcext:value-type="float">
            <text:p>98539,404187</text:p>
          </table:table-cell>
          <table:table-cell office:value-type="float" office:value="1447" calcext:value-type="float">
            <text:p>1447</text:p>
          </table:table-cell>
          <table:table-cell office:value-type="float" office:value="0.2204" calcext:value-type="float">
            <text:p>0,2204</text:p>
          </table:table-cell>
          <table:table-cell office:value-type="float" office:value="0.014156" calcext:value-type="float">
            <text:p>0,01415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83_len100000.txt </text:p>
          </table:table-cell>
          <table:table-cell office:value-type="float" office:value="108231.580704" calcext:value-type="float">
            <text:p>108231,580704</text:p>
          </table:table-cell>
          <table:table-cell office:value-type="float" office:value="1494" calcext:value-type="float">
            <text:p>1494</text:p>
          </table:table-cell>
          <table:table-cell office:value-type="float" office:value="0.242921" calcext:value-type="float">
            <text:p>0,242921</text:p>
          </table:table-cell>
          <table:table-cell office:value-type="float" office:value="0.014048" calcext:value-type="float">
            <text:p>0,01404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95_len100000.txt </text:p>
          </table:table-cell>
          <table:table-cell office:value-type="float" office:value="96682.061694" calcext:value-type="float">
            <text:p>96682,061694</text:p>
          </table:table-cell>
          <table:table-cell office:value-type="float" office:value="1537" calcext:value-type="float">
            <text:p>1537</text:p>
          </table:table-cell>
          <table:table-cell office:value-type="float" office:value="0.191717" calcext:value-type="float">
            <text:p>0,191717</text:p>
          </table:table-cell>
          <table:table-cell office:value-type="float" office:value="0.014014" calcext:value-type="float">
            <text:p>0,01401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PAQ/WaP_PAQ_0.73.txt </text:p>
          </table:table-cell>
          <table:table-cell office:value-type="float" office:value="1369578.373125" calcext:value-type="float">
            <text:p>1369578,373125</text:p>
          </table:table-cell>
          <table:table-cell office:value-type="float" office:value="4" calcext:value-type="float">
            <text:p>4</text:p>
          </table:table-cell>
          <table:table-cell office:value-type="float" office:value="0.634529" calcext:value-type="float">
            <text:p>0,634529</text:p>
          </table:table-cell>
          <table:table-cell office:value-type="float" office:value="0.013989" calcext:value-type="float">
            <text:p>0,013989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WarAndPeace/RedNeuronal/id_014_temp0.91_len100000.txt </text:p>
          </table:table-cell>
          <table:table-cell office:value-type="float" office:value="103337.589206" calcext:value-type="float">
            <text:p>103337,589206</text:p>
          </table:table-cell>
          <table:table-cell office:value-type="float" office:value="1598" calcext:value-type="float">
            <text:p>1598</text:p>
          </table:table-cell>
          <table:table-cell office:value-type="float" office:value="0.217123" calcext:value-type="float">
            <text:p>0,217123</text:p>
          </table:table-cell>
          <table:table-cell office:value-type="float" office:value="0.01397" calcext:value-type="float">
            <text:p>0,0139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96_len100000.txt </text:p>
          </table:table-cell>
          <table:table-cell office:value-type="float" office:value="92948.391463" calcext:value-type="float">
            <text:p>92948,391463</text:p>
          </table:table-cell>
          <table:table-cell office:value-type="float" office:value="1490" calcext:value-type="float">
            <text:p>1490</text:p>
          </table:table-cell>
          <table:table-cell office:value-type="float" office:value="0.193504" calcext:value-type="float">
            <text:p>0,193504</text:p>
          </table:table-cell>
          <table:table-cell office:value-type="float" office:value="0.013957" calcext:value-type="float">
            <text:p>0,01395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84_len100000.txt </text:p>
          </table:table-cell>
          <table:table-cell office:value-type="float" office:value="115895.14873" calcext:value-type="float">
            <text:p>115895,14873</text:p>
          </table:table-cell>
          <table:table-cell office:value-type="float" office:value="1647" calcext:value-type="float">
            <text:p>1647</text:p>
          </table:table-cell>
          <table:table-cell office:value-type="float" office:value="0.242201" calcext:value-type="float">
            <text:p>0,242201</text:p>
          </table:table-cell>
          <table:table-cell office:value-type="float" office:value="0.013856" calcext:value-type="float">
            <text:p>0,01385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92_len100000.txt </text:p>
          </table:table-cell>
          <table:table-cell office:value-type="float" office:value="107034.137275" calcext:value-type="float">
            <text:p>107034,137275</text:p>
          </table:table-cell>
          <table:table-cell office:value-type="float" office:value="1662" calcext:value-type="float">
            <text:p>1662</text:p>
          </table:table-cell>
          <table:table-cell office:value-type="float" office:value="0.211175" calcext:value-type="float">
            <text:p>0,211175</text:p>
          </table:table-cell>
          <table:table-cell office:value-type="float" office:value="0.013727" calcext:value-type="float">
            <text:p>0,01372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85_len100000.txt </text:p>
          </table:table-cell>
          <table:table-cell office:value-type="float" office:value="120072.295462" calcext:value-type="float">
            <text:p>120072,295462</text:p>
          </table:table-cell>
          <table:table-cell office:value-type="float" office:value="1743" calcext:value-type="float">
            <text:p>1743</text:p>
          </table:table-cell>
          <table:table-cell office:value-type="float" office:value="0.237903" calcext:value-type="float">
            <text:p>0,237903</text:p>
          </table:table-cell>
          <table:table-cell office:value-type="float" office:value="0.013498" calcext:value-type="float">
            <text:p>0,01349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97_len100000.txt </text:p>
          </table:table-cell>
          <table:table-cell office:value-type="float" office:value="99596.606566" calcext:value-type="float">
            <text:p>99596,606566</text:p>
          </table:table-cell>
          <table:table-cell office:value-type="float" office:value="1566" calcext:value-type="float">
            <text:p>1566</text:p>
          </table:table-cell>
          <table:table-cell office:value-type="float" office:value="0.193271" calcext:value-type="float">
            <text:p>0,193271</text:p>
          </table:table-cell>
          <table:table-cell office:value-type="float" office:value="0.013486" calcext:value-type="float">
            <text:p>0,01348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98_len100000.txt </text:p>
          </table:table-cell>
          <table:table-cell office:value-type="float" office:value="105594.161301" calcext:value-type="float">
            <text:p>105594,161301</text:p>
          </table:table-cell>
          <table:table-cell office:value-type="float" office:value="1705" calcext:value-type="float">
            <text:p>1705</text:p>
          </table:table-cell>
          <table:table-cell office:value-type="float" office:value="0.188161" calcext:value-type="float">
            <text:p>0,188161</text:p>
          </table:table-cell>
          <table:table-cell office:value-type="float" office:value="0.013413" calcext:value-type="float">
            <text:p>0,01341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93_len100000.txt </text:p>
          </table:table-cell>
          <table:table-cell office:value-type="float" office:value="109099.359687" calcext:value-type="float">
            <text:p>109099,359687</text:p>
          </table:table-cell>
          <table:table-cell office:value-type="float" office:value="1753" calcext:value-type="float">
            <text:p>1753</text:p>
          </table:table-cell>
          <table:table-cell office:value-type="float" office:value="0.209799" calcext:value-type="float">
            <text:p>0,209799</text:p>
          </table:table-cell>
          <table:table-cell office:value-type="float" office:value="0.013369" calcext:value-type="float">
            <text:p>0,01336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86_len100000.txt </text:p>
          </table:table-cell>
          <table:table-cell office:value-type="float" office:value="119559.949741" calcext:value-type="float">
            <text:p>119559,949741</text:p>
          </table:table-cell>
          <table:table-cell office:value-type="float" office:value="1780" calcext:value-type="float">
            <text:p>1780</text:p>
          </table:table-cell>
          <table:table-cell office:value-type="float" office:value="0.229936" calcext:value-type="float">
            <text:p>0,229936</text:p>
          </table:table-cell>
          <table:table-cell office:value-type="float" office:value="0.013238" calcext:value-type="float">
            <text:p>0,01323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99_len100000.txt </text:p>
          </table:table-cell>
          <table:table-cell office:value-type="float" office:value="107468.452047" calcext:value-type="float">
            <text:p>107468,452047</text:p>
          </table:table-cell>
          <table:table-cell office:value-type="float" office:value="1735" calcext:value-type="float">
            <text:p>1735</text:p>
          </table:table-cell>
          <table:table-cell office:value-type="float" office:value="0.189271" calcext:value-type="float">
            <text:p>0,189271</text:p>
          </table:table-cell>
          <table:table-cell office:value-type="float" office:value="0.013189" calcext:value-type="float">
            <text:p>0,01318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94_len100000.txt </text:p>
          </table:table-cell>
          <table:table-cell office:value-type="float" office:value="112234.970416" calcext:value-type="float">
            <text:p>112234,970416</text:p>
          </table:table-cell>
          <table:table-cell office:value-type="float" office:value="1757" calcext:value-type="float">
            <text:p>1757</text:p>
          </table:table-cell>
          <table:table-cell office:value-type="float" office:value="0.206073" calcext:value-type="float">
            <text:p>0,206073</text:p>
          </table:table-cell>
          <table:table-cell office:value-type="float" office:value="0.013068" calcext:value-type="float">
            <text:p>0,01306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1.00_len100000.txt </text:p>
          </table:table-cell>
          <table:table-cell office:value-type="float" office:value="113443.094345" calcext:value-type="float">
            <text:p>113443,094345</text:p>
          </table:table-cell>
          <table:table-cell office:value-type="float" office:value="1895" calcext:value-type="float">
            <text:p>1895</text:p>
          </table:table-cell>
          <table:table-cell office:value-type="float" office:value="0.192608" calcext:value-type="float">
            <text:p>0,192608</text:p>
          </table:table-cell>
          <table:table-cell office:value-type="float" office:value="0.013056" calcext:value-type="float">
            <text:p>0,01305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87_len100000.txt </text:p>
          </table:table-cell>
          <table:table-cell office:value-type="float" office:value="124155.011649" calcext:value-type="float">
            <text:p>124155,011649</text:p>
          </table:table-cell>
          <table:table-cell office:value-type="float" office:value="1845" calcext:value-type="float">
            <text:p>1845</text:p>
          </table:table-cell>
          <table:table-cell office:value-type="float" office:value="0.224538" calcext:value-type="float">
            <text:p>0,224538</text:p>
          </table:table-cell>
          <table:table-cell office:value-type="float" office:value="0.012931" calcext:value-type="float">
            <text:p>0,01293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95_len100000.txt </text:p>
          </table:table-cell>
          <table:table-cell office:value-type="float" office:value="117589.039907" calcext:value-type="float">
            <text:p>117589,039907</text:p>
          </table:table-cell>
          <table:table-cell office:value-type="float" office:value="1939" calcext:value-type="float">
            <text:p>1939</text:p>
          </table:table-cell>
          <table:table-cell office:value-type="float" office:value="0.207406" calcext:value-type="float">
            <text:p>0,207406</text:p>
          </table:table-cell>
          <table:table-cell office:value-type="float" office:value="0.01281" calcext:value-type="float">
            <text:p>0,0128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96_len100000.txt </text:p>
          </table:table-cell>
          <table:table-cell office:value-type="float" office:value="120403.401277" calcext:value-type="float">
            <text:p>120403,401277</text:p>
          </table:table-cell>
          <table:table-cell office:value-type="float" office:value="1981" calcext:value-type="float">
            <text:p>1981</text:p>
          </table:table-cell>
          <table:table-cell office:value-type="float" office:value="0.204557" calcext:value-type="float">
            <text:p>0,204557</text:p>
          </table:table-cell>
          <table:table-cell office:value-type="float" office:value="0.012756" calcext:value-type="float">
            <text:p>0,01275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5_temp0.20_len100000.txt </text:p>
          </table:table-cell>
          <table:table-cell office:value-type="float" office:value="1998389.092652" calcext:value-type="float">
            <text:p>1998389,092652</text:p>
          </table:table-cell>
          <table:table-cell office:value-type="float" office:value="9" calcext:value-type="float">
            <text:p>9</text:p>
          </table:table-cell>
          <table:table-cell office:value-type="float" office:value="0.694675" calcext:value-type="float">
            <text:p>0,694675</text:p>
          </table:table-cell>
          <table:table-cell office:value-type="float" office:value="0.012692" calcext:value-type="float">
            <text:p>0,012692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PAQ/WaP_PAQ_0.70.txt </text:p>
          </table:table-cell>
          <table:table-cell office:value-type="float" office:value="1853872.950879" calcext:value-type="float">
            <text:p>1853872,950879</text:p>
          </table:table-cell>
          <table:table-cell office:value-type="float" office:value="2" calcext:value-type="float">
            <text:p>2</text:p>
          </table:table-cell>
          <table:table-cell office:value-type="float" office:value="0.662766" calcext:value-type="float">
            <text:p>0,662766</text:p>
          </table:table-cell>
          <table:table-cell office:value-type="float" office:value="0.012621" calcext:value-type="float">
            <text:p>0,012621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WarAndPeace/RedNeuronal/id_013_temp0.89_len100000.txt </text:p>
          </table:table-cell>
          <table:table-cell office:value-type="float" office:value="129273.135762" calcext:value-type="float">
            <text:p>129273,135762</text:p>
          </table:table-cell>
          <table:table-cell office:value-type="float" office:value="1919" calcext:value-type="float">
            <text:p>1919</text:p>
          </table:table-cell>
          <table:table-cell office:value-type="float" office:value="0.224477" calcext:value-type="float">
            <text:p>0,224477</text:p>
          </table:table-cell>
          <table:table-cell office:value-type="float" office:value="0.012594" calcext:value-type="float">
            <text:p>0,01259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88_len100000.txt </text:p>
          </table:table-cell>
          <table:table-cell office:value-type="float" office:value="125384.464837" calcext:value-type="float">
            <text:p>125384,464837</text:p>
          </table:table-cell>
          <table:table-cell office:value-type="float" office:value="1928" calcext:value-type="float">
            <text:p>1928</text:p>
          </table:table-cell>
          <table:table-cell office:value-type="float" office:value="0.225957" calcext:value-type="float">
            <text:p>0,225957</text:p>
          </table:table-cell>
          <table:table-cell office:value-type="float" office:value="0.012564" calcext:value-type="float">
            <text:p>0,01256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97_len100000.txt </text:p>
          </table:table-cell>
          <table:table-cell office:value-type="float" office:value="120791.720592" calcext:value-type="float">
            <text:p>120791,720592</text:p>
          </table:table-cell>
          <table:table-cell office:value-type="float" office:value="1952" calcext:value-type="float">
            <text:p>1952</text:p>
          </table:table-cell>
          <table:table-cell office:value-type="float" office:value="0.20415" calcext:value-type="float">
            <text:p>0,20415</text:p>
          </table:table-cell>
          <table:table-cell office:value-type="float" office:value="0.012299" calcext:value-type="float">
            <text:p>0,01229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91_len100000.txt </text:p>
          </table:table-cell>
          <table:table-cell office:value-type="float" office:value="136324.50108" calcext:value-type="float">
            <text:p>136324,50108</text:p>
          </table:table-cell>
          <table:table-cell office:value-type="float" office:value="2126" calcext:value-type="float">
            <text:p>2126</text:p>
          </table:table-cell>
          <table:table-cell office:value-type="float" office:value="0.221262" calcext:value-type="float">
            <text:p>0,221262</text:p>
          </table:table-cell>
          <table:table-cell office:value-type="float" office:value="0.012271" calcext:value-type="float">
            <text:p>0,01227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98_len100000.txt </text:p>
          </table:table-cell>
          <table:table-cell office:value-type="float" office:value="130677.740802" calcext:value-type="float">
            <text:p>130677,740802</text:p>
          </table:table-cell>
          <table:table-cell office:value-type="float" office:value="2219" calcext:value-type="float">
            <text:p>2219</text:p>
          </table:table-cell>
          <table:table-cell office:value-type="float" office:value="0.205139" calcext:value-type="float">
            <text:p>0,205139</text:p>
          </table:table-cell>
          <table:table-cell office:value-type="float" office:value="0.012247" calcext:value-type="float">
            <text:p>0,01224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90_len100000.txt </text:p>
          </table:table-cell>
          <table:table-cell office:value-type="float" office:value="139861.425769" calcext:value-type="float">
            <text:p>139861,425769</text:p>
          </table:table-cell>
          <table:table-cell office:value-type="float" office:value="2103" calcext:value-type="float">
            <text:p>2103</text:p>
          </table:table-cell>
          <table:table-cell office:value-type="float" office:value="0.22199" calcext:value-type="float">
            <text:p>0,22199</text:p>
          </table:table-cell>
          <table:table-cell office:value-type="float" office:value="0.012231" calcext:value-type="float">
            <text:p>0,012231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99_len100000.txt </text:p>
          </table:table-cell>
          <table:table-cell office:value-type="float" office:value="134177.514858" calcext:value-type="float">
            <text:p>134177,514858</text:p>
          </table:table-cell>
          <table:table-cell office:value-type="float" office:value="2238" calcext:value-type="float">
            <text:p>2238</text:p>
          </table:table-cell>
          <table:table-cell office:value-type="float" office:value="0.202751" calcext:value-type="float">
            <text:p>0,202751</text:p>
          </table:table-cell>
          <table:table-cell office:value-type="float" office:value="0.012019" calcext:value-type="float">
            <text:p>0,01201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92_len100000.txt </text:p>
          </table:table-cell>
          <table:table-cell office:value-type="float" office:value="146366.852451" calcext:value-type="float">
            <text:p>146366,852451</text:p>
          </table:table-cell>
          <table:table-cell office:value-type="float" office:value="2406" calcext:value-type="float">
            <text:p>2406</text:p>
          </table:table-cell>
          <table:table-cell office:value-type="float" office:value="0.217015" calcext:value-type="float">
            <text:p>0,217015</text:p>
          </table:table-cell>
          <table:table-cell office:value-type="float" office:value="0.011783" calcext:value-type="float">
            <text:p>0,01178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1.00_len100000.txt </text:p>
          </table:table-cell>
          <table:table-cell office:value-type="float" office:value="141145.860219" calcext:value-type="float">
            <text:p>141145,860219</text:p>
          </table:table-cell>
          <table:table-cell office:value-type="float" office:value="2381" calcext:value-type="float">
            <text:p>2381</text:p>
          </table:table-cell>
          <table:table-cell office:value-type="float" office:value="0.202845" calcext:value-type="float">
            <text:p>0,202845</text:p>
          </table:table-cell>
          <table:table-cell office:value-type="float" office:value="0.011708" calcext:value-type="float">
            <text:p>0,01170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93_len100000.txt </text:p>
          </table:table-cell>
          <table:table-cell office:value-type="float" office:value="146033.163329" calcext:value-type="float">
            <text:p>146033,163329</text:p>
          </table:table-cell>
          <table:table-cell office:value-type="float" office:value="2408" calcext:value-type="float">
            <text:p>2408</text:p>
          </table:table-cell>
          <table:table-cell office:value-type="float" office:value="0.214874" calcext:value-type="float">
            <text:p>0,214874</text:p>
          </table:table-cell>
          <table:table-cell office:value-type="float" office:value="0.011505" calcext:value-type="float">
            <text:p>0,01150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94_len100000.txt </text:p>
          </table:table-cell>
          <table:table-cell office:value-type="float" office:value="159702.334776" calcext:value-type="float">
            <text:p>159702,334776</text:p>
          </table:table-cell>
          <table:table-cell office:value-type="float" office:value="2603" calcext:value-type="float">
            <text:p>2603</text:p>
          </table:table-cell>
          <table:table-cell office:value-type="float" office:value="0.215107" calcext:value-type="float">
            <text:p>0,215107</text:p>
          </table:table-cell>
          <table:table-cell office:value-type="float" office:value="0.011296" calcext:value-type="float">
            <text:p>0,011296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95_len100000.txt </text:p>
          </table:table-cell>
          <table:table-cell office:value-type="float" office:value="163114.708385" calcext:value-type="float">
            <text:p>163114,708385</text:p>
          </table:table-cell>
          <table:table-cell office:value-type="float" office:value="2718" calcext:value-type="float">
            <text:p>2718</text:p>
          </table:table-cell>
          <table:table-cell office:value-type="float" office:value="0.213266" calcext:value-type="float">
            <text:p>0,213266</text:p>
          </table:table-cell>
          <table:table-cell office:value-type="float" office:value="0.011163" calcext:value-type="float">
            <text:p>0,011163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4_temp0.20_len100000.txt </text:p>
          </table:table-cell>
          <table:table-cell office:value-type="float" office:value="1689115.94283" calcext:value-type="float">
            <text:p>1689115,94283</text:p>
          </table:table-cell>
          <table:table-cell office:value-type="float" office:value="5" calcext:value-type="float">
            <text:p>5</text:p>
          </table:table-cell>
          <table:table-cell office:value-type="float" office:value="0.732871" calcext:value-type="float">
            <text:p>0,732871</text:p>
          </table:table-cell>
          <table:table-cell office:value-type="float" office:value="0.011024" calcext:value-type="float">
            <text:p>0,01102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96_len100000.txt </text:p>
          </table:table-cell>
          <table:table-cell office:value-type="float" office:value="169078.927741" calcext:value-type="float">
            <text:p>169078,927741</text:p>
          </table:table-cell>
          <table:table-cell office:value-type="float" office:value="2854" calcext:value-type="float">
            <text:p>2854</text:p>
          </table:table-cell>
          <table:table-cell office:value-type="float" office:value="0.21188" calcext:value-type="float">
            <text:p>0,21188</text:p>
          </table:table-cell>
          <table:table-cell office:value-type="float" office:value="0.01078" calcext:value-type="float">
            <text:p>0,01078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97_len100000.txt </text:p>
          </table:table-cell>
          <table:table-cell office:value-type="float" office:value="180523.060575" calcext:value-type="float">
            <text:p>180523,060575</text:p>
          </table:table-cell>
          <table:table-cell office:value-type="float" office:value="2981" calcext:value-type="float">
            <text:p>2981</text:p>
          </table:table-cell>
          <table:table-cell office:value-type="float" office:value="0.215907" calcext:value-type="float">
            <text:p>0,215907</text:p>
          </table:table-cell>
          <table:table-cell office:value-type="float" office:value="0.010557" calcext:value-type="float">
            <text:p>0,010557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98_len100000.txt </text:p>
          </table:table-cell>
          <table:table-cell office:value-type="float" office:value="179721.851181" calcext:value-type="float">
            <text:p>179721,851181</text:p>
          </table:table-cell>
          <table:table-cell office:value-type="float" office:value="3031" calcext:value-type="float">
            <text:p>3031</text:p>
          </table:table-cell>
          <table:table-cell office:value-type="float" office:value="0.209868" calcext:value-type="float">
            <text:p>0,209868</text:p>
          </table:table-cell>
          <table:table-cell office:value-type="float" office:value="0.010369" calcext:value-type="float">
            <text:p>0,01036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99_len100000.txt </text:p>
          </table:table-cell>
          <table:table-cell office:value-type="float" office:value="185101.629426" calcext:value-type="float">
            <text:p>185101,629426</text:p>
          </table:table-cell>
          <table:table-cell office:value-type="float" office:value="3090" calcext:value-type="float">
            <text:p>3090</text:p>
          </table:table-cell>
          <table:table-cell office:value-type="float" office:value="0.210918" calcext:value-type="float">
            <text:p>0,210918</text:p>
          </table:table-cell>
          <table:table-cell office:value-type="float" office:value="0.010325" calcext:value-type="float">
            <text:p>0,010325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1.00_len100000.txt </text:p>
          </table:table-cell>
          <table:table-cell office:value-type="float" office:value="189509.814875" calcext:value-type="float">
            <text:p>189509,814875</text:p>
          </table:table-cell>
          <table:table-cell office:value-type="float" office:value="3265" calcext:value-type="float">
            <text:p>3265</text:p>
          </table:table-cell>
          <table:table-cell office:value-type="float" office:value="0.210634" calcext:value-type="float">
            <text:p>0,210634</text:p>
          </table:table-cell>
          <table:table-cell office:value-type="float" office:value="0.010054" calcext:value-type="float">
            <text:p>0,010054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WarAndPeace/RedNeuronal/id_013_temp0.20_len100000.txt </text:p>
          </table:table-cell>
          <table:table-cell office:value-type="float" office:value="2719848.998672" calcext:value-type="float">
            <text:p>2719848,998672</text:p>
          </table:table-cell>
          <table:table-cell office:value-type="float" office:value="6" calcext:value-type="float">
            <text:p>6</text:p>
          </table:table-cell>
          <table:table-cell office:value-type="float" office:value="0.76129" calcext:value-type="float">
            <text:p>0,76129</text:p>
          </table:table-cell>
          <table:table-cell office:value-type="float" office:value="0.009594" calcext:value-type="float">
            <text:p>0,009594</text:p>
          </table:table-cell>
          <table:table-cell office:value-type="string" calcext:value-type="string">
            <text:p>Red Neuronal</text:p>
          </table:table-cell>
        </table:table-row>
      </table:table>
      <table:table table:name="Game of Thrones" table:style-name="ta1">
        <table:table-column table:style-name="co17" table:default-cell-style-name="Default"/>
        <table:table-row table:style-name="ro1">
          <table:table-cell office:value-type="string" calcext:value-type="string">
            <text:p>Queda pendiente reprocesar</text:p>
          </table:table-cell>
        </table:table-row>
      </table:table>
      <table:table table:name="Shakespare" table:style-name="ta1">
        <table:table-column table:style-name="co18" table:default-cell-style-name="Default"/>
        <table:table-column table:style-name="co19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Identificador del Archivo</text:p>
          </table:table-cell>
          <table:table-cell office:value-type="string" calcext:value-type="string">
            <text:p>Métrica Chi-Square</text:p>
          </table:table-cell>
          <table:table-cell office:value-type="string" calcext:value-type="string">
            <text:p>N° Laplaces</text:p>
          </table:table-cell>
          <table:table-cell office:value-type="string" calcext:value-type="string">
            <text:p>Variación Total</text:p>
          </table:table-cell>
          <table:table-cell office:value-type="string" calcext:value-type="string">
            <text:p>Semejanza de Jaccard</text:p>
          </table:table-cell>
          <table:table-cell office:value-type="string" calcext:value-type="string">
            <text:p>Generado Por</text:p>
          </table:table-cell>
        </table:table-row>
        <table:table-row table:style-name="ro1">
          <table:table-cell office:value-type="string" calcext:value-type="string">
            <text:p>Shakespare/PAQ/ShakesFull_PAQ_0.70.txt </text:p>
          </table:table-cell>
          <table:table-cell office:value-type="float" office:value="33245616.747163" calcext:value-type="float">
            <text:p>33245616,747163</text:p>
          </table:table-cell>
          <table:table-cell office:value-type="float" office:value="917" calcext:value-type="float">
            <text:p>917</text:p>
          </table:table-cell>
          <table:table-cell office:value-type="float" office:value="0.512008" calcext:value-type="float">
            <text:p>0,512008</text:p>
          </table:table-cell>
          <table:table-cell table:style-name="ce5" office:value-type="float" office:value="0.008914" calcext:value-type="float">
            <text:p>0,008914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Shakespare/PAQ/ShakesFull_PAQ_0.73.txt </text:p>
          </table:table-cell>
          <table:table-cell office:value-type="float" office:value="28305320.087427" calcext:value-type="float">
            <text:p>28305320,087427</text:p>
          </table:table-cell>
          <table:table-cell office:value-type="float" office:value="971" calcext:value-type="float">
            <text:p>971</text:p>
          </table:table-cell>
          <table:table-cell office:value-type="float" office:value="0.500763" calcext:value-type="float">
            <text:p>0,500763</text:p>
          </table:table-cell>
          <table:table-cell office:value-type="float" office:value="0.008692" calcext:value-type="float">
            <text:p>0,008692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Shakespare/PAQ/ShakesFull_PAQ_0.75.txt </text:p>
          </table:table-cell>
          <table:table-cell office:value-type="float" office:value="26782958.463107" calcext:value-type="float">
            <text:p>26782958,463107</text:p>
          </table:table-cell>
          <table:table-cell office:value-type="float" office:value="1038" calcext:value-type="float">
            <text:p>1038</text:p>
          </table:table-cell>
          <table:table-cell office:value-type="float" office:value="0.494066" calcext:value-type="float">
            <text:p>0,494066</text:p>
          </table:table-cell>
          <table:table-cell office:value-type="float" office:value="0.008533" calcext:value-type="float">
            <text:p>0,008533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Shakespare/PAQ/ShakesFull_PAQ_0.77.txt </text:p>
          </table:table-cell>
          <table:table-cell office:value-type="float" office:value="24843719.04838" calcext:value-type="float">
            <text:p>24843719,04838</text:p>
          </table:table-cell>
          <table:table-cell office:value-type="float" office:value="1107" calcext:value-type="float">
            <text:p>1107</text:p>
          </table:table-cell>
          <table:table-cell office:value-type="float" office:value="0.486084" calcext:value-type="float">
            <text:p>0,486084</text:p>
          </table:table-cell>
          <table:table-cell office:value-type="float" office:value="0.00833" calcext:value-type="float">
            <text:p>0,00833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Shakespare/PAQ/ShakesFull_PAQ_0.79.txt </text:p>
          </table:table-cell>
          <table:table-cell office:value-type="float" office:value="23197089.999627" calcext:value-type="float">
            <text:p>23197089,999627</text:p>
          </table:table-cell>
          <table:table-cell office:value-type="float" office:value="1175" calcext:value-type="float">
            <text:p>1175</text:p>
          </table:table-cell>
          <table:table-cell office:value-type="float" office:value="0.478262" calcext:value-type="float">
            <text:p>0,478262</text:p>
          </table:table-cell>
          <table:table-cell office:value-type="float" office:value="0.008134" calcext:value-type="float">
            <text:p>0,008134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Shakespare/PAQ/ShakesFull_PAQ_0.82.txt </text:p>
          </table:table-cell>
          <table:table-cell office:value-type="float" office:value="23015466.866969" calcext:value-type="float">
            <text:p>23015466,866969</text:p>
          </table:table-cell>
          <table:table-cell office:value-type="float" office:value="1230" calcext:value-type="float">
            <text:p>1230</text:p>
          </table:table-cell>
          <table:table-cell office:value-type="float" office:value="0.474909" calcext:value-type="float">
            <text:p>0,474909</text:p>
          </table:table-cell>
          <table:table-cell office:value-type="float" office:value="0.007813" calcext:value-type="float">
            <text:p>0,007813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Shakespare/PAQ/ShakesFull_PAQ_0.85.txt </text:p>
          </table:table-cell>
          <table:table-cell office:value-type="float" office:value="21161448.201819" calcext:value-type="float">
            <text:p>21161448,201819</text:p>
          </table:table-cell>
          <table:table-cell office:value-type="float" office:value="1310" calcext:value-type="float">
            <text:p>1310</text:p>
          </table:table-cell>
          <table:table-cell office:value-type="float" office:value="0.455841" calcext:value-type="float">
            <text:p>0,455841</text:p>
          </table:table-cell>
          <table:table-cell office:value-type="float" office:value="0.007478" calcext:value-type="float">
            <text:p>0,007478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Shakespare/PAQ/ShakesFull_PAQ_0.88.txt </text:p>
          </table:table-cell>
          <table:table-cell office:value-type="float" office:value="20033265.029251" calcext:value-type="float">
            <text:p>20033265,029251</text:p>
          </table:table-cell>
          <table:table-cell office:value-type="float" office:value="1421" calcext:value-type="float">
            <text:p>1421</text:p>
          </table:table-cell>
          <table:table-cell office:value-type="float" office:value="0.444727" calcext:value-type="float">
            <text:p>0,444727</text:p>
          </table:table-cell>
          <table:table-cell office:value-type="float" office:value="0.007103" calcext:value-type="float">
            <text:p>0,007103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Shakespare/PAQ/ShakesFull_PAQ_0.91.txt </text:p>
          </table:table-cell>
          <table:table-cell office:value-type="float" office:value="17939046.254553" calcext:value-type="float">
            <text:p>17939046,254553</text:p>
          </table:table-cell>
          <table:table-cell office:value-type="float" office:value="1677" calcext:value-type="float">
            <text:p>1677</text:p>
          </table:table-cell>
          <table:table-cell office:value-type="float" office:value="0.435186" calcext:value-type="float">
            <text:p>0,435186</text:p>
          </table:table-cell>
          <table:table-cell office:value-type="float" office:value="0.00666" calcext:value-type="float">
            <text:p>0,00666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Shakespare/PAQ/ShakesFull_PAQ_0.93.txt </text:p>
          </table:table-cell>
          <table:table-cell office:value-type="float" office:value="15967684.185324" calcext:value-type="float">
            <text:p>15967684,185324</text:p>
          </table:table-cell>
          <table:table-cell office:value-type="float" office:value="1763" calcext:value-type="float">
            <text:p>1763</text:p>
          </table:table-cell>
          <table:table-cell office:value-type="float" office:value="0.425768" calcext:value-type="float">
            <text:p>0,425768</text:p>
          </table:table-cell>
          <table:table-cell office:value-type="float" office:value="0.006354" calcext:value-type="float">
            <text:p>0,006354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Shakespare/PAQ/ShakesFull_PAQ_0.94.txt </text:p>
          </table:table-cell>
          <table:table-cell office:value-type="float" office:value="17645193.601687" calcext:value-type="float">
            <text:p>17645193,601687</text:p>
          </table:table-cell>
          <table:table-cell office:value-type="float" office:value="1795" calcext:value-type="float">
            <text:p>1795</text:p>
          </table:table-cell>
          <table:table-cell office:value-type="float" office:value="0.4207" calcext:value-type="float">
            <text:p>0,4207</text:p>
          </table:table-cell>
          <table:table-cell office:value-type="float" office:value="0.006116" calcext:value-type="float">
            <text:p>0,006116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Shakespare/PAQ/ShakesFull_PAQ_0.95.txt </text:p>
          </table:table-cell>
          <table:table-cell office:value-type="float" office:value="14890558.240698" calcext:value-type="float">
            <text:p>14890558,240698</text:p>
          </table:table-cell>
          <table:table-cell office:value-type="float" office:value="1944" calcext:value-type="float">
            <text:p>1944</text:p>
          </table:table-cell>
          <table:table-cell office:value-type="float" office:value="0.419356" calcext:value-type="float">
            <text:p>0,419356</text:p>
          </table:table-cell>
          <table:table-cell office:value-type="float" office:value="0.006049" calcext:value-type="float">
            <text:p>0,006049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Shakespare/PAQ/ShakesFull_PAQ_0.96.txt </text:p>
          </table:table-cell>
          <table:table-cell office:value-type="float" office:value="15983184.885689" calcext:value-type="float">
            <text:p>15983184,885689</text:p>
          </table:table-cell>
          <table:table-cell office:value-type="float" office:value="2034" calcext:value-type="float">
            <text:p>2034</text:p>
          </table:table-cell>
          <table:table-cell office:value-type="float" office:value="0.413976" calcext:value-type="float">
            <text:p>0,413976</text:p>
          </table:table-cell>
          <table:table-cell office:value-type="float" office:value="0.005833" calcext:value-type="float">
            <text:p>0,005833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Shakespare/RedNeuronal/Shakespare.txt </text:p>
          </table:table-cell>
          <table:table-cell table:style-name="ce5" office:value-type="float" office:value="7128316.926779" calcext:value-type="float">
            <text:p>7128316,926779</text:p>
          </table:table-cell>
          <table:table-cell office:value-type="float" office:value="3447" calcext:value-type="float">
            <text:p>3447</text:p>
          </table:table-cell>
          <table:table-cell table:style-name="ce5" office:value-type="float" office:value="0.361115" calcext:value-type="float">
            <text:p>0,361115</text:p>
          </table:table-cell>
          <table:table-cell office:value-type="float" office:value="0.005749" calcext:value-type="float">
            <text:p>0,005749</text:p>
          </table:table-cell>
          <table:table-cell office:value-type="string" calcext:value-type="string">
            <text:p>Red Neuronal</text:p>
          </table:table-cell>
        </table:table-row>
        <table:table-row table:style-name="ro1">
          <table:table-cell office:value-type="string" calcext:value-type="string">
            <text:p>Shakespare/PAQ/ShakesFull_PAQ_0.97.txt </text:p>
          </table:table-cell>
          <table:table-cell office:value-type="float" office:value="14606658.568346" calcext:value-type="float">
            <text:p>14606658,568346</text:p>
          </table:table-cell>
          <table:table-cell office:value-type="float" office:value="2264" calcext:value-type="float">
            <text:p>2264</text:p>
          </table:table-cell>
          <table:table-cell office:value-type="float" office:value="0.410945" calcext:value-type="float">
            <text:p>0,410945</text:p>
          </table:table-cell>
          <table:table-cell office:value-type="float" office:value="0.005636" calcext:value-type="float">
            <text:p>0,005636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Shakespare/PAQ/ShakesFull_PAQ_0.98.txt </text:p>
          </table:table-cell>
          <table:table-cell office:value-type="float" office:value="13900522.968076" calcext:value-type="float">
            <text:p>13900522,968076</text:p>
          </table:table-cell>
          <table:table-cell office:value-type="float" office:value="2404" calcext:value-type="float">
            <text:p>2404</text:p>
          </table:table-cell>
          <table:table-cell office:value-type="float" office:value="0.40608" calcext:value-type="float">
            <text:p>0,40608</text:p>
          </table:table-cell>
          <table:table-cell office:value-type="float" office:value="0.005267" calcext:value-type="float">
            <text:p>0,005267</text:p>
          </table:table-cell>
          <table:table-cell office:value-type="string" calcext:value-type="string">
            <text:p>PAQ</text:p>
          </table:table-cell>
        </table:table-row>
        <table:table-row table:style-name="ro1">
          <table:table-cell office:value-type="string" calcext:value-type="string">
            <text:p>Shakespare/PAQ/ShakesFull_PAQ_0.99.txt </text:p>
          </table:table-cell>
          <table:table-cell office:value-type="float" office:value="13708598.31469" calcext:value-type="float">
            <text:p>13708598,31469</text:p>
          </table:table-cell>
          <table:table-cell office:value-type="float" office:value="2516" calcext:value-type="float">
            <text:p>2516</text:p>
          </table:table-cell>
          <table:table-cell office:value-type="float" office:value="0.407938" calcext:value-type="float">
            <text:p>0,407938</text:p>
          </table:table-cell>
          <table:table-cell office:value-type="float" office:value="0.005141" calcext:value-type="float">
            <text:p>0,005141</text:p>
          </table:table-cell>
          <table:table-cell office:value-type="string" calcext:value-type="string">
            <text:p>PAQ</text:p>
          </table:table-cell>
        </table:table-row>
      </table:table>
      <table:table table:name="Math" table:style-name="ta1">
        <table:table-column table:style-name="co3" table:default-cell-style-name="Default"/>
        <table:table-row table:style-name="ro1">
          <table:table-cell/>
        </table:table-row>
      </table:table>
      <table:table table:name="General" table:style-name="ta1">
        <table:table-column table:style-name="co15" table:default-cell-style-name="ce7"/>
        <table:table-column table:style-name="co3" table:number-columns-repeated="6" table:default-cell-style-name="ce7"/>
        <table:table-column table:style-name="co3" table:default-cell-style-name="Default"/>
        <table:table-column table:style-name="co20" table:default-cell-style-name="Default"/>
        <table:table-row table:style-name="ro1">
          <table:table-cell table:style-name="ce6" office:value-type="string" calcext:value-type="string" table:number-columns-spanned="1" table:number-rows-spanned="2">
            <text:p>Texto</text:p>
          </table:table-cell>
          <table:table-cell table:style-name="ce8" office:value-type="string" calcext:value-type="string" table:number-columns-spanned="2" table:number-rows-spanned="1">
            <text:p>Chi Cuadrado</text:p>
          </table:table-cell>
          <table:covered-table-cell table:style-name="ce11"/>
          <table:table-cell table:style-name="ce8" office:value-type="string" calcext:value-type="string" table:number-columns-spanned="2" table:number-rows-spanned="1">
            <text:p>Variación Total</text:p>
          </table:table-cell>
          <table:covered-table-cell table:style-name="ce11"/>
          <table:table-cell table:style-name="ce8" office:value-type="string" calcext:value-type="string" table:number-columns-spanned="2" table:number-rows-spanned="1">
            <text:p>Jaccard</text:p>
          </table:table-cell>
          <table:covered-table-cell table:style-name="ce11"/>
          <table:table-cell/>
          <table:table-cell table:style-name="ce12" office:value-type="string" calcext:value-type="string">
            <text:p>Aquí se resumen los mejores valores de cada métrica para PAQ y para la RNN</text:p>
          </table:table-cell>
        </table:table-row>
        <table:table-row table:style-name="ro1">
          <table:covered-table-cell/>
          <table:table-cell table:style-name="ce9" office:value-type="string" calcext:value-type="string">
            <text:p>PAQ</text:p>
          </table:table-cell>
          <table:table-cell table:style-name="ce9" office:value-type="string" calcext:value-type="string">
            <text:p>Red Neuronal</text:p>
          </table:table-cell>
          <table:table-cell table:style-name="ce9" office:value-type="string" calcext:value-type="string">
            <text:p>PAQ</text:p>
          </table:table-cell>
          <table:table-cell table:style-name="ce9" office:value-type="string" calcext:value-type="string">
            <text:p>Red Neuronal</text:p>
          </table:table-cell>
          <table:table-cell table:style-name="ce9" office:value-type="string" calcext:value-type="string">
            <text:p>PAQ</text:p>
          </table:table-cell>
          <table:table-cell table:style-name="ce9" office:value-type="string" calcext:value-type="string">
            <text:p>Red Neuronal</text:p>
          </table:table-cell>
          <table:table-cell/>
          <table:table-cell table:style-name="ce12" office:value-type="string" calcext:value-type="string">
            <text:p>En Verde se marcan los ganadores</text:p>
          </table:table-cell>
        </table:table-row>
        <table:table-row table:style-name="ro1">
          <table:table-cell office:value-type="string" calcext:value-type="string">
            <text:p>Harry Potter</text:p>
          </table:table-cell>
          <table:table-cell table:style-name="ce10" office:value-type="float" office:value="66008.67876" calcext:value-type="float">
            <text:p>66008,67876</text:p>
          </table:table-cell>
          <table:table-cell office:value-type="float" office:value="363711.008453" calcext:value-type="float">
            <text:p>363711,008453</text:p>
          </table:table-cell>
          <table:table-cell table:style-name="ce10" office:value-type="float" office:value="0.253109" calcext:value-type="float">
            <text:p>0,253109</text:p>
          </table:table-cell>
          <table:table-cell office:value-type="float" office:value="0.336701" calcext:value-type="float">
            <text:p>0,336701</text:p>
          </table:table-cell>
          <table:table-cell table:style-name="ce10" office:value-type="float" office:value="0.028273" calcext:value-type="float">
            <text:p>0,028273</text:p>
          </table:table-cell>
          <table:table-cell office:value-type="float" office:value="0.014455" calcext:value-type="float">
            <text:p>0,014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o Coehlo</text:p>
          </table:table-cell>
          <table:table-cell table:style-name="ce10" office:value-type="float" office:value="93405.581453" calcext:value-type="float">
            <text:p>93405,581453</text:p>
          </table:table-cell>
          <table:table-cell office:value-type="float" office:value="255951.279201" calcext:value-type="float">
            <text:p>255951,279201</text:p>
          </table:table-cell>
          <table:table-cell table:style-name="ce10" office:value-type="float" office:value="0.267499" calcext:value-type="float">
            <text:p>0,267499</text:p>
          </table:table-cell>
          <table:table-cell office:value-type="float" office:value="0.306282" calcext:value-type="float">
            <text:p>0,306282</text:p>
          </table:table-cell>
          <table:table-cell office:value-type="float" office:value="0.024991" calcext:value-type="float">
            <text:p>0,024991</text:p>
          </table:table-cell>
          <table:table-cell table:style-name="ce10" office:value-type="float" office:value="0.02525" calcext:value-type="float">
            <text:p>0,02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</text:p>
          </table:table-cell>
          <table:table-cell office:value-type="float" office:value="99199.255359" calcext:value-type="float">
            <text:p>99199,255359</text:p>
          </table:table-cell>
          <table:table-cell table:style-name="ce10" office:value-type="float" office:value="75965.274812" calcext:value-type="float">
            <text:p>75965,274812</text:p>
          </table:table-cell>
          <table:table-cell office:value-type="float" office:value="0.296316" calcext:value-type="float">
            <text:p>0,296316</text:p>
          </table:table-cell>
          <table:table-cell table:style-name="ce10" office:value-type="float" office:value="0.213963" calcext:value-type="float">
            <text:p>0,213963</text:p>
          </table:table-cell>
          <table:table-cell office:value-type="float" office:value="0.021385" calcext:value-type="float">
            <text:p>0,021385</text:p>
          </table:table-cell>
          <table:table-cell table:style-name="ce10" office:value-type="float" office:value="0.025936" calcext:value-type="float">
            <text:p>0,0259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 And Peace</text:p>
          </table:table-cell>
          <table:table-cell office:value-type="float" office:value="173552.86814" calcext:value-type="float">
            <text:p>173552,86814</text:p>
          </table:table-cell>
          <table:table-cell table:style-name="ce10" office:value-type="float" office:value="62854.912212" calcext:value-type="float">
            <text:p>62854,912212</text:p>
          </table:table-cell>
          <table:table-cell office:value-type="float" office:value="0.373825" calcext:value-type="float">
            <text:p>0,373825</text:p>
          </table:table-cell>
          <table:table-cell table:style-name="ce10" office:value-type="float" office:value="0.188161" calcext:value-type="float">
            <text:p>0,188161</text:p>
          </table:table-cell>
          <table:table-cell office:value-type="float" office:value="0.017275" calcext:value-type="float">
            <text:p>0,017275</text:p>
          </table:table-cell>
          <table:table-cell table:style-name="ce10" office:value-type="float" office:value="0.022559" calcext:value-type="float">
            <text:p>0,0225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 of Thron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akespare</text:p>
          </table:table-cell>
          <table:table-cell office:value-type="float" office:value="13708598.31469" calcext:value-type="float">
            <text:p>13708598,31469</text:p>
          </table:table-cell>
          <table:table-cell table:style-name="ce10" office:value-type="float" office:value="7128316.926779" calcext:value-type="float">
            <text:p>7128316,926779</text:p>
          </table:table-cell>
          <table:table-cell office:value-type="float" office:value="0.40608" calcext:value-type="float">
            <text:p>0,40608</text:p>
          </table:table-cell>
          <table:table-cell table:style-name="ce10" office:value-type="float" office:value="0.361115" calcext:value-type="float">
            <text:p>0,361115</text:p>
          </table:table-cell>
          <table:table-cell table:style-name="ce10" office:value-type="float" office:value="0.008914" calcext:value-type="float">
            <text:p>0,008914</text:p>
          </table:table-cell>
          <table:table-cell office:value-type="float" office:value="0.005749" calcext:value-type="float">
            <text:p>0,005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bli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ikipedia</text:p>
          </table:table-cell>
          <table:table-cell table:number-columns-repeated="8"/>
        </table:table-row>
      </table:table>
      <table:named-expressions/>
      <table:database-ranges>
        <table:database-range table:name="__Anonymous_Sheet_DB__1" table:target-range-address="Metricas.A1:Metricas.F569" table:display-filter-buttons="true">
          <table:sort>
            <table:sort-by table:field-number="5" table:data-type="automatic"/>
          </table:sort>
        </table:database-range>
        <table:database-range table:name="__Anonymous_Sheet_DB__2" table:target-range-address="HarryPotter.A1:HarryPotter.F113" table:display-filter-buttons="true">
          <table:sort>
            <table:sort-by table:field-number="4" table:order="descending" table:data-type="automatic"/>
          </table:sort>
        </table:database-range>
        <table:database-range table:name="__Anonymous_Sheet_DB__3" table:target-range-address="'Paulo Coehlo'.A1:'Paulo Coehlo'.F73" table:display-filter-buttons="true">
          <table:sort>
            <table:sort-by table:field-number="4" table:order="descending" table:data-type="automatic"/>
          </table:sort>
        </table:database-range>
        <table:database-range table:name="__Anonymous_Sheet_DB__4" table:target-range-address="Poe.A1:Poe.F112" table:display-filter-buttons="true">
          <table:sort>
            <table:sort-by table:field-number="4" table:order="descending" table:data-type="automatic"/>
          </table:sort>
        </table:database-range>
        <table:database-range table:name="__Anonymous_Sheet_DB__5" table:target-range-address="'War And Peace'.A1:'War And Peace'.F90" table:display-filter-buttons="true">
          <table:sort>
            <table:sort-by table:field-number="4" table:order="descending" table:data-type="automatic"/>
          </table:sort>
        </table:database-range>
        <table:database-range table:name="__Anonymous_Sheet_DB__7" table:target-range-address="Shakespare.A1:Shakespare.F18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6" number:min-integer-digits="1"/>
    </number:number-style>
    <number:number-style style:name="N108">
      <number:number number:decimal-places="7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/00/0000</text:date>, <text:time style:data-style-name="N2" text:time-value="13:44:40.99305454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9:46:26.103173662</meta:creation-date>
    <meta:editing-duration>P1DT23H3M42S</meta:editing-duration>
    <meta:editing-cycles>14</meta:editing-cycles>
    <meta:generator>LibreOffice/4.2.8.2$Linux_X86_64 LibreOffice_project/420m0$Build-2</meta:generator>
    <dc:date>2016-11-25T18:28:26.222457073</dc:date>
    <meta:document-statistic meta:table-count="10" meta:cell-count="60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88cm" svg:height="9cm" xlink:href=".." xlink:type="simple" chart:class="chart:line" chart:style-name="ch1">
        <chart:legend chart:legend-position="end" svg:x="18.012cm" svg:y="3.454cm" style:legend-expansion="high" chart:style-name="ch2"/>
        <chart:plot-area chart:style-name="ch3" table:cell-range-address="HarryPotter.A3:HarryPotter.A3 Shakespare.B1:Shakespare.B17 HarryPotter.B1:HarryPotter.B17 'War And Peace'.B1:'War And Peace'.B18 Poe.B1:Poe.B18" chart:data-source-has-labels="both" svg:x="-1.473cm" svg:y="-0.019cm" svg:width="19.108cm" svg:height="11.278cm">
          <chartooo:coordinate-region svg:x="0.577cm" svg:y="0.18cm" svg:width="17.058cm" svg:height="8.64cm"/>
          <chart:axis chart:dimension="x" chart:name="primary-x" chart:style-name="ch4" chartooo:axis-type="auto">
            <chartooo:date-scale/>
            <chart:categories table:cell-range-address="Shakespare.B2:Shakespare.B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arryPotter.B2:HarryPotter.B17" chart:label-cell-address="HarryPotter.B1:HarryPotter.B1" chart:class="chart:line">
            <chart:data-point chart:repeated="16"/>
          </chart:series>
          <chart:series chart:style-name="ch7" chart:values-cell-range-address="Shakespare.B2:Shakespare.B17" chart:label-cell-address="Shakespare.B1:Shakespare.B1" chart:class="chart:line">
            <chart:data-point chart:repeated="16"/>
          </chart:series>
          <chart:series chart:style-name="ch8" chart:values-cell-range-address="'War And Peace'.B2:'War And Peace'.B18" chart:label-cell-address="'War And Peace'.B1:'War And Peace'.B1" chart:class="chart:line">
            <chart:data-point chart:repeated="17"/>
          </chart:series>
          <chart:series chart:style-name="ch9" chart:values-cell-range-address="Poe.B2:Poe.B18" chart:label-cell-address="Poe.B1:Poe.B1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i Cuadrado Harry Potter</text:p>
                <draw:g>
                  <svg:desc>HarryPotter.B1:HarryPotter.B1</svg:desc>
                </draw:g>
              </table:table-cell>
              <table:table-cell office:value-type="string">
                <text:p>Métrica Chi-Square</text:p>
                <draw:g>
                  <svg:desc>Shakespare.B1:Shakespare.B1</svg:desc>
                </draw:g>
              </table:table-cell>
              <table:table-cell office:value-type="string">
                <text:p>Chi Cuadrado War And Peace</text:p>
                <draw:g>
                  <svg:desc>'War And Peace'.B1:'War And Peace'.B1</svg:desc>
                </draw:g>
              </table:table-cell>
              <table:table-cell office:value-type="string">
                <text:p>Chi Cuadrado Poe</text:p>
                <draw:g>
                  <svg:desc>Poe.B1:Poe.B1</svg:desc>
                </draw:g>
              </table:table-cell>
            </table:table-row>
          </table:table-header-rows>
          <table:table-rows>
            <table:table-row>
              <table:table-cell office:value-type="float" office:value="33245616.747163">
                <text:p>33245620</text:p>
                <draw:g>
                  <svg:desc>Shakespare.B2:Shakespare.B17</svg:desc>
                </draw:g>
              </table:table-cell>
              <table:table-cell office:value-type="float" office:value="100948.698799">
                <text:p>100948.698799</text:p>
                <draw:g>
                  <svg:desc>HarryPotter.B2:HarryPotter.B17</svg:desc>
                </draw:g>
              </table:table-cell>
              <table:table-cell office:value-type="float" office:value="33245616.747163">
                <text:p>33245616.747163</text:p>
                <draw:g>
                  <svg:desc>Shakespare.B2:Shakespare.B17</svg:desc>
                </draw:g>
              </table:table-cell>
              <table:table-cell office:value-type="float" office:value="303322.035332">
                <text:p>303322.035332</text:p>
                <draw:g>
                  <svg:desc>'War And Peace'.B2:'War And Peace'.B18</svg:desc>
                </draw:g>
              </table:table-cell>
              <table:table-cell office:value-type="float" office:value="191721.48104">
                <text:p>191721.48104</text:p>
                <draw:g>
                  <svg:desc>Poe.B2:Poe.B18</svg:desc>
                </draw:g>
              </table:table-cell>
            </table:table-row>
            <table:table-row>
              <table:table-cell office:value-type="float" office:value="28305320.087427">
                <text:p>28305320</text:p>
              </table:table-cell>
              <table:table-cell office:value-type="float" office:value="95259.371261">
                <text:p>95259.371261</text:p>
              </table:table-cell>
              <table:table-cell office:value-type="float" office:value="28305320.087427">
                <text:p>28305320.087427</text:p>
              </table:table-cell>
              <table:table-cell office:value-type="float" office:value="96991.520384">
                <text:p>96991.520384</text:p>
              </table:table-cell>
              <table:table-cell office:value-type="float" office:value="161988.230883">
                <text:p>161988.230883</text:p>
              </table:table-cell>
            </table:table-row>
            <table:table-row>
              <table:table-cell office:value-type="float" office:value="26782958.463107">
                <text:p>26782960</text:p>
              </table:table-cell>
              <table:table-cell office:value-type="float" office:value="84342.434592">
                <text:p>84342.434592</text:p>
              </table:table-cell>
              <table:table-cell office:value-type="float" office:value="26782958.463107">
                <text:p>26782958.463107</text:p>
              </table:table-cell>
              <table:table-cell office:value-type="float" office:value="316542.913421">
                <text:p>316542.913421</text:p>
              </table:table-cell>
              <table:table-cell office:value-type="float" office:value="254256.129757">
                <text:p>254256.129757</text:p>
              </table:table-cell>
            </table:table-row>
            <table:table-row>
              <table:table-cell office:value-type="float" office:value="24843719.04838">
                <text:p>24843720</text:p>
              </table:table-cell>
              <table:table-cell office:value-type="float" office:value="83902.307317">
                <text:p>83902.307317</text:p>
              </table:table-cell>
              <table:table-cell office:value-type="float" office:value="24843719.04838">
                <text:p>24843719.04838</text:p>
              </table:table-cell>
              <table:table-cell office:value-type="float" office:value="103366.588745">
                <text:p>103366.588745</text:p>
              </table:table-cell>
              <table:table-cell office:value-type="float" office:value="177382.765625">
                <text:p>177382.765625</text:p>
              </table:table-cell>
            </table:table-row>
            <table:table-row>
              <table:table-cell office:value-type="float" office:value="23197089.999627">
                <text:p>23197090</text:p>
              </table:table-cell>
              <table:table-cell office:value-type="float" office:value="79422.460106">
                <text:p>79422.460106</text:p>
              </table:table-cell>
              <table:table-cell office:value-type="float" office:value="23197089.999627">
                <text:p>23197089.999627</text:p>
              </table:table-cell>
              <table:table-cell office:value-type="float" office:value="383267.931907">
                <text:p>383267.931907</text:p>
              </table:table-cell>
              <table:table-cell office:value-type="float" office:value="328871.782426">
                <text:p>328871.782426</text:p>
              </table:table-cell>
            </table:table-row>
            <table:table-row>
              <table:table-cell office:value-type="float" office:value="23015466.866969">
                <text:p>23015470</text:p>
              </table:table-cell>
              <table:table-cell office:value-type="float" office:value="74074.702645">
                <text:p>74074.702645</text:p>
              </table:table-cell>
              <table:table-cell office:value-type="float" office:value="23015466.866969">
                <text:p>23015466.866969</text:p>
              </table:table-cell>
              <table:table-cell office:value-type="float" office:value="120844.850349">
                <text:p>120844.850349</text:p>
              </table:table-cell>
              <table:table-cell office:value-type="float" office:value="244690.517587">
                <text:p>244690.517587</text:p>
              </table:table-cell>
            </table:table-row>
            <table:table-row>
              <table:table-cell office:value-type="float" office:value="21161448.201819">
                <text:p>21161450</text:p>
              </table:table-cell>
              <table:table-cell office:value-type="float" office:value="70899.155113">
                <text:p>70899.155113</text:p>
              </table:table-cell>
              <table:table-cell office:value-type="float" office:value="21161448.201819">
                <text:p>21161448.201819</text:p>
              </table:table-cell>
              <table:table-cell office:value-type="float" office:value="64661.130859">
                <text:p>64661.130859</text:p>
              </table:table-cell>
              <table:table-cell office:value-type="float" office:value="137854.531889">
                <text:p>137854.531889</text:p>
              </table:table-cell>
            </table:table-row>
            <table:table-row>
              <table:table-cell office:value-type="float" office:value="20033265.029251">
                <text:p>20033270</text:p>
              </table:table-cell>
              <table:table-cell office:value-type="float" office:value="69470.334609">
                <text:p>69470.334609</text:p>
              </table:table-cell>
              <table:table-cell office:value-type="float" office:value="20033265.029251">
                <text:p>20033265.029251</text:p>
              </table:table-cell>
              <table:table-cell office:value-type="float" office:value="62854.912212">
                <text:p>62854.912212</text:p>
              </table:table-cell>
              <table:table-cell office:value-type="float" office:value="149574.963946">
                <text:p>149574.963946</text:p>
              </table:table-cell>
            </table:table-row>
            <table:table-row>
              <table:table-cell office:value-type="float" office:value="17939046.254553">
                <text:p>17939050</text:p>
              </table:table-cell>
              <table:table-cell office:value-type="float" office:value="69659.46798">
                <text:p>69659.46798</text:p>
              </table:table-cell>
              <table:table-cell office:value-type="float" office:value="17939046.254553">
                <text:p>17939046.254553</text:p>
              </table:table-cell>
              <table:table-cell office:value-type="float" office:value="420526.074971">
                <text:p>420526.074971</text:p>
              </table:table-cell>
              <table:table-cell office:value-type="float" office:value="119061.812216">
                <text:p>119061.812216</text:p>
              </table:table-cell>
            </table:table-row>
            <table:table-row>
              <table:table-cell office:value-type="float" office:value="15967684.185324">
                <text:p>15967680</text:p>
              </table:table-cell>
              <table:table-cell office:value-type="float" office:value="66008.67876">
                <text:p>66008.67876</text:p>
              </table:table-cell>
              <table:table-cell office:value-type="float" office:value="15967684.185324">
                <text:p>15967684.185324</text:p>
              </table:table-cell>
              <table:table-cell office:value-type="float" office:value="292573.364559">
                <text:p>292573.364559</text:p>
              </table:table-cell>
              <table:table-cell office:value-type="float" office:value="112788.97142">
                <text:p>112788.97142</text:p>
              </table:table-cell>
            </table:table-row>
            <table:table-row>
              <table:table-cell office:value-type="float" office:value="17645193.601687">
                <text:p>17645190</text:p>
              </table:table-cell>
              <table:table-cell office:value-type="float" office:value="66050.97326">
                <text:p>66050.97326</text:p>
              </table:table-cell>
              <table:table-cell office:value-type="float" office:value="17645193.601687">
                <text:p>17645193.601687</text:p>
              </table:table-cell>
              <table:table-cell office:value-type="float" office:value="363213.292478">
                <text:p>363213.292478</text:p>
              </table:table-cell>
              <table:table-cell office:value-type="float" office:value="126798.275304">
                <text:p>126798.275304</text:p>
              </table:table-cell>
            </table:table-row>
            <table:table-row>
              <table:table-cell office:value-type="float" office:value="14890558.240698">
                <text:p>14890560</text:p>
              </table:table-cell>
              <table:table-cell office:value-type="float" office:value="70513.870097">
                <text:p>70513.870097</text:p>
              </table:table-cell>
              <table:table-cell office:value-type="float" office:value="14890558.240698">
                <text:p>14890558.240698</text:p>
              </table:table-cell>
              <table:table-cell office:value-type="float" office:value="65330.294101">
                <text:p>65330.294101</text:p>
              </table:table-cell>
              <table:table-cell office:value-type="float" office:value="336686.722895">
                <text:p>336686.722895</text:p>
              </table:table-cell>
            </table:table-row>
            <table:table-row>
              <table:table-cell office:value-type="float" office:value="15983184.885689">
                <text:p>15983180</text:p>
              </table:table-cell>
              <table:table-cell office:value-type="float" office:value="71028.739657">
                <text:p>71028.739657</text:p>
              </table:table-cell>
              <table:table-cell office:value-type="float" office:value="15983184.885689">
                <text:p>15983184.885689</text:p>
              </table:table-cell>
              <table:table-cell office:value-type="float" office:value="65929.384101">
                <text:p>65929.384101</text:p>
              </table:table-cell>
              <table:table-cell office:value-type="float" office:value="110029.531941">
                <text:p>110029.531941</text:p>
              </table:table-cell>
            </table:table-row>
            <table:table-row>
              <table:table-cell office:value-type="float" office:value="7128316.926779">
                <text:p>7128320</text:p>
              </table:table-cell>
              <table:table-cell office:value-type="float" office:value="76708.877541">
                <text:p>76708.877541</text:p>
              </table:table-cell>
              <table:table-cell office:value-type="float" office:value="7128316.926779">
                <text:p>7128316.926779</text:p>
              </table:table-cell>
              <table:table-cell office:value-type="float" office:value="287781.397694">
                <text:p>287781.397694</text:p>
              </table:table-cell>
              <table:table-cell office:value-type="float" office:value="101191.106688">
                <text:p>101191.106688</text:p>
              </table:table-cell>
            </table:table-row>
            <table:table-row>
              <table:table-cell office:value-type="float" office:value="14606658.568346">
                <text:p>14606660</text:p>
              </table:table-cell>
              <table:table-cell office:value-type="float" office:value="86216.390637">
                <text:p>86216.390637</text:p>
              </table:table-cell>
              <table:table-cell office:value-type="float" office:value="14606658.568346">
                <text:p>14606658.568346</text:p>
              </table:table-cell>
              <table:table-cell office:value-type="float" office:value="243038.432142">
                <text:p>243038.432142</text:p>
              </table:table-cell>
              <table:table-cell office:value-type="float" office:value="109449.405466">
                <text:p>109449.405466</text:p>
              </table:table-cell>
            </table:table-row>
            <table:table-row>
              <table:table-cell office:value-type="float" office:value="13900522.968076">
                <text:p>13900520</text:p>
              </table:table-cell>
              <table:table-cell office:value-type="float" office:value="92643.332366">
                <text:p>92643.332366</text:p>
              </table:table-cell>
              <table:table-cell office:value-type="float" office:value="13900522.968076">
                <text:p>13900522.968076</text:p>
              </table:table-cell>
              <table:table-cell office:value-type="float" office:value="532889.873673">
                <text:p>532889.873673</text:p>
              </table:table-cell>
              <table:table-cell office:value-type="float" office:value="637993.446017">
                <text:p>637993.4460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157.504748">
                <text:p>67157.504748</text:p>
              </table:table-cell>
              <table:table-cell office:value-type="float" office:value="92063.471641">
                <text:p>92063.4716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